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1" svg:font-family="'Bookman BT S.O.Cist.'" style:font-pitch="variable"/>
    <style:font-face style:name="Bookman BT S.O.Cist.:liga=0" svg:font-family="'Bookman BT S.O.Cist.:liga=0'" style:font-adornments="Roman" style:font-pitch="variable"/>
    <style:font-face style:name="Bookman BT S.O.Cist.:liga=01" svg:font-family="'Bookman BT S.O.Cist.:liga=0'" style:font-family-generic="roman" style:font-pitch="variable"/>
    <style:font-face style:name="Bookman BT S.O.Cist.:liga=02" svg:font-family="'Bookman BT S.O.Cist.:liga=0'" style:font-pitch="variable"/>
    <style:font-face style:name="Cloister" svg:font-family="Cloister" style:font-family-generic="roman" style:font-pitch="variable"/>
    <style:font-face style:name="Cloister1" svg:font-family="Cloister" style:font-pitch="variable"/>
    <style:font-face style:name="Courier New" svg:font-family="'Courier New'" style:font-family-generic="system" style:font-pitch="variable"/>
    <style:font-face style:name="Goudy Old Style" svg:font-family="'Goudy Old Style'" style:font-family-generic="system" style:font-pitch="variable"/>
    <style:font-face style:name="LTC Ornamental Initials" svg:font-family="'LTC Ornamental Initials'" style:font-adornments="Regular"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nux Libertine S.O.Cist." svg:font-family="'Linux Libertine S.O.Cist.'" style:font-family-generic="modern" style:font-pitch="variable"/>
    <style:font-face style:name="Linux Libertine S.O.Cist.1" svg:font-family="'Linux Libertine S.O.Cist.'" style:font-pitch="variable"/>
    <style:font-face style:name="Linux Libertine S.O.Cist.:liga=0" svg:font-family="'Linux Libertine S.O.Cist.:liga=0'" style:font-family-generic="modern" style:font-pitch="variable"/>
    <style:font-face style:name="Linux Libertine S.O.Cist.:onum=1" svg:font-family="'Linux Libertine S.O.Cist.:onum=1'"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cialis Gothica" svg:font-family="'Uncialis Gothica'" style:font-family-generic="roman" style:font-pitch="variable"/>
    <style:font-face style:name="Uncialis Gothica CZ" svg:font-family="'Uncialis Gothica CZ'" style:font-adornments="Regular" style:font-family-generic="swiss" style:font-pitch="variable"/>
  </office:font-face-decls>
  <office:automatic-styles>
    <style:style style:name="Tabulka1" style:family="table">
      <style:table-properties style:width="7.4424in" fo:margin-left="-0.2694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Tabulka1.59" style:family="table-row">
      <style:table-row-properties style:min-row-height="0.2972in" fo:keep-together="auto"/>
    </style:style>
    <style:style style:name="P1"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350" officeooo:paragraph-rsid="000f046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350" officeooo:paragraph-rsid="000b18d0" style:font-size-asian="13pt" style:language-asian="zh" style:country-asian="CN" style:font-weight-asian="normal" style:font-size-complex="13pt" style:language-complex="hi" style:country-complex="IN" style:font-weight-complex="normal" fo:hyphenate="true" fo:hyphenation-remain-char-count="2" fo:hyphenation-push-char-count="2" loext:hyphenation-no-caps="false"/>
    </style:style>
    <style:style style:name="P3"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350" officeooo:paragraph-rsid="00122327" style:font-size-asian="13pt" style:language-asian="zh" style:country-asian="CN" style:font-weight-asian="normal" style:font-size-complex="13pt" style:language-complex="hi" style:country-complex="IN" style:font-weight-complex="normal" fo:hyphenate="true" fo:hyphenation-remain-char-count="2" fo:hyphenation-push-char-count="2" loext:hyphenation-no-caps="false"/>
    </style:style>
    <style:style style:name="P4"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350" officeooo:paragraph-rsid="000f0466"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5"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350" officeooo:paragraph-rsid="00122327"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6" style:family="paragraph" style:parent-style-name="Table_20_Contents">
      <style:paragraph-properties fo:text-align="center" style:justify-single-word="false" fo:hyphenation-ladder-count="3"/>
      <style:text-properties fo:color="#00000a" loext:opacity="100%" style:font-name="Linux Libertine S.O.Cist.:onum=1" fo:font-size="12pt" fo:language="la" fo:country="VA" fo:font-weight="normal" officeooo:rsid="0062535e" officeooo:paragraph-rsid="005b7a3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 style:family="paragraph" style:parent-style-name="Table_20_Contents">
      <style:paragraph-properties fo:text-align="center" style:justify-single-word="false" fo:hyphenation-ladder-count="3"/>
      <style:text-properties fo:color="#00000a" loext:opacity="100%" style:font-name="Linux Libertine S.O.Cist.:onum=1" fo:font-size="12pt" fo:language="la" fo:country="VA" fo:font-weight="normal" officeooo:rsid="0062535e" officeooo:paragraph-rsid="000b18d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8" style:family="paragraph" style:parent-style-name="Table_20_Contents">
      <style:paragraph-properties fo:text-align="center" style:justify-single-word="false" fo:hyphenation-ladder-count="3"/>
      <style:text-properties fo:color="#00000a" loext:opacity="100%" style:font-name="Linux Libertine S.O.Cist.:onum=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9" style:family="paragraph" style:parent-style-name="Table_20_Contents">
      <style:paragraph-properties fo:text-align="center" style:justify-single-word="false" fo:hyphenation-ladder-count="3"/>
      <style:text-properties fo:color="#00000a" loext:opacity="100%" style:font-name="Linux Libertine S.O.Cist.:onum=1" fo:font-size="12pt" fo:language="la" fo:country="VA" fo:font-weight="normal" officeooo:rsid="0062535e" officeooo:paragraph-rsid="001da89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0" style:family="paragraph" style:parent-style-name="Table_20_Contents">
      <style:paragraph-properties fo:text-align="center" style:justify-single-word="false" fo:hyphenation-ladder-count="3"/>
      <style:text-properties fo:color="#00000a" loext:opacity="100%" style:font-name="Linux Libertine S.O.Cist.:onum=1" fo:font-size="12pt" fo:language="la" fo:country="VA" fo:font-weight="normal" officeooo:rsid="0062535e" officeooo:paragraph-rsid="000c2df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 style:family="paragraph" style:parent-style-name="Table_20_Contents">
      <style:paragraph-properties fo:text-align="center" style:justify-single-word="false" fo:hyphenation-ladder-count="3"/>
      <style:text-properties fo:color="#00000a" loext:opacity="100%" style:font-name="Linux Libertine S.O.Cist.:onum=1" fo:font-size="12pt" fo:language="la" fo:country="VA" fo:font-weight="normal" officeooo:rsid="0062535e" officeooo:paragraph-rsid="0014438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 style:family="paragraph" style:parent-style-name="Table_20_Contents">
      <style:paragraph-properties fo:text-align="center" style:justify-single-word="false" fo:hyphenation-ladder-count="3"/>
      <style:text-properties fo:color="#00000a" loext:opacity="100%" style:font-name="Linux Libertine S.O.Cist.:onum=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 style:family="paragraph" style:parent-style-name="Table_20_Contents">
      <style:paragraph-properties fo:text-align="center" style:justify-single-word="false" fo:hyphenation-ladder-count="3"/>
      <style:text-properties fo:color="#00000a" loext:opacity="100%" style:font-name="Linux Libertine S.O.Cist.:onum=1" fo:font-size="12pt" fo:language="la" fo:country="VA" fo:font-weight="normal" officeooo:rsid="0062535e" officeooo:paragraph-rsid="000aed1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4" style:family="paragraph" style:parent-style-name="Table_20_Contents">
      <style:paragraph-properties fo:text-align="center" style:justify-single-word="false" fo:hyphenation-ladder-count="3"/>
      <style:text-properties fo:color="#00000a" loext:opacity="100%" style:font-name="Linux Libertine S.O.Cist.:onum=1"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5" style:family="paragraph" style:parent-style-name="Table_20_Contents">
      <style:paragraph-properties fo:text-align="center" style:justify-single-word="false" fo:hyphenation-ladder-count="3"/>
      <style:text-properties fo:color="#00000a" loext:opacity="100%" style:font-name="Linux Libertine S.O.Cist.:onum=1" fo:font-size="12pt" fo:language="la" fo:country="VA" fo:font-weight="normal" officeooo:rsid="0062535e" officeooo:paragraph-rsid="0012232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6" style:family="paragraph" style:parent-style-name="Table_20_Contents">
      <style:paragraph-properties fo:text-align="center" style:justify-single-word="false" fo:hyphenation-ladder-count="3"/>
      <style:text-properties fo:color="#00000a" loext:opacity="100%" style:font-name="Linux Libertine S.O.Cist.:onum=1" fo:font-size="12pt" fo:language="la" fo:country="VA" fo:font-weight="normal" officeooo:rsid="0062535e" officeooo:paragraph-rsid="006f13b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7" style:family="paragraph" style:parent-style-name="Table_20_Contents">
      <style:paragraph-properties fo:text-align="center" style:justify-single-word="false" fo:hyphenation-ladder-count="3"/>
      <style:text-properties fo:color="#00000a" loext:opacity="100%" style:font-name="Linux Libertine S.O.Cist.:onum=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8" style:family="paragraph" style:parent-style-name="Table_20_Contents">
      <style:paragraph-properties fo:line-height="115%" fo:text-align="center" style:justify-single-word="false" fo:hyphenation-ladder-count="3" style:writing-mode="lr-tb"/>
      <style:text-properties fo:color="#00000a" loext:opacity="100%" style:font-name="Linux Libertine S.O.Cist.:onum=1" fo:font-size="12pt" fo:letter-spacing="normal"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9" style:family="paragraph" style:parent-style-name="Table_20_Contents">
      <style:paragraph-properties fo:text-align="center" style:justify-single-word="false" fo:hyphenation-ladder-count="3"/>
      <style:text-properties fo:color="#00000a" loext:opacity="100%" style:font-name="Linux Libertine S.O.Cist.:liga=0" fo:font-size="13pt" fo:language="la" fo:country="VA" fo:font-weight="bold" officeooo:paragraph-rsid="000b71e0"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20" style:family="paragraph" style:parent-style-name="Table_20_Contents">
      <style:paragraph-properties fo:text-align="center" style:justify-single-word="false" fo:hyphenation-ladder-count="3"/>
      <style:text-properties fo:color="#00000a" loext:opacity="100%" style:font-name="Linux Libertine S.O.Cist.:liga=0" fo:font-size="13pt" fo:language="la" fo:country="VA" fo:font-weight="bold" officeooo:paragraph-rsid="00122327"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21" style:family="paragraph" style:parent-style-name="Table_20_Contents">
      <style:paragraph-properties fo:text-align="center" style:justify-single-word="false" fo:hyphenation-ladder-count="3"/>
      <style:text-properties fo:color="#00000a" loext:opacity="100%" style:font-name="Linux Libertine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2" style:family="paragraph" style:parent-style-name="Table_20_Contents">
      <style:paragraph-properties fo:line-height="100%" fo:text-align="center" style:justify-single-word="false" fo:hyphenation-ladder-count="3"/>
      <style:text-properties fo:color="#00000a" loext:opacity="100%" style:font-name="Bookman BT S.O.Cist.:liga=01" fo:font-size="13pt" fo:language="la" fo:country="VA" fo:font-weight="bold" officeooo:paragraph-rsid="004dd972"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23" style:family="paragraph" style:parent-style-name="Table_20_Contents">
      <style:paragraph-properties fo:line-height="100%" fo:text-align="center" style:justify-single-word="false" fo:hyphenation-ladder-count="3"/>
      <style:text-properties fo:color="#00000a" loext:opacity="100%" style:font-name="Bookman BT S.O.Cist.:liga=01" fo:font-size="13pt" fo:language="la" fo:country="VA" fo:font-weight="bold" officeooo:paragraph-rsid="00122327" style:font-size-asian="13pt" style:language-asian="zh" style:country-asian="CN" style:font-weight-asian="bold" style:font-size-complex="13pt" style:language-complex="hi" style:country-complex="IN" style:font-weight-complex="bold" fo:hyphenate="true" fo:hyphenation-remain-char-count="2" fo:hyphenation-push-char-count="2" loext:hyphenation-no-caps="false"/>
    </style:style>
    <style:style style:name="P24"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c2df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5"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aed1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6"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7"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841d9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28"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style="normal" fo:font-weight="normal" officeooo:paragraph-rsid="0026bebc"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29"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style="normal" fo:font-weight="normal" officeooo:paragraph-rsid="007ff93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30"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1"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normal" officeooo:paragraph-rsid="001da89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2"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3"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normal" officeooo:paragraph-rsid="00766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4"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normal" officeooo:paragraph-rsid="007ff93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5" style:family="paragraph" style:parent-style-name="Table_20_Contents">
      <style:paragraph-properties fo:text-align="center" style:justify-single-word="false" fo:hyphenation-ladder-count="3"/>
      <style:text-properties fo:color="#00000a" loext:opacity="100%" style:font-name="Bookman BT S.O.Cist.:liga=02" fo:font-size="13pt" fo:language="la" fo:country="VA" fo:font-weight="normal" officeooo:paragraph-rsid="00122327" style:font-size-asian="13pt" style:language-asian="zh" style:country-asian="CN" style:font-weight-asian="normal" style:font-size-complex="13pt" style:language-complex="hi" style:country-complex="IN" style:font-weight-complex="normal" fo:hyphenate="true" fo:hyphenation-remain-char-count="2" fo:hyphenation-push-char-count="2" loext:hyphenation-no-caps="false"/>
    </style:style>
    <style:style style:name="P36" style:family="paragraph" style:parent-style-name="Table_20_Contents">
      <style:paragraph-properties fo:line-height="115%" fo:text-align="center" style:justify-single-word="false" fo:hyphenation-ladder-count="3"/>
      <style:text-properties fo:color="#ff0000" loext:opacity="100%" style:font-name="Linux Libertine S.O.Cist.:onum=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7" style:family="paragraph" style:parent-style-name="Table_20_Contents">
      <style:paragraph-properties fo:line-height="115%" fo:text-align="center" style:justify-single-word="false" fo:hyphenation-ladder-count="3" style:writing-mode="lr-tb"/>
      <style:text-properties fo:color="#ff0000" loext:opacity="100%" style:font-name="Linux Libertine S.O.Cist.:onum=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8"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style:font-size-asian="12pt" style:font-size-complex="12pt" fo:hyphenate="true" fo:hyphenation-remain-char-count="2" fo:hyphenation-push-char-count="2" loext:hyphenation-no-caps="false"/>
    </style:style>
    <style:style style:name="P39"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00f0466" style:font-size-asian="12pt" style:font-size-complex="12pt" fo:hyphenate="true" fo:hyphenation-remain-char-count="2" fo:hyphenation-push-char-count="2" loext:hyphenation-no-caps="false"/>
    </style:style>
    <style:style style:name="P40"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00b18d0" style:font-size-asian="12pt" style:font-size-complex="12pt" fo:hyphenate="true" fo:hyphenation-remain-char-count="2" fo:hyphenation-push-char-count="2" loext:hyphenation-no-caps="false"/>
    </style:style>
    <style:style style:name="P41"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01da89d" style:font-size-asian="12pt" style:font-size-complex="12pt" fo:hyphenate="true" fo:hyphenation-remain-char-count="2" fo:hyphenation-push-char-count="2" loext:hyphenation-no-caps="false"/>
    </style:style>
    <style:style style:name="P42"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012a18f" style:font-size-asian="12pt" style:font-size-complex="12pt" fo:hyphenate="true" fo:hyphenation-remain-char-count="2" fo:hyphenation-push-char-count="2" loext:hyphenation-no-caps="false"/>
    </style:style>
    <style:style style:name="P43"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013be35" style:font-size-asian="12pt" style:font-size-complex="12pt" fo:hyphenate="true" fo:hyphenation-remain-char-count="2" fo:hyphenation-push-char-count="2" loext:hyphenation-no-caps="false"/>
    </style:style>
    <style:style style:name="P44"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00c2df7" style:font-size-asian="12pt" style:font-size-complex="12pt" fo:hyphenate="true" fo:hyphenation-remain-char-count="2" fo:hyphenation-push-char-count="2" loext:hyphenation-no-caps="false"/>
    </style:style>
    <style:style style:name="P45"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0144383" style:font-size-asian="12pt" style:font-size-complex="12pt" fo:hyphenate="true" fo:hyphenation-remain-char-count="2" fo:hyphenation-push-char-count="2" loext:hyphenation-no-caps="false"/>
    </style:style>
    <style:style style:name="P46"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062114f" style:font-size-asian="12pt" style:font-size-complex="12pt" fo:hyphenate="true" fo:hyphenation-remain-char-count="2" fo:hyphenation-push-char-count="2" loext:hyphenation-no-caps="false"/>
    </style:style>
    <style:style style:name="P47"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1049717" style:font-size-asian="12pt" style:font-size-complex="12pt" fo:hyphenate="true" fo:hyphenation-remain-char-count="2" fo:hyphenation-push-char-count="2" loext:hyphenation-no-caps="false"/>
    </style:style>
    <style:style style:name="P48"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104b4f7" style:font-size-asian="12pt" style:font-size-complex="12pt" fo:hyphenate="true" fo:hyphenation-remain-char-count="2" fo:hyphenation-push-char-count="2" loext:hyphenation-no-caps="false"/>
    </style:style>
    <style:style style:name="P49"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00aed18" style:font-size-asian="12pt" style:font-size-complex="12pt" fo:hyphenate="true" fo:hyphenation-remain-char-count="2" fo:hyphenation-push-char-count="2" loext:hyphenation-no-caps="false"/>
    </style:style>
    <style:style style:name="P50"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0033682" style:font-size-asian="12pt" style:font-size-complex="12pt" fo:hyphenate="true" fo:hyphenation-remain-char-count="2" fo:hyphenation-push-char-count="2" loext:hyphenation-no-caps="false"/>
    </style:style>
    <style:style style:name="P51"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0122327" style:font-size-asian="12pt" style:font-size-complex="12pt" fo:hyphenate="true" fo:hyphenation-remain-char-count="2" fo:hyphenation-push-char-count="2" loext:hyphenation-no-caps="false"/>
    </style:style>
    <style:style style:name="P52" style:family="paragraph" style:parent-style-name="Table_20_Contents">
      <style:paragraph-properties fo:text-align="center" style:justify-single-word="false" fo:hyphenation-ladder-count="3" style:writing-mode="lr-tb"/>
      <style:text-properties fo:color="#ff0000" loext:opacity="100%" style:font-name="Linux Libertine S.O.Cist.:onum=1" fo:font-size="12pt" fo:language="la" fo:country="VA" style:font-size-asian="12pt" style:font-size-complex="12pt" fo:hyphenate="true" fo:hyphenation-remain-char-count="2" fo:hyphenation-push-char-count="2" loext:hyphenation-no-caps="false"/>
    </style:style>
    <style:style style:name="P53"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54"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00f0466" style:font-size-asian="12pt" style:language-asian="zh" style:country-asian="CN" style:font-size-complex="12pt" style:language-complex="hi" style:country-complex="IN" fo:hyphenate="true" fo:hyphenation-remain-char-count="2" fo:hyphenation-push-char-count="2" loext:hyphenation-no-caps="false"/>
    </style:style>
    <style:style style:name="P55" style:family="paragraph" style:parent-style-name="Table_20_Contents">
      <style:paragraph-properties fo:text-align="center" style:justify-single-word="false" fo:hyphenation-ladder-count="3" style:writing-mode="lr-tb"/>
      <style:text-properties fo:color="#ff0000" loext:opacity="100%" style:font-name="Linux Libertine S.O.Cist.:onum=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56"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style:font-size-asian="12pt" fo:hyphenate="true" fo:hyphenation-remain-char-count="2" fo:hyphenation-push-char-count="2" loext:hyphenation-no-caps="false"/>
    </style:style>
    <style:style style:name="P57" style:family="paragraph" style:parent-style-name="Table_20_Contents">
      <style:paragraph-properties fo:text-align="justify" style:justify-single-word="false" fo:hyphenation-ladder-count="3"/>
      <style:text-properties fo:color="#ff0000" loext:opacity="100%" style:font-name="Linux Libertine S.O.Cist.:onum=1" fo:font-size="12pt" fo:language="la" fo:country="VA" style:font-size-asian="12pt" fo:hyphenate="true" fo:hyphenation-remain-char-count="2" fo:hyphenation-push-char-count="2" loext:hyphenation-no-caps="false"/>
    </style:style>
    <style:style style:name="P58" style:family="paragraph" style:parent-style-name="Standard">
      <style:paragraph-properties fo:text-align="center" style:justify-single-word="false" fo:hyphenation-ladder-count="3"/>
      <style:text-properties fo:color="#ff0000" loext:opacity="100%" style:font-name="Linux Libertine S.O.Cist.:onum=1" fo:font-size="12pt" fo:language="la" fo:country="VA" style:font-size-asian="12pt" style:font-name-complex="Times New Roman1" style:font-size-complex="12pt" fo:hyphenate="true" fo:hyphenation-remain-char-count="2" fo:hyphenation-push-char-count="2" loext:hyphenation-no-caps="false"/>
    </style:style>
    <style:style style:name="P59" style:family="paragraph" style:parent-style-name="Standard">
      <style:paragraph-properties fo:text-align="justify" style:justify-single-word="false" fo:hyphenation-ladder-count="3"/>
      <style:text-properties fo:color="#ff0000" loext:opacity="100%" style:font-name="Linux Libertine S.O.Cist.:onum=1" fo:font-size="12pt" fo:language="la" fo:country="VA" style:font-size-asian="12pt" style:font-name-complex="Times New Roman1" fo:hyphenate="true" fo:hyphenation-remain-char-count="2" fo:hyphenation-push-char-count="2" loext:hyphenation-no-caps="false"/>
    </style:style>
    <style:style style:name="P60" style:family="paragraph" style:parent-style-name="Standard">
      <style:paragraph-properties fo:margin-top="0in" fo:margin-bottom="0in" style:contextual-spacing="false" fo:line-height="100%" fo:text-align="justify" style:justify-single-word="false" fo:hyphenation-ladder-count="3"/>
      <style:text-properties fo:color="#ff0000" loext:opacity="100%" style:font-name="Linux Libertine S.O.Cist.:onum=1" fo:font-size="12pt" fo:language="la" fo:country="VA" officeooo:paragraph-rsid="00033682" style:font-size-asian="12pt" style:font-name-complex="Times New Roman1" fo:hyphenate="true" fo:hyphenation-remain-char-count="2" fo:hyphenation-push-char-count="2" loext:hyphenation-no-caps="false"/>
    </style:style>
    <style:style style:name="P61"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onum=1" fo:font-size="12pt" fo:language="la" fo:country="VA" officeooo:paragraph-rsid="00033682" style:font-size-asian="12pt" style:font-name-complex="Times New Roman1" fo:hyphenate="true" fo:hyphenation-remain-char-count="2" fo:hyphenation-push-char-count="2" loext:hyphenation-no-caps="false"/>
    </style:style>
    <style:style style:name="P62"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fo:font-style="normal"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style:style>
    <style:style style:name="P63" style:family="paragraph" style:parent-style-name="Table_20_Contents">
      <style:paragraph-properties fo:line-height="115%" fo:text-align="center" style:justify-single-word="false" fo:hyphenation-ladder-count="3"/>
      <style:text-properties fo:color="#ff0000" loext:opacity="100%" style:font-name="Linux Libertine S.O.Cist.:onum=1" fo:font-size="12pt" fo:language="la" fo:country="VA" fo:font-style="normal" fo:font-weight="normal" style:font-size-asian="12pt" style:language-asian="zh" style:country-asian="CN" style:font-style-asian="normal" style:font-weight-asian="normal" style:font-size-complex="12pt" style:language-complex="hi" style:country-complex="IN" style:font-style-complex="normal" style:font-weight-complex="normal" fo:hyphenate="true" fo:hyphenation-remain-char-count="2" fo:hyphenation-push-char-count="2" loext:hyphenation-no-caps="false"/>
    </style:style>
    <style:style style:name="P64" style:family="paragraph" style:parent-style-name="Table_20_Contents">
      <style:paragraph-properties fo:text-align="center" style:justify-single-word="false" fo:hyphenation-ladder-count="3"/>
      <style:text-properties fo:color="#ff0000" loext:opacity="1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5" style:family="paragraph" style:parent-style-name="Table_20_Contents">
      <style:paragraph-properties fo:text-align="center" style:justify-single-word="false" fo:hyphenation-ladder-count="3" style:writing-mode="lr-tb"/>
      <style:text-properties fo:color="#ff0000" loext:opacity="1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6" style:family="paragraph" style:parent-style-name="Table_20_Contents">
      <style:paragraph-properties fo:line-height="115%" fo:text-align="center" style:justify-single-word="false" fo:hyphenation-ladder-count="3"/>
      <style:text-properties fo:color="#ff0000" loext:opacity="1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7" style:family="paragraph" style:parent-style-name="Table_20_Contents">
      <style:paragraph-properties fo:line-height="115%" fo:text-align="center" style:justify-single-word="false" fo:hyphenation-ladder-count="3" style:writing-mode="lr-tb"/>
      <style:text-properties fo:color="#ff0000" loext:opacity="100%" style:font-name="Linux Libertine S.O.Cist.:onum=1" fo:font-size="12pt" fo:letter-spacing="normal" fo:language="la" fo:country="VA" fo:font-style="normal" fo:font-weight="normal"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8" style:family="paragraph" style:parent-style-name="Table_20_Contents">
      <style:paragraph-properties fo:text-align="center" style:justify-single-word="false" fo:hyphenation-ladder-count="3"/>
      <style:text-properties fo:color="#ff0000" loext:opacity="1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69" style:family="paragraph" style:parent-style-name="Table_20_Contents">
      <style:paragraph-properties fo:line-height="115%" fo:text-align="center" style:justify-single-word="false" fo:hyphenation-ladder-count="3" style:writing-mode="lr-tb"/>
      <style:text-properties fo:color="#ff0000" loext:opacity="100%" style:font-name="Linux Libertine S.O.Cist.:onum=1" fo:font-size="12pt" fo:letter-spacing="normal"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0" style:family="paragraph" style:parent-style-name="Table_20_Contents">
      <style:paragraph-properties fo:text-align="center" style:justify-single-word="false" fo:hyphenation-ladder-count="3"/>
      <style:text-properties fo:color="#ff0000" loext:opacity="100%" style:font-name="Linux Libertine S.O.Cist.:onum=1" fo:font-size="12pt" fo:language="cs" fo:country="CZ" officeooo:paragraph-rsid="0013be35" style:font-size-asian="12pt" style:language-asian="zh" style:country-asian="CN" style:font-size-complex="12pt" style:language-complex="hi" style:country-complex="IN" fo:hyphenate="true" fo:hyphenation-remain-char-count="2" fo:hyphenation-push-char-count="2" loext:hyphenation-no-caps="false"/>
    </style:style>
    <style:style style:name="P71" style:family="paragraph" style:parent-style-name="Table_20_Contents">
      <style:paragraph-properties fo:text-align="center" style:justify-single-word="false" fo:hyphenation-ladder-count="3"/>
      <style:text-properties fo:color="#ff0000" loext:opacity="100%" style:text-position="0% 100%" style:font-name="Linux Libertine S.O.Cist.:onum=1" fo:font-size="12pt" fo:language="la" fo:country="VA" officeooo:paragraph-rsid="00122327" style:font-size-asian="12pt" style:font-size-complex="12pt" fo:hyphenate="true" fo:hyphenation-remain-char-count="2" fo:hyphenation-push-char-count="2" loext:hyphenation-no-caps="false"/>
    </style:style>
    <style:style style:name="P72" style:family="paragraph" style:parent-style-name="Table_20_Contents">
      <style:paragraph-properties fo:line-height="115%" fo:text-align="center" style:justify-single-word="false" fo:hyphenation-ladder-count="3" style:writing-mode="lr-tb"/>
      <style:text-properties fo:color="#ff0000" loext:opacity="100%" style:font-name="Linux Libertine S.O.Cist." fo:font-size="12pt" fo:letter-spacing="normal" fo:language="la" fo:country="VA" fo:font-weight="normal" officeooo:paragraph-rsid="0010b9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73" style:family="paragraph" style:parent-style-name="Table_20_Contents">
      <style:paragraph-properties fo:text-align="justify" style:justify-single-word="false" fo:hyphenation-ladder-count="3"/>
      <style:text-properties style:font-name="Linux Libertine S.O.Cist.:onum=1" fo:font-size="12pt" fo:language="cs" fo:country="CZ" style:font-size-asian="12pt" style:font-size-complex="12pt" fo:hyphenate="true" fo:hyphenation-remain-char-count="2" fo:hyphenation-push-char-count="2" loext:hyphenation-no-caps="false"/>
    </style:style>
    <style:style style:name="P74"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f0466" style:font-size-asian="12pt" style:font-size-complex="12pt" fo:hyphenate="true" fo:hyphenation-remain-char-count="2" fo:hyphenation-push-char-count="2" loext:hyphenation-no-caps="false"/>
    </style:style>
    <style:style style:name="P75"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b18d0" style:font-size-asian="12pt" style:font-size-complex="12pt" fo:hyphenate="true" fo:hyphenation-remain-char-count="2" fo:hyphenation-push-char-count="2" loext:hyphenation-no-caps="false"/>
    </style:style>
    <style:style style:name="P76"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1da89d" style:font-size-asian="12pt" style:font-size-complex="12pt" fo:hyphenate="true" fo:hyphenation-remain-char-count="2" fo:hyphenation-push-char-count="2" loext:hyphenation-no-caps="false"/>
    </style:style>
    <style:style style:name="P77"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c2df7" style:font-size-asian="12pt" style:font-size-complex="12pt" fo:hyphenate="true" fo:hyphenation-remain-char-count="2" fo:hyphenation-push-char-count="2" loext:hyphenation-no-caps="false"/>
    </style:style>
    <style:style style:name="P78"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144383" style:font-size-asian="12pt" style:font-size-complex="12pt" fo:hyphenate="true" fo:hyphenation-remain-char-count="2" fo:hyphenation-push-char-count="2" loext:hyphenation-no-caps="false"/>
    </style:style>
    <style:style style:name="P79"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aed18" style:font-size-asian="12pt" style:font-size-complex="12pt" fo:hyphenate="true" fo:hyphenation-remain-char-count="2" fo:hyphenation-push-char-count="2" loext:hyphenation-no-caps="false"/>
    </style:style>
    <style:style style:name="P80"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33682" style:font-size-asian="12pt" style:font-size-complex="12pt" fo:hyphenate="true" fo:hyphenation-remain-char-count="2" fo:hyphenation-push-char-count="2" loext:hyphenation-no-caps="false"/>
    </style:style>
    <style:style style:name="P81"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122327" style:font-size-asian="12pt" style:font-size-complex="12pt" fo:hyphenate="true" fo:hyphenation-remain-char-count="2" fo:hyphenation-push-char-count="2" loext:hyphenation-no-caps="false"/>
    </style:style>
    <style:style style:name="P82"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simple" style:writing-mode="lr-tb">
        <style:drop-cap/>
      </style:paragraph-properties>
      <style:text-properties style:font-name="Linux Libertine S.O.Cist.:onum=1" fo:font-size="12pt" fo:language="cs" fo:country="CZ" officeooo:paragraph-rsid="005899fa" style:font-size-asian="12pt" style:font-size-complex="12pt" fo:hyphenate="true" fo:hyphenation-remain-char-count="2" fo:hyphenation-push-char-count="2" loext:hyphenation-no-caps="false"/>
    </style:style>
    <style:style style:name="P83" style:family="paragraph" style:parent-style-name="Table_20_Contents">
      <loext:graphic-properties draw:fill="none"/>
      <style:paragraph-properties fo:margin-left="0in" fo:margin-right="0in" fo:text-align="justify" style:justify-single-word="false" fo:orphans="2" fo:widows="2" fo:hyphenation-ladder-count="3" fo:text-indent="0.1866in" style:auto-text-indent="false" fo:background-color="transparent" text:number-lines="false" text:line-number="0" style:punctuation-wrap="simple" style:writing-mode="lr-tb">
        <style:drop-cap/>
      </style:paragraph-properties>
      <style:text-properties style:font-name="Linux Libertine S.O.Cist.:onum=1" fo:font-size="12pt" fo:language="cs" fo:country="CZ" officeooo:paragraph-rsid="0043b5ed" style:font-size-asian="12pt" style:font-size-complex="12pt" fo:hyphenate="true" fo:hyphenation-remain-char-count="2" fo:hyphenation-push-char-count="2" loext:hyphenation-no-caps="false"/>
    </style:style>
    <style:style style:name="P84" style:family="paragraph" style:parent-style-name="Table_20_Contents">
      <style:paragraph-properties fo:line-height="100%" fo:text-align="justify" style:justify-single-word="false" fo:hyphenation-ladder-count="3"/>
      <style:text-properties style:font-name="Linux Libertine S.O.Cist.:onum=1" fo:font-size="12pt" fo:language="cs" fo:country="CZ" officeooo:paragraph-rsid="000f0466" style:font-size-asian="12pt" style:font-size-complex="12pt" fo:hyphenate="true" fo:hyphenation-remain-char-count="2" fo:hyphenation-push-char-count="2" loext:hyphenation-no-caps="false"/>
    </style:style>
    <style:style style:name="P85" style:family="paragraph" style:parent-style-name="Table_20_Contents">
      <style:paragraph-properties fo:line-height="100%" fo:text-align="justify" style:justify-single-word="false" fo:hyphenation-ladder-count="3"/>
      <style:text-properties style:font-name="Linux Libertine S.O.Cist.:onum=1" fo:font-size="12pt" fo:language="cs" fo:country="CZ" officeooo:paragraph-rsid="00122327" style:font-size-asian="12pt" style:font-size-complex="12pt" fo:hyphenate="true" fo:hyphenation-remain-char-count="2" fo:hyphenation-push-char-count="2" loext:hyphenation-no-caps="false"/>
    </style:style>
    <style:style style:name="P86"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simple" style:writing-mode="lr-tb">
        <style:drop-cap/>
      </style:paragraph-properties>
      <style:text-properties style:font-name="Linux Libertine S.O.Cist.:onum=1" fo:font-size="12pt" fo:language="cs" fo:country="CZ" officeooo:rsid="019783c5" officeooo:paragraph-rsid="006bd967" style:font-size-asian="12pt" style:font-size-complex="12pt" fo:hyphenate="true" fo:hyphenation-remain-char-count="2" fo:hyphenation-push-char-count="2" loext:hyphenation-no-caps="false"/>
    </style:style>
    <style:style style:name="P87" style:family="paragraph" style:parent-style-name="Table_20_Contents">
      <style:paragraph-properties fo:text-align="justify" style:justify-single-word="false" fo:hyphenation-ladder-count="3"/>
      <style:text-properties style:font-name="Linux Libertine S.O.Cist.:onum=1"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88" style:family="paragraph" style:parent-style-name="Table_20_Contents">
      <style:paragraph-properties fo:text-align="center" style:justify-single-word="false" fo:hyphenation-ladder-count="3"/>
      <style:text-properties style:font-name="Linux Libertine S.O.Cist.:onum=1" fo:font-size="12pt" fo:language="cs" fo:country="CZ" style:font-size-asian="12pt" style:language-asian="zh" style:country-asian="CN" style:language-complex="hi" style:country-complex="IN" fo:hyphenate="true" fo:hyphenation-remain-char-count="2" fo:hyphenation-push-char-count="2" loext:hyphenation-no-caps="false"/>
    </style:style>
    <style:style style:name="P89" style:family="paragraph" style:parent-style-name="Standard">
      <style:paragraph-properties fo:text-align="justify" style:justify-single-word="false" fo:hyphenation-ladder-count="3"/>
      <style:text-properties style:font-name="Linux Libertine S.O.Cist.:onum=1" fo:font-size="12pt" fo:language="cs" fo:country="CZ"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90" style:family="paragraph" style:parent-style-name="Standard">
      <style:paragraph-properties fo:margin-top="0in" fo:margin-bottom="0in" style:contextual-spacing="false" fo:line-height="100%" fo:text-align="justify" style:justify-single-word="false" fo:hyphenation-ladder-count="3"/>
      <style:text-properties style:font-name="Linux Libertine S.O.Cist.:onum=1" fo:font-size="12pt" fo:language="cs" fo:country="CZ" officeooo:paragraph-rsid="00033682"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91" style:family="paragraph" style:parent-style-name="Table_20_Contents">
      <style:paragraph-properties fo:text-align="justify" style:justify-single-word="false" fo:hyphenation-ladder-count="3"/>
      <style:text-properties style:font-name="Linux Libertine S.O.Cist.:onum=1" fo:font-size="12pt" fo:language="cs" fo:country="CZ" style:font-size-asian="12pt" fo:hyphenate="true" fo:hyphenation-remain-char-count="2" fo:hyphenation-push-char-count="2" loext:hyphenation-no-caps="false"/>
    </style:style>
    <style:style style:name="P92"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f0466" style:font-size-asian="12pt" fo:hyphenate="true" fo:hyphenation-remain-char-count="2" fo:hyphenation-push-char-count="2" loext:hyphenation-no-caps="false"/>
    </style:style>
    <style:style style:name="P93"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1da89d" style:font-size-asian="12pt" fo:hyphenate="true" fo:hyphenation-remain-char-count="2" fo:hyphenation-push-char-count="2" loext:hyphenation-no-caps="false"/>
    </style:style>
    <style:style style:name="P94"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c2df7" style:font-size-asian="12pt" fo:hyphenate="true" fo:hyphenation-remain-char-count="2" fo:hyphenation-push-char-count="2" loext:hyphenation-no-caps="false"/>
    </style:style>
    <style:style style:name="P95"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1049717" style:font-size-asian="12pt" fo:hyphenate="true" fo:hyphenation-remain-char-count="2" fo:hyphenation-push-char-count="2" loext:hyphenation-no-caps="false"/>
    </style:style>
    <style:style style:name="P96"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33682" style:font-size-asian="12pt" fo:hyphenate="true" fo:hyphenation-remain-char-count="2" fo:hyphenation-push-char-count="2" loext:hyphenation-no-caps="false"/>
    </style:style>
    <style:style style:name="P97" style:family="paragraph" style:parent-style-name="Table_20_Contents">
      <style:paragraph-properties fo:line-height="100%" fo:text-align="justify" style:justify-single-word="false" fo:hyphenation-ladder-count="3"/>
      <style:text-properties style:font-name="Linux Libertine S.O.Cist.:onum=1" fo:font-size="12pt" fo:language="cs" fo:country="CZ" style:font-size-asian="12pt" fo:hyphenate="true" fo:hyphenation-remain-char-count="2" fo:hyphenation-push-char-count="2" loext:hyphenation-no-caps="false"/>
    </style:style>
    <style:style style:name="P98" style:family="paragraph" style:parent-style-name="Table_20_Contents">
      <style:paragraph-properties fo:text-align="justify" style:justify-single-word="false" fo:hyphenation-ladder-count="3"/>
      <style:text-properties style:font-name="Linux Libertine S.O.Cist.:onum=1" fo:font-size="12pt" fo:language="la" fo:country="VA" style:font-size-asian="12pt" fo:hyphenate="true" fo:hyphenation-remain-char-count="2" fo:hyphenation-push-char-count="2" loext:hyphenation-no-caps="false"/>
    </style:style>
    <style:style style:name="P99" style:family="paragraph" style:parent-style-name="Table_20_Contents">
      <style:paragraph-properties fo:text-align="justify" style:justify-single-word="false" fo:hyphenation-ladder-count="3"/>
      <style:text-properties style:font-name="Linux Libertine S.O.Cist.:onum=1" fo:font-size="12pt" fo:language="la" fo:country="VA" officeooo:paragraph-rsid="000f0466" style:font-size-asian="12pt" fo:hyphenate="true" fo:hyphenation-remain-char-count="2" fo:hyphenation-push-char-count="2" loext:hyphenation-no-caps="false"/>
    </style:style>
    <style:style style:name="P100" style:family="paragraph" style:parent-style-name="Table_20_Contents">
      <style:paragraph-properties fo:text-align="justify" style:justify-single-word="false" fo:hyphenation-ladder-count="3"/>
      <style:text-properties style:font-name="Linux Libertine S.O.Cist.:onum=1" fo:font-size="12pt" fo:language="la" fo:country="VA" officeooo:paragraph-rsid="001da89d" style:font-size-asian="12pt" fo:hyphenate="true" fo:hyphenation-remain-char-count="2" fo:hyphenation-push-char-count="2" loext:hyphenation-no-caps="false"/>
    </style:style>
    <style:style style:name="P101" style:family="paragraph" style:parent-style-name="Table_20_Contents">
      <style:paragraph-properties fo:text-align="justify" style:justify-single-word="false" fo:hyphenation-ladder-count="3"/>
      <style:text-properties style:font-name="Linux Libertine S.O.Cist.:onum=1" fo:font-size="12pt" fo:language="la" fo:country="VA" officeooo:paragraph-rsid="000c2df7" style:font-size-asian="12pt" fo:hyphenate="true" fo:hyphenation-remain-char-count="2" fo:hyphenation-push-char-count="2" loext:hyphenation-no-caps="false"/>
    </style:style>
    <style:style style:name="P102" style:family="paragraph" style:parent-style-name="Table_20_Contents">
      <style:paragraph-properties fo:text-align="justify" style:justify-single-word="false" fo:hyphenation-ladder-count="3"/>
      <style:text-properties style:font-name="Linux Libertine S.O.Cist.:onum=1" fo:font-size="12pt" fo:language="la" fo:country="VA" officeooo:paragraph-rsid="00033682" style:font-size-asian="12pt" fo:hyphenate="true" fo:hyphenation-remain-char-count="2" fo:hyphenation-push-char-count="2" loext:hyphenation-no-caps="false"/>
    </style:style>
    <style:style style:name="P103" style:family="paragraph" style:parent-style-name="Table_20_Contents">
      <style:paragraph-properties fo:text-align="justify" style:justify-single-word="false" fo:hyphenation-ladder-count="3"/>
      <style:text-properties style:font-name="Linux Libertine S.O.Cist.:onum=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04" style:family="paragraph" style:parent-style-name="Table_20_Contents">
      <style:paragraph-properties fo:text-align="justify" style:justify-single-word="false" fo:hyphenation-ladder-count="3"/>
      <style:text-properties style:font-name="Linux Libertine S.O.Cist.:onum=1" fo:font-size="12pt" fo:language="la" fo:country="VA" style:font-size-asian="12pt" style:font-size-complex="12pt" fo:hyphenate="true" fo:hyphenation-remain-char-count="2" fo:hyphenation-push-char-count="2" loext:hyphenation-no-caps="false"/>
    </style:style>
    <style:style style:name="P105" style:family="paragraph" style:parent-style-name="Standard">
      <style:paragraph-properties fo:text-align="justify" style:justify-single-word="false" fo:hyphenation-ladder-count="3"/>
      <style:text-properties style:font-name="Linux Libertine S.O.Cist.:onum=1" fo:font-size="12pt" fo:language="la" fo:country="VA" style:font-size-asian="12pt" style:font-name-complex="Times New Roman1" fo:hyphenate="true" fo:hyphenation-remain-char-count="2" fo:hyphenation-push-char-count="2" loext:hyphenation-no-caps="false"/>
    </style:style>
    <style:style style:name="P106"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onum=1" fo:font-size="12pt" fo:language="la" fo:country="VA" officeooo:paragraph-rsid="00033682" style:font-size-asian="12pt" style:font-name-complex="Times New Roman1" style:font-weight-complex="bold" fo:hyphenate="true" fo:hyphenation-remain-char-count="2" fo:hyphenation-push-char-count="2" loext:hyphenation-no-caps="false"/>
    </style:style>
    <style:style style:name="P107"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onum=1" fo:font-size="12pt" fo:language="la" fo:country="VA" officeooo:paragraph-rsid="00033682" style:font-size-asian="12pt" style:font-name-complex="Times New Roman1" fo:hyphenate="true" fo:hyphenation-remain-char-count="2" fo:hyphenation-push-char-count="2" loext:hyphenation-no-caps="false"/>
    </style:style>
    <style:style style:name="P108" style:family="paragraph" style:parent-style-name="Standard">
      <style:paragraph-properties fo:margin-top="0in" fo:margin-bottom="0in" style:contextual-spacing="false" fo:line-height="100%" fo:text-align="justify" style:justify-single-word="false" fo:hyphenation-ladder-count="3"/>
      <style:text-properties style:font-name="Linux Libertine S.O.Cist.:onum=1" fo:font-size="12pt" fo:language="la" fo:country="VA" fo:font-weight="bold" officeooo:paragraph-rsid="00033682" style:font-size-asian="12pt" style:font-weight-asian="bold" style:font-name-complex="Times New Roman1" fo:hyphenate="true" fo:hyphenation-remain-char-count="2" fo:hyphenation-push-char-count="2" loext:hyphenation-no-caps="false"/>
    </style:style>
    <style:style style:name="P109" style:family="paragraph" style:parent-style-name="Table_20_Contents">
      <style:paragraph-properties fo:text-align="center" style:justify-single-word="false" fo:hyphenation-ladder-count="3"/>
      <style:text-properties style:font-name="Linux Libertine S.O.Cist.:onum=1" fo:hyphenate="true" fo:hyphenation-remain-char-count="2" fo:hyphenation-push-char-count="2" loext:hyphenation-no-caps="false"/>
    </style:style>
    <style:style style:name="P110" style:family="paragraph" style:parent-style-name="Table_20_Contents">
      <style:paragraph-properties fo:text-align="center" style:justify-single-word="false" fo:hyphenation-ladder-count="3" style:writing-mode="lr-tb"/>
      <style:text-properties style:font-name="Linux Libertine S.O.Cist.:onum=1" fo:hyphenate="true" fo:hyphenation-remain-char-count="2" fo:hyphenation-push-char-count="2" loext:hyphenation-no-caps="false"/>
    </style:style>
    <style:style style:name="P111"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onum=1" officeooo:paragraph-rsid="00033682" fo:hyphenate="true" fo:hyphenation-remain-char-count="2" fo:hyphenation-push-char-count="2" loext:hyphenation-no-caps="false"/>
    </style:style>
    <style:style style:name="P112"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3"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onum=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4"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onum=1" fo:font-size="12pt" fo:letter-spacing="normal" fo:language="la" fo:country="VA" fo:font-style="normal" fo:font-weight="normal" officeooo:paragraph-rsid="001da89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onum=1" fo:font-size="12pt" fo:letter-spacing="normal" fo:language="la" fo:country="VA" fo:font-style="normal" fo:font-weight="normal" officeooo:paragraph-rsid="000c2df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6"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onum=1"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17" style:family="paragraph" style:parent-style-name="Table_20_Contents">
      <style:paragraph-properties fo:text-align="justify" style:justify-single-word="false" fo:hyphenation-ladder-count="3"/>
      <style:text-properties fo:color="#000000" loext:opacity="100%" style:font-name="Linux Libertine S.O.Cist.:onum=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18" style:family="paragraph" style:parent-style-name="Table_20_Contents">
      <style:paragraph-properties fo:text-align="justify" style:justify-single-word="false" fo:hyphenation-ladder-count="3"/>
      <style:text-properties style:use-window-font-color="true" loext:opacity="0%" style:font-name="Linux Libertine S.O.Cist.:onum=1" fo:font-size="12pt" fo:language="la" fo:country="VA" officeooo:paragraph-rsid="0012a18f" style:font-size-asian="12pt" style:font-size-complex="12pt" fo:hyphenate="true" fo:hyphenation-remain-char-count="2" fo:hyphenation-push-char-count="2" loext:hyphenation-no-caps="false"/>
    </style:style>
    <style:style style:name="P119" style:family="paragraph" style:parent-style-name="Table_20_Contents">
      <style:paragraph-properties fo:text-align="center" style:justify-single-word="false" fo:hyphenation-ladder-count="3"/>
      <style:text-properties style:use-window-font-color="true" loext:opacity="0%" style:font-name="Linux Libertine S.O.Cist.:onum=1" fo:font-size="12pt" fo:language="la" fo:country="VA" officeooo:paragraph-rsid="0012a18f" style:font-size-asian="12pt" style:font-size-complex="12pt" fo:hyphenate="true" fo:hyphenation-remain-char-count="2" fo:hyphenation-push-char-count="2" loext:hyphenation-no-caps="false"/>
    </style:style>
    <style:style style:name="P120" style:family="paragraph" style:parent-style-name="Table_20_Contents">
      <style:paragraph-properties fo:text-align="justify" style:justify-single-word="false" fo:hyphenation-ladder-count="3"/>
      <style:text-properties style:use-window-font-color="true" loext:opacity="0%" style:font-name="Linux Libertine S.O.Cist.:onum=1" fo:font-size="12pt" fo:language="cs" fo:country="CZ" officeooo:paragraph-rsid="0013be35" style:font-size-asian="12pt" style:language-asian="zh" style:country-asian="CN" style:font-size-complex="12pt" style:language-complex="hi" style:country-complex="IN" fo:hyphenate="true" fo:hyphenation-remain-char-count="2" fo:hyphenation-push-char-count="2" loext:hyphenation-no-caps="false"/>
    </style:style>
    <style:style style:name="P121" style:family="paragraph" style:parent-style-name="Table_20_Contents">
      <style:paragraph-properties fo:text-align="center" style:justify-single-word="false" fo:hyphenation-ladder-count="3"/>
      <style:text-properties style:use-window-font-color="true" loext:opacity="0%" style:font-name="Bookman BT S.O.Cist.:liga=02" fo:font-size="12pt" fo:language="la" fo:country="VA" officeooo:paragraph-rsid="0012a18f" style:font-size-asian="12pt" style:font-size-complex="12pt" fo:hyphenate="true" fo:hyphenation-remain-char-count="2" fo:hyphenation-push-char-count="2" loext:hyphenation-no-caps="false"/>
    </style:style>
    <style:style style:name="P122" style:family="paragraph" style:parent-style-name="Table_20_Contents">
      <style:paragraph-properties fo:text-align="center" style:justify-single-word="false" fo:hyphenation-ladder-count="3"/>
      <style:text-properties style:font-name="Bookman BT S.O.Cist.:liga=01"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23" style:family="paragraph" style:parent-style-name="Table_20_Contents">
      <style:paragraph-properties fo:text-align="center" style:justify-single-word="false" fo:hyphenation-ladder-count="3" style:writing-mode="lr-tb"/>
      <style:text-properties style:font-name="Bookman BT S.O.Cist.:liga=01"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24" style:family="paragraph" style:parent-style-name="Table_20_Contents">
      <style:paragraph-properties fo:text-align="center" style:justify-single-word="false" fo:hyphenation-ladder-count="3"/>
      <style:text-properties style:font-name="Bookman BT S.O.Cist.:liga=01" fo:font-size="12pt" fo:language="la" fo:country="VA" fo:font-style="normal" fo:font-weight="normal" officeooo:paragraph-rsid="00744b2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25" style:family="paragraph" style:parent-style-name="Table_20_Contents">
      <style:paragraph-properties fo:text-align="center" style:justify-single-word="false" fo:hyphenation-ladder-count="3"/>
      <style:text-properties style:font-name="Bookman BT S.O.Cist.:liga=01" fo:font-size="12pt" fo:language="la" fo:country="VA" fo:font-style="normal" fo:font-weight="normal" officeooo:paragraph-rsid="007f35d4"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26"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normal" officeooo:paragraph-rsid="00033682" style:font-size-asian="12pt" style:font-weight-asian="normal" style:font-name-complex="Times New Roman1" style:font-weight-complex="normal" fo:hyphenate="true" fo:hyphenation-remain-char-count="2" fo:hyphenation-push-char-count="2" loext:hyphenation-no-caps="false"/>
    </style:style>
    <style:style style:name="P127" style:family="paragraph" style:parent-style-name="Table_20_Contents">
      <style:paragraph-properties fo:line-height="115%" fo:text-align="center" style:justify-single-word="false" fo:hyphenation-ladder-count="3"/>
      <style:text-properties style:font-name="Cloister1" fo:font-size="18pt" style:font-size-asian="14pt" style:font-size-complex="14pt" fo:hyphenate="true" fo:hyphenation-remain-char-count="2" fo:hyphenation-push-char-count="2" loext:hyphenation-no-caps="false"/>
    </style:style>
    <style:style style:name="P128" style:family="paragraph" style:parent-style-name="Table_20_Contents">
      <style:paragraph-properties fo:text-align="center" style:justify-single-word="false" fo:hyphenation-ladder-count="3"/>
      <style:text-properties style:font-name="Bookman BT S.O.Cist.:liga=02"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29" style:family="paragraph" style:parent-style-name="Table_20_Contents">
      <style:paragraph-properties fo:text-align="center" style:justify-single-word="false" fo:hyphenation-ladder-count="3"/>
      <style:text-properties style:font-name="Bookman BT S.O.Cist.:liga=02" fo:font-size="12pt" fo:language="la" fo:country="VA" fo:font-weight="normal" officeooo:paragraph-rsid="008155d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30" style:family="paragraph" style:parent-style-name="Table_20_Contents">
      <style:paragraph-properties fo:text-align="center" style:justify-single-word="false" fo:hyphenation-ladder-count="3"/>
      <style:text-properties style:font-name="Bookman BT S.O.Cist.:liga=02" fo:font-size="12pt" fo:language="la" fo:country="VA" fo:font-weight="normal" style:font-size-asian="12pt" style:font-weight-asian="normal" style:font-size-complex="12pt" style:font-weight-complex="normal" fo:hyphenate="true" fo:hyphenation-remain-char-count="2" fo:hyphenation-push-char-count="2" loext:hyphenation-no-caps="false"/>
    </style:style>
    <style:style style:name="P131" style:family="paragraph" style:parent-style-name="Table_20_Contents">
      <style:paragraph-properties fo:line-height="115%" fo:text-align="center" style:justify-single-word="false" fo:hyphenation-ladder-count="3"/>
      <style:text-properties fo:hyphenate="true" fo:hyphenation-remain-char-count="2" fo:hyphenation-push-char-count="2" loext:hyphenation-no-caps="false"/>
    </style:style>
    <style:style style:name="P132" style:family="paragraph" style:parent-style-name="Table_20_Contents">
      <style:paragraph-properties fo:line-height="115%" fo:text-align="center" style:justify-single-word="false" fo:hyphenation-ladder-count="3" style:writing-mode="lr-tb"/>
      <style:text-properties fo:hyphenate="true" fo:hyphenation-remain-char-count="2" fo:hyphenation-push-char-count="2" loext:hyphenation-no-caps="false"/>
    </style:style>
    <style:style style:name="P133" style:family="paragraph" style:parent-style-name="Table_20_Contents">
      <style:paragraph-properties fo:line-height="115%" fo:text-align="center" style:justify-single-word="false" fo:hyphenation-ladder-count="3" style:writing-mode="lr-tb"/>
      <style:text-properties style:font-name="Linux Libertine S.O.Cist.1" fo:hyphenate="true" fo:hyphenation-remain-char-count="2" fo:hyphenation-push-char-count="2" loext:hyphenation-no-caps="false"/>
    </style:style>
    <style:style style:name="P134"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simple" style:writing-mode="lr-tb">
        <style:drop-cap/>
      </style:paragraph-properties>
      <style:text-properties style:font-name="Linux Libertine S.O.Cist.1" fo:language="cs" fo:country="CZ" officeooo:paragraph-rsid="0057cf4b" style:language-asian="zh" style:country-asian="CN" style:language-complex="hi" style:country-complex="IN" fo:hyphenate="true" fo:hyphenation-remain-char-count="2" fo:hyphenation-push-char-count="2" loext:hyphenation-no-caps="false"/>
    </style:style>
    <style:style style:name="P135"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simple" style:writing-mode="lr-tb">
        <style:drop-cap/>
      </style:paragraph-properties>
      <style:text-properties fo:color="#000080" loext:opacity="100%" style:font-name="Linux Libertine S.O.Cist.:onum=1" officeooo:paragraph-rsid="0047dbb0" fo:hyphenate="true" fo:hyphenation-remain-char-count="2" fo:hyphenation-push-char-count="2" loext:hyphenation-no-caps="false"/>
    </style:style>
    <style:style style:name="P136" style:family="paragraph" style:parent-style-name="Standard">
      <style:paragraph-properties fo:text-align="justify" style:justify-single-word="false" fo:hyphenation-ladder-count="3">
        <style:drop-cap style:lines="2" style:style-name="Drop_20_Caps"/>
      </style:paragraph-properties>
      <style:text-properties fo:hyphenate="true" fo:hyphenation-remain-char-count="2" fo:hyphenation-push-char-count="2" loext:hyphenation-no-caps="false"/>
    </style:style>
    <style:style style:name="P137" style:family="paragraph" style:parent-style-name="Standard">
      <style:paragraph-properties fo:text-align="justify" style:justify-single-word="false" fo:hyphenation-ladder-count="3">
        <style:drop-cap style:lines="2" style:style-name="Drop_20_Caps"/>
      </style:paragraph-properties>
      <style:text-properties officeooo:paragraph-rsid="0049a18c" fo:hyphenate="true" fo:hyphenation-remain-char-count="2" fo:hyphenation-push-char-count="2" loext:hyphenation-no-caps="false"/>
    </style:style>
    <style:style style:name="P138" style:family="paragraph" style:parent-style-name="Standard">
      <style:paragraph-properties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style:style>
    <style:style style:name="P139" style:family="paragraph" style:parent-style-name="Standard">
      <style:paragraph-properties fo:text-align="justify" style:justify-single-word="false" fo:hyphenation-ladder-count="3">
        <style:drop-cap style:lines="2" style:style-name="Drop_20_Caps"/>
      </style:paragraph-properties>
      <style:text-properties style:font-name="Linux Libertine S.O.Cist.:onum=1" fo:font-size="12pt" fo:language="cs" fo:country="CZ" style:font-size-asian="12pt" style:language-asian="zh" style:country-asian="CN" style:font-name-complex="Times New Roman1" style:font-size-complex="12pt" style:language-complex="hi" style:country-complex="IN" fo:hyphenate="true" fo:hyphenation-remain-char-count="2" fo:hyphenation-push-char-count="2" loext:hyphenation-no-caps="false"/>
    </style:style>
    <style:style style:name="P140"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fo:font-size="12pt" fo:language="cs" fo:country="CZ" officeooo:paragraph-rsid="00033682"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141" style:family="paragraph" style:parent-style-name="Standard">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onum=1" fo:font-size="12pt" fo:language="cs" fo:country="CZ" officeooo:paragraph-rsid="00033682" style:font-size-asian="12pt" style:language-asian="zh" style:country-asian="CN" style:font-name-complex="Times New Roman1" style:language-complex="hi" style:country-complex="IN" fo:hyphenate="true" fo:hyphenation-remain-char-count="2" fo:hyphenation-push-char-count="2" loext:hyphenation-no-caps="false"/>
    </style:style>
    <style:style style:name="P142" style:family="paragraph" style:parent-style-name="Standard">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style:font-size-asian="12pt" style:font-name-complex="Times New Roman1" style:font-size-complex="12pt" fo:hyphenate="true" fo:hyphenation-remain-char-count="2" fo:hyphenation-push-char-count="2" loext:hyphenation-no-caps="false"/>
    </style:style>
    <style:style style:name="P143" style:family="paragraph" style:parent-style-name="Standard">
      <style:paragraph-properties fo:text-align="justify" style:justify-single-word="false" fo:hyphenation-ladder-count="3">
        <style:drop-cap style:lines="2" style:style-name="Drop_20_Caps"/>
      </style:paragraph-properties>
      <style:text-properties style:font-name="Linux Libertine S.O.Cist.:onum=1" fo:font-size="12pt" fo:language="la" fo:country="VA" style:font-size-asian="12pt" style:font-name-complex="Times New Roman1" style:font-size-complex="12pt" fo:hyphenate="true" fo:hyphenation-remain-char-count="2" fo:hyphenation-push-char-count="2" loext:hyphenation-no-caps="false"/>
    </style:style>
    <style:style style:name="P144" style:family="paragraph" style:parent-style-name="Standard">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onum=1" fo:font-size="12pt" fo:language="la" fo:country="VA" officeooo:paragraph-rsid="00033682" style:font-size-asian="12pt" style:font-name-complex="Times New Roman1" style:font-size-complex="12pt" fo:hyphenate="true" fo:hyphenation-remain-char-count="2" fo:hyphenation-push-char-count="2" loext:hyphenation-no-caps="false"/>
    </style:style>
    <style:style style:name="P145"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fo:font-size="12pt" fo:language="la" fo:country="VA" officeooo:paragraph-rsid="00033682" style:font-size-asian="12pt" style:font-name-complex="Times New Roman1" style:font-weight-complex="bold" fo:hyphenate="true" fo:hyphenation-remain-char-count="2" fo:hyphenation-push-char-count="2" loext:hyphenation-no-caps="false"/>
    </style:style>
    <style:style style:name="P146"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fo:font-size="12pt" fo:language="la" fo:country="VA" officeooo:paragraph-rsid="00033682" style:font-size-asian="12pt" style:font-name-complex="Times New Roman1" fo:hyphenate="true" fo:hyphenation-remain-char-count="2" fo:hyphenation-push-char-count="2" loext:hyphenation-no-caps="false"/>
    </style:style>
    <style:style style:name="P147"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officeooo:paragraph-rsid="00033682" fo:hyphenate="true" fo:hyphenation-remain-char-count="2" fo:hyphenation-push-char-count="2" loext:hyphenation-no-caps="false"/>
    </style:style>
    <style:style style:name="P148"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fo:language="cs" fo:country="CZ" officeooo:paragraph-rsid="00033682" style:language-asian="zh" style:country-asian="CN" style:language-complex="hi" style:country-complex="IN" fo:hyphenate="true" fo:hyphenation-remain-char-count="2" fo:hyphenation-push-char-count="2" loext:hyphenation-no-caps="false"/>
    </style:style>
    <style:style style:name="P149"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officeooo:paragraph-rsid="00033682" fo:hyphenate="true" fo:hyphenation-remain-char-count="2" fo:hyphenation-push-char-count="2" loext:hyphenation-no-caps="false"/>
    </style:style>
    <style:style style:name="P15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onum=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onum=1" fo:font-size="12pt" fo:letter-spacing="normal" fo:language="la" fo:country="VA" fo:font-style="normal" fo:font-weight="normal" officeooo:rsid="0034e2b4" officeooo:paragraph-rsid="000b18d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onum=1" fo:font-size="12pt" fo:letter-spacing="normal" fo:language="la" fo:country="VA" fo:font-style="normal" fo:font-weight="normal" officeooo:rsid="0034e2b4" officeooo:paragraph-rsid="001da89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onum=1"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onum=1" fo:font-size="12pt" fo:letter-spacing="normal" fo:language="la" fo:country="VA" fo:font-style="normal" fo:font-weight="normal" officeooo:rsid="0034e2b4" officeooo:paragraph-rsid="0014438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onum=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onum=1" fo:font-size="12pt" fo:letter-spacing="normal" fo:language="la" fo:country="VA" fo:font-style="normal" fo:font-weight="normal" officeooo:rsid="0034e2b4" officeooo:paragraph-rsid="000aed1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onum=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onum=1" fo:font-size="12pt" fo:letter-spacing="normal" fo:language="la" fo:country="VA" fo:font-style="normal" fo:font-weight="normal" officeooo:rsid="0034e2b4" officeooo:paragraph-rsid="0012232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59"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3b225a" fo:hyphenate="true" fo:hyphenation-remain-char-count="2" fo:hyphenation-push-char-count="2" loext:hyphenation-no-caps="false"/>
    </style:style>
    <style:style style:name="P160" style:family="paragraph" style:parent-style-name="Table_20_Contents">
      <style:paragraph-properties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style:style>
    <style:style style:name="P161"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1da89d" fo:hyphenate="true" fo:hyphenation-remain-char-count="2" fo:hyphenation-push-char-count="2" loext:hyphenation-no-caps="false"/>
    </style:style>
    <style:style style:name="P162"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47dbb0" fo:hyphenate="true" fo:hyphenation-remain-char-count="2" fo:hyphenation-push-char-count="2" loext:hyphenation-no-caps="false"/>
    </style:style>
    <style:style style:name="P16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7f35d4" fo:hyphenate="true" fo:hyphenation-remain-char-count="2" fo:hyphenation-push-char-count="2" loext:hyphenation-no-caps="false"/>
    </style:style>
    <style:style style:name="P164"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18ff310" fo:hyphenate="true" fo:hyphenation-remain-char-count="2" fo:hyphenation-push-char-count="2" loext:hyphenation-no-caps="false"/>
    </style:style>
    <style:style style:name="P165"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0aed18" fo:hyphenate="true" fo:hyphenation-remain-char-count="2" fo:hyphenation-push-char-count="2" loext:hyphenation-no-caps="false"/>
    </style:style>
    <style:style style:name="P16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hyphenate="true" fo:hyphenation-remain-char-count="2" fo:hyphenation-push-char-count="2" loext:hyphenation-no-caps="false"/>
    </style:style>
    <style:style style:name="P167" style:family="paragraph" style:parent-style-name="Table_20_Contents">
      <style:paragraph-properties fo:text-align="justify" style:justify-single-word="false" fo:hyphenation-ladder-count="3">
        <style:drop-cap style:lines="2" style:style-name="Drop_20_Caps"/>
      </style:paragraph-properties>
      <style:text-properties fo:hyphenate="true" fo:hyphenation-remain-char-count="2" fo:hyphenation-push-char-count="2" loext:hyphenation-no-caps="false"/>
    </style:style>
    <style:style style:name="P168" style:family="paragraph" style:parent-style-name="Table_20_Contents">
      <style:paragraph-properties fo:text-align="justify" style:justify-single-word="false" fo:hyphenation-ladder-count="3">
        <style:drop-cap style:lines="2" style:style-name="Drop_20_Caps"/>
      </style:paragraph-properties>
      <style:text-properties officeooo:paragraph-rsid="0043b5ed" fo:hyphenate="true" fo:hyphenation-remain-char-count="2" fo:hyphenation-push-char-count="2" loext:hyphenation-no-caps="false"/>
    </style:style>
    <style:style style:name="P16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de72e" fo:hyphenate="true" fo:hyphenation-remain-char-count="2" fo:hyphenation-push-char-count="2" loext:hyphenation-no-caps="false"/>
    </style:style>
    <style:style style:name="P17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da89d" fo:hyphenate="true" fo:hyphenation-remain-char-count="2" fo:hyphenation-push-char-count="2" loext:hyphenation-no-caps="false"/>
    </style:style>
    <style:style style:name="P171" style:family="paragraph" style:parent-style-name="Table_20_Contents">
      <style:paragraph-properties fo:text-align="justify" style:justify-single-word="false" fo:hyphenation-ladder-count="3">
        <style:drop-cap style:lines="2" style:style-name="Drop_20_Caps"/>
      </style:paragraph-properties>
      <style:text-properties officeooo:paragraph-rsid="0013be35" fo:hyphenate="true" fo:hyphenation-remain-char-count="2" fo:hyphenation-push-char-count="2" loext:hyphenation-no-caps="false"/>
    </style:style>
    <style:style style:name="P172" style:family="paragraph" style:parent-style-name="Table_20_Contents">
      <style:paragraph-properties fo:text-align="justify" style:justify-single-word="false" fo:hyphenation-ladder-count="3">
        <style:drop-cap style:lines="2" style:style-name="Drop_20_Caps"/>
      </style:paragraph-properties>
      <style:text-properties officeooo:paragraph-rsid="00653639" fo:hyphenate="true" fo:hyphenation-remain-char-count="2" fo:hyphenation-push-char-count="2" loext:hyphenation-no-caps="false"/>
    </style:style>
    <style:style style:name="P17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912b4e" fo:hyphenate="true" fo:hyphenation-remain-char-count="2" fo:hyphenation-push-char-count="2" loext:hyphenation-no-caps="false"/>
    </style:style>
    <style:style style:name="P17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92cc38" fo:hyphenate="true" fo:hyphenation-remain-char-count="2" fo:hyphenation-push-char-count="2" loext:hyphenation-no-caps="false"/>
    </style:style>
    <style:style style:name="P17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4ba36d" fo:hyphenate="true" fo:hyphenation-remain-char-count="2" fo:hyphenation-push-char-count="2" loext:hyphenation-no-caps="false"/>
    </style:style>
    <style:style style:name="P176" style:family="paragraph" style:parent-style-name="Table_20_Contents">
      <style:paragraph-properties fo:text-align="justify" style:justify-single-word="false" fo:hyphenation-ladder-count="3">
        <style:drop-cap style:lines="2" style:style-name="Drop_20_Caps"/>
      </style:paragraph-properties>
      <style:text-properties officeooo:paragraph-rsid="004d708e" fo:hyphenate="true" fo:hyphenation-remain-char-count="2" fo:hyphenation-push-char-count="2" loext:hyphenation-no-caps="false"/>
    </style:style>
    <style:style style:name="P177" style:family="paragraph" style:parent-style-name="Table_20_Contents">
      <style:paragraph-properties fo:text-align="justify" style:justify-single-word="false" fo:hyphenation-ladder-count="3" style:writing-mode="lr-tb">
        <style:drop-cap style:lines="2" style:style-name="Drop_20_Caps"/>
      </style:paragraph-properties>
      <style:text-properties fo:hyphenate="true" fo:hyphenation-remain-char-count="2" fo:hyphenation-push-char-count="2" loext:hyphenation-no-caps="false"/>
    </style:style>
    <style:style style:name="P178" style:family="paragraph" style:parent-style-name="Table_20_Contents">
      <style:paragraph-properties fo:text-align="justify" style:justify-single-word="false" fo:hyphenation-ladder-count="3">
        <style:drop-cap style:lines="2" style:style-name="Drop_20_Caps"/>
      </style:paragraph-properties>
      <style:text-properties officeooo:paragraph-rsid="004375e0" fo:hyphenate="true" fo:hyphenation-remain-char-count="2" fo:hyphenation-push-char-count="2" loext:hyphenation-no-caps="false"/>
    </style:style>
    <style:style style:name="P179" style:family="paragraph" style:parent-style-name="Table_20_Contents">
      <style:paragraph-properties fo:text-align="justify" style:justify-single-word="false" fo:hyphenation-ladder-count="3">
        <style:drop-cap style:lines="2" style:style-name="Drop_20_Caps"/>
      </style:paragraph-properties>
      <style:text-properties officeooo:paragraph-rsid="0058a8ff" fo:hyphenate="true" fo:hyphenation-remain-char-count="2" fo:hyphenation-push-char-count="2" loext:hyphenation-no-caps="false"/>
    </style:style>
    <style:style style:name="P180" style:family="paragraph" style:parent-style-name="Table_20_Contents">
      <style:paragraph-properties fo:text-align="justify" style:justify-single-word="false" fo:hyphenation-ladder-count="3" style:writing-mode="lr-tb">
        <style:tab-stops/>
        <style:drop-cap style:lines="3" style:style-name="Iniciály_20_velké"/>
      </style:paragraph-properties>
      <style:text-properties fo:hyphenate="true" fo:hyphenation-remain-char-count="2" fo:hyphenation-push-char-count="2" loext:hyphenation-no-caps="false"/>
    </style:style>
    <style:style style:name="P181"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onum=1" fo:hyphenate="true" fo:hyphenation-remain-char-count="2" fo:hyphenation-push-char-count="2" loext:hyphenation-no-caps="false"/>
    </style:style>
    <style:style style:name="P182"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onum=1" officeooo:paragraph-rsid="006a313c" fo:hyphenate="true" fo:hyphenation-remain-char-count="2" fo:hyphenation-push-char-count="2" loext:hyphenation-no-caps="false"/>
    </style:style>
    <style:style style:name="P18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hyphenate="true" fo:hyphenation-remain-char-count="2" fo:hyphenation-push-char-count="2" loext:hyphenation-no-caps="false"/>
    </style:style>
    <style:style style:name="P18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officeooo:paragraph-rsid="00473498" fo:hyphenate="true" fo:hyphenation-remain-char-count="2" fo:hyphenation-push-char-count="2" loext:hyphenation-no-caps="false"/>
    </style:style>
    <style:style style:name="P185" style:family="paragraph" style:parent-style-name="Table_20_Contents">
      <style:paragraph-properties fo:text-align="justify" style:justify-single-word="false" fo:hyphenation-ladder-count="7">
        <style:drop-cap style:lines="2" style:style-name="Drop_20_Caps"/>
      </style:paragraph-properties>
      <style:text-properties style:font-name="Linux Libertine S.O.Cist.:onum=1" fo:hyphenate="true" fo:hyphenation-remain-char-count="2" fo:hyphenation-push-char-count="2" loext:hyphenation-no-caps="false"/>
    </style:style>
    <style:style style:name="P186" style:family="paragraph" style:parent-style-name="Table_20_Contents">
      <style:paragraph-properties fo:text-align="justify" style:justify-single-word="false" fo:hyphenation-ladder-count="4">
        <style:drop-cap style:lines="2" style:style-name="Drop_20_Caps"/>
      </style:paragraph-properties>
      <style:text-properties style:font-name="Linux Libertine S.O.Cist.:onum=1" fo:hyphenate="true" fo:hyphenation-remain-char-count="2" fo:hyphenation-push-char-count="2" loext:hyphenation-no-caps="false"/>
    </style:style>
    <style:style style:name="P187" style:family="paragraph" style:parent-style-name="Table_20_Contents">
      <style:paragraph-properties fo:text-align="justify" style:justify-single-word="false" fo:hyphenation-ladder-count="4">
        <style:drop-cap style:lines="3" style:style-name="Iniciály_20_velké"/>
      </style:paragraph-properties>
      <style:text-properties style:font-name="Linux Libertine S.O.Cist.:onum=1" fo:hyphenate="true" fo:hyphenation-remain-char-count="2" fo:hyphenation-push-char-count="2" loext:hyphenation-no-caps="false"/>
    </style:style>
    <style:style style:name="P188" style:family="paragraph" style:parent-style-name="Table_20_Contents">
      <style:paragraph-properties fo:text-align="justify" style:justify-single-word="false" fo:hyphenation-ladder-count="3" style:writing-mode="lr-tb">
        <style:tab-stops/>
        <style:drop-cap style:lines="3" style:style-name="Iniciály_20_velké"/>
      </style:paragraph-properties>
      <style:text-properties style:font-name="Linux Libertine S.O.Cist.:onum=1" fo:hyphenate="true" fo:hyphenation-remain-char-count="2" fo:hyphenation-push-char-count="2" loext:hyphenation-no-caps="false"/>
    </style:style>
    <style:style style:name="P18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onum=1" fo:language="la" fo:country="VA" officeooo:paragraph-rsid="000f0466" style:language-asian="zh" style:country-asian="CN" style:language-complex="hi" style:country-complex="IN" fo:hyphenate="true" fo:hyphenation-remain-char-count="2" fo:hyphenation-push-char-count="2" loext:hyphenation-no-caps="false"/>
    </style:style>
    <style:style style:name="P190"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language="la" fo:country="VA" style:language-asian="zh" style:country-asian="CN" style:language-complex="hi" style:country-complex="IN" fo:hyphenate="true" fo:hyphenation-remain-char-count="2" fo:hyphenation-push-char-count="2" loext:hyphenation-no-caps="false"/>
    </style:style>
    <style:style style:name="P191"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4e9f7a" style:font-size-asian="12pt" style:font-size-complex="12pt" fo:hyphenate="true" fo:hyphenation-remain-char-count="2" fo:hyphenation-push-char-count="2" loext:hyphenation-no-caps="false"/>
    </style:style>
    <style:style style:name="P192"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a272f0" style:font-size-asian="12pt" style:font-size-complex="12pt" fo:hyphenate="true" fo:hyphenation-remain-char-count="2" fo:hyphenation-push-char-count="2" loext:hyphenation-no-caps="false"/>
    </style:style>
    <style:style style:name="P19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0c2df7" style:font-size-asian="12pt" style:font-size-complex="12pt" fo:hyphenate="true" fo:hyphenation-remain-char-count="2" fo:hyphenation-push-char-count="2" loext:hyphenation-no-caps="false"/>
    </style:style>
    <style:style style:name="P19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2df335" style:font-size-asian="12pt" style:font-size-complex="12pt" fo:hyphenate="true" fo:hyphenation-remain-char-count="2" fo:hyphenation-push-char-count="2" loext:hyphenation-no-caps="false"/>
    </style:style>
    <style:style style:name="P19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033682" style:font-size-asian="12pt" style:font-size-complex="12pt" fo:hyphenate="true" fo:hyphenation-remain-char-count="2" fo:hyphenation-push-char-count="2" loext:hyphenation-no-caps="false"/>
    </style:style>
    <style:style style:name="P196"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57cf4b" style:font-size-asian="12pt" style:font-size-complex="12pt" fo:hyphenate="true" fo:hyphenation-remain-char-count="2" fo:hyphenation-push-char-count="2" loext:hyphenation-no-caps="false"/>
    </style:style>
    <style:style style:name="P197"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paragraph-rsid="0043b5ed" style:font-size-asian="12pt" style:font-size-complex="12pt" fo:hyphenate="true" fo:hyphenation-remain-char-count="2" fo:hyphenation-push-char-count="2" loext:hyphenation-no-caps="false"/>
    </style:style>
    <style:style style:name="P19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paragraph-rsid="018ff310" style:font-size-asian="12pt" style:font-size-complex="12pt" fo:hyphenate="true" fo:hyphenation-remain-char-count="2" fo:hyphenation-push-char-count="2" loext:hyphenation-no-caps="false"/>
    </style:style>
    <style:style style:name="P19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paragraph-rsid="005899fa" style:font-size-asian="12pt" style:font-size-complex="12pt" fo:hyphenate="true" fo:hyphenation-remain-char-count="2" fo:hyphenation-push-char-count="2" loext:hyphenation-no-caps="false"/>
    </style:style>
    <style:style style:name="P200" style:family="paragraph" style:parent-style-name="Table_20_Contents">
      <style:paragraph-properties fo:text-align="justify" style:justify-single-word="false" fo:hyphenation-ladder-count="3">
        <style:drop-cap style:lines="2" style:style-name="Drop_20_Caps"/>
      </style:paragraph-properties>
      <style:text-properties style:font-name="Linux Libertine S.O.Cist.:onum=1" fo:font-size="12pt" fo:language="cs" fo:country="CZ" style:font-size-asian="12pt" style:font-size-complex="12pt" fo:hyphenate="true" fo:hyphenation-remain-char-count="2" fo:hyphenation-push-char-count="2" loext:hyphenation-no-caps="false"/>
    </style:style>
    <style:style style:name="P20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a272f0" style:font-size-asian="12pt" style:font-size-complex="12pt" fo:hyphenate="true" fo:hyphenation-remain-char-count="2" fo:hyphenation-push-char-count="2" loext:hyphenation-no-caps="false"/>
    </style:style>
    <style:style style:name="P20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0cdd77" style:font-size-asian="12pt" style:font-size-complex="12pt" fo:hyphenate="true" fo:hyphenation-remain-char-count="2" fo:hyphenation-push-char-count="2" loext:hyphenation-no-caps="false"/>
    </style:style>
    <style:style style:name="P20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1da89d" style:font-size-asian="12pt" style:font-size-complex="12pt" fo:hyphenate="true" fo:hyphenation-remain-char-count="2" fo:hyphenation-push-char-count="2" loext:hyphenation-no-caps="false"/>
    </style:style>
    <style:style style:name="P20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0c2df7" style:font-size-asian="12pt" style:font-size-complex="12pt" fo:hyphenate="true" fo:hyphenation-remain-char-count="2" fo:hyphenation-push-char-count="2" loext:hyphenation-no-caps="false"/>
    </style:style>
    <style:style style:name="P20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2df335" style:font-size-asian="12pt" style:font-size-complex="12pt" fo:hyphenate="true" fo:hyphenation-remain-char-count="2" fo:hyphenation-push-char-count="2" loext:hyphenation-no-caps="false"/>
    </style:style>
    <style:style style:name="P20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2e720c" style:font-size-asian="12pt" style:font-size-complex="12pt" fo:hyphenate="true" fo:hyphenation-remain-char-count="2" fo:hyphenation-push-char-count="2" loext:hyphenation-no-caps="false"/>
    </style:style>
    <style:style style:name="P20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033682" style:font-size-asian="12pt" style:font-size-complex="12pt" fo:hyphenate="true" fo:hyphenation-remain-char-count="2" fo:hyphenation-push-char-count="2" loext:hyphenation-no-caps="false"/>
    </style:style>
    <style:style style:name="P20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0d8dd7c" officeooo:paragraph-rsid="000c2df7" style:font-size-asian="12pt" style:font-size-complex="12pt" fo:hyphenate="true" fo:hyphenation-remain-char-count="2" fo:hyphenation-push-char-count="2" loext:hyphenation-no-caps="false"/>
    </style:style>
    <style:style style:name="P20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9783c5" officeooo:paragraph-rsid="000c2df7" style:font-size-asian="12pt" style:font-size-complex="12pt" fo:hyphenate="true" fo:hyphenation-remain-char-count="2" fo:hyphenation-push-char-count="2" loext:hyphenation-no-caps="false"/>
    </style:style>
    <style:style style:name="P21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9783c5" officeooo:paragraph-rsid="002fa76e" style:font-size-asian="12pt" style:font-size-complex="12pt" fo:hyphenate="true" fo:hyphenation-remain-char-count="2" fo:hyphenation-push-char-count="2" loext:hyphenation-no-caps="false"/>
    </style:style>
    <style:style style:name="P21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9783c5" officeooo:paragraph-rsid="006bd967" style:font-size-asian="12pt" style:font-size-complex="12pt" fo:hyphenate="true" fo:hyphenation-remain-char-count="2" fo:hyphenation-push-char-count="2" loext:hyphenation-no-caps="false"/>
    </style:style>
    <style:style style:name="P21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03b9cde" officeooo:paragraph-rsid="00033682" style:font-size-asian="12pt" style:font-size-complex="12pt" fo:hyphenate="true" fo:hyphenation-remain-char-count="2" fo:hyphenation-push-char-count="2" loext:hyphenation-no-caps="false"/>
    </style:style>
    <style:style style:name="P21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style:font-size-asian="12pt" style:language-asian="zh" style:country-asian="CN" style:font-size-complex="12pt" style:language-complex="hi" style:country-complex="IN" fo:hyphenate="true" fo:hyphenation-remain-char-count="2" fo:hyphenation-push-char-count="2" loext:hyphenation-no-caps="false"/>
    </style:style>
    <style:style style:name="P21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la" fo:country="VA" style:font-size-asian="12pt" fo:hyphenate="true" fo:hyphenation-remain-char-count="2" fo:hyphenation-push-char-count="2" loext:hyphenation-no-caps="false"/>
    </style:style>
    <style:style style:name="P21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onum=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1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onum=1" fo:font-size="12pt" fo:letter-spacing="normal" fo:language="la" fo:country="VA" fo:font-style="normal" fo:font-weight="normal" officeooo:rsid="0034e2b4" officeooo:paragraph-rsid="001da89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1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onum=1"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1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onum=1"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1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onum=1"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2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onum=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21"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2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23" style:family="paragraph" style:parent-style-name="Table_20_Contents">
      <style:paragraph-properties fo:text-align="justify" style:justify-single-word="false" fo:hyphenation-ladder-count="4">
        <style:drop-cap style:lines="2" style:style-name="Drop_20_Caps"/>
      </style:paragraph-properties>
      <style:text-properties fo:color="#000000" loext:opacity="1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24" style:family="paragraph" style:parent-style-name="Table_20_Contents">
      <style:paragraph-properties fo:text-align="justify" style:justify-single-word="false" fo:hyphenation-ladder-count="5">
        <style:drop-cap style:lines="2" style:style-name="Drop_20_Caps"/>
      </style:paragraph-properties>
      <style:text-properties fo:color="#000000" loext:opacity="1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25"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onum=1" fo:font-size="12pt" fo:language="la" fo:country="VA"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226"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onum=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227"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onum=1" fo:font-size="12pt" fo:language="la" fo:country="VA" style:font-size-asian="12pt" style:language-asian="zh" style:country-asian="CN" style:font-size-complex="12pt" style:language-complex="hi" style:country-complex="IN" fo:hyphenate="true" fo:hyphenation-remain-char-count="2" fo:hyphenation-push-char-count="2" loext:hyphenation-no-caps="false"/>
    </style:style>
    <style:style style:name="P228" style:family="paragraph" style:parent-style-name="Table_20_Contents">
      <style:paragraph-properties fo:text-align="justify" style:justify-single-word="false" fo:hyphenation-ladder-count="3">
        <style:drop-cap style:lines="2" style:style-name="Drop_20_Caps"/>
      </style:paragraph-properties>
      <style:text-properties fo:color="#000000" loext:opacity="100%" style:font-name="Linux Libertine S.O.Cist.:onum=1" fo:font-size="12pt" fo:language="la" fo:country="VA" style:font-size-asian="12pt" style:font-size-complex="12pt" fo:hyphenate="true" fo:hyphenation-remain-char-count="2" fo:hyphenation-push-char-count="2" loext:hyphenation-no-caps="false"/>
    </style:style>
    <style:style style:name="P229"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02ede52" fo:hyphenate="true" fo:hyphenation-remain-char-count="2" fo:hyphenation-push-char-count="2" loext:hyphenation-no-caps="false"/>
    </style:style>
    <style:style style:name="P230" style:family="paragraph" style:parent-style-name="Table_20_Contents">
      <style:paragraph-properties fo:line-height="100%" fo:text-align="justify" style:justify-single-word="false" fo:hyphenation-ladder-count="3">
        <style:drop-cap style:lines="3" style:style-name="Iniciály_20_velké"/>
      </style:paragraph-properties>
      <style:text-properties officeooo:paragraph-rsid="00122327" fo:hyphenate="true" fo:hyphenation-remain-char-count="2" fo:hyphenation-push-char-count="2" loext:hyphenation-no-caps="false"/>
    </style:style>
    <style:style style:name="P231" style:family="paragraph" style:parent-style-name="Table_20_Contents">
      <style:paragraph-properties fo:margin-left="0in" fo:margin-right="0in" fo:margin-top="0in" fo:margin-bottom="0.111in" style:contextual-spacing="false" fo:line-height="100%" fo:text-align="justify" style:justify-single-word="false" fo:hyphenation-ladder-count="3" fo:text-indent="0in" style:auto-text-indent="false" style:writing-mode="lr-tb">
        <style:drop-cap style:lines="2" style:style-name="Drop_20_Caps"/>
      </style:paragraph-properties>
      <style:text-properties fo:hyphenate="true" fo:hyphenation-remain-char-count="2" fo:hyphenation-push-char-count="2" loext:hyphenation-no-caps="false"/>
    </style:style>
    <style:style style:name="P232" style:family="paragraph" style:parent-style-name="Table_20_Contents">
      <style:paragraph-properties fo:text-align="justify" style:justify-single-word="false" fo:hyphenation-ladder-count="3">
        <style:drop-cap style:lines="2" style:style-name="Drop_20_Caps"/>
      </style:paragraph-properties>
      <style:text-properties style:use-window-font-color="true" loext:opacity="0%" style:font-name="Linux Libertine S.O.Cist.:onum=1" fo:font-size="12pt" fo:language="la" fo:country="VA" officeooo:paragraph-rsid="0012a18f" style:font-size-asian="12pt" style:font-size-complex="12pt" fo:hyphenate="true" fo:hyphenation-remain-char-count="2" fo:hyphenation-push-char-count="2" loext:hyphenation-no-caps="false"/>
    </style:style>
    <style:style style:name="P233" style:family="paragraph" style:parent-style-name="Table_20_Contents">
      <style:paragraph-properties fo:text-align="justify" style:justify-single-word="false" fo:hyphenation-ladder-count="3">
        <style:drop-cap style:lines="3" style:style-name="Iniciály_20_velké"/>
      </style:paragraph-properties>
      <style:text-properties style:use-window-font-color="true" loext:opacity="0%" style:font-name="Linux Libertine S.O.Cist.:onum=1" fo:font-size="12pt" fo:language="la" fo:country="VA" officeooo:paragraph-rsid="0012a18f" style:font-size-asian="12pt" style:font-size-complex="12pt" fo:hyphenate="true" fo:hyphenation-remain-char-count="2" fo:hyphenation-push-char-count="2" loext:hyphenation-no-caps="false"/>
    </style:style>
    <style:style style:name="P234" style:family="paragraph" style:parent-style-name="Table_20_Contents">
      <style:paragraph-properties fo:text-align="center" style:justify-single-word="false" fo:hyphenation-ladder-count="3"/>
      <style:text-properties style:use-window-font-color="true" loext:opacity="0%" style:font-name="Bookman BT S.O.Cist.:liga=02" fo:font-size="12pt" fo:language="la" fo:country="VA" officeooo:paragraph-rsid="00859ca1" style:font-size-asian="12pt" style:font-size-complex="12pt" fo:hyphenate="true" fo:hyphenation-remain-char-count="2" fo:hyphenation-push-char-count="2" loext:hyphenation-no-caps="false"/>
    </style:style>
    <style:style style:name="P235"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language="cs" fo:country="CZ" officeooo:paragraph-rsid="0057cf4b" style:language-asian="zh" style:country-asian="CN" style:language-complex="hi" style:country-complex="IN" fo:hyphenate="true" fo:hyphenation-remain-char-count="2" fo:hyphenation-push-char-count="2" loext:hyphenation-no-caps="false"/>
    </style:style>
    <style:style style:name="T1" style:family="text">
      <style:text-properties fo:color="#ff0000" loext:opacity="100%" fo:font-size="12pt" fo:language="la" fo:country="VA" style:font-size-asian="12pt"/>
    </style:style>
    <style:style style:name="T2" style:family="text">
      <style:text-properties fo:color="#ff0000" loext:opacity="100%" fo:font-size="12pt" fo:language="la" fo:country="VA" style:font-size-asian="12pt" style:language-asian="zh" style:country-asian="CN" style:font-size-complex="12pt" style:language-complex="hi" style:country-complex="IN"/>
    </style:style>
    <style:style style:name="T3" style:family="text">
      <style:text-properties fo:color="#ff0000" loext:opacity="100%" fo:font-size="12pt" fo:language="la" fo:country="VA" style:font-size-asian="12pt" style:font-name-complex="Times New Roman1"/>
    </style:style>
    <style:style style:name="T4" style:family="text">
      <style:text-properties fo:color="#ff0000" loext:opacity="100%" fo:font-size="12pt" fo:language="la" fo:country="VA" style:font-size-asian="12pt" style:font-name-complex="Times New Roman1" style:font-weight-complex="bold"/>
    </style:style>
    <style:style style:name="T5" style:family="text">
      <style:text-properties fo:color="#ff0000" loext:opacity="100%" fo:font-size="12pt" style:font-size-asian="12pt" style:font-name-complex="Times New Roman1"/>
    </style:style>
    <style:style style:name="T6" style:family="text">
      <style:text-properties fo:color="#ff0000" loext:opacity="100%" style:font-name="Cloister"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7" style:family="text">
      <style:text-properties fo:color="#ff0000" loext:opacity="100%" fo:language="la" fo:country="VA" fo:font-weight="normal" style:language-asian="zh" style:country-asian="CN" style:font-weight-asian="normal" style:language-complex="hi" style:country-complex="IN" style:font-weight-complex="normal"/>
    </style:style>
    <style:style style:name="T8" style:family="text">
      <style:text-properties fo:color="#ff0000" loext:opacity="100%" style:font-name="Bookman BT S.O.Cist."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loext:opacity="100%" fo:font-size="12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 style:family="text">
      <style:text-properties fo:color="#00000a" loext:opacity="100%" style:text-line-through-style="none" style:text-line-through-type="none" style:font-name="Linux Libertine S.O.Cist.:onum=1" fo:font-size="12pt" fo:letter-spacing="normal" fo:language="cs" fo:country="CZ" fo:font-style="normal" style:text-underline-style="none" fo:font-weight="normal" style:text-blinking="fals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style>
    <style:style style:name="T11" style:family="text">
      <style:text-properties fo:color="#00000a" loext:opacity="100%" style:text-line-through-style="none" style:text-line-through-type="none" style:font-name="Linux Libertine S.O.Cist.:onum=1" fo:font-size="12pt" fo:letter-spacing="normal" fo:language="cs" fo:country="CZ" fo:font-style="normal" style:text-underline-style="none" fo:font-weight="normal" officeooo:rsid="00613da2" style:text-blinking="fals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style>
    <style:style style:name="T12" style:family="text">
      <style:text-properties fo:color="#00000a" loext:opacity="100%" style:text-line-through-style="none" style:text-line-through-type="none" style:font-name="Linux Libertine S.O.Cist.:onum=1" fo:font-size="12pt" fo:letter-spacing="normal" fo:language="cs" fo:country="CZ" fo:font-style="normal" style:text-underline-style="none" fo:font-weight="normal" officeooo:rsid="00613da2" style:letter-kerning="false" style:text-blinking="fals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style>
    <style:style style:name="T13" style:family="text">
      <style:text-properties fo:color="#00000a" loext:opacity="100%" style:text-line-through-style="none" style:text-line-through-type="none" style:font-name="Linux Libertine S.O.Cist.:onum=1" fo:font-size="12pt" fo:letter-spacing="normal" fo:language="cs" fo:country="CZ" fo:font-style="italic" style:text-underline-style="none" fo:font-weight="normal" style:text-blinking="false" style:font-name-asian="Arial Unicode MS" style:font-size-asian="12pt" style:language-asian="zh" style:country-asian="CN" style:font-style-asian="italic" style:font-weight-asian="normal" style:font-name-complex="Arial Unicode MS" style:font-size-complex="12pt" style:language-complex="hi" style:country-complex="IN" style:font-style-complex="italic" style:font-weight-complex="normal"/>
    </style:style>
    <style:style style:name="T14" style:family="text">
      <style:text-properties fo:color="#00000a" loext:opacity="100%" style:font-name="Cloister"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15" style:family="text">
      <style:text-properties fo:color="#00000a" loext:opacity="100%" style:font-name="Bookman BT S.O.Cist.1" fo:font-weight="bold" style:font-weight-asian="bold" style:font-weight-complex="bold"/>
    </style:style>
    <style:style style:name="T16" style:family="text">
      <style:text-properties fo:color="#00000a" loext:opacity="100%" fo:language="la" fo:country="VA" fo:font-weight="normal" style:language-asian="zh" style:country-asian="CN" style:font-weight-asian="normal" style:language-complex="hi" style:country-complex="IN" style:font-weight-complex="normal"/>
    </style:style>
    <style:style style:name="T17" style:family="text">
      <style:text-properties fo:color="#00000a" loext:opacity="100%" style:font-name="Bookman BT S.O.Cist."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18" style:family="text">
      <style:text-properties fo:color="#00000a" loext:opacity="100%" style:font-name="Linux Libertine S.O.Cist.:onum=1"/>
    </style:style>
    <style:style style:name="T19" style:family="text">
      <style:text-properties fo:color="#00000a" loext:opacity="100%" style:font-name="Linux Libertine S.O.Cist.:onum=1" fo:font-size="12pt" fo:language="cs" fo:country="CZ" officeooo:rsid="0051cd7e" style:letter-kerning="false" style:font-name-asian="Arial Unicode MS" style:font-size-asian="12pt" style:language-asian="zh" style:country-asian="CN" style:font-name-complex="Arial Unicode MS" style:font-size-complex="12pt" style:language-complex="hi" style:country-complex="IN"/>
    </style:style>
    <style:style style:name="T20" style:family="text">
      <style:text-properties fo:color="#00000a" loext:opacity="100%" style:font-name="Linux Libertine S.O.Cist.:onum=1" fo:font-size="12pt" fo:language="cs" fo:country="CZ" officeooo:rsid="0067414b" style:letter-kerning="false" style:font-name-asian="Arial Unicode MS" style:font-size-asian="12pt" style:language-asian="zh" style:country-asian="CN" style:font-name-complex="Arial Unicode MS" style:font-size-complex="12pt" style:language-complex="hi" style:country-complex="IN"/>
    </style:style>
    <style:style style:name="T21" style:family="text">
      <style:text-properties fo:color="#00000a" loext:opacity="100%" style:font-name="Linux Libertine S.O.Cist.:onum=1" fo:font-size="12pt" fo:language="cs" fo:country="CZ" officeooo:rsid="0043b5ed" style:letter-kerning="false" style:font-name-asian="Arial Unicode MS" style:font-size-asian="12pt" style:language-asian="zh" style:country-asian="CN" style:font-name-complex="Arial Unicode MS" style:font-size-complex="12pt" style:language-complex="hi" style:country-complex="IN"/>
    </style:style>
    <style:style style:name="T22" style:family="text">
      <style:text-properties fo:color="#00000a" loext:opacity="100%" style:font-name="Linux Libertine S.O.Cist.:onum=1" fo:font-size="12pt" fo:language="cs" fo:country="CZ" officeooo:rsid="00459cc0" style:letter-kerning="false" style:font-name-asian="Arial Unicode MS" style:font-size-asian="12pt" style:language-asian="zh" style:country-asian="CN" style:font-name-complex="Arial Unicode MS" style:font-size-complex="12pt" style:language-complex="hi" style:country-complex="IN"/>
    </style:style>
    <style:style style:name="T23" style:family="text">
      <style:text-properties fo:color="#00000a" loext:opacity="100%" style:font-name="Linux Libertine S.O.Cist.:onum=1" fo:font-size="12pt" fo:language="cs" fo:country="CZ" officeooo:rsid="019783c5" style:letter-kerning="false" style:font-name-asian="Arial Unicode MS" style:font-size-asian="12pt" style:language-asian="zh" style:country-asian="CN" style:font-name-complex="Arial Unicode MS" style:font-size-complex="12pt" style:language-complex="hi" style:country-complex="IN"/>
    </style:style>
    <style:style style:name="T24" style:family="text">
      <style:text-properties fo:color="#00000a" loext:opacity="100%" style:font-name="Linux Libertine S.O.Cist.:onum=1" fo:font-size="12pt" fo:language="cs" fo:country="CZ" officeooo:rsid="0043e88b" style:letter-kerning="false" style:font-name-asian="Arial Unicode MS" style:font-size-asian="12pt" style:language-asian="zh" style:country-asian="CN" style:font-name-complex="Arial Unicode MS" style:font-size-complex="12pt" style:language-complex="hi" style:country-complex="IN"/>
    </style:style>
    <style:style style:name="T25" style:family="text">
      <style:text-properties fo:color="#00000a" loext:opacity="100%" style:font-name="Linux Libertine S.O.Cist.:onum=1" fo:font-size="12pt" fo:language="cs" fo:country="CZ" officeooo:rsid="00473498" style:letter-kerning="false" style:font-name-asian="Arial Unicode MS" style:font-size-asian="12pt" style:language-asian="zh" style:country-asian="CN" style:font-name-complex="Arial Unicode MS" style:font-size-complex="12pt" style:language-complex="hi" style:country-complex="IN"/>
    </style:style>
    <style:style style:name="T26" style:family="text">
      <style:text-properties fo:color="#00000a" loext:opacity="100%" style:font-name="Linux Libertine S.O.Cist.:onum=1" fo:font-size="12pt" fo:language="cs" fo:country="CZ" officeooo:rsid="0049723a" style:letter-kerning="false" style:font-name-asian="Arial Unicode MS" style:font-size-asian="12pt" style:language-asian="zh" style:country-asian="CN" style:font-name-complex="Arial Unicode MS" style:font-size-complex="12pt" style:language-complex="hi" style:country-complex="IN"/>
    </style:style>
    <style:style style:name="T27" style:family="text">
      <style:text-properties fo:color="#00000a" loext:opacity="100%" style:font-name="Linux Libertine S.O.Cist.:onum=1" fo:font-size="12pt" fo:language="cs" fo:country="CZ" officeooo:rsid="004ba36d" style:letter-kerning="false" style:font-name-asian="Arial Unicode MS" style:font-size-asian="12pt" style:language-asian="zh" style:country-asian="CN" style:font-name-complex="Arial Unicode MS" style:font-size-complex="12pt" style:language-complex="hi" style:country-complex="IN"/>
    </style:style>
    <style:style style:name="T28" style:family="text">
      <style:text-properties fo:color="#00000a" loext:opacity="100%" style:font-name="Linux Libertine S.O.Cist.:onum=1" fo:font-size="12pt" fo:language="cs" fo:country="CZ" officeooo:rsid="01912b4e" style:letter-kerning="false" style:font-name-asian="Arial Unicode MS" style:font-size-asian="12pt" style:language-asian="zh" style:country-asian="CN" style:font-name-complex="Arial Unicode MS" style:font-size-complex="12pt" style:language-complex="hi" style:country-complex="IN"/>
    </style:style>
    <style:style style:name="T29" style:family="text">
      <style:text-properties fo:color="#00000a" loext:opacity="100%" style:font-name="Linux Libertine S.O.Cist.:onum=1" fo:font-size="12pt" fo:language="cs" fo:country="CZ" officeooo:rsid="0040ede6" style:letter-kerning="false" style:font-name-asian="Arial Unicode MS" style:font-size-asian="12pt" style:language-asian="zh" style:country-asian="CN" style:font-name-complex="Arial Unicode MS" style:font-size-complex="12pt" style:language-complex="hi" style:country-complex="IN"/>
    </style:style>
    <style:style style:name="T30" style:family="text">
      <style:text-properties fo:color="#00000a" loext:opacity="100%" style:font-name="Linux Libertine S.O.Cist.:onum=1" fo:font-size="12pt" fo:language="cs" fo:country="CZ" officeooo:rsid="004d708e" style:letter-kerning="false" style:font-name-asian="Arial Unicode MS" style:font-size-asian="12pt" style:language-asian="zh" style:country-asian="CN" style:font-name-complex="Arial Unicode MS" style:font-size-complex="12pt" style:language-complex="hi" style:country-complex="IN"/>
    </style:style>
    <style:style style:name="T31" style:family="text">
      <style:text-properties fo:color="#00000a" loext:opacity="100%" style:font-name="Linux Libertine S.O.Cist.:onum=1" fo:font-size="12pt" fo:language="cs" fo:country="CZ" officeooo:rsid="004f51a2" style:letter-kerning="false" style:font-name-asian="Arial Unicode MS" style:font-size-asian="12pt" style:language-asian="zh" style:country-asian="CN" style:font-name-complex="Arial Unicode MS" style:font-size-complex="12pt" style:language-complex="hi" style:country-complex="IN"/>
    </style:style>
    <style:style style:name="T32" style:family="text">
      <style:text-properties fo:color="#00000a" loext:opacity="100%" style:font-name="Linux Libertine S.O.Cist.:onum=1" fo:font-size="12pt" fo:language="cs" fo:country="CZ" officeooo:rsid="00506f96" style:letter-kerning="false" style:font-name-asian="Arial Unicode MS" style:font-size-asian="12pt" style:language-asian="zh" style:country-asian="CN" style:font-name-complex="Arial Unicode MS" style:font-size-complex="12pt" style:language-complex="hi" style:country-complex="IN"/>
    </style:style>
    <style:style style:name="T33" style:family="text">
      <style:text-properties fo:color="#00000a" loext:opacity="100%" style:font-name="Linux Libertine S.O.Cist.:onum=1" fo:font-size="12pt" fo:language="cs" fo:country="CZ" officeooo:rsid="00549112" style:letter-kerning="false" style:font-name-asian="Arial Unicode MS" style:font-size-asian="12pt" style:language-asian="zh" style:country-asian="CN" style:font-name-complex="Arial Unicode MS" style:font-size-complex="12pt" style:language-complex="hi" style:country-complex="IN"/>
    </style:style>
    <style:style style:name="T34" style:family="text">
      <style:text-properties fo:color="#00000a" loext:opacity="100%" style:font-name="Linux Libertine S.O.Cist.:onum=1" fo:font-size="12pt" fo:language="cs" fo:country="CZ" officeooo:rsid="005655e7" style:letter-kerning="false" style:font-name-asian="Arial Unicode MS" style:font-size-asian="12pt" style:language-asian="zh" style:country-asian="CN" style:font-name-complex="Arial Unicode MS" style:font-size-complex="12pt" style:language-complex="hi" style:country-complex="IN"/>
    </style:style>
    <style:style style:name="T35" style:family="text">
      <style:text-properties fo:color="#00000a" loext:opacity="100%" style:font-name="Linux Libertine S.O.Cist.:onum=1" fo:font-size="12pt" fo:language="cs" fo:country="CZ" officeooo:rsid="0057cf4b" style:letter-kerning="false" style:font-name-asian="Arial Unicode MS" style:font-size-asian="12pt" style:language-asian="zh" style:country-asian="CN" style:font-name-complex="Arial Unicode MS" style:font-size-complex="12pt" style:language-complex="hi" style:country-complex="IN"/>
    </style:style>
    <style:style style:name="T36" style:family="text">
      <style:text-properties fo:color="#00000a" loext:opacity="100%" style:font-name="Linux Libertine S.O.Cist.:onum=1" fo:font-size="12pt" fo:language="cs" fo:country="CZ" officeooo:rsid="005899fa" style:letter-kerning="false" style:font-name-asian="Arial Unicode MS" style:font-size-asian="12pt" style:language-asian="zh" style:country-asian="CN" style:font-name-complex="Arial Unicode MS" style:font-size-complex="12pt" style:language-complex="hi" style:country-complex="IN"/>
    </style:style>
    <style:style style:name="T37" style:family="text">
      <style:text-properties fo:color="#00000a" loext:opacity="100%" style:font-name="Linux Libertine S.O.Cist.:onum=1" fo:font-size="12pt" fo:language="cs" fo:country="CZ" officeooo:rsid="0058a8ff" style:letter-kerning="false" style:font-name-asian="Arial Unicode MS" style:font-size-asian="12pt" style:language-asian="zh" style:country-asian="CN" style:font-name-complex="Arial Unicode MS" style:font-size-complex="12pt" style:language-complex="hi" style:country-complex="IN"/>
    </style:style>
    <style:style style:name="T38" style:family="text">
      <style:text-properties fo:color="#00000a" loext:opacity="100%" style:font-name="Linux Libertine S.O.Cist.:onum=1" fo:font-size="12pt" fo:language="cs" fo:country="CZ" officeooo:rsid="005c6533" style:letter-kerning="false" style:font-name-asian="Arial Unicode MS" style:font-size-asian="12pt" style:language-asian="zh" style:country-asian="CN" style:font-name-complex="Arial Unicode MS" style:font-size-complex="12pt" style:language-complex="hi" style:country-complex="IN"/>
    </style:style>
    <style:style style:name="T39" style:family="text">
      <style:text-properties fo:color="#00000a" loext:opacity="100%" style:font-name="Linux Libertine S.O.Cist.:onum=1" fo:font-size="12pt" fo:language="cs" fo:country="CZ" officeooo:rsid="005d5054" style:letter-kerning="false" style:font-name-asian="Arial Unicode MS" style:font-size-asian="12pt" style:language-asian="zh" style:country-asian="CN" style:font-name-complex="Arial Unicode MS" style:font-size-complex="12pt" style:language-complex="hi" style:country-complex="IN"/>
    </style:style>
    <style:style style:name="T40" style:family="text">
      <style:text-properties fo:color="#00000a" loext:opacity="100%" style:font-name="Linux Libertine S.O.Cist.:onum=1" fo:font-size="12pt" fo:language="cs" fo:country="CZ" officeooo:rsid="005f7519" style:letter-kerning="false" style:font-name-asian="Arial Unicode MS" style:font-size-asian="12pt" style:language-asian="zh" style:country-asian="CN" style:font-name-complex="Arial Unicode MS" style:font-size-complex="12pt" style:language-complex="hi" style:country-complex="IN"/>
    </style:style>
    <style:style style:name="T41" style:family="text">
      <style:text-properties fo:color="#00000a" loext:opacity="100%" style:font-name="Linux Libertine S.O.Cist.:onum=1" fo:font-size="12pt" fo:language="cs" fo:country="CZ" officeooo:rsid="00613da2" style:letter-kerning="false" style:font-name-asian="Arial Unicode MS" style:font-size-asian="12pt" style:language-asian="zh" style:country-asian="CN" style:font-name-complex="Arial Unicode MS" style:font-size-complex="12pt" style:language-complex="hi" style:country-complex="IN"/>
    </style:style>
    <style:style style:name="T42" style:family="text">
      <style:text-properties fo:color="#00000a" loext:opacity="100%" style:font-name="Linux Libertine S.O.Cist.:onum=1" fo:font-size="12pt" fo:language="cs" fo:country="CZ" officeooo:rsid="0061ef63" style:letter-kerning="false" style:font-name-asian="Arial Unicode MS" style:font-size-asian="12pt" style:language-asian="zh" style:country-asian="CN" style:font-name-complex="Arial Unicode MS" style:font-size-complex="12pt" style:language-complex="hi" style:country-complex="IN"/>
    </style:style>
    <style:style style:name="T43" style:family="text">
      <style:text-properties fo:color="#00000a" loext:opacity="100%" style:font-name="Linux Libertine S.O.Cist.:onum=1" fo:font-size="12pt" fo:language="cs" fo:country="CZ" officeooo:rsid="00633e5a" style:letter-kerning="false" style:font-name-asian="Arial Unicode MS" style:font-size-asian="12pt" style:language-asian="zh" style:country-asian="CN" style:font-name-complex="Arial Unicode MS" style:font-size-complex="12pt" style:language-complex="hi" style:country-complex="IN"/>
    </style:style>
    <style:style style:name="T44" style:family="text">
      <style:text-properties fo:color="#00000a" loext:opacity="100%" style:font-name="Linux Libertine S.O.Cist.:onum=1" fo:font-size="12pt" fo:language="cs" fo:country="CZ" officeooo:rsid="00653639" style:letter-kerning="false" style:font-name-asian="Arial Unicode MS" style:font-size-asian="12pt" style:language-asian="zh" style:country-asian="CN" style:font-name-complex="Arial Unicode MS" style:font-size-complex="12pt" style:language-complex="hi" style:country-complex="IN"/>
    </style:style>
    <style:style style:name="T45" style:family="text">
      <style:text-properties fo:color="#00000a" loext:opacity="100%" style:font-name="Linux Libertine S.O.Cist.:onum=1" fo:font-size="12pt" fo:language="cs" fo:country="CZ" officeooo:rsid="00684a11" style:letter-kerning="false" style:font-name-asian="Arial Unicode MS" style:font-size-asian="12pt" style:language-asian="zh" style:country-asian="CN" style:font-name-complex="Arial Unicode MS" style:font-size-complex="12pt" style:language-complex="hi" style:country-complex="IN"/>
    </style:style>
    <style:style style:name="T46" style:family="text">
      <style:text-properties fo:color="#00000a" loext:opacity="100%" style:font-name="Linux Libertine S.O.Cist.:onum=1" fo:font-size="12pt" fo:language="cs" fo:country="CZ" officeooo:rsid="006bcc43" style:letter-kerning="false" style:font-name-asian="Arial Unicode MS" style:font-size-asian="12pt" style:language-asian="zh" style:country-asian="CN" style:font-name-complex="Arial Unicode MS" style:font-size-complex="12pt" style:language-complex="hi" style:country-complex="IN"/>
    </style:style>
    <style:style style:name="T47" style:family="text">
      <style:text-properties fo:color="#00000a" loext:opacity="100%" style:font-name="Linux Libertine S.O.Cist.:onum=1" fo:font-size="12pt" fo:language="cs" fo:country="CZ" officeooo:rsid="006f13bf" style:letter-kerning="false" style:font-name-asian="Arial Unicode MS" style:font-size-asian="12pt" style:language-asian="zh" style:country-asian="CN" style:font-name-complex="Arial Unicode MS" style:font-size-complex="12pt" style:language-complex="hi" style:country-complex="IN"/>
    </style:style>
    <style:style style:name="T48" style:family="text">
      <style:text-properties fo:color="#00000a" loext:opacity="100%" style:font-name="Linux Libertine S.O.Cist.:onum=1" fo:font-size="12pt" fo:language="cs" fo:country="CZ" officeooo:rsid="006ffb2b" style:letter-kerning="false" style:font-name-asian="Arial Unicode MS" style:font-size-asian="12pt" style:language-asian="zh" style:country-asian="CN" style:font-name-complex="Arial Unicode MS" style:font-size-complex="12pt" style:language-complex="hi" style:country-complex="IN"/>
    </style:style>
    <style:style style:name="T49" style:family="text">
      <style:text-properties fo:color="#00000a" loext:opacity="100%" style:font-name="Linux Libertine S.O.Cist.:onum=1" fo:font-size="12pt" fo:language="cs" fo:country="CZ" officeooo:rsid="0072ab10" style:letter-kerning="false" style:font-name-asian="Arial Unicode MS" style:font-size-asian="12pt" style:language-asian="zh" style:country-asian="CN" style:font-name-complex="Arial Unicode MS" style:font-size-complex="12pt" style:language-complex="hi" style:country-complex="IN"/>
    </style:style>
    <style:style style:name="T50" style:family="text">
      <style:text-properties fo:color="#00000a" loext:opacity="100%" style:font-name="Linux Libertine S.O.Cist.:onum=1" fo:font-size="12pt" fo:language="cs" fo:country="CZ" officeooo:rsid="00744b26" style:letter-kerning="false" style:font-name-asian="Arial Unicode MS" style:font-size-asian="12pt" style:language-asian="zh" style:country-asian="CN" style:font-name-complex="Arial Unicode MS" style:font-size-complex="12pt" style:language-complex="hi" style:country-complex="IN"/>
    </style:style>
    <style:style style:name="T51" style:family="text">
      <style:text-properties fo:color="#00000a" loext:opacity="100%" style:font-name="Linux Libertine S.O.Cist.:onum=1" fo:font-size="12pt" fo:language="cs" fo:country="CZ" officeooo:rsid="0075539a" style:letter-kerning="false" style:font-name-asian="Arial Unicode MS" style:font-size-asian="12pt" style:language-asian="zh" style:country-asian="CN" style:font-name-complex="Arial Unicode MS" style:font-size-complex="12pt" style:language-complex="hi" style:country-complex="IN"/>
    </style:style>
    <style:style style:name="T52" style:family="text">
      <style:text-properties fo:color="#00000a" loext:opacity="100%" style:font-name="Linux Libertine S.O.Cist.:onum=1" fo:font-size="12pt" fo:language="cs" fo:country="CZ" officeooo:rsid="0076636f" style:letter-kerning="false" style:font-name-asian="Arial Unicode MS" style:font-size-asian="12pt" style:language-asian="zh" style:country-asian="CN" style:font-name-complex="Arial Unicode MS" style:font-size-complex="12pt" style:language-complex="hi" style:country-complex="IN"/>
    </style:style>
    <style:style style:name="T53" style:family="text">
      <style:text-properties fo:color="#00000a" loext:opacity="100%" style:font-name="Linux Libertine S.O.Cist.:onum=1" fo:font-size="12pt" fo:language="cs" fo:country="CZ" officeooo:rsid="0079f3b7" style:letter-kerning="false" style:font-name-asian="Arial Unicode MS" style:font-size-asian="12pt" style:language-asian="zh" style:country-asian="CN" style:font-name-complex="Arial Unicode MS" style:font-size-complex="12pt" style:language-complex="hi" style:country-complex="IN"/>
    </style:style>
    <style:style style:name="T54" style:family="text">
      <style:text-properties fo:color="#00000a" loext:opacity="100%" style:font-name="Linux Libertine S.O.Cist.:onum=1" fo:font-size="12pt" fo:language="cs" fo:country="CZ" officeooo:rsid="0019ad1c" style:letter-kerning="false" style:font-name-asian="Arial Unicode MS" style:font-size-asian="12pt" style:language-asian="zh" style:country-asian="CN" style:font-name-complex="Arial Unicode MS" style:font-size-complex="12pt" style:language-complex="hi" style:country-complex="IN"/>
    </style:style>
    <style:style style:name="T55" style:family="text">
      <style:text-properties fo:color="#00000a" loext:opacity="100%" style:font-name="Linux Libertine S.O.Cist.:onum=1" fo:font-size="12pt" fo:language="cs" fo:country="CZ" officeooo:rsid="007a40c4" style:letter-kerning="false" style:font-name-asian="Arial Unicode MS" style:font-size-asian="12pt" style:language-asian="zh" style:country-asian="CN" style:font-name-complex="Arial Unicode MS" style:font-size-complex="12pt" style:language-complex="hi" style:country-complex="IN"/>
    </style:style>
    <style:style style:name="T56" style:family="text">
      <style:text-properties fo:color="#00000a" loext:opacity="100%" style:font-name="Linux Libertine S.O.Cist.:onum=1" fo:font-size="12pt" fo:language="cs" fo:country="CZ" officeooo:rsid="007c114c" style:letter-kerning="false" style:font-name-asian="Arial Unicode MS" style:font-size-asian="12pt" style:language-asian="zh" style:country-asian="CN" style:font-name-complex="Arial Unicode MS" style:font-size-complex="12pt" style:language-complex="hi" style:country-complex="IN"/>
    </style:style>
    <style:style style:name="T57" style:family="text">
      <style:text-properties fo:color="#00000a" loext:opacity="100%" style:font-name="Linux Libertine S.O.Cist.:onum=1" fo:font-size="12pt" fo:language="cs" fo:country="CZ" officeooo:rsid="007d93e1" style:letter-kerning="false" style:font-name-asian="Arial Unicode MS" style:font-size-asian="12pt" style:language-asian="zh" style:country-asian="CN" style:font-name-complex="Arial Unicode MS" style:font-size-complex="12pt" style:language-complex="hi" style:country-complex="IN"/>
    </style:style>
    <style:style style:name="T58" style:family="text">
      <style:text-properties fo:color="#00000a" loext:opacity="100%" style:font-name="Linux Libertine S.O.Cist.:onum=1" fo:font-size="12pt" fo:language="cs" fo:country="CZ" officeooo:rsid="0031805a" style:letter-kerning="false" style:font-name-asian="Arial Unicode MS" style:font-size-asian="12pt" style:language-asian="zh" style:country-asian="CN" style:font-name-complex="Arial Unicode MS" style:font-size-complex="12pt" style:language-complex="hi" style:country-complex="IN"/>
    </style:style>
    <style:style style:name="T59" style:family="text">
      <style:text-properties fo:color="#00000a" loext:opacity="100%" style:font-name="Linux Libertine S.O.Cist.:onum=1" fo:font-size="12pt" fo:language="cs" fo:country="CZ" officeooo:rsid="00341307" style:letter-kerning="false" style:font-name-asian="Arial Unicode MS" style:font-size-asian="12pt" style:language-asian="zh" style:country-asian="CN" style:font-name-complex="Arial Unicode MS" style:font-size-complex="12pt" style:language-complex="hi" style:country-complex="IN"/>
    </style:style>
    <style:style style:name="T60" style:family="text">
      <style:text-properties fo:color="#00000a" loext:opacity="100%" style:font-name="Linux Libertine S.O.Cist.:onum=1" fo:font-size="12pt" fo:language="cs" fo:country="CZ" officeooo:rsid="007ff936" style:letter-kerning="false" style:font-name-asian="Arial Unicode MS" style:font-size-asian="12pt" style:language-asian="zh" style:country-asian="CN" style:font-name-complex="Arial Unicode MS" style:font-size-complex="12pt" style:language-complex="hi" style:country-complex="IN"/>
    </style:style>
    <style:style style:name="T61" style:family="text">
      <style:text-properties fo:color="#00000a" loext:opacity="100%" style:font-name="Linux Libertine S.O.Cist.:onum=1" fo:font-size="12pt" fo:language="cs" fo:country="CZ" officeooo:rsid="00803743" style:letter-kerning="false" style:font-name-asian="Arial Unicode MS" style:font-size-asian="12pt" style:language-asian="zh" style:country-asian="CN" style:font-name-complex="Arial Unicode MS" style:font-size-complex="12pt" style:language-complex="hi" style:country-complex="IN"/>
    </style:style>
    <style:style style:name="T62" style:family="text">
      <style:text-properties fo:color="#00000a" loext:opacity="100%" style:font-name="Linux Libertine S.O.Cist.:onum=1" fo:font-size="12pt" fo:language="cs" fo:country="CZ" officeooo:rsid="00806401" style:letter-kerning="false" style:font-name-asian="Arial Unicode MS" style:font-size-asian="12pt" style:language-asian="zh" style:country-asian="CN" style:font-name-complex="Arial Unicode MS" style:font-size-complex="12pt" style:language-complex="hi" style:country-complex="IN"/>
    </style:style>
    <style:style style:name="T63" style:family="text">
      <style:text-properties fo:color="#00000a" loext:opacity="100%" style:font-name="Linux Libertine S.O.Cist.:onum=1" fo:font-size="12pt" fo:language="cs" fo:country="CZ" officeooo:rsid="0081f7b9" style:letter-kerning="false" style:font-name-asian="Arial Unicode MS" style:font-size-asian="12pt" style:language-asian="zh" style:country-asian="CN" style:font-name-complex="Arial Unicode MS" style:font-size-complex="12pt" style:language-complex="hi" style:country-complex="IN"/>
    </style:style>
    <style:style style:name="T64" style:family="text">
      <style:text-properties fo:color="#00000a" loext:opacity="100%" style:font-name="Linux Libertine S.O.Cist.:onum=1" fo:font-size="12pt" fo:language="cs" fo:country="CZ" officeooo:rsid="00841d9b" style:letter-kerning="false" style:font-name-asian="Arial Unicode MS" style:font-size-asian="12pt" style:language-asian="zh" style:country-asian="CN" style:font-name-complex="Arial Unicode MS" style:font-size-complex="12pt" style:language-complex="hi" style:country-complex="IN"/>
    </style:style>
    <style:style style:name="T65" style:family="text">
      <style:text-properties fo:color="#00000a" loext:opacity="100%" style:font-name="Linux Libertine S.O.Cist.:onum=1" fo:font-size="12pt" fo:language="cs" fo:country="CZ" officeooo:rsid="0084fa41" style:letter-kerning="false" style:font-name-asian="Arial Unicode MS" style:font-size-asian="12pt" style:language-asian="zh" style:country-asian="CN" style:font-name-complex="Arial Unicode MS" style:font-size-complex="12pt" style:language-complex="hi" style:country-complex="IN"/>
    </style:style>
    <style:style style:name="T66" style:family="text">
      <style:text-properties fo:color="#00000a" loext:opacity="100%" style:font-name="Linux Libertine S.O.Cist.:onum=1" fo:font-size="12pt" fo:language="cs" fo:country="CZ" officeooo:rsid="0049a18c" style:letter-kerning="false" style:font-name-asian="Arial Unicode MS" style:font-size-asian="12pt" style:language-asian="zh" style:country-asian="CN" style:font-name-complex="Times New Roman1" style:font-size-complex="12pt" style:language-complex="hi" style:country-complex="IN"/>
    </style:style>
    <style:style style:name="T67" style:family="text">
      <style:text-properties fo:color="#00000a" loext:opacity="100%" style:font-name="Linux Libertine S.O.Cist.:onum=1" fo:font-size="12pt" fo:language="cs" fo:country="CZ" officeooo:rsid="00506f96" style:letter-kerning="false" style:font-name-asian="Arial Unicode MS" style:font-size-asian="12pt" style:language-asian="zh" style:country-asian="CN" style:font-name-complex="Times New Roman1" style:font-size-complex="12pt" style:language-complex="hi" style:country-complex="IN"/>
    </style:style>
    <style:style style:name="T68" style:family="text">
      <style:text-properties fo:color="#00000a" loext:opacity="100%" style:font-name="Linux Libertine S.O.Cist.:onum=1" fo:font-size="12pt" fo:language="cs" fo:country="CZ" officeooo:rsid="0036997c" style:letter-kerning="false" style:font-name-asian="Arial Unicode MS" style:font-size-asian="12pt" style:language-asian="zh" style:country-asian="CN" style:font-name-complex="Times New Roman1" style:font-size-complex="12pt" style:language-complex="hi" style:country-complex="IN"/>
    </style:style>
    <style:style style:name="T69" style:family="text">
      <style:text-properties fo:color="#00000a" loext:opacity="100%" style:font-name="Linux Libertine S.O.Cist.:onum=1" fo:font-size="12pt" fo:language="cs" fo:country="CZ" officeooo:rsid="00534a09" style:letter-kerning="false" style:font-name-asian="Arial Unicode MS" style:font-size-asian="12pt" style:language-asian="zh" style:country-asian="CN" style:font-name-complex="Times New Roman1" style:font-size-complex="12pt" style:language-complex="hi" style:country-complex="IN"/>
    </style:style>
    <style:style style:name="T70" style:family="text">
      <style:text-properties fo:color="#00000a" loext:opacity="100%" style:font-name="Linux Libertine S.O.Cist.:onum=1" fo:font-size="12pt" fo:language="cs" fo:country="CZ" officeooo:rsid="00657bcd" style:letter-kerning="false" style:font-name-asian="Arial Unicode MS" style:font-size-asian="12pt" style:language-asian="zh" style:country-asian="CN" style:font-name-complex="Times New Roman1" style:font-size-complex="12pt" style:language-complex="hi" style:country-complex="IN"/>
    </style:style>
    <style:style style:name="T71" style:family="text">
      <style:text-properties fo:color="#00000a" loext:opacity="100%" style:font-name="Linux Libertine S.O.Cist.:onum=1" fo:font-size="12pt" fo:language="cs" fo:country="CZ" officeooo:rsid="007f35d4" style:letter-kerning="false" style:font-name-asian="Arial Unicode MS" style:font-size-asian="12pt" style:language-asian="zh" style:country-asian="CN" style:font-name-complex="Times New Roman1" style:font-size-complex="12pt" style:language-complex="hi" style:country-complex="IN"/>
    </style:style>
    <style:style style:name="T72" style:family="text">
      <style:text-properties fo:color="#00000a" loext:opacity="100%" style:font-name="Linux Libertine S.O.Cist.:onum=1" fo:font-size="12pt" fo:language="cs" fo:country="CZ" officeooo:rsid="0071e9fc" style:letter-kerning="false" style:font-name-asian="Arial Unicode MS" style:font-size-asian="12pt" style:language-asian="zh" style:country-asian="CN" style:font-name-complex="Times New Roman1" style:font-size-complex="12pt" style:language-complex="hi" style:country-complex="IN"/>
    </style:style>
    <style:style style:name="T73" style:family="text">
      <style:text-properties fo:color="#00000a" loext:opacity="100%" style:font-name="Linux Libertine S.O.Cist.:onum=1" fo:font-size="12pt" fo:language="cs" fo:country="CZ" officeooo:rsid="00841d9b" style:letter-kerning="false" style:font-name-asian="Arial Unicode MS" style:font-size-asian="12pt" style:language-asian="zh" style:country-asian="CN" style:font-name-complex="Times New Roman1" style:font-size-complex="12pt" style:language-complex="hi" style:country-complex="IN"/>
    </style:style>
    <style:style style:name="T74" style:family="text">
      <style:text-properties fo:color="#00000a" loext:opacity="100%" style:font-name="Linux Libertine S.O.Cist.:onum=1" fo:font-size="12pt" fo:language="cs" fo:country="CZ" fo:font-style="italic" officeooo:rsid="0043e88b"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5" style:family="text">
      <style:text-properties fo:color="#00000a" loext:opacity="100%" style:font-name="Linux Libertine S.O.Cist.:onum=1" fo:font-size="12pt" fo:language="cs" fo:country="CZ" fo:font-style="italic" officeooo:rsid="0064366a"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6" style:family="text">
      <style:text-properties fo:color="#00000a" loext:opacity="100%" style:font-name="Linux Libertine S.O.Cist.:onum=1" fo:font-size="12pt" fo:language="cs" fo:country="CZ" fo:font-style="italic" officeooo:rsid="007f35d4"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7" style:family="text">
      <style:text-properties fo:color="#00000a" loext:opacity="100%" style:font-name="Linux Libertine S.O.Cist.:onum=1" fo:font-size="12pt" fo:language="cs" fo:country="CZ" fo:font-style="italic" officeooo:rsid="007ff936"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8" style:family="text">
      <style:text-properties fo:color="#00000a" loext:opacity="100%" style:font-name="Linux Libertine S.O.Cist.:onum=1" fo:font-size="12pt" fo:language="cs" fo:country="CZ" fo:font-style="italic" officeooo:rsid="00803743"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9" style:family="text">
      <style:text-properties fo:color="#00000a" loext:opacity="100%" style:font-name="Linux Libertine S.O.Cist.:onum=1" fo:font-size="12pt" fo:language="cs" fo:country="CZ" fo:font-style="italic" officeooo:rsid="00684a11"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80" style:family="text">
      <style:text-properties fo:color="#00000a" loext:opacity="100%" style:font-name="Linux Libertine S.O.Cist.:onum=1" fo:font-size="12pt" fo:language="cs" fo:country="CZ" fo:font-style="normal" officeooo:rsid="00473498"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1" style:family="text">
      <style:text-properties fo:color="#00000a" loext:opacity="100%" style:font-name="Linux Libertine S.O.Cist.:onum=1" fo:font-size="12pt" fo:language="cs" fo:country="CZ" fo:font-style="normal" officeooo:rsid="0051cd7e"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2" style:family="text">
      <style:text-properties fo:color="#00000a" loext:opacity="100%" style:font-name="Linux Libertine S.O.Cist.:onum=1" fo:font-size="12pt" fo:language="cs" fo:country="CZ" fo:font-style="normal" officeooo:rsid="0061ef63"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3" style:family="text">
      <style:text-properties fo:color="#00000a" loext:opacity="100%" style:font-name="Linux Libertine S.O.Cist.:onum=1" fo:font-size="12pt" fo:language="cs" fo:country="CZ" fo:font-style="normal" officeooo:rsid="00633e5a"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4" style:family="text">
      <style:text-properties fo:color="#00000a" loext:opacity="100%" style:font-name="Linux Libertine S.O.Cist.:onum=1" fo:font-size="12pt" fo:language="cs" fo:country="CZ" fo:font-style="normal" officeooo:rsid="00684a11"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5" style:family="text">
      <style:text-properties fo:color="#00000a" loext:opacity="100%" style:font-name="Linux Libertine S.O.Cist.:onum=1" fo:font-size="12pt" fo:language="cs" fo:country="CZ" fo:font-style="normal" officeooo:rsid="00744b26"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6" style:family="text">
      <style:text-properties fo:color="#00000a" loext:opacity="100%" style:font-name="Linux Libertine S.O.Cist.:onum=1" fo:font-size="12pt" fo:language="cs" fo:country="CZ" fo:font-style="normal" officeooo:rsid="00769cb7"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7" style:family="text">
      <style:text-properties fo:color="#00000a" loext:opacity="100%" style:font-name="Linux Libertine S.O.Cist.:onum=1" fo:font-size="12pt" fo:language="cs" fo:country="CZ" fo:font-style="normal" officeooo:rsid="007ad796"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8" style:family="text">
      <style:text-properties fo:color="#00000a" loext:opacity="100%" style:font-name="Linux Libertine S.O.Cist.:onum=1" fo:font-size="12pt" fo:language="cs" fo:country="CZ" fo:font-style="normal" officeooo:rsid="007c114c"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9" style:family="text">
      <style:text-properties fo:color="#00000a" loext:opacity="100%" style:font-name="Linux Libertine S.O.Cist.:onum=1" fo:font-size="12pt" fo:letter-spacing="normal" fo:language="la" fo:country="VA" fo:font-weight="normal" style:font-size-asian="12pt" style:language-asian="zh" style:country-asian="CN" style:font-weight-asian="normal" style:font-size-complex="12pt" style:language-complex="hi" style:country-complex="IN" style:font-weight-complex="normal"/>
    </style:style>
    <style:style style:name="T90" style:family="text">
      <style:text-properties fo:color="#00000a" loext:opacity="100%" style:font-name="Linux Libertine S.O.Cist.:onum=1" fo:font-size="12pt" fo:language="la" fo:country="VA" officeooo:rsid="00657bcd" style:letter-kerning="false" style:font-name-asian="Arial Unicode MS" style:font-size-asian="12pt" style:language-asian="zh" style:country-asian="CN" style:font-name-complex="Arial Unicode MS" style:font-size-complex="12pt" style:language-complex="hi" style:country-complex="IN"/>
    </style:style>
    <style:style style:name="T91" style:family="text">
      <style:text-properties fo:color="#00000a" loext:opacity="100%" style:font-name="Linux Libertine S.O.Cist.:onum=1" fo:font-size="12pt" fo:language="la" fo:country="VA" officeooo:rsid="007f35d4" style:letter-kerning="false" style:font-name-asian="Arial Unicode MS" style:font-size-asian="12pt" style:language-asian="zh" style:country-asian="CN" style:font-name-complex="Times New Roman1" style:font-size-complex="12pt" style:language-complex="hi" style:country-complex="IN"/>
    </style:style>
    <style:style style:name="T92" style:family="text">
      <style:text-properties fo:color="#00000a" loext:opacity="100%" style:letter-kerning="false" style:font-name-asian="Arial Unicode MS" style:language-asian="zh" style:country-asian="CN" style:font-name-complex="Arial Unicode MS" style:language-complex="hi" style:country-complex="IN"/>
    </style:style>
    <style:style style:name="T93" style:family="text">
      <style:text-properties fo:color="#00000a" loext:opacity="100%" officeooo:rsid="00549112" style:letter-kerning="false" style:font-name-asian="Arial Unicode MS" style:language-asian="zh" style:country-asian="CN" style:font-name-complex="Arial Unicode MS" style:language-complex="hi" style:country-complex="IN"/>
    </style:style>
    <style:style style:name="T94" style:family="text">
      <style:text-properties fo:color="#000000" loext:opacity="1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95" style:family="text">
      <style:text-properties fo:color="#000000" loext:opacity="100%" fo:font-size="12pt" fo:letter-spacing="normal" fo:language="la" fo:country="VA" fo:font-style="normal" fo:font-weight="normal" officeooo:rsid="00791f2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96" style:family="text">
      <style:text-properties fo:color="#000000" loext:opacity="100%" fo:font-size="12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97" style:family="text">
      <style:text-properties fo:color="#000000" loext:opacity="100%" fo:font-size="12pt" fo:letter-spacing="normal" fo:language="la" fo:country="VA" fo:font-style="italic" fo:font-weight="normal"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98" style:family="text">
      <style:text-properties fo:color="#000000" loext:opacity="100%" fo:font-size="12pt" fo:language="la" fo:country="VA" style:font-name-asian="Andale Sans UI" style:font-size-asian="12pt" style:language-asian="zh" style:country-asian="CN" style:font-name-complex="Tahoma" style:font-size-complex="12pt" style:language-complex="hi" style:country-complex="IN"/>
    </style:style>
    <style:style style:name="T99" style:family="text">
      <style:text-properties fo:color="#000000" loext:opacity="100%" fo:font-size="12pt" fo:language="la" fo:country="VA" style:font-size-asian="12pt"/>
    </style:style>
    <style:style style:name="T100" style:family="text">
      <style:text-properties fo:color="#000000" loext:opacity="100%" fo:font-size="12pt" fo:language="la" fo:country="VA" style:font-size-asian="12pt" style:language-asian="zh" style:country-asian="CN" style:font-size-complex="12pt" style:language-complex="hi" style:country-complex="IN"/>
    </style:style>
    <style:style style:name="T101" style:family="text">
      <style:text-properties fo:color="#000000" loext:opacity="100%" fo:font-size="12pt" fo:language="la" fo:country="VA" style:font-size-asian="12pt" style:font-size-complex="12pt"/>
    </style:style>
    <style:style style:name="T102" style:family="text">
      <style:text-properties fo:color="#000000" loext:opacity="100%" style:font-name="Linux Libertine S.O.Cist.:onum=1" fo:font-size="12pt" fo:language="la" fo:country="VA" style:font-size-asian="12pt" style:language-asian="zh" style:country-asian="CN" style:font-size-complex="12pt" style:language-complex="hi" style:country-complex="IN"/>
    </style:style>
    <style:style style:name="T103" style:family="text">
      <style:text-properties fo:color="#000000" loext:opacity="100%" style:font-name="Linux Libertine S.O.Cist.:onum=1" fo:font-size="12pt" fo:language="la" fo:country="VA" officeooo:rsid="005f7519" style:letter-kerning="false" style:font-name-asian="Arial Unicode MS" style:font-size-asian="12pt" style:language-asian="zh" style:country-asian="CN" style:font-name-complex="Arial Unicode MS" style:font-size-complex="12pt" style:language-complex="hi" style:country-complex="IN"/>
    </style:style>
    <style:style style:name="T104" style:family="text">
      <style:text-properties fo:color="#000000" loext:opacity="1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5" style:family="text">
      <style:text-properties fo:color="#000000" loext:opacity="100%" style:font-name="Linux Libertine S.O.Cist.:onum=1" fo:font-size="12pt" fo:letter-spacing="normal" fo:language="la" fo:country="VA" fo:font-style="normal" fo:font-weight="normal" officeooo:rsid="005899fa"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6" style:family="text">
      <style:text-properties fo:color="#000000" loext:opacity="100%" style:font-name="Linux Libertine S.O.Cist.:onum=1" fo:font-size="12pt" fo:letter-spacing="normal" fo:language="la" fo:country="VA" fo:font-style="normal" fo:font-weight="normal" officeooo:rsid="006f13bf"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7" style:family="text">
      <style:text-properties fo:color="#000000" loext:opacity="100%" style:font-name="Linux Libertine S.O.Cist.:onum=1" fo:font-size="12pt" fo:letter-spacing="normal" fo:language="la" fo:country="VA" fo:font-style="normal" fo:font-weight="normal" officeooo:rsid="00826083"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8" style:family="text">
      <style:text-properties fo:font-size="12pt" fo:language="cs" fo:country="CZ" style:font-size-asian="12pt" style:font-size-complex="12pt"/>
    </style:style>
    <style:style style:name="T109" style:family="text">
      <style:text-properties fo:font-size="12pt" fo:language="cs" fo:country="CZ" officeooo:rsid="000f3ad3" style:font-size-asian="12pt" style:font-size-complex="12pt"/>
    </style:style>
    <style:style style:name="T110" style:family="text">
      <style:text-properties fo:font-size="12pt" fo:language="cs" fo:country="CZ" officeooo:rsid="00357318" style:font-size-asian="12pt" style:font-size-complex="12pt"/>
    </style:style>
    <style:style style:name="T111" style:family="text">
      <style:text-properties fo:font-size="12pt" fo:language="cs" fo:country="CZ" officeooo:rsid="004a2e54" style:font-size-asian="12pt" style:font-size-complex="12pt"/>
    </style:style>
    <style:style style:name="T112" style:family="text">
      <style:text-properties fo:font-size="12pt" fo:language="cs" fo:country="CZ" officeooo:rsid="006bd967" style:font-size-asian="12pt" style:font-size-complex="12pt"/>
    </style:style>
    <style:style style:name="T113" style:family="text">
      <style:text-properties fo:font-size="12pt" fo:language="cs" fo:country="CZ" style:font-size-asian="12pt" style:language-asian="zh" style:country-asian="CN" style:font-size-complex="12pt" style:language-complex="hi" style:country-complex="IN"/>
    </style:style>
    <style:style style:name="T114" style:family="text">
      <style:text-properties fo:font-size="12pt" fo:language="cs" fo:country="CZ" officeooo:rsid="0034991c" style:font-size-asian="12pt" style:language-asian="zh" style:country-asian="CN" style:font-size-complex="12pt" style:language-complex="hi" style:country-complex="IN"/>
    </style:style>
    <style:style style:name="T115" style:family="text">
      <style:text-properties fo:font-size="12pt" fo:language="cs" fo:country="CZ" officeooo:rsid="006a313c" style:font-size-asian="12pt" style:language-asian="zh" style:country-asian="CN" style:font-size-complex="12pt" style:language-complex="hi" style:country-complex="IN"/>
    </style:style>
    <style:style style:name="T116" style:family="text">
      <style:text-properties fo:font-size="12pt" fo:language="cs" fo:country="CZ" style:font-size-asian="12pt" style:language-asian="zh" style:country-asian="CN" style:font-name-complex="Goudy Old Style" style:font-size-complex="12pt" style:language-complex="hi" style:country-complex="IN"/>
    </style:style>
    <style:style style:name="T117" style:family="text">
      <style:text-properties fo:font-size="12pt" fo:language="cs" fo:country="CZ" fo:font-style="italic" style:font-size-asian="12pt" style:font-style-asian="italic" style:font-size-complex="12pt" style:font-style-complex="italic"/>
    </style:style>
    <style:style style:name="T118" style:family="text">
      <style:text-properties fo:font-size="12pt" fo:language="cs" fo:country="CZ" fo:font-style="italic" officeooo:rsid="00473498" style:font-size-asian="12pt" style:font-style-asian="italic" style:font-size-complex="12pt" style:font-style-complex="italic"/>
    </style:style>
    <style:style style:name="T119" style:family="text">
      <style:text-properties fo:font-size="12pt" fo:language="cs" fo:country="CZ" fo:font-style="italic" officeooo:rsid="0061ef63" style:font-size-asian="12pt" style:font-style-asian="italic" style:font-size-complex="12pt" style:font-style-complex="italic"/>
    </style:style>
    <style:style style:name="T120" style:family="text">
      <style:text-properties fo:font-size="12pt" fo:language="cs" fo:country="CZ" fo:font-style="italic" style:font-size-asian="12pt" style:language-asian="zh" style:country-asian="CN" style:font-style-asian="italic" style:font-size-complex="12pt" style:language-complex="hi" style:country-complex="IN" style:font-style-complex="italic"/>
    </style:style>
    <style:style style:name="T121" style:family="text">
      <style:text-properties fo:font-size="12pt" fo:language="cs" fo:country="CZ" fo:font-style="italic" officeooo:rsid="0034991c" style:font-size-asian="12pt" style:language-asian="zh" style:country-asian="CN" style:font-style-asian="italic" style:font-size-complex="12pt" style:language-complex="hi" style:country-complex="IN" style:font-style-complex="italic"/>
    </style:style>
    <style:style style:name="T122" style:family="text">
      <style:text-properties fo:font-size="12pt" fo:language="cs" fo:country="CZ" fo:font-style="italic" officeooo:rsid="006a313c" style:font-size-asian="12pt" style:language-asian="zh" style:country-asian="CN" style:font-style-asian="italic" style:font-size-complex="12pt" style:language-complex="hi" style:country-complex="IN" style:font-style-complex="italic"/>
    </style:style>
    <style:style style:name="T123" style:family="text">
      <style:text-properties fo:font-size="12pt" fo:language="cs" fo:country="CZ" fo:font-style="normal" style:font-size-asian="12pt" style:font-style-asian="normal" style:font-size-complex="12pt" style:font-style-complex="normal"/>
    </style:style>
    <style:style style:name="T124" style:family="text">
      <style:text-properties fo:font-size="12pt" fo:language="cs" fo:country="CZ" fo:font-style="normal" officeooo:rsid="000f3ad3" style:font-size-asian="12pt" style:font-style-asian="normal" style:font-size-complex="12pt" style:font-style-complex="normal"/>
    </style:style>
    <style:style style:name="T125" style:family="text">
      <style:text-properties fo:font-size="12pt" fo:language="cs" fo:country="CZ" fo:font-style="normal" style:font-size-asian="12pt" style:language-asian="zh" style:country-asian="CN" style:font-style-asian="normal" style:font-size-complex="12pt" style:language-complex="hi" style:country-complex="IN" style:font-style-complex="normal"/>
    </style:style>
    <style:style style:name="T126" style:family="text">
      <style:text-properties fo:font-size="12pt" fo:language="cs" fo:country="CZ" fo:font-style="normal" style:text-underline-style="none" style:font-size-asian="12pt" style:font-style-asian="normal" style:font-size-complex="12pt" style:font-style-complex="normal"/>
    </style:style>
    <style:style style:name="T127" style:family="text">
      <style:text-properties fo:font-size="12pt" fo:language="la" fo:country="VA" style:font-size-asian="12pt" style:language-asian="zh" style:country-asian="CN" style:font-size-complex="12pt" style:language-complex="hi" style:country-complex="IN"/>
    </style:style>
    <style:style style:name="T128" style:family="text">
      <style:text-properties fo:font-size="12pt" fo:language="la" fo:country="VA" officeooo:rsid="0006ef5f" style:font-size-asian="12pt" style:language-asian="zh" style:country-asian="CN" style:font-size-complex="12pt" style:language-complex="hi" style:country-complex="IN"/>
    </style:style>
    <style:style style:name="T129" style:family="text">
      <style:text-properties fo:font-size="12pt" fo:language="la" fo:country="VA" style:font-size-asian="12pt" style:font-size-complex="12pt"/>
    </style:style>
    <style:style style:name="T130" style:family="text">
      <style:text-properties fo:font-size="12pt" fo:language="la" fo:country="VA" style:font-size-asian="12pt" style:font-name-complex="Times New Roman1"/>
    </style:style>
    <style:style style:name="T131" style:family="text">
      <style:text-properties fo:font-size="12pt" fo:language="la" fo:country="VA" fo:font-style="italic" style:font-size-asian="12pt" style:language-asian="zh" style:country-asian="CN" style:font-style-asian="italic" style:font-size-complex="12pt" style:language-complex="hi" style:country-complex="IN" style:font-style-complex="italic"/>
    </style:style>
    <style:style style:name="T132" style:family="text">
      <style:text-properties fo:font-size="12pt" style:font-size-asian="12pt" style:font-name-complex="Times New Roman1"/>
    </style:style>
    <style:style style:name="T133" style:family="text">
      <style:text-properties fo:font-size="12pt" officeooo:rsid="00376d4c" style:font-size-asian="12pt" style:font-name-complex="Times New Roman1"/>
    </style:style>
    <style:style style:name="T134" style:family="text">
      <style:text-properties style:font-name="Cloister" fo:font-size="18pt" fo:language="la" fo:country="VA" fo:font-weight="normal" style:font-size-asian="14pt" style:language-asian="zh" style:country-asian="CN" style:font-weight-asian="normal" style:font-size-complex="14pt" style:language-complex="hi" style:country-complex="IN" style:font-weight-complex="normal"/>
    </style:style>
    <style:style style:name="T135" style:family="text">
      <style:text-properties fo:font-variant="small-caps"/>
    </style:style>
    <style:style style:name="T136" style:family="text">
      <style:text-properties fo:font-variant="small-caps" fo:color="#000000" loext:opacity="100%"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37" style:family="text">
      <style:text-properties fo:font-variant="small-caps" fo:color="#000000" loext:opacity="100%" fo:font-size="12pt" fo:letter-spacing="normal" fo:language="la" fo:country="VA" fo:font-style="normal" fo:font-weight="normal" officeooo:rsid="0004ebd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38" style:family="text">
      <style:text-properties fo:font-variant="small-caps" fo:color="#000000" loext:opacity="100%" fo:font-size="12pt" fo:letter-spacing="normal" fo:language="la" fo:country="VA" fo:font-style="normal" fo:font-weight="normal" officeooo:rsid="0014a88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39" style:family="text">
      <style:text-properties fo:font-variant="small-caps" fo:color="#000000" loext:opacity="100%" fo:font-size="12pt" fo:letter-spacing="normal" fo:language="la" fo:country="VA" fo:font-style="normal" fo:font-weight="normal" officeooo:rsid="001621a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0" style:family="text">
      <style:text-properties fo:font-variant="small-caps" fo:color="#000000" loext:opacity="100%" fo:font-size="12pt" fo:language="la" fo:country="VA" style:font-size-asian="12pt" style:language-asian="zh" style:country-asian="CN" style:font-size-complex="12pt" style:language-complex="hi" style:country-complex="IN"/>
    </style:style>
    <style:style style:name="T141" style:family="text">
      <style:text-properties fo:font-variant="small-caps" fo:color="#000000" loext:opacity="100%" fo:font-size="12pt" fo:language="la" fo:country="VA" officeooo:rsid="0006ef5f" style:font-size-asian="12pt" style:language-asian="zh" style:country-asian="CN" style:font-size-complex="12pt" style:language-complex="hi" style:country-complex="IN"/>
    </style:style>
    <style:style style:name="T142" style:family="text">
      <style:text-properties fo:font-variant="small-caps" fo:color="#000000" loext:opacity="100%" fo:font-size="12pt" fo:language="la" fo:country="VA" style:font-size-asian="12pt" style:font-size-complex="12pt"/>
    </style:style>
    <style:style style:name="T143" style:family="text">
      <style:text-properties fo:font-variant="small-caps" fo:color="#000000" loext:opacity="100%" fo:font-size="12pt" fo:language="la" fo:country="VA" style:font-name-asian="Andale Sans UI" style:font-size-asian="12pt" style:language-asian="zh" style:country-asian="CN" style:font-name-complex="Tahoma" style:font-size-complex="12pt" style:language-complex="hi" style:country-complex="IN"/>
    </style:style>
    <style:style style:name="T144" style:family="text">
      <style:text-properties fo:font-variant="small-caps" fo:color="#000000" loext:opacity="100%" style:font-name="Linux Libertine S.O.Cist.:onum=1" fo:font-size="12pt" fo:language="la" fo:country="VA" style:font-size-asian="12pt" style:language-asian="zh" style:country-asian="CN" style:font-size-complex="12pt" style:language-complex="hi" style:country-complex="IN"/>
    </style:style>
    <style:style style:name="T145" style:family="text">
      <style:text-properties fo:font-variant="small-caps" fo:color="#000000" loext:opacity="100%" style:font-name="Linux Libertine S.O.Cist.:onum=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46" style:family="text">
      <style:text-properties fo:font-variant="small-caps" fo:font-size="12pt" fo:language="cs" fo:country="CZ" style:font-size-asian="12pt" style:font-size-complex="12pt"/>
    </style:style>
    <style:style style:name="T147" style:family="text">
      <style:text-properties fo:font-variant="small-caps" fo:font-size="12pt" fo:language="cs" fo:country="CZ" officeooo:rsid="0006ef5f" style:font-size-asian="12pt" style:font-size-complex="12pt"/>
    </style:style>
    <style:style style:name="T148" style:family="text">
      <style:text-properties fo:font-variant="small-caps" fo:font-size="12pt" fo:language="cs" fo:country="CZ" officeooo:rsid="0026bebc" style:font-size-asian="12pt" style:font-size-complex="12pt"/>
    </style:style>
    <style:style style:name="T149" style:family="text">
      <style:text-properties fo:font-variant="small-caps" fo:font-size="12pt" fo:language="cs" fo:country="CZ" style:font-size-asian="12pt" style:language-asian="zh" style:country-asian="CN" style:font-size-complex="12pt" style:language-complex="hi" style:country-complex="IN"/>
    </style:style>
    <style:style style:name="T150" style:family="text">
      <style:text-properties fo:font-variant="small-caps" fo:font-size="12pt" fo:language="cs" fo:country="CZ" officeooo:rsid="001cf2a8" style:font-size-asian="12pt" style:language-asian="zh" style:country-asian="CN" style:font-size-complex="12pt" style:language-complex="hi" style:country-complex="IN"/>
    </style:style>
    <style:style style:name="T151" style:family="text">
      <style:text-properties fo:font-variant="small-caps" fo:font-size="12pt" fo:language="cs" fo:country="CZ" fo:font-style="normal" style:font-size-asian="12pt" style:font-style-asian="normal" style:font-size-complex="12pt" style:font-style-complex="normal"/>
    </style:style>
    <style:style style:name="T152" style:family="text">
      <style:text-properties fo:font-variant="small-caps" fo:font-size="12pt" style:font-size-asian="12pt" style:font-name-complex="Times New Roman1"/>
    </style:style>
    <style:style style:name="T153" style:family="text">
      <style:text-properties fo:font-variant="small-caps" fo:font-size="12pt" officeooo:rsid="004565f6" style:font-size-asian="12pt" style:font-name-complex="Times New Roman1"/>
    </style:style>
    <style:style style:name="T154" style:family="text">
      <style:text-properties fo:font-variant="small-caps" fo:font-size="12pt" fo:language="la" fo:country="VA" style:font-size-asian="12pt" style:font-name-complex="Times New Roman1"/>
    </style:style>
    <style:style style:name="T155" style:family="text">
      <style:text-properties fo:font-variant="small-caps" officeooo:rsid="004e9f7a"/>
    </style:style>
    <style:style style:name="T156" style:family="text">
      <style:text-properties fo:font-variant="small-caps" officeooo:rsid="0006ef5f"/>
    </style:style>
    <style:style style:name="T157" style:family="text">
      <style:text-properties fo:font-variant="small-caps" officeooo:rsid="00135589"/>
    </style:style>
    <style:style style:name="T158" style:family="text">
      <style:text-properties fo:font-variant="small-caps" officeooo:rsid="006d71ea"/>
    </style:style>
    <style:style style:name="T159" style:family="text">
      <style:text-properties fo:font-variant="small-caps" style:use-window-font-color="true" loext:opacity="0%" style:font-name="Uncialis Gothica" fo:font-size="12pt" fo:language="cs" fo:country="CZ" officeooo:rsid="0025f9f6" style:font-size-asian="12pt" style:font-size-complex="12pt"/>
    </style:style>
    <style:style style:name="T160" style:family="text">
      <style:text-properties fo:font-variant="small-caps" style:use-window-font-color="true" loext:opacity="0%" style:font-name="Linux Libertine S.O.Cist.:onum=1" fo:font-size="12pt" fo:language="cs" fo:country="CZ" officeooo:rsid="0013be35" style:font-size-asian="12pt" style:language-asian="zh" style:country-asian="CN" style:font-size-complex="12pt" style:language-complex="hi" style:country-complex="IN"/>
    </style:style>
    <style:style style:name="T161" style:family="text">
      <style:text-properties fo:font-variant="small-caps" style:use-window-font-color="true" loext:opacity="0%" style:font-name="Linux Libertine S.O.Cist.:onum=1" fo:font-size="12pt" fo:language="cs" fo:country="CZ" officeooo:rsid="00189adc" style:font-size-asian="12pt" style:language-asian="zh" style:country-asian="CN" style:font-size-complex="12pt" style:language-complex="hi" style:country-complex="IN"/>
    </style:style>
    <style:style style:name="T162" style:family="text">
      <style:text-properties fo:font-variant="small-caps" officeooo:rsid="0025f9f6"/>
    </style:style>
    <style:style style:name="T163" style:family="text">
      <style:text-properties fo:font-variant="small-caps" officeooo:rsid="028c5a59"/>
    </style:style>
    <style:style style:name="T164" style:family="text">
      <style:text-properties fo:font-variant="small-caps" officeooo:rsid="00dba782"/>
    </style:style>
    <style:style style:name="T165" style:family="text">
      <style:text-properties fo:font-variant="small-caps" officeooo:rsid="0050b519"/>
    </style:style>
    <style:style style:name="T166" style:family="text">
      <style:text-properties fo:font-variant="small-caps" officeooo:rsid="004f4a0c"/>
    </style:style>
    <style:style style:name="T167" style:family="text">
      <style:text-properties fo:font-variant="small-caps" officeooo:rsid="004755ef"/>
    </style:style>
    <style:style style:name="T168" style:family="text">
      <style:text-properties fo:font-variant="small-caps" officeooo:rsid="002df335"/>
    </style:style>
    <style:style style:name="T169" style:family="text">
      <style:text-properties fo:font-variant="small-caps" officeooo:rsid="002fb5eb"/>
    </style:style>
    <style:style style:name="T170" style:family="text">
      <style:text-properties fo:font-variant="small-caps" officeooo:rsid="00317712"/>
    </style:style>
    <style:style style:name="T171" style:family="text">
      <style:text-properties fo:font-variant="small-caps" fo:color="#00000a" loext:opacity="100%" style:font-name="Linux Libertine S.O.Cist.:onum=1" fo:font-size="12pt" fo:language="cs" fo:country="CZ" officeooo:rsid="0040ede6" style:letter-kerning="false" style:font-name-asian="Arial Unicode MS" style:font-size-asian="12pt" style:language-asian="zh" style:country-asian="CN" style:font-name-complex="Arial Unicode MS" style:font-size-complex="12pt" style:language-complex="hi" style:country-complex="IN"/>
    </style:style>
    <style:style style:name="T172" style:family="text">
      <style:text-properties fo:font-variant="small-caps" style:font-name="Linux Libertine S.O.Cist.:onum=1" fo:font-size="12pt" fo:language="cs" fo:country="CZ" style:font-size-asian="12pt" style:font-size-complex="12pt"/>
    </style:style>
    <style:style style:name="T173" style:family="text">
      <style:text-properties fo:font-variant="small-caps" style:font-name="Linux Libertine S.O.Cist.:onum=1" fo:font-size="12pt" fo:language="cs" fo:country="CZ" officeooo:rsid="0067414b" style:font-size-asian="12pt" style:font-size-complex="12pt"/>
    </style:style>
    <style:style style:name="T174" style:family="text">
      <style:text-properties fo:font-variant="small-caps" style:font-name="Linux Libertine S.O.Cist.:onum=1" fo:font-size="12pt" fo:language="cs" fo:country="CZ" officeooo:rsid="000249a9" style:font-size-asian="12pt" style:font-size-complex="12pt"/>
    </style:style>
    <style:style style:name="T175" style:family="text">
      <style:text-properties fo:font-variant="small-caps" style:font-name="Linux Libertine S.O.Cist.:onum=1" fo:font-size="12pt" fo:language="cs" fo:country="CZ" officeooo:rsid="0004ebdd" style:font-size-asian="12pt" style:font-size-complex="12pt"/>
    </style:style>
    <style:style style:name="T176" style:family="text">
      <style:text-properties fo:font-variant="small-caps" style:font-name="Linux Libertine S.O.Cist.:onum=1" fo:font-size="12pt" fo:language="cs" fo:country="CZ" officeooo:rsid="019783c5" style:font-size-asian="12pt" style:font-size-complex="12pt"/>
    </style:style>
    <style:style style:name="T177" style:family="text">
      <style:text-properties fo:font-variant="small-caps" style:font-name="Linux Libertine S.O.Cist.:onum=1" fo:font-size="12pt" fo:language="cs" fo:country="CZ" officeooo:rsid="018ff310" style:font-size-asian="12pt" style:font-size-complex="12pt"/>
    </style:style>
    <style:style style:name="T178" style:family="text">
      <style:text-properties fo:font-variant="small-caps" style:font-name="Linux Libertine S.O.Cist.:onum=1" fo:font-size="12pt" fo:language="cs" fo:country="CZ" officeooo:rsid="01912b4e" style:font-size-asian="12pt" style:font-size-complex="12pt"/>
    </style:style>
    <style:style style:name="T179" style:family="text">
      <style:text-properties fo:font-variant="small-caps" style:font-name="Linux Libertine S.O.Cist.:onum=1" fo:font-size="12pt" fo:language="cs" fo:country="CZ" officeooo:rsid="0040ede6" style:font-size-asian="12pt" style:font-size-complex="12pt"/>
    </style:style>
    <style:style style:name="T180" style:family="text">
      <style:text-properties fo:font-variant="small-caps" style:font-name="Linux Libertine S.O.Cist.:onum=1" fo:font-size="12pt" fo:language="cs" fo:country="CZ" officeooo:rsid="007a78c2" style:font-size-asian="12pt" style:font-size-complex="12pt"/>
    </style:style>
    <style:style style:name="T181" style:family="text">
      <style:text-properties fo:font-variant="small-caps" style:font-name="Linux Libertine S.O.Cist.:onum=1" fo:font-size="12pt" fo:language="cs" fo:country="CZ" officeooo:rsid="001cf2a8" style:font-size-asian="12pt" style:font-size-complex="12pt"/>
    </style:style>
    <style:style style:name="T182" style:family="text">
      <style:text-properties fo:font-variant="small-caps" style:font-name="Linux Libertine S.O.Cist.:onum=1" fo:font-size="12pt" fo:language="cs" fo:country="CZ" officeooo:rsid="00245656" style:font-size-asian="12pt" style:font-size-complex="12pt"/>
    </style:style>
    <style:style style:name="T183" style:family="text">
      <style:text-properties fo:font-variant="small-caps" style:font-name="Linux Libertine S.O.Cist.:onum=1" fo:font-size="12pt" fo:language="cs" fo:country="CZ" officeooo:rsid="0003b786" style:font-size-asian="12pt" style:font-size-complex="12pt"/>
    </style:style>
    <style:style style:name="T184" style:family="text">
      <style:text-properties fo:font-variant="small-caps" style:font-name="Linux Libertine S.O.Cist.:onum=1" fo:font-size="12pt" fo:language="cs" fo:country="CZ" officeooo:rsid="0174049a" style:font-size-asian="12pt" style:font-size-complex="12pt"/>
    </style:style>
    <style:style style:name="T185" style:family="text">
      <style:text-properties fo:font-variant="small-caps" style:font-name="Linux Libertine S.O.Cist.:onum=1" fo:font-size="12pt" fo:language="cs" fo:country="CZ" officeooo:rsid="018e7b1a" style:font-size-asian="12pt" style:font-size-complex="12pt"/>
    </style:style>
    <style:style style:name="T186" style:family="text">
      <style:text-properties fo:font-variant="small-caps" style:font-name="Linux Libertine S.O.Cist.:onum=1" fo:font-size="12pt" fo:language="cs" fo:country="CZ" officeooo:rsid="00189adc" style:font-size-asian="12pt" style:font-size-complex="12pt"/>
    </style:style>
    <style:style style:name="T187" style:family="text">
      <style:text-properties fo:font-variant="small-caps" style:font-name="Linux Libertine S.O.Cist.:onum=1" fo:font-size="12pt" fo:language="cs" fo:country="CZ" officeooo:rsid="0019ad1c" style:font-size-asian="12pt" style:font-size-complex="12pt"/>
    </style:style>
    <style:style style:name="T188" style:family="text">
      <style:text-properties fo:font-variant="small-caps" style:font-name="Linux Libertine S.O.Cist.:onum=1" fo:font-size="12pt" fo:language="cs" fo:country="CZ" officeooo:rsid="0047dbb0" style:font-size-asian="12pt" style:font-size-complex="12pt"/>
    </style:style>
    <style:style style:name="T189" style:family="text">
      <style:text-properties fo:font-variant="small-caps" style:font-name="Linux Libertine S.O.Cist.:onum=1" fo:font-size="12pt" fo:language="cs" fo:country="CZ" officeooo:rsid="0006dfc1" style:font-size-asian="12pt" style:font-size-complex="12pt"/>
    </style:style>
    <style:style style:name="T190" style:family="text">
      <style:text-properties fo:font-variant="small-caps" style:font-name="Linux Libertine S.O.Cist.:onum=1" fo:font-size="12pt" fo:language="cs" fo:country="CZ" officeooo:rsid="00357318" style:font-size-asian="12pt" style:font-size-complex="12pt"/>
    </style:style>
    <style:style style:name="T191" style:family="text">
      <style:text-properties fo:font-variant="small-caps" style:font-name="Linux Libertine S.O.Cist.:onum=1" fo:font-size="12pt" fo:language="cs" fo:country="CZ" style:font-size-asian="12pt" style:language-asian="zh" style:country-asian="CN" style:font-name-complex="Times New Roman1" style:font-size-complex="12pt" style:language-complex="hi" style:country-complex="IN"/>
    </style:style>
    <style:style style:name="T192" style:family="text">
      <style:text-properties fo:font-variant="small-caps" style:font-name="Linux Libertine S.O.Cist.:onum=1" fo:font-size="12pt" fo:language="cs" fo:country="CZ" officeooo:rsid="0026bebc" style:font-size-asian="12pt" style:language-asian="zh" style:country-asian="CN" style:font-name-complex="Times New Roman1" style:font-size-complex="12pt" style:language-complex="hi" style:country-complex="IN"/>
    </style:style>
    <style:style style:name="T193" style:family="text">
      <style:text-properties fo:font-variant="small-caps" style:font-name="Linux Libertine S.O.Cist.:onum=1" fo:font-size="12pt" fo:language="cs" fo:country="CZ" style:font-size-asian="12pt" style:language-asian="zh" style:country-asian="CN" style:font-name-complex="Times New Roman1" style:language-complex="hi" style:country-complex="IN"/>
    </style:style>
    <style:style style:name="T194" style:family="text">
      <style:text-properties fo:font-variant="small-caps" style:font-name="Linux Libertine S.O.Cist.:onum=1" fo:font-size="12pt" fo:language="cs" fo:country="CZ" style:font-size-asian="12pt" style:font-name-complex="Times New Roman1" style:font-size-complex="12pt"/>
    </style:style>
    <style:style style:name="T195" style:family="text">
      <style:text-properties fo:font-variant="small-caps" style:font-name="Linux Libertine S.O.Cist.:onum=1" fo:font-size="12pt" fo:language="cs" fo:country="CZ" officeooo:rsid="0026bebc" style:font-size-asian="12pt" style:font-name-complex="Times New Roman1" style:font-size-complex="12pt"/>
    </style:style>
    <style:style style:name="T196" style:family="text">
      <style:text-properties fo:font-variant="small-caps" style:font-name="Linux Libertine S.O.Cist.:onum=1" fo:font-size="12pt" fo:language="cs" fo:country="CZ" fo:font-style="normal" style:font-size-asian="12pt" style:font-style-asian="normal" style:font-size-complex="12pt" style:font-style-complex="normal"/>
    </style:style>
    <style:style style:name="T197" style:family="text">
      <style:text-properties fo:font-variant="small-caps" style:font-name="Linux Libertine S.O.Cist.:onum=1" fo:font-size="12pt" fo:language="cs" fo:country="CZ" fo:font-style="normal" officeooo:rsid="001cf2a8" style:font-size-asian="12pt" style:font-style-asian="normal" style:font-size-complex="12pt" style:font-style-complex="normal"/>
    </style:style>
    <style:style style:name="T198" style:family="text">
      <style:text-properties fo:font-variant="small-caps" style:font-name="Linux Libertine S.O.Cist.:onum=1" fo:font-size="12pt" fo:language="la" fo:country="VA" style:font-size-asian="12pt" style:font-name-complex="Times New Roman1" style:font-size-complex="12pt"/>
    </style:style>
    <style:style style:name="T199" style:family="text">
      <style:text-properties fo:font-variant="small-caps" style:font-name="Linux Libertine S.O.Cist.:onum=1" fo:language="cs" fo:country="CZ" style:language-asian="zh" style:country-asian="CN" style:language-complex="hi" style:country-complex="IN"/>
    </style:style>
    <style:style style:name="T200" style:family="text">
      <style:text-properties fo:font-variant="small-caps" style:font-name="Linux Libertine S.O.Cist.:onum=1" fo:language="la" fo:country="VA" style:language-asian="zh" style:country-asian="CN" style:language-complex="hi" style:country-complex="IN"/>
    </style:style>
    <style:style style:name="T201" style:family="text">
      <style:text-properties officeooo:rsid="001bf496"/>
    </style:style>
    <style:style style:name="T202" style:family="text">
      <style:text-properties officeooo:rsid="004e9f7a"/>
    </style:style>
    <style:style style:name="T203" style:family="text">
      <style:text-properties officeooo:rsid="004f4a0c"/>
    </style:style>
    <style:style style:name="T204" style:family="text">
      <style:text-properties fo:font-style="italic" style:font-style-asian="italic" style:font-style-complex="italic"/>
    </style:style>
    <style:style style:name="T205" style:family="text">
      <style:text-properties fo:font-style="italic" officeooo:rsid="004f4a0c" style:font-style-asian="italic" style:font-style-complex="italic"/>
    </style:style>
    <style:style style:name="T206" style:family="text">
      <style:text-properties fo:font-style="italic" officeooo:rsid="00303394" style:font-style-asian="italic" style:font-style-complex="italic"/>
    </style:style>
    <style:style style:name="T207" style:family="text">
      <style:text-properties fo:font-style="italic" officeooo:rsid="0064366a" style:font-style-asian="italic" style:font-style-complex="italic"/>
    </style:style>
    <style:style style:name="T208" style:family="text">
      <style:text-properties fo:font-style="italic" officeooo:rsid="00362dab" style:font-style-asian="italic" style:font-style-complex="italic"/>
    </style:style>
    <style:style style:name="T209" style:family="text">
      <style:text-properties fo:font-style="italic" officeooo:rsid="0065ca5c" style:font-style-asian="italic" style:font-style-complex="italic"/>
    </style:style>
    <style:style style:name="T210" style:family="text">
      <style:text-properties fo:font-style="italic" officeooo:rsid="00dba782" style:font-style-asian="italic" style:font-style-complex="italic"/>
    </style:style>
    <style:style style:name="T211" style:family="text">
      <style:text-properties fo:font-style="italic" officeooo:rsid="01521924" style:font-style-asian="italic" style:font-style-complex="italic"/>
    </style:style>
    <style:style style:name="T212" style:family="text">
      <style:text-properties fo:font-style="italic" officeooo:rsid="0050b519" style:font-style-asian="italic" style:font-style-complex="italic"/>
    </style:style>
    <style:style style:name="T213" style:family="text">
      <style:text-properties fo:font-style="italic" officeooo:rsid="0023c47c" style:font-style-asian="italic" style:font-style-complex="italic"/>
    </style:style>
    <style:style style:name="T214" style:family="text">
      <style:text-properties fo:font-style="italic" officeooo:rsid="002df335" style:font-style-asian="italic" style:font-style-complex="italic"/>
    </style:style>
    <style:style style:name="T215" style:family="text">
      <style:text-properties fo:font-style="italic" officeooo:rsid="002e720c" style:font-style-asian="italic" style:font-style-complex="italic"/>
    </style:style>
    <style:style style:name="T216" style:family="text">
      <style:text-properties fo:font-style="italic" officeooo:rsid="00357318" style:font-style-asian="italic" style:font-style-complex="italic"/>
    </style:style>
    <style:style style:name="T217" style:family="text">
      <style:text-properties fo:font-style="italic" officeooo:rsid="004f51a2" style:font-style-asian="italic" style:font-style-complex="italic"/>
    </style:style>
    <style:style style:name="T218" style:family="text">
      <style:text-properties fo:font-style="italic" officeooo:rsid="00633e5a" style:font-style-asian="italic" style:font-style-complex="italic"/>
    </style:style>
    <style:style style:name="T219" style:family="text">
      <style:text-properties officeooo:rsid="0062114f"/>
    </style:style>
    <style:style style:name="T220" style:family="text">
      <style:text-properties officeooo:rsid="002d0b2a"/>
    </style:style>
    <style:style style:name="T221" style:family="text">
      <style:text-properties officeooo:rsid="002e4738"/>
    </style:style>
    <style:style style:name="T222" style:family="text">
      <style:text-properties officeooo:rsid="003b111f"/>
    </style:style>
    <style:style style:name="T223" style:family="text">
      <style:text-properties officeooo:rsid="0064366a"/>
    </style:style>
    <style:style style:name="T224" style:family="text">
      <style:text-properties officeooo:rsid="002fc09c"/>
    </style:style>
    <style:style style:name="T225" style:family="text">
      <style:text-properties officeooo:rsid="000f3e75"/>
    </style:style>
    <style:style style:name="T226" style:family="text">
      <style:text-properties officeooo:rsid="00a45de9"/>
    </style:style>
    <style:style style:name="T227" style:family="text">
      <style:text-properties fo:font-style="normal" officeooo:rsid="00a45de9" style:font-style-asian="normal" style:font-style-complex="normal"/>
    </style:style>
    <style:style style:name="T228" style:family="text">
      <style:text-properties fo:font-style="normal" officeooo:rsid="00d67af5" style:font-style-asian="normal" style:font-style-complex="normal"/>
    </style:style>
    <style:style style:name="T229" style:family="text">
      <style:text-properties fo:font-style="normal" officeooo:rsid="01521924" style:font-style-asian="normal" style:font-style-complex="normal"/>
    </style:style>
    <style:style style:name="T230" style:family="text">
      <style:text-properties fo:font-style="normal" officeooo:rsid="00633e5a" style:font-style-asian="normal" style:font-style-complex="normal"/>
    </style:style>
    <style:style style:name="T231" style:family="text">
      <style:text-properties officeooo:rsid="000b3357"/>
    </style:style>
    <style:style style:name="T232" style:family="text">
      <style:text-properties officeooo:rsid="000cdd77"/>
    </style:style>
    <style:style style:name="T233" style:family="text">
      <style:text-properties officeooo:rsid="0174787a"/>
    </style:style>
    <style:style style:name="T234" style:family="text">
      <style:text-properties style:font-name="Bookman BT S.O.Cist.1" fo:font-weight="bold" style:font-weight-asian="bold" style:font-weight-complex="bold"/>
    </style:style>
    <style:style style:name="T235" style:family="text">
      <style:text-properties officeooo:rsid="00147e8b"/>
    </style:style>
    <style:style style:name="T236" style:family="text">
      <style:text-properties fo:language="la" fo:country="VA" fo:font-weight="normal" style:language-asian="zh" style:country-asian="CN" style:font-weight-asian="normal" style:language-complex="hi" style:country-complex="IN" style:font-weight-complex="normal"/>
    </style:style>
    <style:style style:name="T237" style:family="text">
      <style:text-properties officeooo:rsid="0104b4f7"/>
    </style:style>
    <style:style style:name="T238" style:family="text">
      <style:text-properties officeooo:rsid="00d52a56"/>
    </style:style>
    <style:style style:name="T239" style:family="text">
      <style:text-properties officeooo:rsid="00d60992"/>
    </style:style>
    <style:style style:name="T240" style:family="text">
      <style:text-properties officeooo:rsid="00d6158a"/>
    </style:style>
    <style:style style:name="T241" style:family="text">
      <style:text-properties officeooo:rsid="00d67af5"/>
    </style:style>
    <style:style style:name="T242" style:family="text">
      <style:text-properties officeooo:rsid="00d74b69"/>
    </style:style>
    <style:style style:name="T243" style:family="text">
      <style:text-properties officeooo:rsid="00dba782"/>
    </style:style>
    <style:style style:name="T244" style:family="text">
      <style:text-properties officeooo:rsid="0050b519"/>
    </style:style>
    <style:style style:name="T245" style:family="text">
      <style:text-properties officeooo:rsid="01521924"/>
    </style:style>
    <style:style style:name="T246" style:family="text">
      <style:text-properties officeooo:rsid="002df335"/>
    </style:style>
    <style:style style:name="T247" style:family="text">
      <style:text-properties officeooo:rsid="002e720c"/>
    </style:style>
    <style:style style:name="T248" style:family="text">
      <style:text-properties officeooo:rsid="002fa76e"/>
    </style:style>
    <style:style style:name="T249" style:family="text">
      <style:text-properties officeooo:rsid="008ed789"/>
    </style:style>
    <style:style style:name="T250" style:family="text">
      <style:text-properties officeooo:rsid="0034991c"/>
    </style:style>
    <style:style style:name="T251" style:family="text">
      <style:text-properties officeooo:rsid="00357318"/>
    </style:style>
    <style:style style:name="T252" style:family="text">
      <style:text-properties officeooo:rsid="0036997c"/>
    </style:style>
    <style:style style:name="T253" style:family="text">
      <style:text-properties officeooo:rsid="00376d4c"/>
    </style:style>
    <style:style style:name="T254" style:family="text">
      <style:text-properties officeooo:rsid="0043b5ed"/>
    </style:style>
    <style:style style:name="T255" style:family="text">
      <style:text-properties officeooo:rsid="00473498"/>
    </style:style>
    <style:style style:name="T256" style:family="text">
      <style:text-properties style:use-window-font-color="true" loext:opacity="0%" style:font-name="Linux Libertine S.O.Cist.:onum=1" fo:font-size="12pt" fo:language="cs" fo:country="CZ" style:font-size-asian="12pt" style:language-asian="zh" style:country-asian="CN" style:font-size-complex="12pt" style:language-complex="hi" style:country-complex="IN"/>
    </style:style>
    <style:style style:name="T257" style:family="text">
      <style:text-properties style:use-window-font-color="true" loext:opacity="0%" style:font-name="Linux Libertine S.O.Cist.:onum=1" fo:font-size="12pt" fo:language="cs" fo:country="CZ" officeooo:rsid="0013be35" style:font-size-asian="12pt" style:language-asian="zh" style:country-asian="CN" style:font-size-complex="12pt" style:language-complex="hi" style:country-complex="IN"/>
    </style:style>
    <style:style style:name="T258" style:family="text">
      <style:text-properties style:use-window-font-color="true" loext:opacity="0%" style:font-name="Linux Libertine S.O.Cist.:onum=1" fo:font-size="12pt" fo:language="cs" fo:country="CZ" officeooo:rsid="00189adc" style:font-size-asian="12pt" style:language-asian="zh" style:country-asian="CN" style:font-size-complex="12pt" style:language-complex="hi" style:country-complex="IN"/>
    </style:style>
    <style:style style:name="T259" style:family="text">
      <style:text-properties style:use-window-font-color="true" loext:opacity="0%" style:font-name="Linux Libertine S.O.Cist.:onum=1" fo:font-size="12pt" fo:language="cs" fo:country="CZ" officeooo:rsid="0077afd1" style:font-size-asian="12pt" style:language-asian="zh" style:country-asian="CN" style:font-size-complex="12pt" style:language-complex="hi" style:country-complex="IN"/>
    </style:style>
    <style:style style:name="T260" style:family="text">
      <style:text-properties style:use-window-font-color="true" loext:opacity="0%" style:font-name="Linux Libertine S.O.Cist.:onum=1" fo:font-size="12pt" fo:language="cs" fo:country="CZ" officeooo:rsid="0013be35" style:letter-kerning="false" style:font-name-asian="Arial Unicode MS" style:font-size-asian="12pt" style:language-asian="zh" style:country-asian="CN" style:font-name-complex="Arial Unicode MS" style:font-size-complex="12pt" style:language-complex="hi" style:country-complex="IN"/>
    </style:style>
    <style:style style:name="T261" style:family="text">
      <style:text-properties style:use-window-font-color="true" loext:opacity="0%" style:font-name="Linux Libertine S.O.Cist.:onum=1" fo:font-size="12pt" fo:language="cs" fo:country="CZ" officeooo:rsid="0061ef63" style:letter-kerning="false" style:font-name-asian="Arial Unicode MS" style:font-size-asian="12pt" style:language-asian="zh" style:country-asian="CN" style:font-name-complex="Arial Unicode MS" style:font-size-complex="12pt" style:language-complex="hi" style:country-complex="IN"/>
    </style:style>
    <style:style style:name="T262" style:family="text">
      <style:text-properties style:use-window-font-color="true" loext:opacity="0%" style:font-name="Linux Libertine S.O.Cist.:onum=1" fo:font-size="12pt" fo:language="cs" fo:country="CZ" officeooo:rsid="00189adc" style:letter-kerning="false" style:font-name-asian="Arial Unicode MS" style:font-size-asian="12pt" style:language-asian="zh" style:country-asian="CN" style:font-name-complex="Arial Unicode MS" style:font-size-complex="12pt" style:language-complex="hi" style:country-complex="IN"/>
    </style:style>
    <style:style style:name="T263" style:family="text">
      <style:text-properties style:use-window-font-color="true" loext:opacity="0%" style:font-name="Linux Libertine S.O.Cist.:onum=1" fo:font-size="12pt" fo:language="cs" fo:country="CZ" officeooo:rsid="0077afd1" style:letter-kerning="false" style:font-name-asian="Arial Unicode MS" style:font-size-asian="12pt" style:language-asian="zh" style:country-asian="CN" style:font-name-complex="Arial Unicode MS" style:font-size-complex="12pt" style:language-complex="hi" style:country-complex="IN"/>
    </style:style>
    <style:style style:name="T264" style:family="text">
      <style:text-properties style:use-window-font-color="true" loext:opacity="0%" style:font-name="Linux Libertine S.O.Cist.:onum=1" fo:font-size="12pt" fo:language="cs" fo:country="CZ" fo:font-style="italic" officeooo:rsid="001c69c2" style:font-size-asian="12pt" style:language-asian="zh" style:country-asian="CN" style:font-style-asian="italic" style:font-size-complex="12pt" style:language-complex="hi" style:country-complex="IN" style:font-style-complex="italic"/>
    </style:style>
    <style:style style:name="T265" style:family="text">
      <style:text-properties style:use-window-font-color="true" loext:opacity="0%" style:font-name="Linux Libertine S.O.Cist.:onum=1" fo:font-size="12pt" fo:language="cs" fo:country="CZ" fo:font-style="italic" officeooo:rsid="00189adc" style:font-size-asian="12pt" style:language-asian="zh" style:country-asian="CN" style:font-style-asian="italic" style:font-size-complex="12pt" style:language-complex="hi" style:country-complex="IN" style:font-style-complex="italic"/>
    </style:style>
    <style:style style:name="T266" style:family="text">
      <style:text-properties style:use-window-font-color="true" loext:opacity="0%" style:font-name="Linux Libertine S.O.Cist.:onum=1" fo:font-size="12pt" fo:language="cs" fo:country="CZ" fo:font-style="normal" officeooo:rsid="00189adc" style:font-size-asian="12pt" style:language-asian="zh" style:country-asian="CN" style:font-style-asian="normal" style:font-size-complex="12pt" style:language-complex="hi" style:country-complex="IN" style:font-style-complex="normal"/>
    </style:style>
    <style:style style:name="T267" style:family="text">
      <style:text-properties style:use-window-font-color="true" loext:opacity="0%" style:font-name="Linux Libertine S.O.Cist.:onum=1" fo:font-size="12pt" fo:language="cs" fo:country="CZ" fo:font-style="normal" officeooo:rsid="0077afd1" style:font-size-asian="12pt" style:language-asian="zh" style:country-asian="CN" style:font-style-asian="normal" style:font-size-complex="12pt" style:language-complex="hi" style:country-complex="IN" style:font-style-complex="normal"/>
    </style:style>
    <style:style style:name="T268" style:family="text">
      <style:text-properties officeooo:rsid="004f51a2"/>
    </style:style>
    <style:style style:name="T269" style:family="text">
      <style:text-properties officeooo:rsid="00506f96"/>
    </style:style>
    <style:style style:name="T270" style:family="text">
      <style:text-properties officeooo:rsid="0051cd7e"/>
    </style:style>
    <style:style style:name="T271" style:family="text">
      <style:text-properties style:font-name="Linux Libertine S.O.Cist.:onum=1" fo:font-size="12pt" fo:language="cs" fo:country="CZ" style:font-size-asian="12pt" style:font-size-complex="12pt"/>
    </style:style>
    <style:style style:name="T272" style:family="text">
      <style:text-properties style:font-name="Linux Libertine S.O.Cist.:onum=1" fo:font-size="12pt" fo:language="cs" fo:country="CZ" officeooo:rsid="00375a4e" style:font-size-asian="12pt" style:font-size-complex="12pt"/>
    </style:style>
    <style:style style:name="T273" style:family="text">
      <style:text-properties style:font-name="Linux Libertine S.O.Cist.:onum=1" fo:font-size="12pt" fo:language="cs" fo:country="CZ" officeooo:rsid="0067414b" style:font-size-asian="12pt" style:font-size-complex="12pt"/>
    </style:style>
    <style:style style:name="T274" style:family="text">
      <style:text-properties style:font-name="Linux Libertine S.O.Cist.:onum=1" fo:font-size="12pt" fo:language="cs" fo:country="CZ" officeooo:rsid="003b225a" style:font-size-asian="12pt" style:font-size-complex="12pt"/>
    </style:style>
    <style:style style:name="T275" style:family="text">
      <style:text-properties style:font-name="Linux Libertine S.O.Cist.:onum=1" fo:font-size="12pt" fo:language="cs" fo:country="CZ" officeooo:rsid="0043b5ed" style:font-size-asian="12pt" style:font-size-complex="12pt"/>
    </style:style>
    <style:style style:name="T276" style:family="text">
      <style:text-properties style:font-name="Linux Libertine S.O.Cist.:onum=1" fo:font-size="12pt" fo:language="cs" fo:country="CZ" officeooo:rsid="0002d380" style:font-size-asian="12pt" style:font-size-complex="12pt"/>
    </style:style>
    <style:style style:name="T277" style:family="text">
      <style:text-properties style:font-name="Linux Libertine S.O.Cist.:onum=1" fo:font-size="12pt" fo:language="cs" fo:country="CZ" officeooo:rsid="0004c1ec" style:font-size-asian="12pt" style:font-size-complex="12pt"/>
    </style:style>
    <style:style style:name="T278" style:family="text">
      <style:text-properties style:font-name="Linux Libertine S.O.Cist.:onum=1" fo:font-size="12pt" fo:language="cs" fo:country="CZ" officeooo:rsid="0006939c" style:font-size-asian="12pt" style:font-size-complex="12pt"/>
    </style:style>
    <style:style style:name="T279" style:family="text">
      <style:text-properties style:font-name="Linux Libertine S.O.Cist.:onum=1" fo:font-size="12pt" fo:language="cs" fo:country="CZ" officeooo:rsid="019783c5" style:font-size-asian="12pt" style:font-size-complex="12pt"/>
    </style:style>
    <style:style style:name="T280" style:family="text">
      <style:text-properties style:font-name="Linux Libertine S.O.Cist.:onum=1" fo:font-size="12pt" fo:language="cs" fo:country="CZ" officeooo:rsid="000de72e" style:font-size-asian="12pt" style:font-size-complex="12pt"/>
    </style:style>
    <style:style style:name="T281" style:family="text">
      <style:text-properties style:font-name="Linux Libertine S.O.Cist.:onum=1" fo:font-size="12pt" fo:language="cs" fo:country="CZ" officeooo:rsid="00a45de9" style:font-size-asian="12pt" style:font-size-complex="12pt"/>
    </style:style>
    <style:style style:name="T282" style:family="text">
      <style:text-properties style:font-name="Linux Libertine S.O.Cist.:onum=1" fo:font-size="12pt" fo:language="cs" fo:country="CZ" officeooo:rsid="000f3ad3" style:font-size-asian="12pt" style:font-size-complex="12pt"/>
    </style:style>
    <style:style style:name="T283" style:family="text">
      <style:text-properties style:font-name="Linux Libertine S.O.Cist.:onum=1" fo:font-size="12pt" fo:language="cs" fo:country="CZ" officeooo:rsid="0043e88b" style:font-size-asian="12pt" style:font-size-complex="12pt"/>
    </style:style>
    <style:style style:name="T284" style:family="text">
      <style:text-properties style:font-name="Linux Libertine S.O.Cist.:onum=1" fo:font-size="12pt" fo:language="cs" fo:country="CZ" officeooo:rsid="002fc09c" style:font-size-asian="12pt" style:font-size-complex="12pt"/>
    </style:style>
    <style:style style:name="T285" style:family="text">
      <style:text-properties style:font-name="Linux Libertine S.O.Cist.:onum=1" fo:font-size="12pt" fo:language="cs" fo:country="CZ" officeooo:rsid="0006dfc1" style:font-size-asian="12pt" style:font-size-complex="12pt"/>
    </style:style>
    <style:style style:name="T286" style:family="text">
      <style:text-properties style:font-name="Linux Libertine S.O.Cist.:onum=1" fo:font-size="12pt" fo:language="cs" fo:country="CZ" officeooo:rsid="0174787a" style:font-size-asian="12pt" style:font-size-complex="12pt"/>
    </style:style>
    <style:style style:name="T287" style:family="text">
      <style:text-properties style:font-name="Linux Libertine S.O.Cist.:onum=1" fo:font-size="12pt" fo:language="cs" fo:country="CZ" officeooo:rsid="0031805a" style:font-size-asian="12pt" style:font-size-complex="12pt"/>
    </style:style>
    <style:style style:name="T288" style:family="text">
      <style:text-properties style:font-name="Linux Libertine S.O.Cist.:onum=1" fo:font-size="12pt" fo:language="cs" fo:country="CZ" officeooo:rsid="004ba36d" style:font-size-asian="12pt" style:font-size-complex="12pt"/>
    </style:style>
    <style:style style:name="T289" style:family="text">
      <style:text-properties style:font-name="Linux Libertine S.O.Cist.:onum=1" fo:font-size="12pt" fo:language="cs" fo:country="CZ" officeooo:rsid="018ff310" style:font-size-asian="12pt" style:font-size-complex="12pt"/>
    </style:style>
    <style:style style:name="T290" style:family="text">
      <style:text-properties style:font-name="Linux Libertine S.O.Cist.:onum=1" fo:font-size="12pt" fo:language="cs" fo:country="CZ" officeooo:rsid="01a8809d" style:font-size-asian="12pt" style:font-size-complex="12pt"/>
    </style:style>
    <style:style style:name="T291" style:family="text">
      <style:text-properties style:font-name="Linux Libertine S.O.Cist.:onum=1" fo:font-size="12pt" fo:language="cs" fo:country="CZ" officeooo:rsid="01912b4e" style:font-size-asian="12pt" style:font-size-complex="12pt"/>
    </style:style>
    <style:style style:name="T292" style:family="text">
      <style:text-properties style:font-name="Linux Libertine S.O.Cist.:onum=1" fo:font-size="12pt" fo:language="cs" fo:country="CZ" officeooo:rsid="0040ede6" style:font-size-asian="12pt" style:font-size-complex="12pt"/>
    </style:style>
    <style:style style:name="T293" style:family="text">
      <style:text-properties style:font-name="Linux Libertine S.O.Cist.:onum=1" fo:font-size="12pt" fo:language="cs" fo:country="CZ" officeooo:rsid="0034991c" style:font-size-asian="12pt" style:font-size-complex="12pt"/>
    </style:style>
    <style:style style:name="T294" style:family="text">
      <style:text-properties style:font-name="Linux Libertine S.O.Cist.:onum=1" fo:font-size="12pt" fo:language="cs" fo:country="CZ" officeooo:rsid="003425cc" style:font-size-asian="12pt" style:font-size-complex="12pt"/>
    </style:style>
    <style:style style:name="T295" style:family="text">
      <style:text-properties style:font-name="Linux Libertine S.O.Cist.:onum=1" fo:font-size="12pt" fo:language="cs" fo:country="CZ" officeooo:rsid="0192cc38" style:font-size-asian="12pt" style:font-size-complex="12pt"/>
    </style:style>
    <style:style style:name="T296" style:family="text">
      <style:text-properties style:font-name="Linux Libertine S.O.Cist.:onum=1" fo:font-size="12pt" fo:language="cs" fo:country="CZ" officeooo:rsid="0193c10b" style:font-size-asian="12pt" style:font-size-complex="12pt"/>
    </style:style>
    <style:style style:name="T297" style:family="text">
      <style:text-properties style:font-name="Linux Libertine S.O.Cist.:onum=1" fo:font-size="12pt" fo:language="cs" fo:country="CZ" officeooo:rsid="0150c414" style:font-size-asian="12pt" style:font-size-complex="12pt"/>
    </style:style>
    <style:style style:name="T298" style:family="text">
      <style:text-properties style:font-name="Linux Libertine S.O.Cist.:onum=1" fo:font-size="12pt" fo:language="cs" fo:country="CZ" officeooo:rsid="004d708e" style:font-size-asian="12pt" style:font-size-complex="12pt"/>
    </style:style>
    <style:style style:name="T299" style:family="text">
      <style:text-properties style:font-name="Linux Libertine S.O.Cist.:onum=1" fo:font-size="12pt" fo:language="cs" fo:country="CZ" officeooo:rsid="00357318" style:font-size-asian="12pt" style:font-size-complex="12pt"/>
    </style:style>
    <style:style style:name="T300" style:family="text">
      <style:text-properties style:font-name="Linux Libertine S.O.Cist.:onum=1" fo:font-size="12pt" fo:language="cs" fo:country="CZ" officeooo:rsid="00506f96" style:font-size-asian="12pt" style:font-size-complex="12pt"/>
    </style:style>
    <style:style style:name="T301" style:family="text">
      <style:text-properties style:font-name="Linux Libertine S.O.Cist.:onum=1" fo:font-size="12pt" fo:language="cs" fo:country="CZ" officeooo:rsid="0051cd7e" style:font-size-asian="12pt" style:font-size-complex="12pt"/>
    </style:style>
    <style:style style:name="T302" style:family="text">
      <style:text-properties style:font-name="Linux Libertine S.O.Cist.:onum=1" fo:font-size="12pt" fo:language="cs" fo:country="CZ" officeooo:rsid="00549112" style:font-size-asian="12pt" style:font-size-complex="12pt"/>
    </style:style>
    <style:style style:name="T303" style:family="text">
      <style:text-properties style:font-name="Linux Libertine S.O.Cist.:onum=1" fo:font-size="12pt" fo:language="cs" fo:country="CZ" officeooo:rsid="00376d4c" style:font-size-asian="12pt" style:font-size-complex="12pt"/>
    </style:style>
    <style:style style:name="T304" style:family="text">
      <style:text-properties style:font-name="Linux Libertine S.O.Cist.:onum=1" fo:font-size="12pt" fo:language="cs" fo:country="CZ" officeooo:rsid="0057cf4b" style:font-size-asian="12pt" style:font-size-complex="12pt"/>
    </style:style>
    <style:style style:name="T305" style:family="text">
      <style:text-properties style:font-name="Linux Libertine S.O.Cist.:onum=1" fo:font-size="12pt" fo:language="cs" fo:country="CZ" officeooo:rsid="003b5589" style:font-size-asian="12pt" style:font-size-complex="12pt"/>
    </style:style>
    <style:style style:name="T306" style:family="text">
      <style:text-properties style:font-name="Linux Libertine S.O.Cist.:onum=1" fo:font-size="12pt" fo:language="cs" fo:country="CZ" officeooo:rsid="003cb8c1" style:font-size-asian="12pt" style:font-size-complex="12pt"/>
    </style:style>
    <style:style style:name="T307" style:family="text">
      <style:text-properties style:font-name="Linux Libertine S.O.Cist.:onum=1" fo:font-size="12pt" fo:language="cs" fo:country="CZ" officeooo:rsid="003ed9a9" style:font-size-asian="12pt" style:font-size-complex="12pt"/>
    </style:style>
    <style:style style:name="T308" style:family="text">
      <style:text-properties style:font-name="Linux Libertine S.O.Cist.:onum=1" fo:font-size="12pt" fo:language="cs" fo:country="CZ" officeooo:rsid="003fee06" style:font-size-asian="12pt" style:font-size-complex="12pt"/>
    </style:style>
    <style:style style:name="T309" style:family="text">
      <style:text-properties style:font-name="Linux Libertine S.O.Cist.:onum=1" fo:font-size="12pt" fo:language="cs" fo:country="CZ" officeooo:rsid="00428a02" style:font-size-asian="12pt" style:font-size-complex="12pt"/>
    </style:style>
    <style:style style:name="T310" style:family="text">
      <style:text-properties style:font-name="Linux Libertine S.O.Cist.:onum=1" fo:font-size="12pt" fo:language="cs" fo:country="CZ" officeooo:rsid="00427c7f" style:font-size-asian="12pt" style:font-size-complex="12pt"/>
    </style:style>
    <style:style style:name="T311" style:family="text">
      <style:text-properties style:font-name="Linux Libertine S.O.Cist.:onum=1" fo:font-size="12pt" fo:language="cs" fo:country="CZ" officeooo:rsid="004375e0" style:font-size-asian="12pt" style:font-size-complex="12pt"/>
    </style:style>
    <style:style style:name="T312" style:family="text">
      <style:text-properties style:font-name="Linux Libertine S.O.Cist.:onum=1" fo:font-size="12pt" fo:language="cs" fo:country="CZ" officeooo:rsid="00409cac" style:font-size-asian="12pt" style:font-size-complex="12pt"/>
    </style:style>
    <style:style style:name="T313" style:family="text">
      <style:text-properties style:font-name="Linux Libertine S.O.Cist.:onum=1" fo:font-size="12pt" fo:language="cs" fo:country="CZ" officeooo:rsid="00413116" style:font-size-asian="12pt" style:font-size-complex="12pt"/>
    </style:style>
    <style:style style:name="T314" style:family="text">
      <style:text-properties style:font-name="Linux Libertine S.O.Cist.:onum=1" fo:font-size="12pt" fo:language="cs" fo:country="CZ" officeooo:rsid="0058a8ff" style:font-size-asian="12pt" style:font-size-complex="12pt"/>
    </style:style>
    <style:style style:name="T315" style:family="text">
      <style:text-properties style:font-name="Linux Libertine S.O.Cist.:onum=1" fo:font-size="12pt" fo:language="cs" fo:country="CZ" officeooo:rsid="004376fb" style:font-size-asian="12pt" style:font-size-complex="12pt"/>
    </style:style>
    <style:style style:name="T316" style:family="text">
      <style:text-properties style:font-name="Linux Libertine S.O.Cist.:onum=1" fo:font-size="12pt" fo:language="cs" fo:country="CZ" officeooo:rsid="005b7a3b" style:font-size-asian="12pt" style:font-size-complex="12pt"/>
    </style:style>
    <style:style style:name="T317" style:family="text">
      <style:text-properties style:font-name="Linux Libertine S.O.Cist.:onum=1" fo:font-size="12pt" fo:language="cs" fo:country="CZ" officeooo:rsid="005c6533" style:font-size-asian="12pt" style:font-size-complex="12pt"/>
    </style:style>
    <style:style style:name="T318" style:family="text">
      <style:text-properties style:font-name="Linux Libertine S.O.Cist.:onum=1" fo:font-size="12pt" fo:language="cs" fo:country="CZ" officeooo:rsid="005d5054" style:font-size-asian="12pt" style:font-size-complex="12pt"/>
    </style:style>
    <style:style style:name="T319" style:family="text">
      <style:text-properties style:font-name="Linux Libertine S.O.Cist.:onum=1" fo:font-size="12pt" fo:language="cs" fo:country="CZ" officeooo:rsid="005e6f17" style:font-size-asian="12pt" style:font-size-complex="12pt"/>
    </style:style>
    <style:style style:name="T320" style:family="text">
      <style:text-properties style:font-name="Linux Libertine S.O.Cist.:onum=1" fo:font-size="12pt" fo:language="cs" fo:country="CZ" officeooo:rsid="005f7519" style:font-size-asian="12pt" style:font-size-complex="12pt"/>
    </style:style>
    <style:style style:name="T321" style:family="text">
      <style:text-properties style:font-name="Linux Libertine S.O.Cist.:onum=1" fo:font-size="12pt" fo:language="cs" fo:country="CZ" officeooo:rsid="00613da2" style:font-size-asian="12pt" style:font-size-complex="12pt"/>
    </style:style>
    <style:style style:name="T322" style:family="text">
      <style:text-properties style:font-name="Linux Libertine S.O.Cist.:onum=1" fo:font-size="12pt" fo:language="cs" fo:country="CZ" officeooo:rsid="0174049a" style:font-size-asian="12pt" style:font-size-complex="12pt"/>
    </style:style>
    <style:style style:name="T323" style:family="text">
      <style:text-properties style:font-name="Linux Libertine S.O.Cist.:onum=1" fo:font-size="12pt" fo:language="cs" fo:country="CZ" officeooo:rsid="018e7b1a" style:font-size-asian="12pt" style:font-size-complex="12pt"/>
    </style:style>
    <style:style style:name="T324" style:family="text">
      <style:text-properties style:font-name="Linux Libertine S.O.Cist.:onum=1" fo:font-size="12pt" fo:language="cs" fo:country="CZ" officeooo:rsid="0061ef63" style:font-size-asian="12pt" style:font-size-complex="12pt"/>
    </style:style>
    <style:style style:name="T325" style:family="text">
      <style:text-properties style:font-name="Linux Libertine S.O.Cist.:onum=1" fo:font-size="12pt" fo:language="cs" fo:country="CZ" officeooo:rsid="00189adc" style:font-size-asian="12pt" style:font-size-complex="12pt"/>
    </style:style>
    <style:style style:name="T326" style:family="text">
      <style:text-properties style:font-name="Linux Libertine S.O.Cist.:onum=1" fo:font-size="12pt" fo:language="cs" fo:country="CZ" officeooo:rsid="0019626b" style:font-size-asian="12pt" style:font-size-complex="12pt"/>
    </style:style>
    <style:style style:name="T327" style:family="text">
      <style:text-properties style:font-name="Linux Libertine S.O.Cist.:onum=1" fo:font-size="12pt" fo:language="cs" fo:country="CZ" officeooo:rsid="001c69c2" style:font-size-asian="12pt" style:font-size-complex="12pt"/>
    </style:style>
    <style:style style:name="T328" style:family="text">
      <style:text-properties style:font-name="Linux Libertine S.O.Cist.:onum=1" fo:font-size="12pt" fo:language="cs" fo:country="CZ" officeooo:rsid="00633e5a" style:font-size-asian="12pt" style:font-size-complex="12pt"/>
    </style:style>
    <style:style style:name="T329" style:family="text">
      <style:text-properties style:font-name="Linux Libertine S.O.Cist.:onum=1" fo:font-size="12pt" fo:language="cs" fo:country="CZ" officeooo:rsid="0019ad1c" style:font-size-asian="12pt" style:font-size-complex="12pt"/>
    </style:style>
    <style:style style:name="T330" style:family="text">
      <style:text-properties style:font-name="Linux Libertine S.O.Cist.:onum=1" fo:font-size="12pt" fo:language="cs" fo:country="CZ" officeooo:rsid="00653639" style:font-size-asian="12pt" style:font-size-complex="12pt"/>
    </style:style>
    <style:style style:name="T331" style:family="text">
      <style:text-properties style:font-name="Linux Libertine S.O.Cist.:onum=1" fo:font-size="12pt" fo:language="cs" fo:country="CZ" officeooo:rsid="0064366a" style:font-size-asian="12pt" style:font-size-complex="12pt"/>
    </style:style>
    <style:style style:name="T332" style:family="text">
      <style:text-properties style:font-name="Linux Libertine S.O.Cist.:onum=1" fo:font-size="12pt" fo:language="cs" fo:country="CZ" officeooo:rsid="0066530c" style:font-size-asian="12pt" style:font-size-complex="12pt"/>
    </style:style>
    <style:style style:name="T333" style:family="text">
      <style:text-properties style:font-name="Linux Libertine S.O.Cist.:onum=1" fo:font-size="12pt" fo:language="cs" fo:country="CZ" officeooo:rsid="00684a11" style:font-size-asian="12pt" style:font-size-complex="12pt"/>
    </style:style>
    <style:style style:name="T334" style:family="text">
      <style:text-properties style:font-name="Linux Libertine S.O.Cist.:onum=1" fo:font-size="12pt" fo:language="cs" fo:country="CZ" officeooo:rsid="004f51a2" style:font-size-asian="12pt" style:font-size-complex="12pt"/>
    </style:style>
    <style:style style:name="T335" style:family="text">
      <style:text-properties style:font-name="Linux Libertine S.O.Cist.:onum=1" fo:font-size="12pt" fo:language="cs" fo:country="CZ" officeooo:rsid="00c716dc" style:font-size-asian="12pt" style:font-size-complex="12pt"/>
    </style:style>
    <style:style style:name="T336" style:family="text">
      <style:text-properties style:font-name="Linux Libertine S.O.Cist.:onum=1" fo:font-size="12pt" fo:language="cs" fo:country="CZ" officeooo:rsid="006bcc43" style:font-size-asian="12pt" style:font-size-complex="12pt"/>
    </style:style>
    <style:style style:name="T337" style:family="text">
      <style:text-properties style:font-name="Linux Libertine S.O.Cist.:onum=1" fo:font-size="12pt" fo:language="cs" fo:country="CZ" officeooo:rsid="006bd967" style:font-size-asian="12pt" style:font-size-complex="12pt"/>
    </style:style>
    <style:style style:name="T338" style:family="text">
      <style:text-properties style:font-name="Linux Libertine S.O.Cist.:onum=1" fo:font-size="12pt" fo:language="cs" fo:country="CZ" officeooo:rsid="006d2c8c" style:font-size-asian="12pt" style:font-size-complex="12pt"/>
    </style:style>
    <style:style style:name="T339" style:family="text">
      <style:text-properties style:font-name="Linux Libertine S.O.Cist.:onum=1" fo:font-size="12pt" fo:language="cs" fo:country="CZ" officeooo:rsid="006f13bf" style:font-size-asian="12pt" style:font-size-complex="12pt"/>
    </style:style>
    <style:style style:name="T340" style:family="text">
      <style:text-properties style:font-name="Linux Libertine S.O.Cist.:onum=1" fo:font-size="12pt" fo:language="cs" fo:country="CZ" officeooo:rsid="005899fa" style:font-size-asian="12pt" style:font-size-complex="12pt"/>
    </style:style>
    <style:style style:name="T341" style:family="text">
      <style:text-properties style:font-name="Linux Libertine S.O.Cist.:onum=1" fo:font-size="12pt" fo:language="cs" fo:country="CZ" officeooo:rsid="0072ab10" style:font-size-asian="12pt" style:font-size-complex="12pt"/>
    </style:style>
    <style:style style:name="T342" style:family="text">
      <style:text-properties style:font-name="Linux Libertine S.O.Cist.:onum=1" fo:font-size="12pt" fo:language="cs" fo:country="CZ" officeooo:rsid="00744b26" style:font-size-asian="12pt" style:font-size-complex="12pt"/>
    </style:style>
    <style:style style:name="T343" style:family="text">
      <style:text-properties style:font-name="Linux Libertine S.O.Cist.:onum=1" fo:font-size="12pt" fo:language="cs" fo:country="CZ" officeooo:rsid="0076636f" style:font-size-asian="12pt" style:font-size-complex="12pt"/>
    </style:style>
    <style:style style:name="T344" style:family="text">
      <style:text-properties style:font-name="Linux Libertine S.O.Cist.:onum=1" fo:font-size="12pt" fo:language="cs" fo:country="CZ" officeooo:rsid="0079f3b7" style:font-size-asian="12pt" style:font-size-complex="12pt"/>
    </style:style>
    <style:style style:name="T345" style:family="text">
      <style:text-properties style:font-name="Linux Libertine S.O.Cist.:onum=1" fo:font-size="12pt" fo:language="cs" fo:country="CZ" officeooo:rsid="007a40c4" style:font-size-asian="12pt" style:font-size-complex="12pt"/>
    </style:style>
    <style:style style:name="T346" style:family="text">
      <style:text-properties style:font-name="Linux Libertine S.O.Cist.:onum=1" fo:font-size="12pt" fo:language="cs" fo:country="CZ" officeooo:rsid="001e42fd" style:font-size-asian="12pt" style:font-size-complex="12pt"/>
    </style:style>
    <style:style style:name="T347" style:family="text">
      <style:text-properties style:font-name="Linux Libertine S.O.Cist.:onum=1" fo:font-size="12pt" fo:language="cs" fo:country="CZ" officeooo:rsid="007ad796" style:font-size-asian="12pt" style:font-size-complex="12pt"/>
    </style:style>
    <style:style style:name="T348" style:family="text">
      <style:text-properties style:font-name="Linux Libertine S.O.Cist.:onum=1" fo:font-size="12pt" fo:language="cs" fo:country="CZ" officeooo:rsid="007c114c" style:font-size-asian="12pt" style:font-size-complex="12pt"/>
    </style:style>
    <style:style style:name="T349" style:family="text">
      <style:text-properties style:font-name="Linux Libertine S.O.Cist.:onum=1" fo:font-size="12pt" fo:language="cs" fo:country="CZ" officeooo:rsid="007d93e1" style:font-size-asian="12pt" style:font-size-complex="12pt"/>
    </style:style>
    <style:style style:name="T350" style:family="text">
      <style:text-properties style:font-name="Linux Libertine S.O.Cist.:onum=1" fo:font-size="12pt" fo:language="cs" fo:country="CZ" officeooo:rsid="00806401" style:font-size-asian="12pt" style:font-size-complex="12pt"/>
    </style:style>
    <style:style style:name="T351" style:family="text">
      <style:text-properties style:font-name="Linux Libertine S.O.Cist.:onum=1" fo:font-size="12pt" fo:language="cs" fo:country="CZ" officeooo:rsid="0081f7b9" style:font-size-asian="12pt" style:font-size-complex="12pt"/>
    </style:style>
    <style:style style:name="T352" style:family="text">
      <style:text-properties style:font-name="Linux Libertine S.O.Cist.:onum=1" fo:font-size="12pt" fo:language="cs" fo:country="CZ" officeooo:rsid="00826083" style:font-size-asian="12pt" style:font-size-complex="12pt"/>
    </style:style>
    <style:style style:name="T353" style:family="text">
      <style:text-properties style:font-name="Linux Libertine S.O.Cist.:onum=1" fo:font-size="12pt" fo:language="cs" fo:country="CZ" officeooo:rsid="0084fa41" style:font-size-asian="12pt" style:font-size-complex="12pt"/>
    </style:style>
    <style:style style:name="T354" style:family="text">
      <style:text-properties style:font-name="Linux Libertine S.O.Cist.:onum=1" fo:font-size="12pt" fo:language="cs" fo:country="CZ" style:font-size-asian="12pt" style:language-asian="zh" style:country-asian="CN" style:font-name-complex="Times New Roman1" style:font-size-complex="12pt" style:language-complex="hi" style:country-complex="IN"/>
    </style:style>
    <style:style style:name="T355" style:family="text">
      <style:text-properties style:font-name="Linux Libertine S.O.Cist.:onum=1" fo:font-size="12pt" fo:language="cs" fo:country="CZ" officeooo:rsid="0031805a" style:font-size-asian="12pt" style:language-asian="zh" style:country-asian="CN" style:font-name-complex="Times New Roman1" style:font-size-complex="12pt" style:language-complex="hi" style:country-complex="IN"/>
    </style:style>
    <style:style style:name="T356" style:family="text">
      <style:text-properties style:font-name="Linux Libertine S.O.Cist.:onum=1" fo:font-size="12pt" fo:language="cs" fo:country="CZ" officeooo:rsid="00506f96" style:font-size-asian="12pt" style:language-asian="zh" style:country-asian="CN" style:font-name-complex="Times New Roman1" style:font-size-complex="12pt" style:language-complex="hi" style:country-complex="IN"/>
    </style:style>
    <style:style style:name="T357" style:family="text">
      <style:text-properties style:font-name="Linux Libertine S.O.Cist.:onum=1" fo:font-size="12pt" fo:language="cs" fo:country="CZ" officeooo:rsid="0036997c" style:font-size-asian="12pt" style:language-asian="zh" style:country-asian="CN" style:font-name-complex="Times New Roman1" style:font-size-complex="12pt" style:language-complex="hi" style:country-complex="IN"/>
    </style:style>
    <style:style style:name="T358" style:family="text">
      <style:text-properties style:font-name="Linux Libertine S.O.Cist.:onum=1" fo:font-size="12pt" fo:language="cs" fo:country="CZ" officeooo:rsid="00657bcd" style:font-size-asian="12pt" style:language-asian="zh" style:country-asian="CN" style:font-name-complex="Times New Roman1" style:font-size-complex="12pt" style:language-complex="hi" style:country-complex="IN"/>
    </style:style>
    <style:style style:name="T359" style:family="text">
      <style:text-properties style:font-name="Linux Libertine S.O.Cist.:onum=1" fo:font-size="12pt" fo:language="cs" fo:country="CZ" officeooo:rsid="007f35d4" style:font-size-asian="12pt" style:language-asian="zh" style:country-asian="CN" style:font-name-complex="Times New Roman1" style:font-size-complex="12pt" style:language-complex="hi" style:country-complex="IN"/>
    </style:style>
    <style:style style:name="T360" style:family="text">
      <style:text-properties style:font-name="Linux Libertine S.O.Cist.:onum=1" fo:font-size="12pt" fo:language="cs" fo:country="CZ" officeooo:rsid="006bd967" style:font-size-asian="12pt" style:language-asian="zh" style:country-asian="CN" style:font-name-complex="Times New Roman1" style:font-size-complex="12pt" style:language-complex="hi" style:country-complex="IN"/>
    </style:style>
    <style:style style:name="T361" style:family="text">
      <style:text-properties style:font-name="Linux Libertine S.O.Cist.:onum=1" fo:font-size="12pt" fo:language="cs" fo:country="CZ" officeooo:rsid="0051b476" style:font-size-asian="12pt" style:language-asian="zh" style:country-asian="CN" style:font-name-complex="Times New Roman1" style:font-size-complex="12pt" style:language-complex="hi" style:country-complex="IN"/>
    </style:style>
    <style:style style:name="T362" style:family="text">
      <style:text-properties style:font-name="Linux Libertine S.O.Cist.:onum=1" fo:font-size="12pt" fo:language="cs" fo:country="CZ" style:font-size-asian="12pt" style:language-asian="zh" style:country-asian="CN" style:font-name-complex="Times New Roman1" style:language-complex="hi" style:country-complex="IN"/>
    </style:style>
    <style:style style:name="T363" style:family="text">
      <style:text-properties style:font-name="Linux Libertine S.O.Cist.:onum=1" fo:font-size="12pt" fo:language="cs" fo:country="CZ" officeooo:rsid="00376d4c" style:font-size-asian="12pt" style:language-asian="zh" style:country-asian="CN" style:font-name-complex="Times New Roman1" style:language-complex="hi" style:country-complex="IN"/>
    </style:style>
    <style:style style:name="T364" style:family="text">
      <style:text-properties style:font-name="Linux Libertine S.O.Cist.:onum=1" fo:font-size="12pt" fo:language="cs" fo:country="CZ" style:font-size-asian="12pt" style:font-name-complex="Times New Roman1" style:font-size-complex="12pt"/>
    </style:style>
    <style:style style:name="T365" style:family="text">
      <style:text-properties style:font-name="Linux Libertine S.O.Cist.:onum=1" fo:font-size="12pt" fo:language="cs" fo:country="CZ" fo:font-style="italic" style:font-size-asian="12pt" style:font-style-asian="italic" style:font-size-complex="12pt" style:font-style-complex="italic"/>
    </style:style>
    <style:style style:name="T366" style:family="text">
      <style:text-properties style:font-name="Linux Libertine S.O.Cist.:onum=1" fo:font-size="12pt" fo:language="cs" fo:country="CZ" fo:font-style="italic" officeooo:rsid="00375a4e" style:font-size-asian="12pt" style:font-style-asian="italic" style:font-size-complex="12pt" style:font-style-complex="italic"/>
    </style:style>
    <style:style style:name="T367" style:family="text">
      <style:text-properties style:font-name="Linux Libertine S.O.Cist.:onum=1" fo:font-size="12pt" fo:language="cs" fo:country="CZ" fo:font-style="italic" officeooo:rsid="000cdd77" style:font-size-asian="12pt" style:font-style-asian="italic" style:font-size-complex="12pt" style:font-style-complex="italic"/>
    </style:style>
    <style:style style:name="T368" style:family="text">
      <style:text-properties style:font-name="Linux Libertine S.O.Cist.:onum=1" fo:font-size="12pt" fo:language="cs" fo:country="CZ" fo:font-style="italic" officeooo:rsid="0150c414" style:font-size-asian="12pt" style:font-style-asian="italic" style:font-size-complex="12pt" style:font-style-complex="italic"/>
    </style:style>
    <style:style style:name="T369" style:family="text">
      <style:text-properties style:font-name="Linux Libertine S.O.Cist.:onum=1" fo:font-size="12pt" fo:language="cs" fo:country="CZ" fo:font-style="italic" officeooo:rsid="0158a9b9" style:font-size-asian="12pt" style:font-style-asian="italic" style:font-size-complex="12pt" style:font-style-complex="italic"/>
    </style:style>
    <style:style style:name="T370" style:family="text">
      <style:text-properties style:font-name="Linux Libertine S.O.Cist.:onum=1" fo:font-size="12pt" fo:language="cs" fo:country="CZ" fo:font-style="italic" officeooo:rsid="004d708e" style:font-size-asian="12pt" style:font-style-asian="italic" style:font-size-complex="12pt" style:font-style-complex="italic"/>
    </style:style>
    <style:style style:name="T371" style:family="text">
      <style:text-properties style:font-name="Linux Libertine S.O.Cist.:onum=1" fo:font-size="12pt" fo:language="cs" fo:country="CZ" fo:font-style="italic" officeooo:rsid="00409cac" style:font-size-asian="12pt" style:font-style-asian="italic" style:font-size-complex="12pt" style:font-style-complex="italic"/>
    </style:style>
    <style:style style:name="T372" style:family="text">
      <style:text-properties style:font-name="Linux Libertine S.O.Cist.:onum=1" fo:font-size="12pt" fo:language="cs" fo:country="CZ" fo:font-style="italic" officeooo:rsid="00613da2" style:font-size-asian="12pt" style:font-style-asian="italic" style:font-size-complex="12pt" style:font-style-complex="italic"/>
    </style:style>
    <style:style style:name="T373" style:family="text">
      <style:text-properties style:font-name="Linux Libertine S.O.Cist.:onum=1" fo:font-size="12pt" fo:language="cs" fo:country="CZ" fo:font-style="italic" officeooo:rsid="0174787a" style:font-size-asian="12pt" style:font-style-asian="italic" style:font-size-complex="12pt" style:font-style-complex="italic"/>
    </style:style>
    <style:style style:name="T374" style:family="text">
      <style:text-properties style:font-name="Linux Libertine S.O.Cist.:onum=1" fo:font-size="12pt" fo:language="cs" fo:country="CZ" fo:font-style="italic" officeooo:rsid="0061ef63" style:font-size-asian="12pt" style:font-style-asian="italic" style:font-size-complex="12pt" style:font-style-complex="italic"/>
    </style:style>
    <style:style style:name="T375" style:family="text">
      <style:text-properties style:font-name="Linux Libertine S.O.Cist.:onum=1" fo:font-size="12pt" fo:language="cs" fo:country="CZ" fo:font-style="italic" officeooo:rsid="0019626b" style:font-size-asian="12pt" style:font-style-asian="italic" style:font-size-complex="12pt" style:font-style-complex="italic"/>
    </style:style>
    <style:style style:name="T376" style:family="text">
      <style:text-properties style:font-name="Linux Libertine S.O.Cist.:onum=1" fo:font-size="12pt" fo:language="cs" fo:country="CZ" fo:font-style="italic" officeooo:rsid="0019ad1c" style:font-size-asian="12pt" style:font-style-asian="italic" style:font-size-complex="12pt" style:font-style-complex="italic"/>
    </style:style>
    <style:style style:name="T377" style:family="text">
      <style:text-properties style:font-name="Linux Libertine S.O.Cist.:onum=1" fo:font-size="12pt" fo:language="cs" fo:country="CZ" fo:font-style="italic" officeooo:rsid="000f3ad3" style:font-size-asian="12pt" style:font-style-asian="italic" style:font-size-complex="12pt" style:font-style-complex="italic"/>
    </style:style>
    <style:style style:name="T378" style:family="text">
      <style:text-properties style:font-name="Linux Libertine S.O.Cist.:onum=1" fo:font-size="12pt" fo:language="cs" fo:country="CZ" fo:font-style="italic" officeooo:rsid="00744b26" style:font-size-asian="12pt" style:font-style-asian="italic" style:font-size-complex="12pt" style:font-style-complex="italic"/>
    </style:style>
    <style:style style:name="T379" style:family="text">
      <style:text-properties style:font-name="Linux Libertine S.O.Cist.:onum=1" fo:font-size="12pt" fo:language="cs" fo:country="CZ" fo:font-style="italic" officeooo:rsid="0077afd1" style:font-size-asian="12pt" style:font-style-asian="italic" style:font-size-complex="12pt" style:font-style-complex="italic"/>
    </style:style>
    <style:style style:name="T380" style:family="text">
      <style:text-properties style:font-name="Linux Libertine S.O.Cist.:onum=1" fo:font-size="12pt" fo:language="cs" fo:country="CZ" fo:font-style="italic" officeooo:rsid="007ad796" style:font-size-asian="12pt" style:font-style-asian="italic" style:font-size-complex="12pt" style:font-style-complex="italic"/>
    </style:style>
    <style:style style:name="T381" style:family="text">
      <style:text-properties style:font-name="Linux Libertine S.O.Cist.:onum=1" fo:font-size="12pt" fo:language="cs" fo:country="CZ" fo:font-style="italic" officeooo:rsid="007ff936" style:font-size-asian="12pt" style:font-style-asian="italic" style:font-size-complex="12pt" style:font-style-complex="italic"/>
    </style:style>
    <style:style style:name="T382" style:family="text">
      <style:text-properties style:font-name="Linux Libertine S.O.Cist.:onum=1" fo:font-size="12pt" fo:language="cs" fo:country="CZ" fo:font-style="normal" style:font-size-asian="12pt" style:font-style-asian="normal" style:font-size-complex="12pt" style:font-style-complex="normal"/>
    </style:style>
    <style:style style:name="T383" style:family="text">
      <style:text-properties style:font-name="Linux Libertine S.O.Cist.:onum=1" fo:font-size="12pt" fo:language="cs" fo:country="CZ" fo:font-style="normal" officeooo:rsid="00a45de9" style:font-size-asian="12pt" style:font-style-asian="normal" style:font-size-complex="12pt" style:font-style-complex="normal"/>
    </style:style>
    <style:style style:name="T384" style:family="text">
      <style:text-properties style:font-name="Linux Libertine S.O.Cist.:onum=1" fo:font-size="12pt" fo:language="cs" fo:country="CZ" fo:font-style="normal" officeooo:rsid="001c69c2" style:font-size-asian="12pt" style:font-style-asian="normal" style:font-size-complex="12pt" style:font-style-complex="normal"/>
    </style:style>
    <style:style style:name="T385" style:family="text">
      <style:text-properties style:font-name="Linux Libertine S.O.Cist.:onum=1" fo:font-size="12pt" fo:language="cs" fo:country="CZ" fo:font-style="normal" officeooo:rsid="0051cd7e" style:font-size-asian="12pt" style:font-style-asian="normal" style:font-size-complex="12pt" style:font-style-complex="normal"/>
    </style:style>
    <style:style style:name="T386" style:family="text">
      <style:text-properties style:font-name="Linux Libertine S.O.Cist.:onum=1" fo:font-size="12pt" fo:language="cs" fo:country="CZ" fo:font-style="normal" officeooo:rsid="00375a4e" style:font-size-asian="12pt" style:font-style-asian="normal" style:font-size-complex="12pt" style:font-style-complex="normal"/>
    </style:style>
    <style:style style:name="T387" style:family="text">
      <style:text-properties style:font-name="Linux Libertine S.O.Cist.:onum=1" fo:font-size="12pt" fo:language="cs" fo:country="CZ" fo:font-style="normal" officeooo:rsid="0057cf4b" style:font-size-asian="12pt" style:font-style-asian="normal" style:font-size-complex="12pt" style:font-style-complex="normal"/>
    </style:style>
    <style:style style:name="T388" style:family="text">
      <style:text-properties style:font-name="Linux Libertine S.O.Cist.:onum=1" fo:font-size="12pt" fo:language="cs" fo:country="CZ" fo:font-style="normal" officeooo:rsid="003cb8c1" style:font-size-asian="12pt" style:font-style-asian="normal" style:font-size-complex="12pt" style:font-style-complex="normal"/>
    </style:style>
    <style:style style:name="T389" style:family="text">
      <style:text-properties style:font-name="Linux Libertine S.O.Cist.:onum=1" fo:font-size="12pt" fo:language="cs" fo:country="CZ" fo:font-style="normal" officeooo:rsid="0061ef63" style:font-size-asian="12pt" style:font-style-asian="normal" style:font-size-complex="12pt" style:font-style-complex="normal"/>
    </style:style>
    <style:style style:name="T390" style:family="text">
      <style:text-properties style:font-name="Linux Libertine S.O.Cist.:onum=1" fo:font-size="12pt" fo:language="cs" fo:country="CZ" fo:font-style="normal" officeooo:rsid="0019ad1c" style:font-size-asian="12pt" style:font-style-asian="normal" style:font-size-complex="12pt" style:font-style-complex="normal"/>
    </style:style>
    <style:style style:name="T391" style:family="text">
      <style:text-properties style:font-name="Linux Libertine S.O.Cist.:onum=1" fo:font-size="12pt" fo:language="cs" fo:country="CZ" fo:font-style="normal" officeooo:rsid="001e42fd" style:font-size-asian="12pt" style:font-style-asian="normal" style:font-size-complex="12pt" style:font-style-complex="normal"/>
    </style:style>
    <style:style style:name="T392" style:family="text">
      <style:text-properties style:font-name="Linux Libertine S.O.Cist.:onum=1" fo:font-size="12pt" fo:language="cs" fo:country="CZ" fo:font-style="normal" officeooo:rsid="001a6a4f" style:font-size-asian="12pt" style:font-style-asian="normal" style:font-size-complex="12pt" style:font-style-complex="normal"/>
    </style:style>
    <style:style style:name="T393" style:family="text">
      <style:text-properties style:font-name="Linux Libertine S.O.Cist.:onum=1" fo:font-size="12pt" fo:language="cs" fo:country="CZ" fo:font-style="normal" officeooo:rsid="0031805a" style:font-size-asian="12pt" style:font-style-asian="normal" style:font-size-complex="12pt" style:font-style-complex="normal"/>
    </style:style>
    <style:style style:name="T394" style:family="text">
      <style:text-properties style:font-name="Linux Libertine S.O.Cist.:onum=1" fo:font-size="12pt" fo:language="cs" fo:country="CZ" fo:font-style="normal" officeooo:rsid="00653639" style:font-size-asian="12pt" style:font-style-asian="normal" style:font-size-complex="12pt" style:font-style-complex="normal"/>
    </style:style>
    <style:style style:name="T395" style:family="text">
      <style:text-properties style:font-name="Linux Libertine S.O.Cist.:onum=1" fo:font-size="12pt" fo:language="cs" fo:country="CZ" fo:font-style="normal" officeooo:rsid="0034991c" style:font-size-asian="12pt" style:font-style-asian="normal" style:font-size-complex="12pt" style:font-style-complex="normal"/>
    </style:style>
    <style:style style:name="T396" style:family="text">
      <style:text-properties style:font-name="Linux Libertine S.O.Cist.:onum=1" fo:font-size="12pt" fo:language="cs" fo:country="CZ" fo:font-style="normal" officeooo:rsid="006d2c8c" style:font-size-asian="12pt" style:font-style-asian="normal" style:font-size-complex="12pt" style:font-style-complex="normal"/>
    </style:style>
    <style:style style:name="T397" style:family="text">
      <style:text-properties style:font-name="Linux Libertine S.O.Cist.:onum=1" fo:font-size="12pt" fo:language="cs" fo:country="CZ" fo:font-style="normal" officeooo:rsid="000f3ad3" style:font-size-asian="12pt" style:font-style-asian="normal" style:font-size-complex="12pt" style:font-style-complex="normal"/>
    </style:style>
    <style:style style:name="T398" style:family="text">
      <style:text-properties style:font-name="Linux Libertine S.O.Cist.:onum=1" fo:font-size="12pt" fo:language="cs" fo:country="CZ" fo:font-style="normal" officeooo:rsid="0075539a" style:font-size-asian="12pt" style:font-style-asian="normal" style:font-size-complex="12pt" style:font-style-complex="normal"/>
    </style:style>
    <style:style style:name="T399" style:family="text">
      <style:text-properties style:font-name="Linux Libertine S.O.Cist.:onum=1" fo:font-size="12pt" fo:language="cs" fo:country="CZ" fo:font-style="normal" officeooo:rsid="00613da2" style:font-size-asian="12pt" style:font-style-asian="normal" style:font-size-complex="12pt" style:font-style-complex="normal"/>
    </style:style>
    <style:style style:name="T400" style:family="text">
      <style:text-properties style:font-name="Linux Libertine S.O.Cist.:onum=1" fo:font-size="12pt" fo:language="cs" fo:country="CZ" fo:font-style="normal" officeooo:rsid="00769cb7" style:font-size-asian="12pt" style:font-style-asian="normal" style:font-size-complex="12pt" style:font-style-complex="normal"/>
    </style:style>
    <style:style style:name="T401" style:family="text">
      <style:text-properties style:font-name="Linux Libertine S.O.Cist.:onum=1" fo:font-size="12pt" fo:language="cs" fo:country="CZ" fo:font-style="normal" officeooo:rsid="0077afd1" style:font-size-asian="12pt" style:font-style-asian="normal" style:font-size-complex="12pt" style:font-style-complex="normal"/>
    </style:style>
    <style:style style:name="T402" style:family="text">
      <style:text-properties style:font-name="Linux Libertine S.O.Cist.:onum=1" fo:font-size="12pt" fo:language="cs" fo:country="CZ" fo:font-style="normal" officeooo:rsid="00341307" style:font-size-asian="12pt" style:font-style-asian="normal" style:font-size-complex="12pt" style:font-style-complex="normal"/>
    </style:style>
    <style:style style:name="T403" style:family="text">
      <style:text-properties style:font-name="Linux Libertine S.O.Cist.:onum=1" fo:font-size="12pt" fo:language="cs" fo:country="CZ" fo:font-style="normal" officeooo:rsid="0084fa41" style:font-size-asian="12pt" style:font-style-asian="normal" style:font-size-complex="12pt" style:font-style-complex="normal"/>
    </style:style>
    <style:style style:name="T404" style:family="text">
      <style:text-properties style:font-name="Linux Libertine S.O.Cist.:onum=1" fo:font-size="12pt" fo:language="el" fo:country="GR" fo:font-style="italic" style:font-size-asian="12pt" style:font-style-asian="italic" style:font-size-complex="12pt" style:font-style-complex="italic"/>
    </style:style>
    <style:style style:name="T405" style:family="text">
      <style:text-properties style:font-name="Linux Libertine S.O.Cist.:onum=1" fo:font-size="12pt" fo:language="la" fo:country="VA" style:font-size-asian="12pt" style:font-name-complex="Times New Roman1" style:font-size-complex="12pt"/>
    </style:style>
    <style:style style:name="T406" style:family="text">
      <style:text-properties style:font-name="Linux Libertine S.O.Cist.:onum=1" fo:font-size="10pt" fo:language="cs" fo:country="CZ" fo:font-style="normal" style:font-size-asian="12pt" style:font-style-asian="normal" style:font-size-complex="12pt" style:font-style-complex="normal"/>
    </style:style>
    <style:style style:name="T407" style:family="text">
      <style:text-properties style:font-name="Linux Libertine S.O.Cist.:onum=1" fo:language="cs" fo:country="CZ" style:language-asian="zh" style:country-asian="CN" style:language-complex="hi" style:country-complex="IN"/>
    </style:style>
    <style:style style:name="T408" style:family="text">
      <style:text-properties style:font-name="Linux Libertine S.O.Cist.:onum=1" fo:language="cs" fo:country="CZ" officeooo:rsid="004f51a2" style:language-asian="zh" style:country-asian="CN" style:language-complex="hi" style:country-complex="IN"/>
    </style:style>
    <style:style style:name="T409" style:family="text">
      <style:text-properties style:font-name="Linux Libertine S.O.Cist.:onum=1" fo:language="cs" fo:country="CZ" officeooo:rsid="00357318" style:language-asian="zh" style:country-asian="CN" style:language-complex="hi" style:country-complex="IN"/>
    </style:style>
    <style:style style:name="T410" style:family="text">
      <style:text-properties style:font-name="Linux Libertine S.O.Cist.:onum=1" fo:language="cs" fo:country="CZ" officeooo:rsid="006bcc43" style:language-asian="zh" style:country-asian="CN" style:language-complex="hi" style:country-complex="IN"/>
    </style:style>
    <style:style style:name="T411" style:family="text">
      <style:text-properties style:font-name="Linux Libertine S.O.Cist.:onum=1" fo:language="la" fo:country="VA" style:language-asian="zh" style:country-asian="CN" style:language-complex="hi" style:country-complex="IN"/>
    </style:style>
    <style:style style:name="T412" style:family="text">
      <style:text-properties style:font-name="Linux Libertine S.O.Cist.:onum=1" fo:language="la" fo:country="VA" officeooo:rsid="00657bcd" style:language-asian="zh" style:country-asian="CN" style:language-complex="hi" style:country-complex="IN"/>
    </style:style>
    <style:style style:name="T413" style:family="text">
      <style:text-properties officeooo:rsid="00549112"/>
    </style:style>
    <style:style style:name="T414" style:family="text">
      <style:text-properties officeooo:rsid="0057cf4b"/>
    </style:style>
    <style:style style:name="T415" style:family="text">
      <style:text-properties officeooo:rsid="005899fa"/>
    </style:style>
    <style:style style:name="T416" style:family="text">
      <style:text-properties officeooo:rsid="005d80b8"/>
    </style:style>
    <style:style style:name="T417" style:family="text">
      <style:text-properties officeooo:rsid="0061ef63"/>
    </style:style>
    <style:style style:name="T418" style:family="text">
      <style:text-properties officeooo:rsid="00633e5a"/>
    </style:style>
    <style:style style:name="T419" style:family="text">
      <style:text-properties officeooo:rsid="00659c5e"/>
    </style:style>
    <style:style style:name="T420" style:family="text">
      <style:text-properties officeooo:rsid="00684a11"/>
    </style:style>
    <style:style style:name="T421" style:family="text">
      <style:text-properties officeooo:rsid="006a313c"/>
    </style:style>
    <style:style style:name="T422" style:family="text">
      <style:text-properties officeooo:rsid="006c02c3"/>
    </style:style>
    <style:style style:name="T423" style:family="text">
      <style:text-properties officeooo:rsid="006d2c8c"/>
    </style:style>
    <style:style style:name="T424" style:family="text">
      <style:text-properties officeooo:rsid="006f13bf"/>
    </style:style>
    <style:style style:name="T425" style:family="text">
      <style:text-properties fo:color="#000080" loext:opacity="100%" style:font-name="Linux Libertine S.O.Cist.:onum=1" fo:font-size="12pt" fo:language="cs" fo:country="CZ" fo:font-style="normal" style:font-size-asian="12pt" style:font-style-asian="normal" style:font-size-complex="12pt" style:font-style-complex="normal"/>
    </style:style>
    <style:style style:name="T426" style:family="text">
      <style:text-properties fo:font-size="10pt" fo:language="cs" fo:country="CZ" fo:font-style="normal" officeooo:rsid="007c114c" style:font-size-asian="12pt" style:font-style-asian="normal" style:font-size-complex="12pt" style:font-style-complex="normal"/>
    </style:style>
    <style:style style:name="T427" style:family="text">
      <style:text-properties officeooo:rsid="0082608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36">DIE XIV. JANUARII</text:p>
            <text:p text:style-name="P131"><text:span text:style-name="T6">I</text:span><text:span text:style-name="T14">n</text:span><text:span text:style-name="T6"> F</text:span><text:span text:style-name="T14">esto</text:span><text:span text:style-name="T6"> S. H</text:span><text:span text:style-name="T134">ilarii.</text:span></text:p>
            <text:p text:style-name="P66">Episcopi, Confessoris et Ecclesiæ Doct.</text:p>
            <text:p text:style-name="P69">iij. Lect. et M.</text:p>
          </table:table-cell>
          <table:covered-table-cell/>
        </table:table-row>
        <table:table-row table:style-name="Tabulka1.1">
          <table:table-cell table:style-name="Tabulka1.A1" office:value-type="string">
            <text:p text:style-name="P1">In I. Nocturno</text:p>
            <text:p text:style-name="P6">De Epístola prima beáti Pauli Apóstoli</text:p>
            <text:p text:style-name="P6">ad Timótheum.</text:p>
            <text:p text:style-name="P39">Lectio j. <text:span text:style-name="T201">Cap. 3.</text:span></text:p>
            <text:p text:style-name="P150"><text:span text:style-name="T135">F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150"/>
          </table:table-cell>
          <table:table-cell table:style-name="Tabulka1.A1" office:value-type="string">
            <text:p text:style-name="P74"/>
            <text:p text:style-name="P74"/>
            <text:p text:style-name="P74"/>
            <text:p text:style-name="P74"/>
            <text:p text:style-name="P159"><text:span text:style-name="T173">Věrohodné</text:span><text:span text:style-name="T273"> je to</text:span><text:span text:style-name="T274">to</text:span><text:span text:style-name="T273"> slovo: Kdo chce být</text:span><text:span text:style-name="T274">i</text:span><text:span text:style-name="T273"> </text:span><text:span text:style-name="T274">B</text:span><text:span text:style-name="T273">iskupem, touží po krásném úkolu. Nuže, </text:span><text:span text:style-name="T274">B</text:span><text:span text:style-name="T273">iskup má být bezúhonný, jen </text:span><text:span text:style-name="T274">s </text:span><text:span text:style-name="T273">jednou </text:span><text:span text:style-name="T274">manželkou </text:span><text:span text:style-name="T273">ženatý, střídmý, rozvážný, řádný, pohostinný, schopný </text:span><text:span text:style-name="T275">vy</text:span><text:span text:style-name="T273">uč</text:span><text:span text:style-name="T20">o</text:span><text:span text:style-name="T21">va</text:span><text:span text:style-name="T273">t, ne pijan, ne rváč, nýbrž vlídný, smířlivý, nezištný, ne svárlivý ani lakomý. Má dobře vést </text:span><text:span text:style-name="T274">svůj dům i</text:span><text:span text:style-name="T273"> rodinu a mít děti poslušné a počestné.</text:span></text:p>
          </table:table-cell>
        </table:table-row>
        <table:table-row table:style-name="Tabulka1.1">
          <table:table-cell table:style-name="Tabulka1.A1" office:value-type="string">
            <text:p text:style-name="P38">Lectio ij.</text:p>
            <text:p text:style-name="P181"><text:span text:style-name="T136">Hilárius</text:span><text:span text:style-name="T94">, in Aquitánia nóbili génere natus, doctrína et eloquéntia excélluit. Qui primum in matrimónio quasi mónachi vitam egit: deínde propter singuláres virtútes Pictavórum Epíscopus creátur. Quo témpore, Constántius imperátor Cathólicos vexábat, nisi ad Ariánas partes transírent; Hilárius tamquam firmíssimum murum se Ariánis oppónens, illórum furórem in se concitávit. </text:span></text:p>
            <text:p text:style-name="P112"/>
          </table:table-cell>
          <table:table-cell table:style-name="Tabulka1.A1" office:value-type="string">
            <text:p text:style-name="P91"/>
            <text:p text:style-name="P167"><text:span text:style-name="T172">Hilárius</text:span><text:span text:style-name="T271">, narozen</text:span><text:span text:style-name="T276"> </text:span><text:span text:style-name="T271">vznešené</text:span><text:span text:style-name="T316">mu</text:span><text:span text:style-name="T271"> rodu v Akvitánii, vynikal </text:span><text:span text:style-name="T276">ve </text:span><text:span text:style-name="T271">studi</text:span><text:span text:style-name="T276">u</text:span><text:span text:style-name="T271"> i výmluvnost</text:span><text:span text:style-name="T276">i</text:span><text:span text:style-name="T271">. Nejprve v manželství vedl život mnicha, později byl pro své jedinečné ctnosti ustanoven </text:span><text:span text:style-name="T21">B</text:span><text:span text:style-name="T271">iskupem v Poitiers. V té době však císař Constantius pronásledoval </text:span><text:span text:style-name="T22">K</text:span><text:span text:style-name="T271">atolíky, kteří se nechtěli přidat na stranu ariánství. Hil</text:span><text:span text:style-name="T276">á</text:span><text:span text:style-name="T271">ri</text:span><text:span text:style-name="T341">ů</text:span><text:span text:style-name="T271">v </text:span><text:span text:style-name="T49">odpor</text:span><text:span text:style-name="T271"> vůči Ari</text:span><text:span text:style-name="T341">ánům</text:span><text:span text:style-name="T271"> </text:span><text:span text:style-name="T341">byl </text:span><text:span text:style-name="T271">však pevn</text:span><text:span text:style-name="T341">ý</text:span><text:span text:style-name="T271"> jako zeď, čímž </text:span><text:span text:style-name="T341">proti sobě </text:span><text:span text:style-name="T271">podnítil </text:span><text:span text:style-name="T341">jejich </text:span><text:span text:style-name="T271">hněv. </text:span></text:p>
          </table:table-cell>
        </table:table-row>
        <table:table-row table:style-name="Tabulka1.1">
          <table:table-cell table:style-name="Tabulka1.A1" office:value-type="string">
            <text:p text:style-name="P38">Lectio iij.</text:p>
            <text:p text:style-name="P185"><text:span text:style-name="T136">Itaque</text:span><text:span text:style-name="T94"> multis petítus insídiis, in Phrygiam relegátur et quadriénnio post coácto Concílio ad Seléuciam Isáuriæ urbem, adésse compéllitur, ac deínde Constantinópolim proféctus, novíssime, profligátis hæréticis, in Gállias remíssus est. Magna deínceps tranquillitáte Pictavórum Ecclésiam adminístrans, migrávit in cælum Idibus Januárii, Valentiniáno et Valénte imperatóribus, anno post Christum natum trecentésimo sexagésimo nono.</text:span></text:p>
            <text:p text:style-name="P98"/>
          </table:table-cell>
          <table:table-cell table:style-name="Tabulka1.A1" office:value-type="string">
            <text:p text:style-name="P91"/>
            <text:p text:style-name="P168"><text:span text:style-name="T174">B</text:span><text:span text:style-name="T172">yl</text:span><text:span text:style-name="T271"> proto sužován mnoha </text:span><text:span text:style-name="T49">úklady</text:span><text:span text:style-name="T271">, nakonec byl poslán do vyhnanství do Frýgie, a po čtyřech letech vyhnanství, </text:span><text:span text:style-name="T275">když byl svolán koncil</text:span><text:span text:style-name="T271"> v Seleucii, </text:span><text:span text:style-name="T275">ve </text:span><text:span text:style-name="T271">městě Isaurii, byl donucen k účasti na </text:span><text:span text:style-name="T21">něm</text:span><text:span text:style-name="T271">. Poté odešel do Konstantinopole, </text:span><text:span text:style-name="T341">a </text:span><text:span text:style-name="T271">nakonec, když byli </text:span><text:span text:style-name="T365">ariánští</text:span><text:span text:style-name="T271"> </text:span><text:span text:style-name="T49">bludaři</text:span><text:span text:style-name="T271"> potlačeni, vrátil se do Galie. Pak ve velkém míru spravoval církev v Poitiers, když 13. ledna odešel do nebe, za císařů Valentiniána a Valenta, roku po Kristově narození 369.</text:span></text:p>
          </table:table-cell>
        </table:table-row>
        <table:table-row table:style-name="Tabulka1.1">
          <table:table-cell table:style-name="Tabulka1.A1" table:number-columns-spanned="2" office:value-type="string">
            <text:p text:style-name="P36">DIE XV. JANUARII</text:p>
            <text:p text:style-name="P131"><text:span text:style-name="T6">I</text:span><text:span text:style-name="T14">n</text:span><text:span text:style-name="T6"> F</text:span><text:span text:style-name="T14">esto</text:span><text:span text:style-name="T6"> S. M</text:span><text:span text:style-name="T134">auri.</text:span></text:p>
            <text:p text:style-name="P66">Abbatis.</text:p>
            <text:p text:style-name="P69">iij. Lect. et M.</text:p>
          </table:table-cell>
          <table:covered-table-cell/>
        </table:table-row>
        <table:table-row table:style-name="Tabulka1.1">
          <table:table-cell table:style-name="Tabulka1.A1" office:value-type="string">
            <text:p text:style-name="P1">In I. Nocturno</text:p>
            <text:p text:style-name="P8">De libro Ecclesiástici.</text:p>
            <text:p text:style-name="P54">Lectio j. <text:span text:style-name="T201">Cap. 44.</text:span></text:p>
            <text:p text:style-name="P189"><text:span text:style-name="T202">L</text:span><text:span text:style-name="T135">audémus</text:span> viros gloriósos, et paréntes nostros in generatióne sua. Multam glóriam fecit Dóminus magnificéntia sua a sæculo. Dominántes in potestátibus suís, hómines magni <text:soft-page-break/>virtúte, et prudéntia sua præditi, nuntiántes in Prophétis dignitátem Prophetárum, et imperán<text:span text:style-name="T254">­</text:span>tes in præsénti pópulo‚ et virtúte prudéntiæ pópulis sanctíssima verba.</text:p>
            <text:p text:style-name="P150"/>
          </table:table-cell>
          <table:table-cell table:style-name="Tabulka1.A1" office:value-type="string">
            <text:p text:style-name="P74"/>
            <text:p text:style-name="P74"/>
            <text:p text:style-name="P74"/>
            <text:p text:style-name="P191"><text:span text:style-name="T155">C</text:span><text:span text:style-name="T135">hvalme</text:span> slavné muže, <text:span text:style-name="T203">své </text:span>otce<text:span text:style-name="T203"> </text:span>všech <text:s/>pokolení. Mnohou slávu vyjevil Hospodin <text:span text:style-name="T203">ve své vznešenosti od věků</text:span>. Panovali ve svých královstvích, <text:span text:style-name="T205">byli to </text:span>muži proslulí svou mocí; <text:soft-page-break/><text:span text:style-name="T203">věhlasní svou moudrostí, Proroctvími dokazovali důstojnost Proroků</text:span>. <text:span text:style-name="T203">A vládli svému lidu ctností své moudrosti i přesvatými slovy</text:span>. </text:p>
          </table:table-cell>
        </table:table-row>
        <table:table-row table:style-name="Tabulka1.1">
          <table:table-cell table:style-name="Tabulka1.A1" office:value-type="string">
            <text:p text:style-name="P38">Lectio ij.</text:p>
            <text:p text:style-name="P181"><text:span text:style-name="T136">Maurus</text:span><text:span text:style-name="T94"> nóbilis Románus, puer a patre Eutychio Deo sub sancti Benedícti disciplína oblátus, brevi tantum divína grátia profécit, ut ipsi Magístro admiratióni esset; qui illum sæpe, véluti reguláris observántiæ et virtútum ómnium spécimen, céteris discípulis ad imitándum proponébat. Nam cum Plácidus Mónachus in lacum prolápsus, aquárum ímpetu raperétur, sancti Patris jussu accúrrens Maurus, et super aquas incédens, sócium capíllis apprehénsum, ad terram attráxit. </text:span></text:p>
            <text:p text:style-name="P112"/>
          </table:table-cell>
          <table:table-cell table:style-name="Tabulka1.A1" office:value-type="string">
            <text:p text:style-name="P91"/>
            <text:p text:style-name="P167"><text:span text:style-name="T172">Maurus</text:span><text:span text:style-name="T271">, vznešený Říman, byl již jako chlapec otcem Eutychiem </text:span><text:span text:style-name="T21">obětován</text:span><text:span text:style-name="T271"> Bohu </text:span><text:span text:style-name="T50">v kázni</text:span><text:span text:style-name="T271"> svatého Benedikta. </text:span><text:span text:style-name="T50">Zakrátko </text:span><text:span text:style-name="T271">prospíval v životě božské milosti </text:span><text:span text:style-name="T50">natolik</text:span><text:span text:style-name="T271">, že si získal obdiv sam</text:span><text:span text:style-name="T277">otn</text:span><text:span text:style-name="T271">ého Učitele. Ten jej často dával ostatním učedníkům za vzor v poslušnosti řeholi i </text:span><text:span text:style-name="T277">ve </text:span><text:span text:style-name="T271">všech ctnostech a vybízel je, aby jej napodobovali. Neboť když </text:span><text:span text:style-name="T38">M</text:span><text:span text:style-name="T271">nich Placidus spadl do jezera a proudy vod jej začaly stahovat, na příkaz svatého Otce přiběhl Maurus, po hladině jezera došel k druhovi, popadl jej za vlasy a vytáhl na břeh.</text:span></text:p>
          </table:table-cell>
        </table:table-row>
        <table:table-row table:style-name="Tabulka1.1">
          <table:table-cell table:style-name="Tabulka1.A1" office:value-type="string">
            <text:p text:style-name="P38">Lectio iij.</text:p>
            <text:p text:style-name="P181"><text:span text:style-name="T136">Continéntiæ</text:span><text:span text:style-name="T94"> tantæ fuit, ut per Quadragésimam bis tantum in hebdómada, et quidem parcíssime, cibum súmeret. Somnum stando, vel cum nímia eum lassitúdo compulísset, sedéndo super aggéstum calcis et sábuli strato cilício, capiébat. Missus in Gálliam ab eódem sancto Benedícto, célebri Monastério exstrúcto, cui annos quadragínta præfuit, monásticam disciplínam mirífice propagávit. Dénique sanctitáte et miráculis clarus, septuagenário major migrávit in cœlum, anno salútis círciter quingentésimo sexagésimo quinto.</text:span></text:p>
            <text:p text:style-name="P98"/>
          </table:table-cell>
          <table:table-cell table:style-name="Tabulka1.A1" office:value-type="string">
            <text:p text:style-name="P91"/>
            <text:p text:style-name="P167"><text:span text:style-name="T183">Z</text:span><text:span text:style-name="T172">drženlivost</text:span><text:span text:style-name="T271"> jeho byla taková, že v postní době přijímal pokrm </text:span><text:span text:style-name="T50">pouze</text:span><text:span text:style-name="T271"> dvakrát týdně, někdy i méně. Spal ve stoje, pouze pokud jej přepadla přílišná únava, </text:span><text:span text:style-name="T275">tak </text:span><text:span text:style-name="T271">v sedě na hromadě </text:span><text:span text:style-name="T38">kamení</text:span><text:span text:style-name="T271"> na cilic</text:span><text:span text:style-name="T317">iu posypaném </text:span><text:span text:style-name="T271">pískem. Byl </text:span><text:span text:style-name="T277">vy</text:span><text:span text:style-name="T271">slán do Galie samotným svatým Benediktem, založil tam slavný klášter </text:span><text:span text:style-name="T365">v Glanfeuil, dnes St. Maur-sur-Loire</text:span><text:span text:style-name="T271">, </text:span><text:span text:style-name="T277">který</text:span><text:span text:style-name="T271"> vedl 40 let a podivuhodným způsobem šířil mnišský způsob života. Později, proslaven svatostí </text:span><text:span text:style-name="T50">i</text:span><text:span text:style-name="T271"> zázraky, ve věku 70 let odešel do nebe, léta spásy asi 565.</text:span></text:p>
          </table:table-cell>
        </table:table-row>
        <table:table-row table:style-name="Tabulka1.1">
          <table:table-cell table:style-name="Tabulka1.A1" table:number-columns-spanned="2" office:value-type="string">
            <text:p text:style-name="P36">DIE XVII. JANUARII</text:p>
            <text:p text:style-name="P131"><text:span text:style-name="T6">I</text:span><text:span text:style-name="T14">n</text:span><text:span text:style-name="T6"> F</text:span><text:span text:style-name="T14">esto</text:span><text:span text:style-name="T6"> S. A</text:span><text:span text:style-name="T134">ntonii.</text:span></text:p>
            <text:p text:style-name="P66">Abbatis.</text:p>
            <text:p text:style-name="P69">iij. Lect. et M.</text:p>
          </table:table-cell>
          <table:covered-table-cell/>
        </table:table-row>
        <table:table-row table:style-name="Tabulka1.1">
          <table:table-cell table:style-name="Tabulka1.A1" office:value-type="string">
            <text:p text:style-name="P2">In I. Nocturno</text:p>
            <text:p text:style-name="P7">De libro Ecclesiástici.</text:p>
            <text:p text:style-name="P40">Lectio j. <text:span text:style-name="T219">Cap. 31.</text:span></text:p>
            <text:p text:style-name="P151">B<text:span text:style-name="T135">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151"/>
          </table:table-cell>
          <table:table-cell table:style-name="Tabulka1.A1" office:value-type="string">
            <text:p text:style-name="P19"/>
            <text:p text:style-name="P75"/>
            <text:p text:style-name="P75"/>
            <text:p text:style-name="P197"><text:span text:style-name="T135">Blaze</text:span> <text:span text:style-name="T220">muži</text:span>, který <text:span text:style-name="T220">shledán byl </text:span>bez <text:span text:style-name="T220">poskvrny </text:span>a za zlatem se nepachtí. Kdo je takový? Abychom ho chválili! Neboť <text:span text:style-name="T221">podivuhodné věci </text:span>činil v<text:span text:style-name="T221">e</text:span> svém životě. Kdo obstál v pokušení a zůstal neporušený? Bude to jeho <text:span text:style-name="T221">slávou navěky</text:span>. Kdo se mohl dopouštět přestupků, ale nedopustil se jich, kdo mohl činit zlé, ale neučinil to? Jeho štěstí je zajištěno <text:span text:style-name="T222">v Pánu</text:span> a o jeho milosrdných činech bude vypravovat <text:span text:style-name="T222">celé </text:span>shromáždění <text:span text:style-name="T222">svatých</text:span>. </text:p>
            <text:p text:style-name="P83"><text:span text:style-name="T223">(</text:span><text:span text:style-name="T206">ČEP</text:span><text:span text:style-name="T207">, </text:span><text:span text:style-name="T208">značně </text:span><text:span text:style-name="T209">upraveno</text:span><text:span text:style-name="T223">)</text:span></text:p>
          </table:table-cell>
        </table:table-row>
        <table:table-row table:style-name="Tabulka1.1">
          <table:table-cell table:style-name="Tabulka1.A1" office:value-type="string">
            <text:p text:style-name="P38">Lectio ij.</text:p>
            <text:p text:style-name="P186"><text:span text:style-name="T136">Ant</text:span><text:span text:style-name="T137">ó</text:span><text:span text:style-name="T136">nius</text:span><text:span text:style-name="T94"> Ægyptius, nobílibus et Christiánis paréntibus natus, quibus adoléscens orbátus est, </text:span><text:soft-page-break/><text:span text:style-name="T94">cum ingréssus Ecclésiam audivísset ex Evangelio: Si vis perféctus esse, vade, et vende ómnia quæ habes, et da paupéribus; tamquam ea sibi dicta essent, sic Christo Dómino obtemperándum existimávit. Itaque, véndita re familiári, pecúniam omnem paupéribus distríbuit. Quibus solútus impediméntis, cœléstis vitæ genus in terris cólere instítuit. Nihil eo continéntius, nihil vigilántius erat. Patiéntia, mansuetúdine, misericórdia, humilitáte, labóre, ac stúdio divinárum litterárum, superábat omnes. Ab hæreticórum, máxime Arianórum congréssu et collóquio sic abhorrébat, ut ne prope quidem ad eos accedéndum díceret. Humi jacens, brevíssimum capiébat somnum: jejúnium ádeo cóluit, ut salem tantúmmodo ad panem adhibéret, sitim aqua exstíngueret, neque se ante solis occásum cibo aut potu recreáret: sæpe étiam bíduo cibo abstinébat; sæpíssime in oratióne pernoctábat. </text:span></text:p>
            <text:p text:style-name="P112"/>
          </table:table-cell>
          <table:table-cell table:style-name="Tabulka1.A1" office:value-type="string">
            <text:p text:style-name="P91"/>
            <text:p text:style-name="P167"><text:span text:style-name="T172">Antonín</text:span><text:span text:style-name="T271"> Egyptský, narozen vznešeným křesťan</text:span><text:span text:style-name="T318">­</text:span><text:span text:style-name="T271">ským rodičům, již jako mladík osiřel. Když vešel </text:span><text:soft-page-break/><text:span text:style-name="T271">do kostela, uslyšel </text:span><text:span text:style-name="T365">větu</text:span><text:span text:style-name="T271"> z </text:span><text:span text:style-name="T21">E</text:span><text:span text:style-name="T271">vangelia: „Pokud chceš být dokonalý, jdi a prodej vše, co máš, a dej </text:span><text:span text:style-name="T365">to</text:span><text:span text:style-name="T271"> chudým.“ Pochopil tato slova, jako by byla řečena jemu, tak se totiž podle něj měl poslouchat Kristus Pán. Takže prodal rodinný majetek a všechny peníze rozdal chudým. Když se zbavil světských starostí, založil nebeský způsob života zde na zemi. Nikdo nebyl zdrženlivější a bdělejší než on. Trpělivostí, mírností, milosrdenstvím, pokorou, v práci i studiu posvátných písem překonal každého. </text:span><text:span text:style-name="T39">Bludaře</text:span><text:span text:style-name="T271">, obzvláště sešlosti a řeči </text:span><text:span text:style-name="T21">A</text:span><text:span text:style-name="T271">riánů tak nesnášel, že odrazoval každého, aby se k nim jen přiblížil. Spával jen krátce, na holé zemi, postil se takovým způsobem, že si zvykl jíst jen chléb se solí, a žízeň zaháněl pouze vodou. Nejedl ani nepil před západem slunce, často se dva dny zdržel pokrmu, ještě častěji strávil noc v modlitbě.</text:span></text:p>
          </table:table-cell>
        </table:table-row>
        <table:table-row table:style-name="Tabulka1.1">
          <table:table-cell table:style-name="Tabulka1.A1" office:value-type="string">
            <text:p text:style-name="P38">Lectio iij.</text:p>
            <text:p text:style-name="P186"><text:span text:style-name="T136">Itaque</text:span><text:span text:style-name="T94"> cóntulit se in vastíssimam Ægypti solitúdinem, ubi quotídie in Christiána perfectióne profíciens, ita dæmónibus evásit formidolósus, ut multi in Ægypto ab illis agitáti, invocáto nómine Antónii liberaréntur. Tanta autem erat ejus fama sanctitátis, ut per lítteras se ejus oratiónibus Constantínus Magnus et fílii commendárent. Qui tandem quintum et centésimum annum agens, cum innumerábiles sui institúti imitatóres habéret, convocátis Mónachis, et ad perféctam Christiánæ vitæ régulam instrúctis, sanctitáte et miraculis clarus, migrávit in cœlum.</text:span></text:p>
            <text:p text:style-name="P98"/>
          </table:table-cell>
          <table:table-cell table:style-name="Tabulka1.A1" office:value-type="string">
            <text:p text:style-name="P91"/>
            <text:p text:style-name="P167"><text:span text:style-name="T175">T</text:span><text:span text:style-name="T172">ak</text:span><text:span text:style-name="T271"> se odebral do nesmírn</text:span><text:span text:style-name="T278">ě rozlehlé</text:span><text:span text:style-name="T271"> egyptské pouště, kde se každý den přibližoval křesťanské dokonalosti. Démoni se mu vyhýbali a měli z něj takový strach, že mnozí, </text:span><text:span text:style-name="T278">které </text:span><text:span text:style-name="T271">pokouše</text:span><text:span text:style-name="T278">l</text:span><text:span text:style-name="T271">i, byli vzý</text:span><text:span text:style-name="T319">­</text:span><text:span text:style-name="T271">váním Antonínova jména uzdraveni. Žil v takové pověsti svatosti, že v se mu dopisech svěřovali do modliteb Konstantin Veliký a jeho synové. Ve věku 105 let, když měl nesčetné následovníky, svolal </text:span><text:span text:style-name="T21">M</text:span><text:span text:style-name="T271">nichy, předal jim řeholi dokonalého křesťanského života, a proslaven svatostí a zázraky odešel do nebe. </text:span></text:p>
          </table:table-cell>
        </table:table-row>
        <table:table-row table:style-name="Tabulka1.1">
          <table:table-cell table:style-name="Tabulka1.A1" table:number-columns-spanned="2" office:value-type="string">
            <text:p text:style-name="P36">DIE XVIII. JANUARII</text:p>
            <text:p text:style-name="P131"><text:span text:style-name="T6">I</text:span><text:span text:style-name="T14">n</text:span><text:span text:style-name="T6"> F</text:span><text:span text:style-name="T14">esto</text:span><text:span text:style-name="T6"> C</text:span><text:span text:style-name="T14">athedræ</text:span><text:span text:style-name="T6"> S. P</text:span><text:span text:style-name="T134">etri.</text:span></text:p>
            <text:p text:style-name="P66">qua Romæ primum sedit.</text:p>
            <text:p text:style-name="P18">MM. maj.</text:p>
          </table:table-cell>
          <table:covered-table-cell/>
        </table:table-row>
        <table:table-row table:style-name="Tabulka1.1">
          <table:table-cell table:style-name="Tabulka1.A1" office:value-type="string">
            <text:p text:style-name="P21">In I. Nocturno</text:p>
            <text:p text:style-name="P8">Incipit Epístola prima beáti Petri Apóstoli.</text:p>
            <text:p text:style-name="P39">Lectio j. <text:span text:style-name="T219">Cap. 1.</text:span></text:p>
            <text:p text:style-name="P150"><text:span text:style-name="T135">Petrus</text:span> Apóstolus Jesu Christi, eléctis ádvenis dispersiónis Ponti, Galátiæ, Cappadóciæ, Asiæ, et Bithyniæ secundum præsciéntiam Dei Patris, in sanctificatiónem Sp<text:span text:style-name="T416">í</text:span>ritus, in obediéntiam, et aspersiónem sánguinis Jesu Christi: Grátia vobis, et pax multiplicétur.</text:p>
            <text:p text:style-name="P150"/>
          </table:table-cell>
          <table:table-cell table:style-name="Tabulka1.A1" office:value-type="string">
            <text:p text:style-name="P74"/>
            <text:p text:style-name="P74"/>
            <text:p text:style-name="P74"/>
            <text:p text:style-name="P192"><text:span text:style-name="T135">Petr</text:span>, <text:span text:style-name="T231">A</text:span>poštol Ježíše Krista, vyvoleným, kteří přebývají jako cizinci v diaspoře v Pontu, Galacii, Kappadokii, Asii a Bithynii <text:s/>a byli předem vyhlédnuti od Boha Otce a posvěceni Duchem, aby se poslušně odevzdali Ježíši Kristu a byli očištěni pokropením jeho krví: Milost vám a pokoj v hojnosti.</text:p>
          </table:table-cell>
        </table:table-row>
        <table:table-row table:style-name="Tabulka1.1">
          <table:table-cell table:style-name="Tabulka1.A1" office:value-type="string">
            <text:p text:style-name="P39">Lectio ij.</text:p>
            <text:p text:style-name="P215"><text:span text:style-name="T135">Benedíctus</text:span> Deus et Pater Dómini nostri Jesu Christi, qui secúndum misericórdiam suam <text:soft-page-break/>magnam regenerávit nos in spem vivam, per resurrectiónem Jesu Christi ex mórtuis, in hæreditátem incorruptíbilem, et incontaminátam, et immarcescíbilem, conservátam in cœlis in vobis, qui in virtúte Dei custodímini per fidem in salútem, parátam revelári in témpore novíssimo.</text:p>
            <text:p text:style-name="P113"/>
          </table:table-cell>
          <table:table-cell table:style-name="Tabulka1.A1" office:value-type="string">
            <text:p text:style-name="P92"/>
            <text:p text:style-name="P201"><text:span text:style-name="T135">Veleben</text:span> buď Bůh a Otec Pána našeho Ježíše Krista, neboť nám ze svého velikého milosr<text:soft-page-break/>denství dal <text:span text:style-name="T231">skrze </text:span>vzkříšení Ježíše Krista nově se narodit k živé naději. Dědictví nehynoucí, neposkvrněné a nevadnoucí je pro vás připraveno v nebesích a Boží moc vás skrze víru střeží ke spasení, které bude odhaleno v posledním čase. </text:p>
            <text:p text:style-name="P201"/>
          </table:table-cell>
        </table:table-row>
        <table:table-row table:style-name="Tabulka1.1">
          <table:table-cell table:style-name="Tabulka1.A1" office:value-type="string">
            <text:p text:style-name="P39">Lectio iij.</text:p>
            <text:p text:style-name="P215"><text:span text:style-name="T135">I</text:span><text:span text:style-name="T156">n</text:span> quo exultábitis, módicum nunc si opórtet contristári in váriis tentatiónibus: ut probátio vestræ fidei multo pretiósior auro (quod per ignem probátur) inveniátur in laudem, et glóriam, et honórem in revelatióne Jesu Christi: quem cum non vidéritis, dil<text:span text:style-name="T232">í</text:span>gitis: in quem nunc quoque non vidéntes créditis: credéntes autem exultábitis lætitia inenarrábili, et glorificáta: reportántes finem fidei vestræ, salútem animárum.</text:p>
            <text:p text:style-name="P99"/>
          </table:table-cell>
          <table:table-cell table:style-name="Tabulka1.A1" office:value-type="string">
            <text:p text:style-name="P92"/>
            <text:p text:style-name="P202">Z toho se <text:span text:style-name="T232">budete </text:span>rad<text:span text:style-name="T232">ovat</text:span>, i když snad máte ještě nakrátko projít zármutkem rozmanitých zkou<text:span text:style-name="T416">­</text:span>šek, aby se pravost vaší víry, mnohem drahocennější než zlato <text:span text:style-name="T232">(</text:span>jež přece též bývá zkoušeno ohněm<text:span text:style-name="T232">)</text:span>, prokázala k vaší chvále, slávě a cti v den, kdy se zjeví Ježíš Kristus. Ač jste ho neviděli, milujete ho; ač ho ani nyní nevidíte, přec<text:span text:style-name="T232">e</text:span> v něho věříte a jásáte nevýslovnou <text:span text:style-name="T232">a oslavenou </text:span>radostí, a tak docházíte cíle <text:span text:style-name="T232">své </text:span>víry, spasení duší. </text:p>
          </table:table-cell>
        </table:table-row>
        <table:table-row table:style-name="Tabulka1.1">
          <table:table-cell table:style-name="Tabulka1.A1" office:value-type="string">
            <text:p text:style-name="P39">Lectio i<text:span text:style-name="T225">v</text:span>.</text:p>
            <text:p text:style-name="P215"><text:span text:style-name="T135">D</text:span><text:span text:style-name="T156">e</text:span> qua salúte exquisiérunt, atque scrutáti sunt Prophétæ, qui de futúra in vobis grátia prophetavérunt: scrutántes in quod, vel quale tempus significáret in eis Spíritus Christi: prænúntians eas quæ in Christo sunt passiónes, et posterióres glórias: quibus revelátum est quia non sibimetípsis, vobis autem ministrábant ea, quæ nunc nuntiáta sunt vobis per eos, qui evangelizavérunt vobis, Spíritu sancto misso de cœlo, in quem desíderant Angeli prospícere.</text:p>
            <text:p text:style-name="P99"/>
          </table:table-cell>
          <table:table-cell table:style-name="Tabulka1.A1" office:value-type="string">
            <text:p text:style-name="P92"/>
            <text:p text:style-name="P169"><text:span text:style-name="T176">Toto</text:span><text:span text:style-name="T279"> spasení hledali a po něm se ptali </text:span><text:span text:style-name="T280">P</text:span><text:span text:style-name="T279">roroci, kteří prorokovali o milosti, která je vám připravena; zkoumali, na který čas a na jaké okolnosti ukazuje duch Kristův v nich přítomný, když předem svědčí o utrpeních, jež má Kristus vytrpět, i o veliké slávě, která potom přijde. Bylo jim zjeveno, že tím neslouží sami sobě, nýbrž vám; ti, kdo vám přinesli </text:span><text:span text:style-name="T23">E</text:span><text:span text:style-name="T279">vangelium v moci Ducha svatého, seslaného z nebes, zvěstovali vám nyní toto spasení, které i </text:span><text:span text:style-name="T280">A</text:span><text:span text:style-name="T279">ndělé touží spatřit. <text:s/></text:span><text:span text:style-name="T281">(</text:span><text:span text:style-name="T367">ČEP</text:span><text:span text:style-name="T383">)</text:span></text:p>
          </table:table-cell>
        </table:table-row>
        <table:table-row table:style-name="Tabulka1.1">
          <table:table-cell table:style-name="Tabulka1.A1" office:value-type="string">
            <text:p text:style-name="P122">In II. Nocturno</text:p>
            <text:p text:style-name="P109"><text:span text:style-name="T9">Sermo sancti Leónis Papæ</text:span><text:span text:style-name="T96">.</text:span></text:p>
            <text:p text:style-name="P64">Serm. 1. de SS. Apost. Petro et Paulo, ante medium.</text:p>
            <text:p text:style-name="P53"><text:bookmark text:name="__DdeLink__2400_167314470911311111"/>Lectio v.</text:p>
            <text:p text:style-name="P187"><text:span text:style-name="T143">Cum</text:span><text:span text:style-name="T98"> duódecim Apóstoli, accépta per Spíritum sanctum ómnium locutióne linguárum, imbuéndum Evangélio mundum, distribútis sibi terrárum pártibus, suscepíssent, beatíssimus Petrus, Princeps Apostólici órdinis, ad arcem Románi destinátur impérii, ut lux veritátis, quæ in ómnium Géntium revelabátur salútem, efficácius se ab ipso cápite per totum mundi corpus effúnderet. </text:span></text:p>
            <text:p text:style-name="P103"/>
          </table:table-cell>
          <table:table-cell table:style-name="Tabulka1.A1" office:value-type="string">
            <text:p text:style-name="P124"><text:s/></text:p>
            <text:p text:style-name="P91"/>
            <text:p text:style-name="P91"/>
            <text:p text:style-name="P91"/>
            <text:p text:style-name="P160"><text:span text:style-name="T172">Když</text:span><text:span text:style-name="T271"> dvanáct </text:span><text:span text:style-name="T24">A</text:span><text:span text:style-name="T271">poštolů přijalo skrze Ducha svatého dar řeči ve všech jazycích, aby nasytili svět </text:span><text:span text:style-name="T282">E</text:span><text:span text:style-name="T271">vangeliem, rozdělili sobě jednotlivé části země. Přeblažený Petr, </text:span><text:span text:style-name="T282">K</text:span><text:span text:style-name="T271">níže </text:span><text:span text:style-name="T282">A</text:span><text:span text:style-name="T271">poštolského řádu, byl poslán do </text:span><text:span text:style-name="T365">nejvyšší </text:span><text:span text:style-name="T271">pevnosti Římské říše, aby </text:span><text:span text:style-name="T282">se </text:span><text:span text:style-name="T271">světlo pravdy, jež </text:span><text:span text:style-name="T283">o</text:span><text:span text:style-name="T24">d</text:span><text:span text:style-name="T271">halilo spásu pro všechny </text:span><text:span text:style-name="T283">pohanské </text:span><text:span text:style-name="T24">N</text:span><text:span text:style-name="T271">árody, snáze ze samotné hlavy rozlévalo do celého těla, </text:span><text:span text:style-name="T365">tedy</text:span><text:span text:style-name="T271"> </text:span><text:span text:style-name="T283">celého </text:span><text:span text:style-name="T271">světa. </text:span></text:p>
          </table:table-cell>
        </table:table-row>
        <table:table-row table:style-name="Tabulka1.1">
          <table:table-cell table:style-name="Tabulka1.A1" office:value-type="string">
            <text:p text:style-name="P38">Lectio vj.</text:p>
            <text:p text:style-name="P181"><text:span text:style-name="T136">Cujus</text:span><text:span text:style-name="T94"> autem natiónis hómines in hac tunc Urbe non essent? aut quæ usquam Gentes ignorárent quod Roma didicísset? Hic conculcándæ philosophíæ opiniónes, hic dissolvéndæ erant terrénæ sapiéntiæ vanitátes, hic confutándi dæmonum cultus, hic ómnium sacrilegiórum impíetas destruénda, ubi diligentíssima superstitióne habebátur colléc</text:span><text:soft-page-break/><text:span text:style-name="T94">tum quidquid usquam fúerat vanis erróribus institútum. </text:span></text:p>
            <text:p text:style-name="P112"/>
          </table:table-cell>
          <table:table-cell table:style-name="Tabulka1.A1" office:value-type="string">
            <text:p text:style-name="P91"/>
            <text:p text:style-name="P167"><text:span text:style-name="T172">Neboť</text:span><text:span text:style-name="T271"> jaký národ tehdy neměl v Římě své zastoupení? Když se Řím něco naučil, byl snad národ, který by to neznal? Zde tedy bylo třeba pošlapat názory </text:span><text:span text:style-name="T365">nevěřící </text:span><text:span text:style-name="T382">filosofie, zahnat marnivost pozemské moudrosti, rozbít kulty </text:span><text:span text:style-name="T85">zlých duchů</text:span><text:span text:style-name="T382">, </text:span><text:span text:style-name="T397">právě </text:span><text:span text:style-name="T382">zde se musela zničil nepravost všech rouhačů, </text:span><text:span text:style-name="T397">na místě, </text:span><text:span text:style-name="T382">kde byla pilně shromážděna každá pověra, a jakýko</text:span><text:soft-page-break/><text:span text:style-name="T382">liv pyšný omyl se </text:span><text:span text:style-name="T397">někde</text:span><text:span text:style-name="T377"> </text:span><text:span text:style-name="T378">ve světě</text:span><text:span text:style-name="T377"> </text:span><text:span text:style-name="T382">dal najít, zde měl zástupce.</text:span></text:p>
          </table:table-cell>
        </table:table-row>
        <table:table-row table:style-name="Tabulka1.1">
          <table:table-cell table:style-name="Tabulka1.A1" office:value-type="string">
            <text:p text:style-name="P38">Lectio vij.</text:p>
            <text:p text:style-name="P181"><text:span text:style-name="T136">Ad</text:span><text:span text:style-name="T94"> hanc ergo Urbem tu, beatíssime Petre Apóstole, veníre non métuis, et, consórte glóriæ tuæ Paulo Apóstolo, aliárum adhuc Ecclesiárum ordinatiónibus occupáto, silvam istam freméntium bestiárum, et turbulentíssimæ profunditátis Océanum, constántior quam cum supra mare graderéris, ingréderis.</text:span></text:p>
            <text:p text:style-name="P98"/>
          </table:table-cell>
          <table:table-cell table:style-name="Tabulka1.A1" office:value-type="string">
            <text:p text:style-name="P91"/>
            <text:p text:style-name="P167"><text:span text:style-name="T172">Do</text:span><text:span text:style-name="T271"> tohoto města ses ty, nejblaženější Petře </text:span><text:span text:style-name="T282">A</text:span><text:span text:style-name="T271">poštole, nebál přijít, a když </text:span><text:span text:style-name="T24">A</text:span><text:span text:style-name="T271">poštol Pavel, který sdílel tvou slávu, byl ještě zaměstnán zřizováním ostatních </text:span><text:span text:style-name="T282">C</text:span><text:span text:style-name="T271">írkví, sám jsi do tohoto lesa plného </text:span><text:span text:style-name="T342">zuřivých </text:span><text:span text:style-name="T271">div</text:span><text:span text:style-name="T342">ok</text:span><text:span text:style-name="T271">ých zvířat, do této rozbouřené hlubiny </text:span><text:span text:style-name="T282">O</text:span><text:span text:style-name="T271">ceánu, vstoupil jistěji, než když jsi kráčel po </text:span><text:span text:style-name="T365">galilejském </text:span><text:span text:style-name="T382">jezeře.</text:span></text:p>
          </table:table-cell>
        </table:table-row>
        <table:table-row table:style-name="Tabulka1.1">
          <table:table-cell table:style-name="Tabulka1.A1" office:value-type="string">
            <text:p text:style-name="P38">Lectio viij.</text:p>
            <text:p text:style-name="P181"><text:span text:style-name="T136">Jam</text:span><text:span text:style-name="T94"> pópulos, qui ex circumcisióne credíderant, erudíeras: jam Antiochénam Ecclésiam, ubi primum Christiáni nóminis dígnitas est orta, fundáveras: jam Pontum, Galátiam, Cappadóciam, Asíam atque Bithyniam légibus Evangélicæ prædicatiónis impléveras: nec aut dúbius de provéctu óperis, aut de spátio tuæ ignárus ætátis, trophæum crucis Christi Románis árcibus inferébas, quo te divínis præordinatiónibus anteíbant, et honor potestátis, et glória passiónis.</text:span></text:p>
            <text:p text:style-name="P112"/>
          </table:table-cell>
          <table:table-cell table:style-name="Tabulka1.A1" office:value-type="string">
            <text:p text:style-name="P91"/>
            <text:p text:style-name="P167"><text:span text:style-name="T172">Již</text:span><text:span text:style-name="T271"> jsi vzdělával ty z obřízky, </text:span><text:span text:style-name="T24">kteří</text:span><text:span text:style-name="T271"> uvěřili (</text:span><text:span text:style-name="T365">t</text:span><text:span text:style-name="T74">edy</text:span><text:span text:style-name="T365"> Židy</text:span><text:span text:style-name="T382">)</text:span><text:span text:style-name="T271">. Založil jsi </text:span><text:span text:style-name="T282">C</text:span><text:span text:style-name="T271">írkev v Antiochii, která první nesla vznešené jméno „křesťanská.“ Již jsi svým kázáním naplnil Pontus, Galacii, Kappadokii, </text:span><text:span text:style-name="T24">A</text:span><text:span text:style-name="T271">sii i Bithýnii zákony </text:span><text:span text:style-name="T282">E</text:span><text:span text:style-name="T271">vangelia. Nezalekl ses ani velikosti díla, ani svého pokročilého věku, ale přinesl jsi trofej Kristova kříže do </text:span><text:span text:style-name="T365">hlavní </text:span><text:span text:style-name="T271">římské pevnosti, kam tě z božské prozřetelnosti předcházela důstojnost </text:span><text:span text:style-name="T320">moci</text:span><text:span text:style-name="T271"> i sl</text:span><text:span text:style-name="T320">á</text:span><text:span text:style-name="T271">v</text:span><text:span text:style-name="T320">a</text:span><text:span text:style-name="T271"> umučení.</text:span></text:p>
          </table:table-cell>
        </table:table-row>
        <table:table-row table:style-name="Tabulka1.1">
          <table:table-cell table:style-name="Tabulka1.A1" office:value-type="string">
            <text:p text:style-name="P122">In III. Nocturno</text:p>
            <text:p text:style-name="P109"><text:span text:style-name="T100">Léctio sancti Evangélii secúndum Matthǽum.</text:span><text:span text:style-name="T2"> </text:span></text:p>
            <text:p text:style-name="P53">Lectio ix. Cap. 16.</text:p>
            <text:p text:style-name="P181"><text:span text:style-name="T140">In</text:span><text:span text:style-name="T100"> illo témpore: Venit Jesus in partes Cæsaréæ Philíppi, et interrogábat discípulos suos, dicens: Quem dicunt hómines esse Fílium hóminis? Et réliqua.</text:span></text:p>
            <text:p text:style-name="P117"/>
            <text:p text:style-name="P109"><text:span text:style-name="T127">Homil</text:span><text:span text:style-name="T128">í</text:span><text:span text:style-name="T127">a sancti Hilárii Epíscopi</text:span><text:span text:style-name="T100">.</text:span></text:p>
            <text:p text:style-name="P62">Comm. in Matth. Cap. 16.</text:p>
            <text:p text:style-name="P183"><text:span text:style-name="T140">Dóminus</text:span><text:span text:style-name="T100"> a discípulis requírit, quem se hómines esse dícerent: et adjécit, hóminis fílium. Hæc enim confessiónis tenénda rátio est, ut sicut Dei Fílium, ita et fílium hóminis meminérimus: quia álterum sine áltero nihil spei tríbuit ad salútem. Editis ítaque, quæ divérsæ de eo erant, hóminum opiniónibus, quid de se ipse séntiant quærit. Petrus respóndit: Tu es Christus Fílius Dei vivi.</text:span></text:p>
            <text:p text:style-name="P117"/>
          </table:table-cell>
          <table:table-cell table:style-name="Tabulka1.A1" office:value-type="string">
            <text:p text:style-name="P124"><text:s/></text:p>
            <text:p text:style-name="P91"/>
            <text:p text:style-name="P91"/>
            <text:p text:style-name="P167"><text:span text:style-name="T172">Za</text:span><text:span text:style-name="T271"> onoho času, přišel Ježíš do končin Césareje Filipovy, a ptal se učedníků svých, </text:span><text:span text:style-name="T40">těmito slovy</text:span><text:span text:style-name="T271">: „Za koho lidé pokládají Syna člověka?“ A ostatní.</text:span></text:p>
            <text:p text:style-name="P91"/>
            <text:p text:style-name="P91"/>
            <text:p text:style-name="P91"/>
            <text:p text:style-name="P91"/>
            <text:p text:style-name="P183"><text:span text:style-name="T147">P</text:span><text:span text:style-name="T146">án</text:span><text:span text:style-name="T108"> se ptal učedníků, za koho jej lidé považují, a dodal,</text:span><text:span text:style-name="T109"> </text:span><text:span text:style-name="T108">„syna člověka.“ Mezi pravdy víry, na které bychom také měli pamatovat, patří, že Pán je Syn Boží i syn člověka. Neboť jedno bez druhého nám nedovolí doufat ve spásu. Poté, co byly vyjmenovány různé názory lidí na Pána, ptá se, co si o něm myslí oni, </text:span><text:span text:style-name="T117">učedníci.</text:span><text:span text:style-name="T123"> Petr odpoví: „Ty jsi Kristus, Syn Boha živého.“</text:span></text:p>
          </table:table-cell>
        </table:table-row>
        <table:table-row table:style-name="Tabulka1.1">
          <table:table-cell table:style-name="Tabulka1.A1" office:value-type="string">
            <text:p text:style-name="P53">Lectio x.</text:p>
            <text:p text:style-name="P181"><text:span text:style-name="T140">Sed</text:span><text:span text:style-name="T100"> Petrus conditiónes propositiónis expénderat. Dóminus enim díxerat: Quem me hómines esse dicunt, fílium hóminis? Et certe fílium hóminis contemplátio córporis præferébat. Sed addéndo, Quem me esse dicunt, significávit, præter id quod in se videbátur, esse áliud sentiéndum: erat enim hóminis </text:span><text:soft-page-break/><text:span text:style-name="T100">fílius. Quod ígitur de se opinándi judícium desiderábat? Non illud arbitrámur, quod de se ipse conféssus est: sed occúltum erat de quo quærebátur, in quod se credéntium fides debébat exténdere.</text:span></text:p>
            <text:p text:style-name="P117"/>
          </table:table-cell>
          <table:table-cell table:style-name="Tabulka1.A1" office:value-type="string">
            <text:p text:style-name="P91"/>
            <text:p text:style-name="P181"><text:span text:style-name="T151">Petr</text:span><text:span text:style-name="T123"> však zvažovat podmínky toho výroku. Pán totiž předtím řekl: „Za koho mě lidé pokládají, </text:span><text:span text:style-name="T124">za</text:span><text:span text:style-name="T123"> syna člověka?“ A zajisté, při pohledu na jeho tělo všichni viděli, že je syn člověka. Avšak když dodal „Za koho mě pokládáte vy,“ naznačil, že kromě toho, co je vidět, existuje ještě něco jiného, co mohou po</text:span><text:soft-page-break/><text:span text:style-name="T123">cítit. Byl tedy syn</text:span><text:span text:style-name="T124">em</text:span><text:span text:style-name="T123"> člověka. Za co tedy ještě chtěl, aby jej považovali? Nejspíše ne to, co o sobě sám řekl. Avšak to, na co se ptal, bylo skryté, takže na odpověď mohli dosáhnout </text:span><text:span text:style-name="T124">pouze</text:span><text:span text:style-name="T123"> svou vírou.</text:span></text:p>
          </table:table-cell>
        </table:table-row>
        <table:table-row table:style-name="Tabulka1.1">
          <table:table-cell table:style-name="Tabulka1.A1" office:value-type="string">
            <text:p text:style-name="P53">Lectio xj.</text:p>
            <text:p text:style-name="P167"><text:span text:style-name="T144">Et</text:span><text:span text:style-name="T102"> dignum plane conféssio Petri præmium consecúta est; quia Dei Fílium in hómine vidísset. Beátus hic est, qui ultra humánum óculos intendísse et vidísse laudátus est: non id quod ex carne et sánguine erat cóntuens, sed Dei Fílium c</text:span><text:span text:style-name="T103">oe</text:span><text:span text:style-name="T102">léstis Patris revelatióne conspíciens; dignúsque judicátus, qui quod in Christo Dei esset, primus agnósceret.</text:span></text:p>
            <text:p text:style-name="P117"/>
          </table:table-cell>
          <table:table-cell table:style-name="Tabulka1.A1" office:value-type="string">
            <text:p text:style-name="P91"/>
            <text:p text:style-name="P167"><text:span text:style-name="T172">A</text:span><text:span text:style-name="T271"> </text:span><text:span text:style-name="T282">po Petrově </text:span><text:span text:style-name="T271">vyznání následovala zasloužená odměna, neboť v člověku </text:span><text:span text:style-name="T283">u</text:span><text:span text:style-name="T271">viděl Syna Božího. Bla</text:span><text:span text:style-name="T51">ž</text:span><text:span text:style-name="T271">ený Petr, neboť upřel své oči za to, co je lidské, a </text:span><text:span text:style-name="T320">u</text:span><text:span text:style-name="T271">viděl. Za to </text:span><text:span text:style-name="T40">byl</text:span><text:span text:style-name="T271"> pochválen. To tedy nemohl vidět sám podle těla a krve, ale Syna Božího uzřel, </text:span><text:span text:style-name="T51">neboť</text:span><text:span text:style-name="T271"> mu jej zjevil nebeský Otec. Byl shledán hodným, neboť jako první poznal, co bylo v Kristu Božského.</text:span></text:p>
          </table:table-cell>
        </table:table-row>
        <table:table-row table:style-name="Tabulka1.1">
          <table:table-cell table:style-name="Tabulka1.A1" office:value-type="string">
            <text:p text:style-name="P53">Lectio xij.</text:p>
            <text:p text:style-name="P181"><text:span text:style-name="T141">O</text:span><text:span text:style-name="T100"> in nuncupatióne novi nóminis felix Ecclésiæ fundaméntum: dignáque ædificatióne illíus petra, quæ inférnas leges, et tártari portas, et ómnia mortis claustra dissólveret! O beátus cœli jánitor, cujus arbítrio claves ætérni áditus tradúntur, cujus terréstre judícium præjudicáta auctóritas sit in cœlo! ut quæ in terris aut ligáta sint aut solúta, statúti ejúsdem conditiónem obtíneant et in cœlo.</text:span></text:p>
            <text:p text:style-name="P117"/>
          </table:table-cell>
          <table:table-cell table:style-name="Tabulka1.A1" office:value-type="string">
            <text:p text:style-name="P91"/>
            <text:p text:style-name="P167"><text:span text:style-name="T196">Ó</text:span><text:span text:style-name="T382"> </text:span><text:span text:style-name="T365">Petře</text:span><text:span text:style-name="T382">, </text:span><text:span text:style-name="T398">jenž ses svým novým jménem stal </text:span><text:span text:style-name="T382">šťastný</text:span><text:span text:style-name="T398">m</text:span><text:span text:style-name="T382"> základe</text:span><text:span text:style-name="T398">m</text:span><text:span text:style-name="T382"> Církve! Jsi skála hodna toho, aby se na n</text:span><text:span text:style-name="T399">í</text:span><text:span text:style-name="T382"> postavila Církev, neboť jsi zničil pekelné zákony, brány podsvětí a všechna pouta smrti! Ó blažený klíčníku nebes, do tvé moci předány jsou klíče od věčné brány. Tvé pozemské soudy jsou již potvrzeny v nebi! Takže cokoliv bude svázáno či rozvázáno na zemi, bude ve stejném stavu i v nebi.</text:span></text:p>
          </table:table-cell>
        </table:table-row>
        <table:table-row table:style-name="Tabulka1.1">
          <table:table-cell table:style-name="Tabulka1.A1" table:number-columns-spanned="2" office:value-type="string">
            <text:p text:style-name="P36">DIE XIX. JANUARII</text:p>
            <text:p text:style-name="P131"><text:span text:style-name="T6">I</text:span><text:span text:style-name="T14">n</text:span><text:span text:style-name="T6"> F</text:span><text:span text:style-name="T14">esto</text:span><text:span text:style-name="T6"> S. G</text:span><text:span text:style-name="T134">ulielmi.</text:span></text:p>
            <text:p text:style-name="P66">Episcopi et Confessoris.</text:p>
            <text:p text:style-name="P69">iij. Lect. et M.</text:p>
          </table:table-cell>
          <table:covered-table-cell/>
        </table:table-row>
        <table:table-row table:style-name="Tabulka1.1">
          <table:table-cell table:style-name="Tabulka1.A1" office:value-type="string">
            <text:p text:style-name="P4">In I. Nocturno</text:p>
            <text:p text:style-name="P8">De Epístola beáti Pauli Apóstoli ad Titum.</text:p>
            <text:p text:style-name="P39">Lectio j. <text:span text:style-name="T201">Cap. 1.</text:span></text:p>
            <text:p text:style-name="P150">O<text:span text:style-name="T135">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50"/>
          </table:table-cell>
          <table:table-cell table:style-name="Tabulka1.A1" office:value-type="string">
            <text:p text:style-name="P22"/>
            <text:p text:style-name="P84"/>
            <text:p text:style-name="P84"/>
            <text:p text:style-name="P229"><text:span text:style-name="T173">Neboť</text:span><text:span text:style-name="T273"> </text:span><text:span text:style-name="T20">B</text:span><text:span text:style-name="T273">iskup má být bezúhonný jako správce Božího domu. Nemá být nadutý, zlostný, pijan, rváč, chtivý </text:span><text:span text:style-name="T284">hanebného </text:span><text:span text:style-name="T273">zisku. Má být pohostinný, dobrý, rozvážný, spravedlivý, zbožný, zdrženlivý, pevný ve slovech pravé nauky, aby byl schopen jak povzbuzovat ve zdravém učení, tak usvědčovat </text:span><text:span text:style-name="T41">ty, kteří zdravému učení odporují</text:span><text:span text:style-name="T273">. <text:s/></text:span></text:p>
          </table:table-cell>
        </table:table-row>
        <table:table-row table:style-name="Tabulka1.1">
          <table:table-cell table:style-name="Tabulka1.A1" office:value-type="string">
            <text:p text:style-name="P38">Lectio ij.</text:p>
            <text:p text:style-name="P181"><text:span text:style-name="T136">Beátus</text:span><text:span text:style-name="T94"> Guliélmus, a primæva ætáte avúnculo suo Suessionénsi Archidiácono a paréntibus tráditus est, móribus et lítteris informándus. Post hæc Canónicus efféctus, et nóxia sæculi blandiménta fúgere géstiens, ad Grandimonténsem erémum convolávit: unde majóri ánimi securitáti cónsulens, ad Pontiniacénse Cisterciénsis Ordinis Monastérium se tránstulit. Primo Fontis Joánnis, deínde Carolíloci Abbas efféctus, tandem in Primátem Bituri</text:span><text:soft-page-break/><text:span text:style-name="T94">cénsis Ecclésiæ eléctus est. In hujus dignitátis fastígio collocátus, simul cum exterióri hábitu, ac pristína victus austeritáte, eámdem mentis humilitátem, oratiónum instántiam, morúmque sanctitátem, quam ántea, retínuit.</text:span></text:p>
            <text:p text:style-name="P112"/>
          </table:table-cell>
          <table:table-cell table:style-name="Tabulka1.A1" office:value-type="string">
            <text:p text:style-name="P91"/>
            <text:p text:style-name="P167"><text:span text:style-name="T172">Svatý</text:span><text:span text:style-name="T271"> Vilém </text:span><text:span text:style-name="T365">z Bourges (nebo Donjeon</text:span><text:span text:style-name="T382">u</text:span><text:span text:style-name="T365">) </text:span><text:span text:style-name="T271">byl již v raném věku svěřen svému strýci, </text:span><text:span text:style-name="T25">A</text:span><text:span text:style-name="T271">rcijáhnu ve městě Soissons, aby obdržel řádné vzdělání a naučil se dobrým způsobům. Později byl jmenován </text:span><text:span text:style-name="T25">K</text:span><text:span text:style-name="T271">anov</text:span><text:span text:style-name="T321">­</text:span><text:span text:style-name="T271">níkem, avšak v touze zavrhnout škodliv</text:span><text:span text:style-name="T52">é</text:span><text:span text:style-name="T271"> </text:span><text:span text:style-name="T52">útěchy </text:span><text:span text:style-name="T271">tohoto světa na</text:span><text:span text:style-name="T321">l</text:span><text:span text:style-name="T271">e</text:span><text:span text:style-name="T321">z</text:span><text:span text:style-name="T271">l útočiště v poustevně Grandmont. Aby </text:span><text:span text:style-name="T285">však </text:span><text:span text:style-name="T271">zajistil větší bezpečí své duši, odebral se do Kláštera Cisterciáckého Řádu v Pontigny. Nejdříve se stal </text:span><text:span text:style-name="T25">O</text:span><text:span text:style-name="T271">patem v </text:span><text:span text:style-name="T10">Fontaine-Jean </text:span><text:span text:style-name="T13">poblíž města Sens</text:span><text:span text:style-name="T10">, </text:span><text:soft-page-break/><text:span text:style-name="T10">později v Chaalis </text:span><text:span text:style-name="T13">poblíž města Senlis</text:span><text:span text:style-name="T10">, nakonec byl zvolen hlavou </text:span><text:span text:style-name="T12">Diecéze </text:span><text:span text:style-name="T10">v Bourges. I když </text:span><text:span text:style-name="T13">jako Arcibiskup </text:span><text:span text:style-name="T10">zastával vrcholný úřad, spolu s vnější vznešeností byla součástí jeho života i </text:span><text:span text:style-name="T12">dřívější</text:span><text:span text:style-name="T10"> přísnost, zachoval </text:span><text:span text:style-name="T11">si totiž </text:span><text:span text:style-name="T10">stejnou pokoru mysli, vytrvalost v modlitbě a svatost v jednání, jakou měl </text:span><text:span text:style-name="T12">dříve </text:span><text:span text:style-name="T13">jako mnich</text:span><text:span text:style-name="T10">. </text:span></text:p>
          </table:table-cell>
        </table:table-row>
        <table:table-row table:style-name="Tabulka1.1">
          <table:table-cell table:style-name="Tabulka1.A1" office:value-type="string">
            <text:p text:style-name="P38">Lectio iij.</text:p>
            <text:p text:style-name="P181"><text:span text:style-name="T136">Fuit</text:span><text:span text:style-name="T94"> ipsíus páuperes misericórdia exúberans; erga omnes afflíctos singuláris cháritas; in sustinéndis contradictiónibus, et persecutiónibus mira patiéntia; dénique pro Cathólicæ veritátis defensióne zelus admirábilis, ita ut étiam sénio conféctus contra hæréticos Albigénses profectiónem paráret, votísque fecísset satis, nisi advérsa córporis valetúdine præpedítus fuísset. Ingravescénte morbo cum óbitus sui diem certo præscíret, se Sacramentórum præsídio matúre præmuníri curávit, ac nocte subsequénte, compléto matutináli Offício, quod coram se cantári jússerat, depósitis Pontificálibus vestiméntis, se próprio nisu depónens in terram, signáculo crucis adstántibus colláto, felíciter emísit spíritum.</text:span></text:p>
            <text:p text:style-name="P98"/>
          </table:table-cell>
          <table:table-cell table:style-name="Tabulka1.A1" office:value-type="string">
            <text:p text:style-name="P91"/>
            <text:p text:style-name="P167"><text:span text:style-name="T189">O</text:span><text:span text:style-name="T172">plýval</text:span><text:span text:style-name="T271"> milosrdenstvím ke svým chudým, jedinečnou láskou vůči všem ubohým, obdivuhodnou trpělivostí </text:span><text:span text:style-name="T285">s</text:span><text:span text:style-name="T271"> těm</text:span><text:span text:style-name="T285">i</text:span><text:span text:style-name="T271">, k</text:span><text:span text:style-name="T285">teří</text:span><text:span text:style-name="T271"> mu protiřečili či jej pronásledovali. Byl obdivuhodně zapálen pro obranu katolické pravdy, a to tak, že i ve vysokém věku </text:span><text:span text:style-name="T343">se </text:span><text:span text:style-name="T52">chystal</text:span><text:span text:style-name="T271"> </text:span><text:span text:style-name="T343">na </text:span><text:span text:style-name="T271">cestu k albigenským </text:span><text:span text:style-name="T52">bludařům</text:span><text:span text:style-name="T271">. Vůle měl dostatek, avšak chatrné zdraví mu </text:span><text:span text:style-name="T52">postavilo nepřekonatelnou překážku</text:span><text:span text:style-name="T271">. Když se </text:span><text:span text:style-name="T343">dále </text:span><text:span text:style-name="T271">zhoršovala jeho nemoc a on již s jistotou určil den své smrti, včas si obstaral bezpečnou ochranu svátostí. Následující noci po skončení matutina, které před sebou přikázal zpívat, odložil biskupská roucha, vlastními silami se položil na zem, požehnal znamením kříže těm, kteří stáli kolem něj, a šťastně vypustil duši.</text:span></text:p>
            <text:p text:style-name="P73"/>
          </table:table-cell>
        </table:table-row>
        <table:table-row table:style-name="Tabulka1.1">
          <table:table-cell table:style-name="Tabulka1.A1" table:number-columns-spanned="2" office:value-type="string">
            <text:p text:style-name="P36">DIE XX. JANUARII</text:p>
            <text:p text:style-name="P131"><text:span text:style-name="T6">I</text:span><text:span text:style-name="T14">n</text:span><text:span text:style-name="T6"> F</text:span><text:span text:style-name="T14">esto</text:span><text:span text:style-name="T6"> SS. F</text:span><text:span text:style-name="T134">abiani et </text:span><text:span text:style-name="T6">S</text:span><text:span text:style-name="T134">ebastiani.</text:span></text:p>
            <text:p text:style-name="P66">Martyrum.</text:p>
            <text:p text:style-name="P72"><text:span text:style-name="T15">in </text:span><text:span text:style-name="T234">B</text:span><text:span text:style-name="T15">ohemia et </text:span><text:span text:style-name="T234">L</text:span><text:span text:style-name="T15">usatia:</text:span><text:span text:style-name="T18"> MM. min.</text:span></text:p>
          </table:table-cell>
          <table:covered-table-cell/>
        </table:table-row>
        <table:table-row table:style-name="Tabulka1.1">
          <table:table-cell table:style-name="Tabulka1.A1" office:value-type="string">
            <text:p text:style-name="P31">In I. Nocturno</text:p>
            <text:p text:style-name="P9">De Epístola beáti Pauli Apóstoli ad Romános.</text:p>
            <text:p text:style-name="P41">Lectio j. <text:span text:style-name="T219">Cap. 8.</text:span></text:p>
            <text:p text:style-name="P152"><text:span text:style-name="T135">Fratres</text:span>, debitóres sumus non carni, ut secúndum carnem vivámus. Si enim secúndum carnem vixéritis, moriémini: si autem spíritu facta carnis mortificavéritis, vivétis. Quicúmque enim spíritu Dei agúntur, ii sunt fílii Dei. Non enim accepístis spíritum servitútis íterum in timóre, sed accepístis spíritum adoptiónis filiórum, in quo clamámus: Abba (Pater). Ipse enim Spíritus testimónium reddit spirítui nostro quod sumus fílii Dei. Si autem fílii, et hærédes: hærédes quidem Dei, cohærédes autem Christi: si tamen compátimur, ut et conglorificémur.</text:p>
            <text:p text:style-name="P152"/>
          </table:table-cell>
          <table:table-cell table:style-name="Tabulka1.A1" office:value-type="string">
            <text:p text:style-name="P33"><text:s/></text:p>
            <text:p text:style-name="P76"/>
            <text:p text:style-name="P76"/>
            <text:p text:style-name="P161"><text:span text:style-name="T184">B</text:span><text:span text:style-name="T172">ratř</text:span><text:span text:style-name="T184">i</text:span><text:span text:style-name="T271">, nejsme povinni tělu, abychom podle těla žili. Neboť žijete-li podle těla, zemřete; umrtvujete-li však duchem tělesné pudy, budete žíti. Vždyť všichni ti, </text:span><text:span text:style-name="T41">kteří</text:span><text:span text:style-name="T271"> se dávají vésti Duchem Božím, jsou synové Boží. Nepřijali jste </text:span><text:span text:style-name="T321">totiž </text:span><text:span text:style-name="T271">ducha </text:span><text:span text:style-name="T322">otroctví</text:span><text:span text:style-name="T271">, abyste zase ž</text:span><text:span text:style-name="T322">ili v obavách</text:span><text:span text:style-name="T271">, ale přijali jste ducha synovství, v němž voláme: „Abba, Otče!“ </text:span><text:span text:style-name="T322">Tento</text:span><text:span text:style-name="T271"> Duch </text:span><text:span text:style-name="T322">totiž </text:span><text:span text:style-name="T271">vydává svědectví naš</text:span><text:span text:style-name="T322">e</text:span><text:span text:style-name="T271">m</text:span><text:span text:style-name="T322">u</text:span><text:span text:style-name="T271"> duch</text:span><text:span text:style-name="T322">u</text:span><text:span text:style-name="T271">, že jsme dě</text:span><text:span text:style-name="T322">ti</text:span><text:span text:style-name="T271"> Boží. Jsme-li však dě</text:span><text:span text:style-name="T322">ti</text:span><text:span text:style-name="T271">, jsme i dědici: dědici Boží a spoludědici Kristovi, jestliže </text:span><text:span text:style-name="T322">tedy</text:span><text:span text:style-name="T271"> spolu s ním trpíme, </text:span><text:span text:style-name="T372">je to proto, </text:span><text:span text:style-name="T271">abychom </text:span><text:span text:style-name="T321">spolu </text:span><text:span text:style-name="T271">s ním byli také oslaveni. </text:span></text:p>
          </table:table-cell>
        </table:table-row>
        <table:table-row table:style-name="Tabulka1.1">
          <table:table-cell table:style-name="Tabulka1.A1" office:value-type="string">
            <text:p text:style-name="P41">Lectio ij. </text:p>
            <text:p text:style-name="P216"><text:span text:style-name="T135">Exístimo</text:span> enim quod non sunt condígnæ passiónes hujus témporis ad futúram glóriam, quæ revelábitur in nobis. Nam expectátio creatúræ, revelatiónem filiórum Dei expéctat. Scimus autem quóniam diligéntibus Deum ómnia cooperántur in bonum, iis, qui secúndum propósitum vocáti sunt sancti. <text:soft-page-break/>Nam quos præscívit, et prædestinávit confórmes fíeri imáginis Fílii sui, ut sit ipse primogénitus in multis frátribus. Quos autem prædestinávit, hos et vocávit: et quos vocávit, hos et justificávit: quos autem justificávit, illos et glorificávit.</text:p>
            <text:p text:style-name="P114"/>
          </table:table-cell>
          <table:table-cell table:style-name="Tabulka1.A1" office:value-type="string">
            <text:p text:style-name="P93"/>
            <text:p text:style-name="P170"><text:span text:style-name="T185">Myslím</text:span><text:span text:style-name="T323"> totiž, že utrpení tohoto času nejsou nic ve srovnání se slávou, která se zjeví </text:span><text:span text:style-name="T286">v </text:span><text:span text:style-name="T323">nás. Vždyť i tvorstvo </text:span><text:span text:style-name="T373">toužebně </text:span><text:span text:style-name="T323">očekává zjevení synů Božích. Víme však, že těm, kdo milují Boha, všechno napomáhá k dobrému, </text:span><text:span text:style-name="T286">totiž</text:span><text:span text:style-name="T323"> těm, kteří jsou podle jeho úradku povoláni za svaté. Neboť ty, o nichž to </text:span><text:soft-page-break/><text:span text:style-name="T323">předzvěděl, ty také předurčil, aby byli připodobněni obrazu jeho Syna, aby On byl prvorozený mezi mnoh</text:span><text:span text:style-name="T42">a</text:span><text:span text:style-name="T323"> bratřími. Ty pak, </text:span><text:span text:style-name="T42">které</text:span><text:span text:style-name="T323"> předurčil, ty také povolal; a </text:span><text:span text:style-name="T286">ty, </text:span><text:span text:style-name="T323">které povolal, t</text:span><text:span text:style-name="T286">aké</text:span><text:span text:style-name="T323"> ospravedlnil, a </text:span><text:span text:style-name="T286">ty, </text:span><text:span text:style-name="T323">které ospravedlnil, také oslavil. </text:span></text:p>
          </table:table-cell>
        </table:table-row>
        <table:table-row table:style-name="Tabulka1.1">
          <table:table-cell table:style-name="Tabulka1.A1" office:value-type="string">
            <text:p text:style-name="P41">Lectio iij.</text:p>
            <text:p text:style-name="P216"><text:span text:style-name="T135">Quid</text:span> ergo dicémus ad hæc? si Deus pro nobis, quis contra nos? Qui étiam próprio Filio suo non pepércit‚ sed pro nobis ómnibus trádidit illum: quómodo non étiam cum illo ómnia nobis donávit? Quis accusábit advérsus eléctos Dei? Deus qui justíficat‚ quis est qui condémnet? Christus Jesu<text:span text:style-name="T255">s, </text:span>qui mórtuus est, immo qui et resurréxit, qui est ad déxteram Dei, qui étiam interpéllat pro nobis.</text:p>
            <text:p text:style-name="P100"/>
          </table:table-cell>
          <table:table-cell table:style-name="Tabulka1.A1" office:value-type="string">
            <text:p text:style-name="P93"/>
            <text:p text:style-name="P203"><text:span text:style-name="T135">Co</text:span> tedy máme k tomu říci? Je-li Bůh <text:span text:style-name="T233">s námi</text:span>, kdo proti nám? Když ani vlastního Syna neušetřil, ale za nás za všechny ho vydal na smrt, jak <text:span text:style-name="T233">by nám</text:span> s ním ned<text:span text:style-name="T233">al</text:span> <text:span text:style-name="T417">také </text:span>všec<text:span text:style-name="T233">hn</text:span>o <text:span text:style-name="T233">ostatní</text:span>? Kdo <text:span text:style-name="T233">vznese</text:span> žalo<text:span text:style-name="T233">bu</text:span> na vyvolené Boží? <text:span text:style-name="T417">Když </text:span>Bůh, ospravedlňuje, <text:span text:style-name="T417">k</text:span>do by je<text:span text:style-name="T417">n mohl </text:span>odsoudi<text:span text:style-name="T417">t</text:span>? Kristus Ježíš, který za nás umřel, ano i z mrtvých vstal, který je na pravici Boží, který se též přimlouvá za nás? </text:p>
          </table:table-cell>
        </table:table-row>
        <table:table-row table:style-name="Tabulka1.1">
          <table:table-cell table:style-name="Tabulka1.A1" office:value-type="string">
            <text:p text:style-name="P41">Lectio i<text:span text:style-name="T225">v</text:span>. </text:p>
            <text:p text:style-name="P216"><text:span text:style-name="T135">Quis</text:span> ergo nos separábit a charitáte Christi? tribulátio? an angústia? an fames? an núditas? an perículum? an persecútio? an gládius? (Sicut scriptum est: Quia propter te mortificámur tota die: æstimáti sumus sicut oves occisiónis.) Sed in his ómnibus superámus propter eum, qui diléxit nos. Certus sum enim quia neque mors, neque vita, neque Angeli, neque principátus, neque virtútes, neque instántia‚ neque futúra, neque fortitúdo, neque altitúdo, neque profúndum, neque creatúra ália póterit nos separáre a charitáte Dei, quæ est in Christo Jesu Dómino nostro.</text:p>
            <text:p text:style-name="P100"/>
          </table:table-cell>
          <table:table-cell table:style-name="Tabulka1.A1" office:value-type="string">
            <text:p text:style-name="P93"/>
            <text:p text:style-name="P170"><text:span text:style-name="T176">Kdo</text:span><text:span text:style-name="T279"> nás tedy odloučí od lásky Kristovy? Snad soužení nebo úzkost nebo hlad nebo nahota nebo nebezpečenství nebo pronásledování nebo meč? </text:span><text:span text:style-name="T286">(</text:span><text:span text:style-name="T23">J</text:span><text:span text:style-name="T279">ak je psáno: „Neboť kvůli tobě jsme po celý den na smrt vydáváni; jsme pokládáni za ovce na zabití.“</text:span><text:span text:style-name="T286">)</text:span><text:span text:style-name="T279"> Ale v tom všem dokonale vítězíme skrze Toho, jenž si nás zamiloval. Neboť jsem přesvědčen, že ani smrt ani život, ani </text:span><text:span text:style-name="T23">A</text:span><text:span text:style-name="T279">ndělé ani knížata ani mocnosti, ani věci přítomné ani budoucí, ani síla, ani výška ani hloubka, ani žádné jiné stvoření nebude nás moci odloučit od lásky Boží, která je v Kristu Ježíši, našem Pánu. </text:span><text:span text:style-name="T324">(</text:span><text:span text:style-name="T374">Hejčl, upraveno</text:span><text:span text:style-name="T324">)</text:span></text:p>
          </table:table-cell>
        </table:table-row>
        <table:table-row table:style-name="Tabulka1.1">
          <table:table-cell table:style-name="Tabulka1.A1" office:value-type="string">
            <text:p text:style-name="P30">In II. Nocturno</text:p>
            <text:p text:style-name="P38">Lectio v.</text:p>
            <text:p text:style-name="P183"><text:span text:style-name="T136">Fabiánus</text:span><text:span text:style-name="T94"> Románus, a Maximíno usque ad Décium regens Ecclésiam, septem Diáconis regiónes divísit, qui páuperum curam habérent. Tótidem Subdiáconos creávit, qui res gestas Mártyrum a septem notáriis scriptas collígerent. Idem státuit, ut quotánnis féria quinta in Cœna Dómini vétere combústo, Chrisma renovarétur. Dénique décimo tértio Kaléndas Februárii martyrio coronátur. </text:span><text:span text:style-name="T97">(Et in cœmetério Callísti via Appia sepúltus est.)</text:span></text:p>
            <text:p text:style-name="P112"/>
          </table:table-cell>
          <table:table-cell table:style-name="Tabulka1.A1" office:value-type="string">
            <text:p text:style-name="P91"/>
            <text:p text:style-name="P91"/>
            <text:p text:style-name="P184"><text:span text:style-name="T146">Fabián</text:span><text:span text:style-name="T108"> byl Říman, a </text:span><text:span text:style-name="T117">jako papež</text:span><text:span text:style-name="T123"> vládl Církvi od dob císaře Maximina až do doby císaře Decia. Rozdělil město sedmi Jáhnům, kteří měli na starosti chudé. Také ustanovil Podjáhny, kteří shromažďovali příběhy Mučedníků sepsané sedmi notáři. Také ustanovil, aby se každý rok na Zelený čtvrtek spálilo staré křižmo a posvětilo nové. Poté byl 20. ledna korunován korunou mučednictví. </text:span><text:span text:style-name="T117">(A </text:span><text:span text:style-name="T119">byl </text:span><text:span text:style-name="T117">pohřben v Calixtových kata</text:span><text:span text:style-name="T118">ko</text:span><text:span text:style-name="T117">mbách na Via Appia.)</text:span></text:p>
          </table:table-cell>
        </table:table-row>
        <table:table-row table:style-name="Tabulka1.1">
          <table:table-cell table:style-name="Tabulka1.A1" office:value-type="string">
            <text:p text:style-name="P38">Lectio vj.</text:p>
            <text:p text:style-name="P221"><text:span text:style-name="T135">Sebastiánus</text:span>, ex patre Narbonénsi, matre Mediolanénsi natus, ob géneris nobilitátem, et virtútem Diocletiáno charus fuit; dux primæ cohórtis, Christiános, quorum fidem clam colébat, ópera et facultátibus adjuvábat; et qui ex eis tormentórum vim reformidáre videbántur cohortatióne sic confirmábat, ut pro Jesu Christo multi se ultro tortóribus <text:soft-page-break/>offérent. </text:p>
            <text:p text:style-name="P98"/>
          </table:table-cell>
          <table:table-cell table:style-name="Tabulka1.A1" office:value-type="string">
            <text:p text:style-name="P97"/>
            <text:p text:style-name="P231"><text:span text:style-name="T172">Šebestián</text:span><text:span text:style-name="T271"> se narodil otci z Narbonne </text:span><text:span text:style-name="T365">v jižní Francii </text:span><text:span text:style-name="T382">a matce z Milána. Vznešeností rodu i </text:span><text:span text:style-name="T384">svou </text:span><text:span text:style-name="T382">odvahou byl drahý císaři Diokleciánovi. Jako velitel první kohorty </text:span><text:span text:style-name="T384">pomáhal</text:span><text:span text:style-name="T382"> </text:span><text:span text:style-name="T80">K</text:span><text:span text:style-name="T382">řesťanů</text:span><text:span text:style-name="T384">m</text:span><text:span text:style-name="T382">, jejichž víru tajně podporoval skutky i penězi. Ty z nich, kteří se zdáli vyděšeni krutostí mučení, svým povzbuzením tak posílil, že mnozí se pro Ježíše Krista sami nabídli </text:span><text:soft-page-break/><text:span text:style-name="T382">mučitelům. </text:span></text:p>
          </table:table-cell>
        </table:table-row>
        <table:table-row table:style-name="Tabulka1.1">
          <table:table-cell table:style-name="Tabulka1.A1" office:value-type="string">
            <text:p text:style-name="P68">Lectio vij.</text:p>
            <text:p text:style-name="P223"><text:span text:style-name="T135">In</text:span> illis fuére Marcus et Marcelliánus fratres, qui Romae in custódia erant apud Nicóstratum: cujus uxor Zoë vocem, quam amíserat, Sebastiáni orátione recuperávit. Quibus Diocletiáno delátis, Sebastiánum accérsit, et a Christi fide conátur avértere. Sed cum nihil profíceret, ad palum alligátum sagíttis confígi jubet. </text:p>
          </table:table-cell>
          <table:table-cell table:style-name="Tabulka1.A1" office:value-type="string">
            <text:p text:style-name="P97"/>
            <text:p text:style-name="P231"><text:span text:style-name="T196">Mezi</text:span><text:span text:style-name="T382"> nimi byli i bratři Marcus a Marcelliánus, které v Římě uvěznil Nikostratus. </text:span><text:span text:style-name="T82">J</text:span><text:span text:style-name="T382">eho žena Zoe </text:span><text:span text:style-name="T389">jednou </text:span><text:span text:style-name="T382">ztratila hlas a Šebestiánova modlitba jí jej opět navrátila. Když se to doneslo Diokleciánovi, nechal si Šebestiána zavolat a snažil se jej odvrátit od víry Kristovy. Avšak když se mu to nepodařilo, přikázal přivázat jej ke kůlu a prostřílet šípy. </text:span></text:p>
          </table:table-cell>
        </table:table-row>
        <table:table-row table:style-name="Tabulka1.1">
          <table:table-cell table:style-name="Tabulka1.A1" office:value-type="string">
            <text:p text:style-name="P68">Lectio viij.</text:p>
            <text:p text:style-name="P181"><text:span text:style-name="T136">Quem</text:span><text:span text:style-name="T94"> ómnium opinióne mórtuum, noctu sancta múlier Iréne sepeliéndi grátia jussit auférri; sed vivum repértum domi suæ curávit. Itaque paulo post, confirmáta valetúdine, Diocletiáno óbviam factus, ejus impietátem libérius accusávit. Cujus aspéctu cum ille primum obstupuísset, quod mórtuum créderet: rei novitáte, et acri Sebastiáni reprehensióne excandéscens, eum támdiu virgis cædi imperávit, donec ánimam Deo rédderet. </text:span><text:span text:style-name="T97">(Ejus corpus in cloácam dejéctum, Lucína, a Sebastiáno in somnis mónita, ad catacúmbas sepelívit, ubi illíus nómine célebris ecclésia est ædificáta.)</text:span></text:p>
          </table:table-cell>
          <table:table-cell table:style-name="Tabulka1.A1" office:value-type="string">
            <text:p text:style-name="P97"/>
            <text:p text:style-name="P231"><text:span text:style-name="T197">K</text:span><text:span text:style-name="T196">dyž</text:span><text:span text:style-name="T382"> už si všichni mysleli, že je mrtev, v noci přikázala svatá žena Irena, aby jej přin</text:span><text:span text:style-name="T384">esli a </text:span><text:span text:style-name="T382">pohřbili; když však uviděla, že je živý, </text:span><text:span text:style-name="T384">vyléčila </text:span><text:span text:style-name="T382">jej ve svém domě. Za nějaký čas, když nabyl plného zdraví, </text:span><text:span text:style-name="T86">vypravil se k</text:span><text:span text:style-name="T382"> císař</text:span><text:span text:style-name="T384">i</text:span><text:span text:style-name="T382"> Dioklecián</text:span><text:span text:style-name="T384">ovi</text:span><text:span text:style-name="T382">, a </text:span><text:span text:style-name="T400">přímo </text:span><text:span text:style-name="T86">do očí mu </text:span><text:span text:style-name="T382">vytknul jeho bezbožnost. Ten když jej uviděl, nejdříve byl překvapen tou novinou, neboť si myslel, že je mrtvý, avšak Šebestianovými ostrými výtkami byl natolik rozlícen, že rozkázal jej tak dlouho bíti holemi, dokud </text:span><text:span text:style-name="T401">svou </text:span><text:span text:style-name="T382">duši Pánu nenavrátil. </text:span><text:span text:style-name="T365">(Jeho tělo vhodili do odpadní stoky, kde jej Lucina, ve snu Šebestiánem požádána, nalezla a pohřbila v katakombách. Na tomto místě pak byl </text:span><text:span text:style-name="T379">v</text:span><text:span text:style-name="T365"> jeho slavném jménu vystavěn kostel.)</text:span></text:p>
          </table:table-cell>
        </table:table-row>
        <table:table-row table:style-name="Tabulka1.1">
          <table:table-cell table:style-name="Tabulka1.A1" office:value-type="string">
            <text:p text:style-name="P121">In III. Nocturno </text:p>
            <text:p text:style-name="P119">Lectio sancti Evangélii secundum Lucam. </text:p>
            <text:p text:style-name="P42">Lectio ix. Cap. 6. </text:p>
            <text:p text:style-name="P232"><text:span text:style-name="T135">I</text:span><text:span text:style-name="T157">n</text:span> illo témpore: Descéndens Jesus de monte, stetit in loco campéstri, et turba discipulórum ejus, et multitúdo copiósa plebis ab omni Judæa, et Jerúsalem, et marítima, et Tyri, et Sidónis. Et réliqua. </text:p>
            <text:p text:style-name="P118"/>
            <text:p text:style-name="P119">Homilía sancti Ambrósii Epíscopi. </text:p>
            <text:p text:style-name="P42">Lib. 5. in Luc. Cap. 6. post initium. </text:p>
            <text:p text:style-name="P233"><text:span text:style-name="T135">Advérte</text:span> ómnia diligénter, quómodo et cum Apóstolis ascéndat, et descéndat ad turbas. Quómodo enim turba nisi in húmili Christum vidéret? Non séquitur ad excélsa, non ascéndit ad sublímia. Dénique ubi descéndit, invénit infírmos: in excélsis enim infírmi esse non possunt. </text:p>
            <text:p text:style-name="P233"/>
          </table:table-cell>
          <table:table-cell table:style-name="Tabulka1.A1" office:value-type="string">
            <text:p text:style-name="P234"><text:s/></text:p>
            <text:p text:style-name="P43"/>
            <text:p text:style-name="P70"/>
            <text:p text:style-name="P171"><text:span text:style-name="T160">Za</text:span><text:span text:style-name="T256"> o</text:span><text:span text:style-name="T257">noho času sestoupil Ježíš s hory, postavil se na pláni a spolu s ním i zástup jeho učedníků a velké množství lidí z celého Judska, Jeru</text:span><text:span text:style-name="T260">s</text:span><text:span text:style-name="T257">aléma a přímoří, a Tyru a Sidonu</text:span><text:span text:style-name="T256">. </text:span><text:span text:style-name="T257">A ostatní</text:span><text:span text:style-name="T256">. </text:span></text:p>
            <text:p text:style-name="P120"/>
            <text:p text:style-name="P70"/>
            <text:p text:style-name="P162"><text:span text:style-name="T161">Pečlivě</text:span><text:span text:style-name="T256"> </text:span><text:span text:style-name="T258">si všímej všeho</text:span><text:span text:style-name="T256">, </text:span><text:span text:style-name="T258">jak šel Pán spolu</text:span><text:span text:style-name="T264"> </text:span><text:span text:style-name="T258">s </text:span><text:span text:style-name="T256">Ap</text:span><text:span text:style-name="T258">oš</text:span><text:span text:style-name="T256">tol</text:span><text:span text:style-name="T258">y na horu</text:span><text:span text:style-name="T256">, </text:span><text:span text:style-name="T258">i jak sestoupil dolů k zástupům</text:span><text:span text:style-name="T256">. </text:span><text:span text:style-name="T258">Jak tedy mohl zástup Krista vidět jinak než </text:span><text:span text:style-name="T262">k</text:span><text:span text:style-name="T263">dyž se k nim snížil</text:span><text:span text:style-name="T256">? </text:span><text:span text:style-name="T261">Lid jej nenásleduje </text:span><text:span text:style-name="T258">za věcmi vznešenými</text:span><text:span text:style-name="T256">, </text:span><text:span text:style-name="T258">ne</text:span><text:span text:style-name="T259">dokáže </text:span><text:span text:style-name="T258">vyst</text:span><text:span text:style-name="T259">o</text:span><text:span text:style-name="T258">up</text:span><text:span text:style-name="T259">it</text:span><text:span text:style-name="T258"> </text:span><text:span text:style-name="T262">d</text:span><text:span text:style-name="T263">o výšin</text:span><text:span text:style-name="T258">.</text:span><text:span text:style-name="T256"> </text:span><text:span text:style-name="T258">Kamkoliv však </text:span><text:span text:style-name="T265">Pán </text:span><text:span text:style-name="T266">sestoupí, nachází nemoc</text:span><text:span text:style-name="T267">­</text:span><text:span text:style-name="T266">né</text:span><text:span text:style-name="T256">: </text:span><text:span text:style-name="T258">na výsostech totiž nemocní být nemohou</text:span><text:span text:style-name="T256">. </text:span></text:p>
          </table:table-cell>
        </table:table-row>
        <table:table-row table:style-name="Tabulka1.1">
          <table:table-cell table:style-name="Tabulka1.A1" office:value-type="string">
            <text:p text:style-name="P38">Lectio <text:span text:style-name="T235">x</text:span>.</text:p>
            <text:p text:style-name="P181"><text:span text:style-name="T138">H</text:span><text:span text:style-name="T136">inc</text:span><text:span text:style-name="T94"> étiam Matthæus docet, in inferióribus débiles esse sanátos. Prius enim unusquísque sanándus est, ut paulátim virtútibus procedéntibus ascéndere possit ad montem. Et ídeo unumquém</text:span><text:span text:style-name="T95">­</text:span><text:span text:style-name="T94">que in inferióribus sanat, hoc est, a libídine révocat, injúriam cæcitátis avértit, ad vúlnera nostra de</text:span><text:soft-page-break/><text:span text:style-name="T94">scéndit: ut usu quodam et cópia suæ natúræ, compartícipes nos fáciat esse regni cœléstis.</text:span></text:p>
            <text:p text:style-name="P98"/>
          </table:table-cell>
          <table:table-cell table:style-name="Tabulka1.A1" office:value-type="string">
            <text:p text:style-name="P91"/>
            <text:p text:style-name="P231"><text:span text:style-name="T186">Zde</text:span><text:span text:style-name="T325"> nás také Matouš učí, že </text:span><text:span text:style-name="T326">právě v ponížení jsou slabí uzdraveni. Nejdříve totiž musí být </text:span><text:span text:style-name="T327">každý </text:span><text:span text:style-name="T326">uzdraven, aby krůček po krůčku </text:span><text:span text:style-name="T43">rostl ve</text:span><text:span text:style-name="T326"> ctnost</text:span><text:span text:style-name="T43">ech a tak</text:span><text:span text:style-name="T326"> mohl vystoupit na horu. A proto </text:span><text:span text:style-name="T375">Pán </text:span><text:span text:style-name="T326">uzdravuje každého v jeho ponížení, t</text:span><text:span text:style-name="T327">edy</text:span><text:span text:style-name="T326"> odvolává jej od jeho tělesných tužeb, odvrací bezpráví slepoty, </text:span><text:soft-page-break/><text:span text:style-name="T328">a </text:span><text:span text:style-name="T43">sklání </text:span><text:span text:style-name="T326">se k našim </text:span><text:span text:style-name="T43">ranám</text:span><text:span text:style-name="T326">, aby </text:span><text:span text:style-name="T43">p</text:span><text:span text:style-name="T53">oužil</text:span><text:span text:style-name="T43"> hojnou </text:span><text:span text:style-name="T326">s</text:span><text:span text:style-name="T344">í</text:span><text:span text:style-name="T326">l</text:span><text:span text:style-name="T328">u</text:span><text:span text:style-name="T326"> své přirozenosti <text:s/></text:span><text:span text:style-name="T344">a dal </text:span><text:span text:style-name="T326">nám </text:span><text:span text:style-name="T344">spolu</text:span><text:span text:style-name="T326">účast na nebeském království.</text:span></text:p>
          </table:table-cell>
        </table:table-row>
        <table:table-row table:style-name="Tabulka1.1">
          <table:table-cell table:style-name="Tabulka1.A1" office:value-type="string">
            <text:p text:style-name="P38">Lectio <text:span text:style-name="T235">x</text:span>j.</text:p>
            <text:p text:style-name="P181"><text:span text:style-name="T136">Beáti</text:span><text:span text:style-name="T94"> páuperes, quia vestrum est regnum Dei. Quátuor tantum beatitúdines sanctus Lucas Domínicas pósuit, octo vero sanctus Matthæus: sed in illis octo, istæ quátuor sunt, et in quátuor istis, illæ octo. Hic enim quátuor velut virtútes ampléxus est cardináles: ille in illis octo mysticum númerum reserávit. Sicut enim spei nostræ octáva perféctio est, ita octáva summa virtútum est.</text:span></text:p>
            <text:p text:style-name="P98"/>
          </table:table-cell>
          <table:table-cell table:style-name="Tabulka1.A1" office:value-type="string">
            <text:p text:style-name="P91"/>
            <text:p text:style-name="P231"><text:span text:style-name="T187">Blahoslavení</text:span><text:span text:style-name="T329"> chudí, neboť jejich jest království Boží. Svatý Lukáš uvádí </text:span><text:span text:style-name="T345">pouze </text:span><text:span text:style-name="T329">čtyři Pánova blahoslavenství, svatý Matouš </text:span><text:span text:style-name="T55">pak</text:span><text:span text:style-name="T329"> osm. Avšak v jeho osmi jsou obsažen</text:span><text:span text:style-name="T346">a</text:span><text:span text:style-name="T329"> tato čtyři blahoslavenství, a v těchto čtyřech jeho osm. Lukáš totiž uvedl t</text:span><text:span text:style-name="T54">a</text:span><text:span text:style-name="T329">to čtyři jako hlavní ctnosti, Matouš nám v těch svých ukázal tajemné číslo osm. Stejně jako osmička je dokonalostí naší naděje, je i počtem všech ctností.</text:span></text:p>
          </table:table-cell>
        </table:table-row>
        <table:table-row table:style-name="Tabulka1.1">
          <table:table-cell table:style-name="Tabulka1.A1" office:value-type="string">
            <text:p text:style-name="P38">Lectio <text:span text:style-name="T235">xi</text:span>j.</text:p>
            <text:p text:style-name="P181"><text:span text:style-name="T139">S</text:span><text:span text:style-name="T136">ed</text:span><text:span text:style-name="T94"> prius quæ sunt amplióra videámus. Beáti, inquit, páuperes: quóniam vestrum est regnum Dei. Primam benedictiónem hanc utérque Evangelísta pósuit. Ordine enim prima est, et parens quædam generatióque virtútum: quia qui contémpserit sæculária, ipse merébitur sempitérna: nec potest quisquam méritum regni cœléstis adipísci, qui mundi cupiditáte pressus, emergéndi non habet facultátem.</text:span></text:p>
            <text:p text:style-name="P98"/>
          </table:table-cell>
          <table:table-cell table:style-name="Tabulka1.A1" office:value-type="string">
            <text:p text:style-name="P97"/>
            <text:p text:style-name="P231"><text:span text:style-name="T187">Nejdřív</text:span><text:span text:style-name="T188">e</text:span><text:span text:style-name="T329"> se však podívejme, kter</text:span><text:span text:style-name="T43">á</text:span><text:span text:style-name="T329"> jsou větší. </text:span><text:span text:style-name="T376">Pán </text:span><text:span text:style-name="T390">praví: „Blahoslavení chudí, neboť jejich je království Boží.“ Jako první blahoslavenství uvedli oba Evangelisté toto. Pořadím je </text:span><text:span text:style-name="T391">tedy</text:span><text:span text:style-name="T390"> první, je totiž základem </text:span><text:span text:style-name="T83">každého</text:span><text:span text:style-name="T390"> druhu ctnosti: kdo totiž pohrdá světskými věcmi, zaslouží si věčné. A nikdo, kdo je utlačován žádostivostí světa, nemůže dosáhnout zásluh království nebeského. </text:span><text:span text:style-name="T392">Nedokáže totiž těm</text:span><text:span text:style-name="T391">to</text:span><text:span text:style-name="T392"> žádostem uniknout.</text:span></text:p>
          </table:table-cell>
        </table:table-row>
        <table:table-row table:style-name="Tabulka1.1">
          <table:table-cell table:style-name="Tabulka1.A1" table:number-columns-spanned="2" office:value-type="string">
            <text:p text:style-name="P36">DIE XXI. JANUARII</text:p>
            <text:p text:style-name="P131"><text:span text:style-name="T6">I</text:span><text:span text:style-name="T14">n</text:span><text:span text:style-name="T6"> F</text:span><text:span text:style-name="T14">esto</text:span><text:span text:style-name="T6"> S. A</text:span><text:span text:style-name="T134">gnetis.</text:span></text:p>
            <text:p text:style-name="P66">Virginis et Martyris.</text:p>
            <text:p text:style-name="P18">xij. Lect. et M.</text:p>
          </table:table-cell>
          <table:covered-table-cell/>
        </table:table-row>
        <table:table-row table:style-name="Tabulka1.1">
          <table:table-cell table:style-name="Tabulka1.A1" office:value-type="string">
            <text:p text:style-name="P24">In I. Nocturno</text:p>
            <text:p text:style-name="P10">De libro Ecclesiástici.</text:p>
            <text:p text:style-name="P44">Lectio j. <text:span text:style-name="T219">Cap. 51.</text:span></text:p>
            <text:p text:style-name="P153"><text:span text:style-name="T135">Confitébor</text:span> tibi Dómine Rex, et collaudábo te Deum Salvatórem meum. Confitébor nómini tuo: quóniam adjútor et protéctor factus es mihi, et liberásti corpus meum a perditióne, a láqueo linguæ iníquæ, et a lábiis operántium mendácium, et in conspéctu astántium factus es mihi adjútor. </text:p>
            <text:p text:style-name="P153"/>
          </table:table-cell>
          <table:table-cell table:style-name="Tabulka1.A1" office:value-type="string">
            <text:p text:style-name="P77"/>
            <text:p text:style-name="P77"/>
            <text:p text:style-name="P77"/>
            <text:p text:style-name="P193"><text:span text:style-name="T135">Velebit</text:span> tě budu, Hospodine, Králi, <text:span text:style-name="T238">a </text:span>chválit tebe <text:span text:style-name="T238">také jako</text:span> Boha svého Spasitele. <text:span text:style-name="T238">V</text:span>elebit budu tvé jméno: <text:span text:style-name="T238">neboť </text:span>ochráncem a pomocníkem <text:span text:style-name="T238">mně ses stal</text:span>, <text:span text:style-name="T238">a </text:span>vysvobodil jsi mé tělo ze záhuby a z osidel jazyka utrhačného, od rtů páchajících lež; proti těm, kteří povstali, stal ses mi pomocníkem. </text:p>
          </table:table-cell>
        </table:table-row>
        <table:table-row table:style-name="Tabulka1.1">
          <table:table-cell table:style-name="Tabulka1.A1" office:value-type="string">
            <text:p text:style-name="P44">Lectio ij.</text:p>
            <text:p text:style-name="P217"><text:span text:style-name="T135">Et</text:span> liberásti me secúndum multitúdinem misericórdiæ nóminis tui a rugiéntibus, præparátis ad escam, de mánibus quæréntium ánimam meam, et de portis tribulatiónum quæ circumdedérunt me: a pressúra flammæ, quæ circúmdedit me, et in médio ignis non sum æstuáta: de altitúdine ventris ínferi‚ et a lingua coinquináta‚ et a verbo mendácii, a rege iníquo‚ et a lingua injústa.</text:p>
            <text:p text:style-name="P115"/>
          </table:table-cell>
          <table:table-cell table:style-name="Tabulka1.A1" office:value-type="string">
            <text:p text:style-name="P94"/>
            <text:p text:style-name="P204"><text:span text:style-name="T239">A vysvobodil jsi mne </text:span>podle <text:span text:style-name="T240">velkého </text:span>slitování své<text:span text:style-name="T240">ho</text:span> jmén<text:span text:style-name="T240">a</text:span> ze <text:span text:style-name="T204">zubů </text:span><text:span text:style-name="T228">řvounů připravených mne sežrat</text:span>, z ruk<text:span text:style-name="T241">ou</text:span> těch, kdo mi ukládali o život, <text:span text:style-name="T241">od bran nesnází, které mne obklopovaly</text:span>, od <text:span text:style-name="T242">hrozby ohně, které mne obklopoval</text:span>, zprostřed ohně, který <text:span text:style-name="T242">mne nestrávil</text:span>, z hlubiny <text:span text:style-name="T242">chřtánu </text:span>podsvětí, od jazyka nečistého a slova lživého, <text:span text:style-name="T242">od krále nepravého a jazyka nespravedlivého.</text:span></text:p>
          </table:table-cell>
        </table:table-row>
        <text:soft-page-break/>
        <table:table-row table:style-name="Tabulka1.1">
          <table:table-cell table:style-name="Tabulka1.A1" office:value-type="string">
            <text:p text:style-name="P44">Lectio iij.</text:p>
            <text:p text:style-name="P217"><text:span text:style-name="T135">Laudábit</text:span> usque ad mortem ánima mea Dóminum, et vita mea appropínquans erat in inférno deórsum. Circumdedérunt me úndique, et non erat qui adjuváret. Respíciens eram ad adjutórium hóminum, et non erat. Memoráta sum misericórdiæ tuæ Dómine‚ et operatiónis tuæ, quæ a sæculo sunt. Quóniam éruis sustinéntes te Dómine, et líberas eos de mánibus Géntium.</text:p>
            <text:p text:style-name="P101"/>
          </table:table-cell>
          <table:table-cell table:style-name="Tabulka1.A1" office:value-type="string">
            <text:p text:style-name="P94"/>
            <text:p text:style-name="P208"><text:span text:style-name="T135">Duše</text:span> má bude až do smrti chválit Pána a život můj blížil se hlubinám podsvětí. Obklíčili mne odevšad a nebylo, kdo by mi pomohl. Vyhlížela jsem pomoc lidí, avšak nikdo se nenašel. Rozpomněla jsem se na tvá milosrdenství, Pane, a skutky tvé, které jsou navěky. Neboť zachraňuješ ty, kteří se na tebe spoléhají, Pane, a vysvobozuješ je z rukou Pohanů.</text:p>
          </table:table-cell>
        </table:table-row>
        <table:table-row table:style-name="Tabulka1.1">
          <table:table-cell table:style-name="Tabulka1.A1" office:value-type="string">
            <text:p text:style-name="P44">Lectio i<text:span text:style-name="T225">v</text:span>.</text:p>
            <text:p text:style-name="P217"><text:span text:style-name="T135">Exaltásti</text:span> super terram habitatiónem meam, et pro morte defluénte deprecáta sum. Invocávi Dóminum Patrem Dómini mei, ut non derelínquat me in die tribulatiónis meæ, et in témpore superbórum sine adjutório. Laudábo nomen tuum assídue, et collaudábo illud in confessióne, et exaudíta est orátio mea. Et liberásti me de perditióne, et eripuísti me de témpore iníquo. Proptérea confitébor, et laudem dicam tibi, et benedícam nómini Dómini.</text:p>
            <text:p text:style-name="P101"/>
          </table:table-cell>
          <table:table-cell table:style-name="Tabulka1.A1" office:value-type="string">
            <text:p text:style-name="P94"/>
            <text:p text:style-name="P209"><text:span text:style-name="T164">Pozdvihl</text:span><text:span text:style-name="T243"> jsi mé sídlo nad povrch země</text:span>, a <text:span text:style-name="T243">prosila jsem, aby </text:span>mne <text:span text:style-name="T243">smrt </text:span>minula. Vzýval<text:span text:style-name="T418">a</text:span> jsem Boha, <text:span text:style-name="T243">O</text:span>tce <text:span text:style-name="T243">P</text:span>ána <text:span text:style-name="T243">sv</text:span>ého, aby mne neopouštěl v den mého <text:span text:style-name="T243">utrpení</text:span>, a <text:span text:style-name="T210">nenechal mne </text:span>v <text:span text:style-name="T243">čase pyšných bez pomoci</text:span>. Chválit budu jméno tvé ustavičně, budu je oslavovat <text:span text:style-name="T243">a </text:span>vzdáva<text:span text:style-name="T243">t</text:span> díky, že má prosba byla vyslyšena. Neb<text:span text:style-name="T243">oť</text:span> jsi mne vysvobodil ze záhuby, vytrhl jsi mne ze zlých časů. <text:span text:style-name="T243">P</text:span>roto slavit a chválit budu tebe, dobrořečit jménu Hospodinovu. <text:span text:style-name="T418">(</text:span><text:span text:style-name="T218">Hejčl</text:span><text:span text:style-name="T230">)</text:span></text:p>
          </table:table-cell>
        </table:table-row>
        <table:table-row table:style-name="Tabulka1.1">
          <table:table-cell table:style-name="Tabulka1.A1" office:value-type="string">
            <text:p text:style-name="P122">In II. Nocturno</text:p>
            <text:p text:style-name="P109"><text:span text:style-name="T9">Ex libro sancti Ambrósii Epíscopi de Virgínibus</text:span><text:span text:style-name="T96">.</text:span></text:p>
            <text:p text:style-name="P64">Lib. 1. post initium.</text:p>
            <text:p text:style-name="P53"><text:bookmark text:name="__DdeLink__2400_1673144709113111111"/>Lectio v.</text:p>
            <text:p text:style-name="P225"><text:span text:style-name="T135">Hódie</text:span> natális est Vírginis, integritátem sequámur. Natális est Mártyris, hóstias immolémus. Natális est sanctæ Agnétis, miréntur viri, non despérent párvuli, stúpeant nuptæ, imiténtur innúptæ. Sed quid dignum ea loqui póssumus, cujus ne nomen quidem vácuum laudis est? Devótio supra ætátem, virtus supra natúram: ut mihi videátur non hóminis habuísse nomen, sed oráculum Mártyris, quod indicávit quid esset futúra.</text:p>
            <text:p text:style-name="P103"/>
          </table:table-cell>
          <table:table-cell table:style-name="Tabulka1.A1" office:value-type="string">
            <text:p text:style-name="P91"/>
            <text:p text:style-name="P91"/>
            <text:p text:style-name="P91"/>
            <text:p text:style-name="P91"/>
            <text:p text:style-name="P162"><text:span text:style-name="T172">Dnes</text:span><text:span text:style-name="T271"> se narodila Panna, následujme příklad její čistoty. Narodila se Mučednice, </text:span><text:span text:style-name="T380">i my</text:span><text:span text:style-name="T347"> </text:span><text:span text:style-name="T271">přinesme oběti. Dnes se narodila svatá Anežka </text:span><text:span text:style-name="T365">Římská</text:span><text:span text:style-name="T382">, podivte se, muži, nezoufejte maličcí, </text:span><text:span text:style-name="T87">žasněte </text:span><text:span text:style-name="T382">ž</text:span><text:span text:style-name="T393">eny vdané</text:span><text:span text:style-name="T382">, napodobujte ji svobodné. Však co jí hodného můžeme říci, když </text:span><text:span text:style-name="T88">samotné </text:span><text:span text:style-name="T382">její jméno není prosto chvály? Oddanost přesahující její věk, síly nad přirozenost, že by se až zdálo, že její jméno</text:span><text:span text:style-name="T425">*</text:span><text:span text:style-name="T382"> není jen lidské jméno, ale předzvěst mučednictví, jež ukazuje, co se s ní stane.</text:span></text:p>
            <text:p text:style-name="P135"><text:span text:style-name="T123">*</text:span><text:span text:style-name="T426">pozn. </text:span><text:span text:style-name="T131">Agnes~Agnus</text:span><text:span text:style-name="T117"> – obětní beránek</text:span></text:p>
          </table:table-cell>
        </table:table-row>
        <table:table-row table:style-name="Tabulka1.1">
          <table:table-cell table:style-name="Tabulka1.A1" office:value-type="string">
            <text:p text:style-name="P38">Lectio vj.</text:p>
            <text:p text:style-name="P221"><text:span text:style-name="T135">Nomen</text:span> vírginis, titulus est pudóris. Appellábo Mártyrem: prædicávi satis. Prolíxa laudátio est, quæ non quæritur, sed tenétur. Nemo est laudabílior, quam qui ab ómnibus laudári potest. Quot hómines, tot præcónes, qui Mártyrem prædicant, dum loquúntur. Hæc trédecim annórum martyrium fecísse tráditur. Quo detestabílior crudélitas, quæ nec minúsculæ pepércit ætáti: immo magna vis fídei, quæ étiam ab illa testimónium invénit ætáte. Fuítne in illo corpúsculo vúlneri locus? Et quæ non hábuit, quo ferrum recíperet; hábuit, quo ferrum vínceret.</text:p>
            <text:p text:style-name="P112"/>
          </table:table-cell>
          <table:table-cell table:style-name="Tabulka1.A1" office:value-type="string">
            <text:p text:style-name="P91"/>
            <text:p text:style-name="P167"><text:span text:style-name="T172">Jméno</text:span><text:span text:style-name="T271"> panny </text:span><text:span text:style-name="T56">ukazuje </text:span><text:span text:style-name="T271">čistot</text:span><text:span text:style-name="T348">u</text:span><text:span text:style-name="T271"> </text:span><text:span text:style-name="T365">(</text:span><text:span text:style-name="T404">ἁγνός</text:span><text:span text:style-name="T365"> </text:span><text:span text:style-name="T406">je řec.</text:span><text:span text:style-name="T365"> čistý)</text:span><text:span text:style-name="T271">. <text:s/>Když ji ještě nazvu Mučednicí, není co dodat. </text:span><text:span text:style-name="T56">S</text:span><text:span text:style-name="T57">náze se</text:span><text:span text:style-name="T56"> </text:span><text:span text:style-name="T57">pronáší </text:span><text:span text:style-name="T271">chvála, </text:span><text:span text:style-name="T56">již </text:span><text:span text:style-name="T44">n</text:span><text:span text:style-name="T56">ení třeba </text:span><text:span text:style-name="T26">hled</text:span><text:span text:style-name="T56">at</text:span><text:span text:style-name="T271">, </text:span><text:span text:style-name="T56">neboť je </text:span><text:span text:style-name="T26">jist</text:span><text:span text:style-name="T56">á</text:span><text:span text:style-name="T271">. Nikdo není hodn</text:span><text:span text:style-name="T330">ější</text:span><text:span text:style-name="T271"> chvály než ten, jejž všichni pochválit</text:span><text:span text:style-name="T349">i</text:span><text:span text:style-name="T271"> mohou. Kolik je lidí, tolik ji </text:span><text:span text:style-name="T287">jako </text:span><text:span text:style-name="T44">M</text:span><text:span text:style-name="T271">učednici </text:span><text:span text:style-name="T330">pr</text:span><text:span text:style-name="T271">ohlašuje, kdykoliv </text:span><text:span text:style-name="T44">otevřou ústa</text:span><text:span text:style-name="T271">. Říká se, že Anežka zemřela mučednickou smrtí ve třinácti letech. Čím děsivější je krutost, jež neušetřila ani tak mladý věk, tím větší je síla víry, jež i v tomto věku dokázala svěd</text:span><text:span text:style-name="T44">ectví</text:span><text:span text:style-name="T271"> sobě nalézti. Bylo snad na </text:span><text:span text:style-name="T44">tom</text:span><text:span text:style-name="T271"> těl</text:span><text:span text:style-name="T330">íčku</text:span><text:span text:style-name="T271"> místo </text:span><text:span text:style-name="T349">k uštědření </text:span><text:span text:style-name="T271">rány? Avšak ta, jež neměla ani kam přijmout meč, dokázala nad </text:span><text:span text:style-name="T44">mečem </text:span><text:span text:style-name="T271">zvítězit.</text:span></text:p>
          </table:table-cell>
        </table:table-row>
        <table:table-row table:style-name="Tabulka1.1">
          <table:table-cell table:style-name="Tabulka1.A1" office:value-type="string">
            <text:p text:style-name="P38">Lectio vij.</text:p>
            <text:p text:style-name="P221"><text:soft-page-break/><text:span text:style-name="T135">Hæc</text:span> inter cruéntas carníficum impávida manus, hæc stridéntium grávibus immóbilis tráctibus catenárum, nunc furéntis mucróni mílitis totum offérre corpus, mori adhuc néscia, sed paráta, vel si ad aras invíta raperétur, téndere Christo inter ignes manus, atque in ipsis sacrílegis focis trophæum Dómini signáre victóris: nunc ferrátis colla manúsque ambas insérere néxibus. Sed nullus tam tenúia membra póterat nexus inclúdere.</text:p>
            <text:p text:style-name="P98"/>
          </table:table-cell>
          <table:table-cell table:style-name="Tabulka1.A1" office:value-type="string">
            <text:p text:style-name="P91"/>
            <text:p text:style-name="P167"><text:soft-page-break/><text:span text:style-name="T172">Netřásla</text:span><text:span text:style-name="T271"> se před krvavýma rukama mučitelů, stála pevně, když k ní táhli řinčící těžké řetězy, již nabídla celé své tělo ostří meče zběsilého vojáka, smrt ještě neznala, ale byla připravena zemřít. Když ji proti její vůli odvlekli k </text:span><text:span text:style-name="T365">pohanskému </text:span><text:span text:style-name="T271">oltáři, natahovala přes oheň ruce ke Kristu, a na samotné svatokrádežné hranici ukazovala vítězné znamení Páně. </text:span><text:span text:style-name="T57">Již</text:span><text:span text:style-name="T271"> vkládá obě ruce i krk do železných okovů. Není však okovu, </text:span><text:span text:style-name="T57">jenž</text:span><text:span text:style-name="T271"> by </text:span><text:span text:style-name="T58">m</text:span><text:span text:style-name="T57">ohl</text:span><text:span text:style-name="T271"> tak </text:span><text:span text:style-name="T44">útlé</text:span><text:span text:style-name="T271"> ru</text:span><text:span text:style-name="T349">čky spouta</text:span><text:span text:style-name="T287">t</text:span><text:span text:style-name="T271">.</text:span></text:p>
          </table:table-cell>
        </table:table-row>
        <table:table-row table:style-name="Tabulka1.1">
          <table:table-cell table:style-name="Tabulka1.A1" office:value-type="string">
            <text:p text:style-name="P38">Lectio viij.</text:p>
            <text:p text:style-name="P221"><text:span text:style-name="T135">Novum</text:span> martyrii genus. Nondum idónea pœnæ, et jam matúra victóriæ: certáre diffícilis, fácilis coronári: magistérium virtútis implévit, quæ præjudícium vehébat ætátis. Non sic ad thálamum nupta properáret, ut ad supplícii locum, læta succéssu, gradu festína virgo procéssit. Flere omnes, ipsa sine fletu. Mirári pleríque, quod tam fácile vitæ suæ pródiga, quam nondum háuserat, jam quasi perfúncta donáret. Stupére univérsi, quod jam divinitátis testis exísteret, quæ adhuc árbitra sui per ætátem esse non posset.</text:p>
            <text:p text:style-name="P112"/>
          </table:table-cell>
          <table:table-cell table:style-name="Tabulka1.A1" office:value-type="string">
            <text:p text:style-name="P91"/>
            <text:p text:style-name="P172"><text:span text:style-name="T172">Nový</text:span><text:span text:style-name="T271"> </text:span><text:span text:style-name="T287">druh</text:span><text:span text:style-name="T271"> svědectví. Je příliš mladá na trest, ale dost </text:span><text:span text:style-name="T57">vyspělá</text:span><text:span text:style-name="T271"> na vítězství. </text:span><text:span text:style-name="T57">Těžko může </text:span><text:span text:style-name="T271">bojova</text:span><text:span text:style-name="T349">t</text:span><text:span text:style-name="T271">, snadno ji však korunovat. </text:span><text:span text:style-name="T349">Naplnila učení </text:span><text:span text:style-name="T330">ctnosti</text:span><text:span text:style-name="T271">, i </text:span><text:span text:style-name="T44">přes</text:span><text:span text:style-name="T271"> nevýhodu </text:span><text:span text:style-name="T365">raného </text:span><text:span text:style-name="T382">věku. Nespěchala by takto v den své svatby do ženichovy komnaty jako </text:span><text:span text:style-name="T365">nyní</text:span><text:span text:style-name="T382"> na místo popravčí, </text:span><text:span text:style-name="T394">kam </text:span><text:span text:style-name="T382">radostně, spěšným krokem panna přichází. Všichni pláčou, ona však ne. Mnozí se diví, že tak snadno zahazuje svůj život, </text:span><text:span text:style-name="T393">i </text:span><text:span text:style-name="T382">když jej ještě neochutnala, avšak </text:span><text:span text:style-name="T393">ona jej </text:span><text:span text:style-name="T382">daruje, jako by jej už celý prožila. Všichni jsou překvapeni, že je již svědkem Bohu, když sama u soudu pro svůj věk </text:span><text:span text:style-name="T393">ještě </text:span><text:span text:style-name="T382">svědčit nemůže.</text:span></text:p>
          </table:table-cell>
        </table:table-row>
        <table:table-row table:style-name="Tabulka1.1">
          <table:table-cell table:style-name="Tabulka1.A1" office:value-type="string">
            <text:p text:style-name="P122">In III. Nocturno</text:p>
            <text:p text:style-name="P109"><text:span text:style-name="T100">Léctio sancti Evangélii secúndum Matthǽum.</text:span><text:span text:style-name="T2"> </text:span></text:p>
            <text:p text:style-name="P53">Lectio ix. Cap. 25.</text:p>
            <text:p text:style-name="P226"><text:span text:style-name="T135">In</text:span> illo témpore: Dixit Jesus discípulis suis parábolam hanc: Simile erit regnum cælórum decem virgínibus, quæ, accipiéntes lampades suas, exiérunt obviam sponso et sponsæ. Et réliqua.</text:p>
            <text:p text:style-name="P117"/>
            <text:p text:style-name="P109"><text:span text:style-name="T127">Homilia sancti Joánnis Chrysóstomi</text:span><text:span text:style-name="T100">.</text:span></text:p>
            <text:p text:style-name="P62">Homilia 79. in Matth.</text:p>
            <text:p text:style-name="P227"><text:span text:style-name="T135">Magna</text:span> quædam de virginitáte disserúerat, dicens: Qui potest cápere cápiat. Nec ignorábat, de virginitáte magnam esse vulgo existimatiónem, quippe cum sit ea res natúra sublímis: quod inde patet, quia neque in véteri testaménto a priscis illis sanctísque viris culta fuit, et in novo nulla legis necessitáte jubétur: non enim id imperávit, sed fidélium voluntáti permísit.</text:p>
            <text:p text:style-name="P117"/>
          </table:table-cell>
          <table:table-cell table:style-name="Tabulka1.A1" office:value-type="string">
            <text:p text:style-name="P125"><text:s/></text:p>
            <text:p text:style-name="P91"/>
            <text:p text:style-name="P91"/>
            <text:p text:style-name="P136"><text:span text:style-name="T191">Za</text:span><text:span text:style-name="T354"> onoho času řekl Ježíš svým učedníkům toto podobenství: Podobné bude království nebeské deseti pannám, </text:span><text:span text:style-name="T71">jež</text:span><text:span text:style-name="T354"> vzaly své lampy a vyšly naproti ženichovi a nevěstě. A ostatní.</text:span></text:p>
            <text:p text:style-name="P105"/>
            <text:p text:style-name="P105"/>
            <text:p text:style-name="P138"><text:span text:style-name="T195">P</text:span><text:span text:style-name="T194">án</text:span><text:span text:style-name="T364"> </text:span><text:span text:style-name="T71">řekl některé věci i </text:span><text:span text:style-name="T364">o panenství, </text:span><text:span text:style-name="T71">a dodal</text:span><text:span text:style-name="T364">: „kdo může pochopit, pochop.“ A dobře věděl, že panenství je chováno mezi lidmi ve velké úctě, neboť je to věc nadpřirozeně vznešená. Víme však, že ani ve starém zákoně je dávní svatí mužové nepěstovali, ani v novém zákoně není žádným </text:span><text:span text:style-name="T70">přepisem</text:span><text:span text:style-name="T364"> přikázáno jako nutnost. Pán tedy panenství nenařídil, nýbrž je svým věrným dovolil, pokud si tak budou přát.</text:span></text:p>
          </table:table-cell>
        </table:table-row>
        <table:table-row table:style-name="Tabulka1.1">
          <table:table-cell table:style-name="Tabulka1.A1" office:value-type="string">
            <text:p text:style-name="P58">Lectio x.</text:p>
            <text:p text:style-name="P137"><text:span text:style-name="T200">Quóniam</text:span><text:span text:style-name="T411"> ígitur et magna res erat, ac de ea apud multos magna erat existimátio, ne quis, ea perfécta, se totum perfécisse putaret ac cetera negligeret, hanc parábolam pósuit; ut osténderet, virginitátem, quamvis cetera habeat, si misericórdiæ bonis carúerit, cum fornicatóribus éjici. Ac mérito quidem inhumanum ac misericórdia caréntem cum illis cóllocat; fornic</text:span><text:span text:style-name="T90">á</text:span><text:span text:style-name="T411">tor enim córporum, istæ vero pecuniá</text:span><text:soft-page-break/><text:span text:style-name="T411">rum cupidit</text:span><text:span text:style-name="T412">á</text:span><text:span text:style-name="T411">te vincúntur.</text:span></text:p>
            <text:p text:style-name="P59"/>
          </table:table-cell>
          <table:table-cell table:style-name="Tabulka1.A1" office:value-type="string">
            <text:p text:style-name="P89"/>
            <text:p text:style-name="P136"><text:span text:style-name="T191">Protože</text:span><text:span text:style-name="T354"> panenství tedy byla velká věc, a u mno</text:span><text:span text:style-name="T358">­</text:span><text:span text:style-name="T354">hých bylo chováno ve velké úctě, řekl Pán toto podobenství, aby </text:span><text:span text:style-name="T359">se </text:span><text:span text:style-name="T354">ten, kdo žije v čistotě, nepovažoval za zcela dokonalého a nezanedbával ostatní věci. Aby ukázal, že </text:span><text:span text:style-name="T355">i </text:span><text:span text:style-name="T354">s panenstvím, </text:span><text:span text:style-name="T355">přestože</text:span><text:span text:style-name="T354"> má onen člověk všechno ostatní, pokud postrádá dobra milosrdenství, bude </text:span><text:span text:style-name="T355">spolu </text:span><text:span text:style-name="T354">s cizoložníky zavržen. A </text:span><text:span text:style-name="T355">právem</text:span><text:span text:style-name="T354"> se </text:span><text:span text:style-name="T66">mu t</text:span><text:span text:style-name="T354">ak stane,</text:span><text:span text:style-name="T355"> </text:span><text:span text:style-name="T354">nemilosrdnému nelidovi. </text:span><text:soft-page-break/><text:span text:style-name="T354">Cizoložník je přemožen touhou po těle, pošetilé panny zase touhou po penězích.</text:span></text:p>
          </table:table-cell>
        </table:table-row>
        <table:table-row table:style-name="Tabulka1.1">
          <table:table-cell table:style-name="Tabulka1.A1" office:value-type="string">
            <text:p text:style-name="P58">Lectio xj.</text:p>
            <text:p text:style-name="P136"><text:span text:style-name="T198">Non</text:span><text:span text:style-name="T405"> est autem córporum et pecuniæ par cup</text:span><text:span text:style-name="T91">í</text:span><text:span text:style-name="T405">ditas; sed acrior multo atque vehementior illa córporum est. Quanto ígitur cum imbecilliore luctántur, tanto minus venia dignæ sunt, si vincántur. Idcirco etiam fatuas appellávit; quóniam, majori certamine superato, in facíliore totum perdidérunt.</text:span></text:p>
            <text:p text:style-name="P59"/>
          </table:table-cell>
          <table:table-cell table:style-name="Tabulka1.A1" office:value-type="string">
            <text:p text:style-name="P89"/>
            <text:p text:style-name="P139"><text:span text:style-name="T135">Touha</text:span> tělesná totiž není rovna touze po penězích, avšak ta tělesná je mnohem mocnější a naléhavější. Když bojujeme se slabším, o to méně jsme hodni smilování, pokud jsme přemoženi. Proto Pán nazývá ony panny pošetilými, protože poté, co zvítězily ve větším boji, v tom snazším vše ztratily.</text:p>
          </table:table-cell>
        </table:table-row>
        <table:table-row table:style-name="Tabulka1.1">
          <table:table-cell table:style-name="Tabulka1.A1" office:value-type="string">
            <text:p text:style-name="P58">Lectio xij.</text:p>
            <text:p text:style-name="P143"><text:span text:style-name="T135">Lámpades</text:span> autem hoc loco illud ipsum virginitátis domum app<text:span text:style-name="T419">é</text:span>llat et sanctim<text:span text:style-name="T419">ó</text:span>niæ puritátem; óleum vero benignitátem, eleemosynam, impensum indigéntibus auxílium. Tard<text:span text:style-name="T419">á</text:span>nte autem sponso dormitavérunt omnes, et dormiérunt. Non parvum témporis rursus sp<text:span text:style-name="T419">á</text:span>tium interjectum osténdit, ut disc<text:span text:style-name="T419">í</text:span>pulos, regnum ipsíus mox fut<text:span text:style-name="T419">ú</text:span>rum exspectántes, ab ea opinióne dedúceret; id enim illi sperábant: quapr<text:span text:style-name="T419">ó</text:span>pter crebro ab huj<text:span text:style-name="T419">ú</text:span>smodi eos spe révocat.</text:p>
            <text:p text:style-name="P59"/>
          </table:table-cell>
          <table:table-cell table:style-name="Tabulka1.A1" office:value-type="string">
            <text:p text:style-name="P89"/>
            <text:p text:style-name="P136"><text:span text:style-name="T192">S</text:span><text:span text:style-name="T191">amotné</text:span><text:span text:style-name="T354"> lampy Pán na tomto místě nazývá příbytkem panenství a posvátnou čistotou, olej pak dobrotou a almužnou, vydanou na pomoc potřebným. Když se ženich zpozdil, všichni usnuli a spali. Pán ukázal, že mezitím neuplynulo zrovna málo času, aby učedníky, kteří očekávali, že jeho království přijde brzy, od tohoto názoru od</text:span><text:span text:style-name="T71">radil</text:span><text:span text:style-name="T354">. Oni v to totiž doufali, i když to Pán často popíral.</text:span></text:p>
          </table:table-cell>
        </table:table-row>
        <table:table-row table:style-name="Tabulka1.1">
          <table:table-cell table:style-name="Tabulka1.A1" table:number-columns-spanned="2" office:value-type="string">
            <text:p text:style-name="P36">DIE XXII. JANUARII</text:p>
            <text:p text:style-name="P131"><text:span text:style-name="T6">I</text:span><text:span text:style-name="T14">n</text:span><text:span text:style-name="T6"> F</text:span><text:span text:style-name="T14">esto</text:span><text:span text:style-name="T6"> SS. V</text:span><text:span text:style-name="T134">incentii et </text:span><text:span text:style-name="T6">A</text:span><text:span text:style-name="T134">nastasii.</text:span></text:p>
            <text:p text:style-name="P66">Martyrum.</text:p>
            <text:p text:style-name="P69">iij. Lect. et M.</text:p>
          </table:table-cell>
          <table:covered-table-cell/>
        </table:table-row>
        <table:table-row table:style-name="Tabulka1.1">
          <table:table-cell table:style-name="Tabulka1.A1" office:value-type="string">
            <text:p text:style-name="P28">In I. Nocturno</text:p>
            <text:p text:style-name="P11">De libro Sapiéntiæ.</text:p>
            <text:p text:style-name="P45">Lectio j. <text:span text:style-name="T219">Cap. 5.</text:span></text:p>
            <text:p text:style-name="P154"><text:span text:style-name="T135">Stabunt</text:span> justi in magna constántia advérsus eos, qui se angustiavérunt, et qui abstulérunt labóres eórum. Vidéntes turbabúntur timóre horríbili, et mirabúntur in subitatióne insperátæ salútis, dicéntes intra se, poeniténtiam agéntes, et præ angústia spíritus geméntes: Hi sunt, quos habúimus aliquándo in derísum, et in similitúdinem impropérii. Nos insensáti vitam illórum æstimabámus insániam‚ et finem illórum sine honóre.</text:p>
            <text:p text:style-name="P154"/>
          </table:table-cell>
          <table:table-cell table:style-name="Tabulka1.A1" office:value-type="string">
            <text:p text:style-name="P29"><text:s/></text:p>
            <text:p text:style-name="P78"/>
            <text:p text:style-name="P78"/>
            <text:p text:style-name="P163"><text:span text:style-name="T172">Tehdy</text:span><text:span text:style-name="T271"> Tehdy spravedlivý stane ve velké důvěře před těmi, kteří ho sužovali, jeho trápením jen pohrdali. Až to hříšníci uvidí, zneklidní hrozným strachem a budou bez sebe nad nenadálou spásou spravedlivého. Navzájem si řeknou plni výčitek a se vzdycháním v úzkosti duše: „To je ten, jemuž jsme se kdysi posmívali, stíhali ho svou pohanou. Jeho život jsme pokládali za bláznovství a jeho konec za bezectný. </text:span><text:span text:style-name="T331">(</text:span><text:span text:style-name="T75">Č</text:span><text:span text:style-name="T76">LP</text:span><text:span text:style-name="T331">)</text:span></text:p>
          </table:table-cell>
        </table:table-row>
        <table:table-row table:style-name="Tabulka1.1">
          <table:table-cell table:style-name="Tabulka1.A1" office:value-type="string">
            <text:p text:style-name="P38">Lectio ij.</text:p>
            <text:p text:style-name="P221"><text:span text:style-name="T135">Vincéntius</text:span>, Oscæ in Hispánia citerióre natus, sacras lítteras a Valério Cæsaraugustáno Epíscopo didicit: cujus etiam partes suscépit prædicándi Evangélium. Ea re ad Daciánum deláta, vinctus Valéntiam addúci jubétur: ubi verbéribus, equúleo, cratícula, férreis únguibus, candéntibus láminis, testáceis fragméntis, cárceris squalóribus, tortórum immanitáte, tyranníque furóribus et blandítiis superátis, victor ad cœléstem martyrii corónam advolávit.</text:p>
            <text:p text:style-name="P112"/>
          </table:table-cell>
          <table:table-cell table:style-name="Tabulka1.A1" office:value-type="string">
            <text:p text:style-name="P91"/>
            <text:p text:style-name="P167"><text:span text:style-name="T172">Vincenc</text:span><text:span text:style-name="T271"> se narodil </text:span><text:span text:style-name="T365">ve městě</text:span><text:span text:style-name="T271"> Huesca v Aragonsku. Posvátným písmům jej vyučil Valerius, Biskup </text:span><text:span text:style-name="T365">ve městě</text:span><text:span text:style-name="T271"> Zaragoza, </text:span><text:span text:style-name="T59">j</text:span><text:span text:style-name="T60">ehož</text:span><text:span text:style-name="T271"> </text:span><text:span text:style-name="T77">pro</text:span><text:span text:style-name="T365"> vad</text:span><text:span text:style-name="T381">u</text:span><text:span text:style-name="T365"> řeči </text:span><text:span text:style-name="T382">také zastupoval při kázání Evangelia. Když se to doneslo </text:span><text:span text:style-name="T365">prefektu </text:span><text:span text:style-name="T382">Daciánovi, přikázal Vincence zatknout a přivést do Valencie. Tam překonal bití, natahování na skřipec, pečení na grilu, železné háky, rozpálené pláty, hliněné střepy, špínu vězení, přemíru utrpení, zběsilost tyranovu i pok</text:span><text:span text:style-name="T402">o</text:span><text:span text:style-name="T382">ušení, a jako vítěz se vznesl pro svou nebeskou korunu mučednictví.</text:span></text:p>
          </table:table-cell>
        </table:table-row>
        <text:soft-page-break/>
        <table:table-row table:style-name="Tabulka1.59">
          <table:table-cell table:style-name="Tabulka1.A1" office:value-type="string">
            <text:p text:style-name="P38">Lectio iij.</text:p>
            <text:p text:style-name="P221"><text:span text:style-name="T135">Anastásius</text:span> Persa, mónachus, Heraclío imperatóre, cum sanctam Jerosolymórum terram visitásset, ad Cæsaréam Palæstínæ pro Christi religióne víncula et vérbera constánter perpéssus est. Mox a Persis ob eámdem causam váriis cruciátibus afféctus, a rege Chósroa, una cum septuagínta áliis Christiánis secúri percútitur.</text:p>
            <text:p text:style-name="P98"/>
          </table:table-cell>
          <table:table-cell table:style-name="Tabulka1.A1" office:value-type="string">
            <text:p text:style-name="P91"/>
            <text:p text:style-name="P181"><text:span text:style-name="T148">A</text:span><text:span text:style-name="T146">nastás</text:span><text:span text:style-name="T108"> byl perský mnich za </text:span><text:span text:style-name="T126">dnů</text:span><text:span text:style-name="T108"> císaře Herakleia. Když navštívil svatá místa v Jeru</text:span><text:span text:style-name="T111">s</text:span><text:span text:style-name="T108">alémě, byl v palestinské Caesareji zatčen pro Kristovo náboženství a trpěl neustálá bití. Brzo nato jej zase Peršané ze stejného důvodu sužovali různými druhy mučení, nakonec jej král Husrav spolu se sedmdesáti dalšími křesťany nechal stít sekyrou.</text:span></text:p>
          </table:table-cell>
        </table:table-row>
        <table:table-row table:style-name="Tabulka1.59">
          <table:table-cell table:style-name="Tabulka1.A1" table:number-columns-spanned="2" office:value-type="string">
            <text:p text:style-name="P63">DIE XXIII. JANUARII</text:p>
            <text:p text:style-name="P127"><text:span text:style-name="T7">I</text:span><text:span text:style-name="T16">n</text:span><text:span text:style-name="T7"> F</text:span><text:span text:style-name="T16">esto</text:span><text:span text:style-name="T7"> D</text:span><text:span text:style-name="T16">esponsationis</text:span><text:span text:style-name="T7"> S. M</text:span><text:span text:style-name="T16">ariæ</text:span><text:span text:style-name="T7"> V</text:span><text:span text:style-name="T16">irginis cum</text:span><text:span text:style-name="T7"> S. J</text:span><text:span text:style-name="T236">oseph.</text:span></text:p>
            <text:p text:style-name="P133"><text:span text:style-name="T17">in </text:span><text:span text:style-name="T8">B</text:span><text:span text:style-name="T17">ohemia et </text:span><text:span text:style-name="T8">L</text:span><text:span text:style-name="T17">usatia:</text:span><text:span text:style-name="T89"> MM. maj.</text:span></text:p>
          </table:table-cell>
          <table:covered-table-cell/>
        </table:table-row>
        <table:table-row table:style-name="Tabulka1.59">
          <table:table-cell table:style-name="Tabulka1.A1" office:value-type="string">
            <text:p text:style-name="P32">In I. Nocturno</text:p>
            <text:p text:style-name="P12">Incípiunt Cántica Canticórum.</text:p>
            <text:p text:style-name="P46">Lectio j. Cap. 1.</text:p>
            <text:p text:style-name="P155"><text:span text:style-name="T135">Osculé</text:span><text:span text:style-name="T163">t</text:span><text:span text:style-name="T135">u</text:span><text:span text:style-name="T163">r</text:span> me ósculo oris sui: quia melióra sunt úbera tua vino, fragrántia unguéntis óptimis. Oleum effúsum nomen tuum : ídeo adolescéntulæ dilexérunt te. Trahe me: post te currémus in odórem unguentórum tuórum. Introdúxit me Rex in cellária sua: exultábimus et lætábimur in te, mémores úberum tuórum super vinum: recti díligunt te.</text:p>
            <text:p text:style-name="P155"/>
            <text:p text:style-name="P155"/>
          </table:table-cell>
          <table:table-cell table:style-name="Tabulka1.A1" office:value-type="string">
            <text:p text:style-name="P34"><text:s/></text:p>
            <text:p text:style-name="P73"/>
            <text:p text:style-name="P73"/>
            <text:p text:style-name="P164"><text:span text:style-name="T177">Kéž</text:span><text:span text:style-name="T271"> by mne políbil polibkem svých úst! </text:span><text:span text:style-name="T27">Neboť </text:span><text:span text:style-name="T271">lepší </text:span><text:span text:style-name="T288">jsou</text:span><text:span text:style-name="T271"> tvá prsa než víno, voní nejlepšími mastmi. Olej rozlitý je tvé jméno, pročež tě d</text:span><text:span text:style-name="T289">í</text:span><text:span text:style-name="T271">v</text:span><text:span text:style-name="T289">k</text:span><text:span text:style-name="T271">y milují. Veď mě za sebou! Poběžíme po vůni tvých mastí. </text:span><text:span text:style-name="T27">K</text:span><text:span text:style-name="T271">rál </text:span><text:span text:style-name="T289">m</text:span><text:span text:style-name="T271">ě </text:span><text:span text:style-name="T288">u</text:span><text:span text:style-name="T271">ve</text:span><text:span text:style-name="T289">dl</text:span><text:span text:style-name="T271"> do </text:span><text:span text:style-name="T290">s</text:span><text:span text:style-name="T271">vých pokojů, budeme z tebe se veselit, plesat, chválit víc tvá prsa než víno; po zásluze tě milují.</text:span></text:p>
            <text:p text:style-name="P198"/>
          </table:table-cell>
        </table:table-row>
        <table:table-row table:style-name="Tabulka1.59">
          <table:table-cell table:style-name="Tabulka1.A1" office:value-type="string">
            <text:p text:style-name="P47">Lectio ij.</text:p>
            <text:p text:style-name="P218"><text:span text:style-name="T135">Nigra</text:span> sum, sed formósa, fíliæ Jerúsalem, sicut tabernácula Cedar, sicut pelles Salomónis. Nolíte me consideráre quod fusca sim, quia decolorávit me sol: fílii matris meæ pugnavérunt contra me, posuérunt me custódem in víneis: víneam meam non custodívi. Indica mihi, quem díligit ánima mea, ubi pascas, ubi cubes in merídie, ne vagári incípiam post greges sodálium tuórum.</text:p>
            <text:p text:style-name="P218"/>
          </table:table-cell>
          <table:table-cell table:style-name="Tabulka1.A1" office:value-type="string">
            <text:p text:style-name="P95"/>
            <text:p text:style-name="P173"><text:span text:style-name="T178">Černá</text:span><text:span text:style-name="T291"> jsem, ale </text:span><text:span text:style-name="T28">k</text:span><text:span text:style-name="T27">rásná</text:span><text:span text:style-name="T291">, dcery </text:span><text:span text:style-name="T288">j</text:span><text:span text:style-name="T291">eru</text:span><text:span text:style-name="T288">s</text:span><text:span text:style-name="T291">alémské, jako stánky Kedaru, jako kůže Šalamounovy. </text:span><text:span text:style-name="T292">Nehleďte na mne, že jsem snědá, slunce mne opálilo: synové mé matky proti mně brojící učinili mě strážnou svých vinic, vinic</text:span><text:span text:style-name="T293">i</text:span><text:span text:style-name="T292"> sv</text:span><text:span text:style-name="T293">ou</text:span><text:span text:style-name="T292"> jsem </text:span><text:span text:style-name="T293">však střežit </text:span><text:span text:style-name="T292">nemohla. Pověz mi ty, jejž miluje duše má, kde pásáš, a kde v poledne </text:span><text:span text:style-name="T294">odpočíváš</text:span><text:span text:style-name="T292">, aby</text:span><text:span text:style-name="T293">ch se zbytečně</text:span><text:span text:style-name="T292"> </text:span><text:span text:style-name="T293">ne</text:span><text:span text:style-name="T292">potulova</text:span><text:span text:style-name="T293">la za </text:span><text:span text:style-name="T292">stád</text:span><text:span text:style-name="T293">y</text:span><text:span text:style-name="T292"> tvých druhů.</text:span></text:p>
          </table:table-cell>
        </table:table-row>
        <table:table-row table:style-name="Tabulka1.59">
          <table:table-cell table:style-name="Tabulka1.A1" office:value-type="string">
            <text:p text:style-name="P47">Lectio iij.</text:p>
            <text:p text:style-name="P218"><text:span text:style-name="T135">Si</text:span> ignóras te, o pulchérrima inter mulíeres, egrédere, et abi post vestígia gregum, et pasce hœdos tuos juxta tabernácula pastórum. Equitátui meo in cúrribus Pharaónis assimilávi te, amíca mea. Pulchræ sunt genæ tuæ sicut túrturis: collum tuum sicut monília. Murénulas áureas faciémus tibi, vermiculátas argénto.</text:p>
            <text:p text:style-name="P218"/>
          </table:table-cell>
          <table:table-cell table:style-name="Tabulka1.A1" office:value-type="string">
            <text:p text:style-name="P95"/>
            <text:p text:style-name="P174"><text:span text:style-name="T179">Nevíš-li</text:span><text:span text:style-name="T292"> </text:span><text:span text:style-name="T295">sama</text:span><text:span text:style-name="T292">, nejkrásnější </text:span><text:span text:style-name="T295">z žen</text:span><text:span text:style-name="T292">, vyjdi, kráčej po stopách stád a pas své kozičky u stanů pastýřů. K spřežení faraonových vozů přirovnal bych tě, má přítelk</text:span><text:span text:style-name="T295">yně</text:span><text:span text:style-name="T292">. </text:span><text:span text:style-name="T295">Kr</text:span><text:span text:style-name="T292">ásné jsou tvé líce </text:span><text:span text:style-name="T295">jako líce hrdličky</text:span><text:span text:style-name="T292">, hrdlo tvé </text:span><text:span text:style-name="T29">j</text:span><text:span text:style-name="T27">ako</text:span><text:span text:style-name="T292"> stužk</text:span><text:span text:style-name="T288">y</text:span><text:span text:style-name="T292"> perel. Řetízků zlatých dáme ti nadělat, prokládaných stříbrem.</text:span></text:p>
          </table:table-cell>
        </table:table-row>
        <table:table-row table:style-name="Tabulka1.59">
          <table:table-cell table:style-name="Tabulka1.A1" office:value-type="string">
            <text:p text:style-name="P48">Lectio i<text:span text:style-name="T237">v</text:span>.</text:p>
            <text:p text:style-name="P219"><text:span text:style-name="T135">Dum</text:span> esset Rex in accúbitu suo, nardus mea dedit odórem suum. Fascículus myrrhæ diléctus meus mihi, inter úbera mea commorábitur. Botrus Cypri diléctus meus mihi, in víneis Engáddi. Ecce tu pulchra es amíca mea, ecce tu pulchra es, óculi tui <text:soft-page-break/>columbárum. Ecce tu pulcher es dilécte mi, et decórus. Léctulus noster flóridus: tigna domórum nostrárum cédrina‚ laqueária nostra cypréssina.</text:p>
            <text:p text:style-name="P219"/>
          </table:table-cell>
          <table:table-cell table:style-name="Tabulka1.A1" office:value-type="string">
            <text:p text:style-name="P95"/>
            <text:p text:style-name="P175"><text:span text:style-name="T171">D</text:span><text:span text:style-name="T179">okud</text:span><text:span text:style-name="T292"> král odpočívá u stol</text:span><text:span text:style-name="T296">u</text:span><text:span text:style-name="T292">, </text:span><text:span text:style-name="T296">mů</text:span><text:span text:style-name="T292">j nard</text:span><text:span text:style-name="T296">us</text:span><text:span text:style-name="T292"> vydává svou vůni. </text:span><text:span text:style-name="T29">M</text:span><text:span text:style-name="T292">ůj </text:span><text:span text:style-name="T288">m</text:span><text:span text:style-name="T292">ilý jest mi kytičkou myrrh</text:span><text:span text:style-name="T29">y, </text:span><text:span text:style-name="T27">která</text:span><text:span text:style-name="T292"> spočív</text:span><text:span text:style-name="T288">á uprostřed mých</text:span><text:span text:style-name="T292"> prsou. </text:span><text:span text:style-name="T29">M</text:span><text:span text:style-name="T292">ůj </text:span><text:span text:style-name="T288">m</text:span><text:span text:style-name="T292">ilý jest mi cyp</text:span><text:span text:style-name="T288">řiš</text:span><text:span text:style-name="T292">ovým hroznem vyrostlým v en</text:span><text:span text:style-name="T332">­</text:span><text:span text:style-name="T292">gaddských vinicích. </text:span><text:span text:style-name="T296">Hle, j</text:span><text:span text:style-name="T292">ak jsi krásná, má přítel</text:span><text:soft-page-break/><text:span text:style-name="T292">k</text:span><text:span text:style-name="T296">yně</text:span><text:span text:style-name="T292">, jak jsi krásná! Oči tvé </text:span><text:span text:style-name="T296">jsou oči </text:span><text:span text:style-name="T292">holub</text:span><text:span text:style-name="T288">ic</text:span><text:span text:style-name="T292">. Jak jsi krásný, milý můj, rozkošný! Lůžko naše je z květů. Trámy našeho paláce jsou cedry, naše stropy jsou cypřiše. </text:span><text:span text:style-name="T297">(</text:span><text:span text:style-name="T368">Hejčl, </text:span><text:span text:style-name="T369">upraveno</text:span><text:span text:style-name="T368">)</text:span></text:p>
          </table:table-cell>
        </table:table-row>
        <table:table-row table:style-name="Tabulka1.59">
          <table:table-cell table:style-name="Tabulka1.A1" office:value-type="string">
            <text:p text:style-name="P128">In II. Nocturno</text:p>
            <text:p text:style-name="P109"><text:span text:style-name="T9">Sermo sancti Bernárdi Abbátis</text:span><text:span text:style-name="T96">.</text:span></text:p>
            <text:p text:style-name="P64">Homilia 2. super Missus est.</text:p>
            <text:p text:style-name="P53"><text:bookmark text:name="__DdeLink__2400_16731447091131111111"/>Lectio v.</text:p>
            <text:p text:style-name="P225"><text:span text:style-name="T135">Oportébat</text:span> a Príncipe mundi aliquámdiu celári Divíni concílii sacramentum; non quod Deus, si opus suum fácere vellet, impedíri posse illud metúeret: sed quia ipsa, qui non solum poténter quæcúmque vóluit, fecit, sicut in ómnibus suis quasdam rerum vel témporum congruéntias propter órdinis pulchritúdinem ser<text:span text:style-name="T420">v</text:span>áre consuévit: ita in hoc quoque tam magnífico ópere suo, nostræ vidélicet reparatiónis, non tantum poténtiam suam, sed et prudéntiam suam osténdere vóluit. </text:p>
            <text:p text:style-name="P103"/>
          </table:table-cell>
          <table:table-cell table:style-name="Tabulka1.A1" office:value-type="string">
            <text:p text:style-name="P91"/>
            <text:p text:style-name="P91"/>
            <text:p text:style-name="P91"/>
            <text:p text:style-name="P91"/>
            <text:p text:style-name="P160"><text:span text:style-name="T180">S</text:span><text:span text:style-name="T172">lušelo</text:span><text:span text:style-name="T271"> se před </text:span><text:span text:style-name="T27">K</text:span><text:span text:style-name="T271">nížetem tohoto světa ještě po nějakou dobu skrý</text:span><text:span text:style-name="T333">va</text:span><text:span text:style-name="T271">t tajemství Božího úradku. Ne</text:span><text:span text:style-name="T288"> </text:span><text:span text:style-name="T271">že by se Bůh, když chtěl u</text:span><text:span text:style-name="T60">skuteč</text:span><text:span text:style-name="T271">nit </text:span><text:span text:style-name="T293">toto </text:span><text:span text:style-name="T271">své dílo, </text:span><text:span text:style-name="T288">snad </text:span><text:span text:style-name="T271">obával, že mu v něm může zabránit. Ale protože ten, jenž cokoliv chtěl, nejen mocně učinil, ale také si zvykl zachovávat určitý soulad událostí a času ve veškerém svém díle, neboť řád je krásný, tak i v tomto tak </text:span><text:span text:style-name="T60">vznešeném</text:span><text:span text:style-name="T271"> svém díle, totiž </text:span><text:span text:style-name="T365">v</text:span><text:span text:style-name="T271"> </text:span><text:span text:style-name="T370">d</text:span><text:span text:style-name="T365">íle </text:span><text:span text:style-name="T271">naší spásy, chtěl ukázat nejen svou moc, ale také svou moudrost.</text:span></text:p>
          </table:table-cell>
        </table:table-row>
        <table:table-row table:style-name="Tabulka1.59">
          <table:table-cell table:style-name="Tabulka1.A1" office:value-type="string">
            <text:p text:style-name="P38">Lectio vj.</text:p>
            <text:p text:style-name="P221"><text:span text:style-name="T135">Et</text:span> quamquam illud áliter quómodo vellet, perfícere potuísset; plácuit tamen eo pótius modo et órdine hóminem sibi reconciliáre, quo nóverat cecidísse: ut sicut diábolus prius sedúxit Fœminam, et póstmodum Virum per Fœminam vicit, ita prius a Fœmina Vírgine seducerétur, et post a Viro Christo apérte debellarétur: quátenus malítiæ fraudi dum ars pietátis illúderet, ac malígni fortitúdinem Christi virtus contéreret, diábolo Deus prudéntior apparéret et fórtior. </text:p>
            <text:p text:style-name="P112"/>
          </table:table-cell>
          <table:table-cell table:style-name="Tabulka1.A1" office:value-type="string">
            <text:p text:style-name="P91"/>
            <text:p text:style-name="P167"><text:span text:style-name="T271">A </text:span><text:span text:style-name="T30">přestože </text:span><text:span text:style-name="T271">to mohl učinit, jakkoliv jinak </text:span><text:span text:style-name="T333">by </text:span><text:span text:style-name="T271">chtěl, zalíbilo se mu člověka se sebou smířit spíše tím způsobem a v tom pořadí, v jakém věděl, že padl. Tak jako ďábel prvně svedl Ženu, a poté přemohl Muže skrze Ženu, tak byl </text:span><text:span text:style-name="T298">on sám </text:span><text:span text:style-name="T271">také prvně sveden Ženou a Pannou, a poté nad ním Muž Kristus otevřeně zvítězil. V tom, jak lest zloby </text:span><text:span text:style-name="T45">zesměšnilo</text:span><text:span text:style-name="T271"> umění lásky a sílu zlého rozdrtila Kristova ctnost, </text:span><text:span text:style-name="T61">ukázal</text:span><text:span text:style-name="T271"> se Bůh moudřejším a silnějším než ďábel.</text:span></text:p>
          </table:table-cell>
        </table:table-row>
        <table:table-row table:style-name="Tabulka1.59">
          <table:table-cell table:style-name="Tabulka1.A1" office:value-type="string">
            <text:p text:style-name="P38">Lectio vij.</text:p>
            <text:p text:style-name="P221"><text:span text:style-name="T135">Convéniens</text:span> ergo erat, ut suáviter quoque ómnia cœléstia scílicet et terréna dispóneret: quátenus et illinc dejíciens inquiétum, réliquos firmáret in pace et hic debellatúrus ínvidum, nobis prius suæ humilitátis et mansuetúdinis valde necessárium exémplum relinquerétur, sicque mirábili fíeret moderámine sapiéntiæ, ut et suis suávis et hóstibus fortis apparéret.</text:p>
            <text:p text:style-name="P98"/>
          </table:table-cell>
          <table:table-cell table:style-name="Tabulka1.A1" office:value-type="string">
            <text:p text:style-name="P91"/>
            <text:p text:style-name="P167"><text:span text:style-name="T172">Příhodné</text:span><text:span text:style-name="T271"> tedy bylo, </text:span><text:span text:style-name="T45">aby </text:span><text:span text:style-name="T78">Bů</text:span><text:span text:style-name="T79">h</text:span><text:span text:style-name="T45"> t</text:span><text:span text:style-name="T61">ak</text:span><text:span text:style-name="T365"> </text:span><text:span text:style-name="T382">sladce </text:span><text:span text:style-name="T84">to </text:span><text:span text:style-name="T382">všechno na nebi a samozřejmě i na zemi přichystal. </text:span><text:span text:style-name="T395">Tím, že</text:span><text:span text:style-name="T382"> </text:span><text:span text:style-name="T395">s </text:span><text:span text:style-name="T382">nebe svrhl zmatek, ostatní upevnil v pokoji, a zde zvítězil nad závistivcem, zanechal nám v první řadě velmi potřebný příklad své pokory a mírnosti. Tak se totiž stává podivuhodným kormidlem moudrosti, kdy se svým milým ukazuje jako sladký, a nepřátelům jako silný.</text:span></text:p>
          </table:table-cell>
        </table:table-row>
        <table:table-row table:style-name="Tabulka1.59">
          <table:table-cell table:style-name="Tabulka1.A1" office:value-type="string">
            <text:p text:style-name="P38">Lectio viij.</text:p>
            <text:p text:style-name="P181"><text:span text:style-name="T136">Quid</text:span><text:span text:style-name="T94"> enim prodest diábolum a Deo vinci, nobis manéntibus supérbis? necessário ígitur desponsáta est María Joseph, quando per hoc et a cánibus Sanctum abscónditur, et a sponso Virgínitas comprobátur et Vírginis tam verecúndiæ párcitur, quam famæ providétur. Quid sapiéntius? quid dígnius Divína Providéntia? uno tali consílio secrétis cœléstibus et admíttitur testis, et íntegra servátur fama </text:span><text:soft-page-break/><text:span text:style-name="T94">Vírginis Maríæ. </text:span></text:p>
            <text:p text:style-name="P112"/>
          </table:table-cell>
          <table:table-cell table:style-name="Tabulka1.A1" office:value-type="string">
            <text:p text:style-name="P91"/>
            <text:p text:style-name="P176"><text:span text:style-name="T181">C</text:span><text:span text:style-name="T172">o</text:span><text:span text:style-name="T271"> </text:span><text:span text:style-name="T30">však </text:span><text:span text:style-name="T271">prospěje, když </text:span><text:span text:style-name="T298">Bůh </text:span><text:span text:style-name="T293">sice ďábl</text:span><text:span text:style-name="T298">a</text:span><text:span text:style-name="T293"> </text:span><text:span text:style-name="T271">přem</text:span><text:span text:style-name="T298">ů</text:span><text:span text:style-name="T271">že, ale my zůstaneme pyšní? Bylo tedy nutné, aby se Maria zaslíbila Josefovi, </text:span><text:span text:style-name="T350">a </text:span><text:span text:style-name="T271">tím </text:span><text:span text:style-name="T62">byla</text:span><text:span text:style-name="T271"> </text:span><text:span text:style-name="T365">Nejsvětější </text:span><text:span text:style-name="T271">Svátost </text:span><text:span text:style-name="T365">v lůně matky</text:span><text:span text:style-name="T271"> ukryta před psy, též Panenství potvrzeno snoubencem. Panna je ušetřena hanby </text:span><text:span text:style-name="T293">a</text:span><text:span text:style-name="T271"> uchráněna před pomluvami. Co by mohlo být moudřejší? Co více hodno Bož</text:span><text:span text:style-name="T350">ské</text:span><text:span text:style-name="T271"> prozřetelnosti? Jedním takovým úradkem je nebeskému tajemství zajištěn </text:span><text:soft-page-break/><text:span text:style-name="T271">svědek </text:span><text:span text:style-name="T293">a</text:span><text:span text:style-name="T271"> zachována neporušená pověst Panně Marii.</text:span></text:p>
          </table:table-cell>
        </table:table-row>
        <table:table-row table:style-name="Tabulka1.59">
          <table:table-cell table:style-name="Tabulka1.A1" office:value-type="string">
            <text:p text:style-name="P130">In III. Nocturno</text:p>
            <text:p text:style-name="P109"><text:span text:style-name="T99">Léctio sancti Evangélii secúndum Matthæum.</text:span><text:span text:style-name="T1"> </text:span></text:p>
            <text:p text:style-name="P38">Lectio ix. Cap. 1.</text:p>
            <text:p text:style-name="P181"><text:span text:style-name="T142">Cum</text:span><text:span text:style-name="T101"> esset desponsáta Mater Jesu Maria Joseph, ántequam convenírent, invénta est in útero habens de Spíritu Sancto. Et réliqua.</text:span><text:span text:style-name="T129"> </text:span></text:p>
            <text:p text:style-name="P98"/>
            <text:p text:style-name="P109"><text:span text:style-name="T129">Homilia sancti </text:span><text:span text:style-name="T101">Hierónymi Presbýteri</text:span><text:span text:style-name="T129">.</text:span></text:p>
            <text:p text:style-name="P56">Lib. 1 Comment. in Cap. 1. Matthæi.</text:p>
            <text:p text:style-name="P214"><text:span text:style-name="T135">Quare</text:span> non de símplici vírgine, sed de desponsáta concípitur? Primum, ut per generatiónem Joseph, orígo Maríæ monstrarétur: secúndo, ne lapidarétur a Judæis ut adúltera: tértio, ut in Ægyptum fúgiens habéret solátium. Martyr Ignátius étiam quartam áddidit causam, cur a desponsáta concéptus sit: Ut partus, ínquiens, ejus celarétur diábolo, dum eum putat non de vírgine, sed de uxóre generátum.</text:p>
            <text:p text:style-name="P98"/>
          </table:table-cell>
          <table:table-cell table:style-name="Tabulka1.A1" office:value-type="string">
            <text:p text:style-name="P129"><text:s/></text:p>
            <text:p text:style-name="P87"/>
            <text:p text:style-name="P87"/>
            <text:p text:style-name="P181"><text:span text:style-name="T149">Když</text:span><text:span text:style-name="T113"> Maria, matka Ježíšova, byla zasnoubena s Josefem, než začali spolu žít, ukázalo se, že počala z Ducha svatého. A ostatn</text:span><text:span text:style-name="T116">í</text:span><text:span text:style-name="T113">.</text:span></text:p>
            <text:p text:style-name="P87"/>
            <text:p text:style-name="P87"/>
            <text:p text:style-name="P213"><text:span text:style-name="T158">P</text:span><text:span text:style-name="T135">roč</text:span> byl Pán počat ze zasnoubené ženy a ne z prosté panny? Za prvé, aby se skrze původ Josefův ukázal i původ Mariin. Za druhé, aby nebyla Židy ukamenována jako cizoložnice. A za třetí, aby měla <text:span text:style-name="T250">pomoc a útěchu</text:span>, až bude muset uprchnout do Egypta. Ignác Mučedník přidává ještě čtvrtý důvod, proč byl Pán počat ze zasnoubené ženy: aby zrození Páně bylo skryto před ďáblem, neboť ten si myslel, že se <text:span text:style-name="T217">Bůh </text:span>nezrodí z panny, ale z manželky. </text:p>
          </table:table-cell>
        </table:table-row>
        <table:table-row table:style-name="Tabulka1.59">
          <table:table-cell table:style-name="Tabulka1.A1" office:value-type="string">
            <text:p text:style-name="P38">Lectio x.</text:p>
            <text:p text:style-name="P181"><text:span text:style-name="T142">Antequam</text:span><text:span text:style-name="T101"> convenírent, invénta est in útero habens de Spíritu sancto. Non ab alio invénta est, nisi a Joseph, qui pene licéntia maritáli futúræ uxóris ómnia nóverat. Quod autem dícitur: Antequam convenírent, non séquitur ut póstea convénerint: sed Scriptúra quod factum non sit, osténdit.</text:span><text:span text:style-name="T129"> </text:span></text:p>
            <text:p text:style-name="P57"/>
          </table:table-cell>
          <table:table-cell table:style-name="Tabulka1.A1" office:value-type="string">
            <text:p text:style-name="P87"/>
            <text:p text:style-name="P181"><text:span text:style-name="T149">Než</text:span><text:span text:style-name="T113"> začali spolu žít, ukázalo se, že počala z Ducha svatého. Nikdo jiný to nevěděl, pouze Josef, který již měl na dosah právo manžela vědět o své budoucí ženě vše. Je totiž psáno: „než začali spolu žít,“ a to ještě neznamená, že spolu pak opravdu žili. Avšak Písmo </text:span><text:span text:style-name="T114">také </text:span><text:span text:style-name="T113">ukazuje, co se nestalo, </text:span><text:span text:style-name="T121">totiž </text:span><text:span text:style-name="T120">že předtím spolu nežili.</text:span></text:p>
          </table:table-cell>
        </table:table-row>
        <table:table-row table:style-name="Tabulka1.59">
          <table:table-cell table:style-name="Tabulka1.A1" office:value-type="string">
            <text:p text:style-name="P38">Lectio xj.</text:p>
            <text:p text:style-name="P228"><text:span text:style-name="T135">Joseph</text:span> autem vir ejus, cum esset justus, et nollet eam tradúcere, vóluit occ<text:span text:style-name="T421">ú</text:span>lte dimíttere eam. Si quis fornic<text:span text:style-name="T421">á</text:span>riæ conj<text:span text:style-name="T421">ú</text:span>ngitur, unum corpus effícitur, et in lege præcéptum est, non solum reos, sed et cónscios criminum obnoxios esse peccáti: quómodo Joseph, cum crimen celáret ux<text:span text:style-name="T421">ó</text:span>ris, justus scr<text:span text:style-name="T421">í</text:span>bitur? Sed hoc testimónium Maríæ est, quod Joseph sciens illíus castitátem, et adm<text:span text:style-name="T421">í</text:span>rans quod evénerat, celat sil<text:span text:style-name="T421">é</text:span>ntio, cujus mystérium nesci<text:span text:style-name="T421">é</text:span>bat.</text:p>
            <text:p text:style-name="P98"/>
          </table:table-cell>
          <table:table-cell table:style-name="Tabulka1.A1" office:value-type="string">
            <text:p text:style-name="P87"/>
            <text:p text:style-name="P182"><text:span text:style-name="T149">Avšak</text:span><text:span text:style-name="T113"> Josef, její muž, protože byl </text:span><text:span text:style-name="T125">spravedlivý</text:span><text:span text:style-name="T113">, nechtěl ji vystavit pohaně, chtěl ji tajně propustit. Pokud jsou dva spojeni v smilstvu, stanou se jedním tělem, a v zákoně je přikázáno, že hříchem jsou stiženi nejen provinění, ale dokonce i ti, </text:span><text:span text:style-name="T114">kteří</text:span><text:span text:style-name="T113"> o provinění věděli. Jak by tedy mohl být Josef </text:span><text:span text:style-name="T122">dle Písma </text:span><text:span text:style-name="T113">spravedlivý, kdyby kryl hřích manželky? Toto však svědčí, že Josef věděl o Mariině čistotě, a v obdivu nad tím, co se stalo, skryl svým </text:span><text:span text:style-name="T125">mlčením</text:span><text:span text:style-name="T113"> </text:span><text:span text:style-name="T115">toho, jehož </text:span><text:span text:style-name="T113">tajemství neznal.</text:span></text:p>
          </table:table-cell>
        </table:table-row>
        <table:table-row table:style-name="Tabulka1.59">
          <table:table-cell table:style-name="Tabulka1.A1" office:value-type="string">
            <text:p text:style-name="P38">Lectio xij.</text:p>
            <text:p text:style-name="P181"><text:span text:style-name="T142">Joseph</text:span><text:span text:style-name="T101">, fili David, noli timére accípere Maríam uxórem tuam. Jam et supra díximus, sponsas uxóres appellári: quod plénius liber advérsus Helvídium docet. Et blandiétis afféctu ei per sómnium Angelus lóquitur, ut justítiam siléntii comprobáret. Simúlque notándum, quod Joseph fílius esse dicátur David, ut María quoque de stirpe David monstrarétur.</text:span></text:p>
            <text:p text:style-name="P104"/>
          </table:table-cell>
          <table:table-cell table:style-name="Tabulka1.A1" office:value-type="string">
            <text:p text:style-name="P88"/>
            <text:p text:style-name="P181"><text:span text:style-name="T150">J</text:span><text:span text:style-name="T149">osefe</text:span><text:span text:style-name="T113">, synu Davidův, neboj se přijmout Marii za svou manželku. Již dříve jsme si řekli, že ze snoubenek se slovem stávají manželky, jak o tom obšírněji pojednává spis proti Helvidiovi. A ve snu s ním mluvil </text:span><text:span text:style-name="T114">A</text:span><text:span text:style-name="T113">nděl, aby jej uklidnil a utvrdil ve spravedlnosti jeho mlčení. Stojí též za zmínku, že Josef byl nazván synem Davidovým, aby se ukázalo, že Maria je také z pokolení Davidova.</text:span></text:p>
          </table:table-cell>
        </table:table-row>
        <text:soft-page-break/>
        <table:table-row table:style-name="Tabulka1.59">
          <table:table-cell table:style-name="Tabulka1.A1" table:number-columns-spanned="2" office:value-type="string">
            <text:p text:style-name="P36">DIE XXIV. JANUARII</text:p>
            <text:p text:style-name="P131"><text:span text:style-name="T6">I</text:span><text:span text:style-name="T14">n</text:span><text:span text:style-name="T6"> F</text:span><text:span text:style-name="T14">esto</text:span><text:span text:style-name="T6"> S. T</text:span><text:span text:style-name="T134">imothei.</text:span></text:p>
            <text:p text:style-name="P66">Episcopi et Martyris.</text:p>
            <text:p text:style-name="P69">iij. Lect. et M.</text:p>
          </table:table-cell>
          <table:covered-table-cell/>
        </table:table-row>
        <table:table-row table:style-name="Tabulka1.59">
          <table:table-cell table:style-name="Tabulka1.A1" office:value-type="string">
            <text:p text:style-name="P25">In I. Nocturno</text:p>
            <text:p text:style-name="P13">De Actibus Apostolórum.</text:p>
            <text:p text:style-name="P49">Lectio j. <text:span text:style-name="T219">Cap. 20.</text:span></text:p>
            <text:p text:style-name="P156">A Miléto Paulus mittens Ephesum, vocávit majóres natu Ecclésiæ. Qui cum veníssent ad eum, et simul essent, dixit eis: Vos scitis a prima die, qua ingréssus sum in Asiam, quáliter vobíscum per omne tempus fúerim, sérviens Dómino cum omni humilitáte‚ et lácrymis, et tentatiónibus‚ quæ mihi accidérunt ex insídiis Judæórum: quómodo nihil subtráxerim utílium, quo minus annuntiárem volans, et docérem vos públice, et per domos‚ testíficans Judæis, atque Gentílibus in Deum pœniténtiam‚ et fidem in Dóminum nostrum Jesum Christum.</text:p>
            <text:p text:style-name="P156"/>
          </table:table-cell>
          <table:table-cell table:style-name="Tabulka1.A1" office:value-type="string">
            <text:p text:style-name="P79"/>
            <text:p text:style-name="P79"/>
            <text:p text:style-name="P79"/>
            <text:p text:style-name="P165"><text:span text:style-name="T273">Z Milétu poslal Pavel vzkaz do Efe</text:span><text:span text:style-name="T334">s</text:span><text:span text:style-name="T273">u a zavolal si starší církve. Když k němu přišli </text:span><text:span text:style-name="T335">a byli tam všichni najednou</text:span><text:span text:style-name="T273">, řekl jim: „Vy víte, jak jsem si u vás počínal od prvního dne, kdy jsem přišel do Asie. Sloužil jsem Pánu s velkou pokorou, v slzách a zkouškách, které mě potkaly pro úklady Židů. Víte, že jsem vám nezamlčel nic, co by vám bylo k</text:span><text:span text:style-name="T336">u</text:span><text:span text:style-name="T273"> prospěchu; všechno jsem vám řekl, když jsem vás učil ve shromáždění i v rodinách. Naléhal jsem na Židy i </text:span><text:span text:style-name="T46">Pohany </text:span><text:span text:style-name="T273">a vyzýval je, aby se obrátili k Bohu a uvěřili v našeho Pána Ježíše Krista. </text:span></text:p>
          </table:table-cell>
        </table:table-row>
        <table:table-row table:style-name="Tabulka1.59">
          <table:table-cell table:style-name="Tabulka1.A1" office:value-type="string">
            <text:p text:style-name="P38">Lectio ij.</text:p>
            <text:p text:style-name="P221"><text:span text:style-name="T135">Timótheus</text:span>, Lystris in Lycaónia natus ex patre Gentíli et matre Judǽa, Christiánam colébat religiónem, cum in ea loca venit Paulus Apóstolus. Qui fama commótus, quæ de Timóthei sanctitáte percrebúerat, ipsum adhíbuit sócium suæ peregrinatiónis: sed propter Judæos qui se ad Christum convérterant, sciéntes Timóthei patrem esse Gentílem, eum circúmcidit. Cum ígitur ambo Ephesum veníssent, ibi ordinátus est Epíscopus ab Apóstolo, ut eam Ecclésiam gubernáret.</text:p>
            <text:p text:style-name="P112"/>
          </table:table-cell>
          <table:table-cell table:style-name="Tabulka1.A1" office:value-type="string">
            <text:p text:style-name="P91"/>
            <text:p text:style-name="P167"><text:span text:style-name="T172">Timote</text:span><text:span text:style-name="T190">j</text:span><text:span text:style-name="T271"> se narodil v Lystře v provincii Lycaonia pohanskému otci a židovské matce. P</text:span><text:span text:style-name="T63">ěstov</text:span><text:span text:style-name="T271">al </text:span><text:span text:style-name="T351">již</text:span><text:span text:style-name="T271"> křesťanské náboženství, když do těch míst přišel </text:span><text:span text:style-name="T299">A</text:span><text:span text:style-name="T271">poštol Pavel. </text:span><text:span text:style-name="T351">Ten</text:span><text:span text:style-name="T271"> byl tak pohnut pověstí svatosti, která se o Timote</text:span><text:span text:style-name="T299">j</text:span><text:span text:style-name="T271">ovi rychle šířila, že jej požádal, aby mu dělal společníka na cestách. Avšak kvůli Židům, kteří se obrátili ke Kristu a věděli, že Timote</text:span><text:span text:style-name="T299">j</text:span><text:span text:style-name="T271">ův otec je pohan, jej obřezal. Když pak přišli do Efesu, </text:span><text:span text:style-name="T299">A</text:span><text:span text:style-name="T271">poštol jej vysvětil na </text:span><text:span text:style-name="T299">B</text:span><text:span text:style-name="T271">iskupa, aby vedl místní </text:span><text:span text:style-name="T299">C</text:span><text:span text:style-name="T271">írkev.</text:span></text:p>
          </table:table-cell>
        </table:table-row>
        <table:table-row table:style-name="Tabulka1.59">
          <table:table-cell table:style-name="Tabulka1.A1" office:value-type="string">
            <text:p text:style-name="P38">Lectio iij.</text:p>
            <text:p text:style-name="P221"><text:span text:style-name="T162">A</text:span><text:span text:style-name="T135">d</text:span> quem Apóstolus duas epístolas scripsit, álteram Laodicéa, álteram Roma; quibus in pastorális offícii cura confírmátus, cum sacrifícium, quod uni Deo debétur fíéri dæmonum simulácris, ferre non posset; pópulum Ephesínum, Diánæ in ejus celebritáte immolántem, ab illa impietáte removére conátus, lapídibus óbrutus est; ac pene mórtuus, a Christiánis eréptus et in montem óppido vicínum delátus, nono Kaléndas Februárii obdormívit in Dómino.</text:p>
            <text:p text:style-name="P98"/>
          </table:table-cell>
          <table:table-cell table:style-name="Tabulka1.A1" office:value-type="string">
            <text:p text:style-name="P91"/>
            <text:p text:style-name="P167"><text:span text:style-name="T199">Apoštol</text:span><text:span text:style-name="T407"> mu napsal dva dopisy, jeden z Laodiceje, druhý z Říma. Těmi byl takovým způsobem utvrzen v péči o svůj pastýřský úřad, že již dále nedokázal snášet oběti pohanským modlám, neboť věděl, že oběti se smí přinášet pouze jedinému Bohu. Když tedy lid </text:span><text:span text:style-name="T408">v </text:span><text:span text:style-name="T31">E</text:span><text:span text:style-name="T407">fes</text:span><text:span text:style-name="T408">u</text:span><text:span text:style-name="T407"> chtěl obětovat Dianě v den její slavnosti, pokusil se je Timote</text:span><text:span text:style-name="T46">j</text:span><text:span text:style-name="T407"> od takové bezbož</text:span><text:span text:style-name="T410">­</text:span><text:span text:style-name="T407">nosti odradit, </text:span><text:bookmark-start text:name="__DdeLink__1580_859770607"/><text:span text:style-name="T407">ale</text:span><text:bookmark-end text:name="__DdeLink__1580_859770607"/><text:span text:style-name="T407"> byl ukamenován. Na prahu smrti jej </text:span><text:span text:style-name="T409">K</text:span><text:span text:style-name="T407">řesťané zachránili a odnesli na horu poblíž města, kde 24. ledna zesnul v Pánu.</text:span></text:p>
          </table:table-cell>
        </table:table-row>
        <table:table-row table:style-name="Tabulka1.59">
          <table:table-cell table:style-name="Tabulka1.A1" table:number-columns-spanned="2" office:value-type="string">
            <text:p text:style-name="P36">DIE XXV. JANUARII</text:p>
            <text:p text:style-name="P131"><text:span text:style-name="T6">I</text:span><text:span text:style-name="T14">n</text:span><text:span text:style-name="T6"> C</text:span><text:span text:style-name="T14">onversione</text:span><text:span text:style-name="T6"> S. P</text:span><text:span text:style-name="T134">auli.</text:span></text:p>
            <text:p text:style-name="P66">Apostoli.</text:p>
            <text:p text:style-name="P18">MM. maj.</text:p>
          </table:table-cell>
          <table:covered-table-cell/>
        </table:table-row>
        <table:table-row table:style-name="Tabulka1.59">
          <table:table-cell table:style-name="Tabulka1.A1" office:value-type="string">
            <text:p text:style-name="P21">In I. Nocturno</text:p>
            <text:p text:style-name="P8"><text:soft-page-break/>De Actibus Apostolórum.</text:p>
            <text:p text:style-name="P39">Lectio j. <text:span text:style-name="T219">Cap. 9.</text:span></text:p>
            <text:p text:style-name="P150"><text:span text:style-name="T135">Saulus</text:span> adhuc spirans minárum, et cædis in discípulos Dómini, accéssit ad príncipem sacerdótum, et pétiit, ab eo epístolas in Damáscum ad synagógas: ut si quos invenísset hujus viæ viros, ac mulíeres, vinctos perdúceret in Jerúsalem. Et cum iter fáceret, cóntigit ut appropinquáret Damásco.</text:p>
            <text:p text:style-name="P150"/>
          </table:table-cell>
          <table:table-cell table:style-name="Tabulka1.A1" office:value-type="string">
            <text:p text:style-name="P74"/>
            <text:p text:style-name="P74"><text:soft-page-break/></text:p>
            <text:p text:style-name="P74"/>
            <text:p text:style-name="P194"><text:span text:style-name="T135">Ale </text:span>Šavel soptil ještě hrozbami a <text:span text:style-name="T214">sliboval </text:span><text:span text:style-name="T246">smrt</text:span> učedníkům Páně. <text:span text:style-name="T246">P</text:span>řistoupil <text:span text:style-name="T246">tedy </text:span>k veleknězi a žádal od něho listy pro synagogy do Damašku, aby, nalezne-li nějaké stoupence toho učení, muže i ženy, přivedl je v poutech do Jerusalema. Když však byl na cestě, <text:span text:style-name="T246">stalo se, že se při</text:span>blížil k Damašku </text:p>
          </table:table-cell>
        </table:table-row>
        <table:table-row table:style-name="Tabulka1.59">
          <table:table-cell table:style-name="Tabulka1.A1" office:value-type="string">
            <text:p text:style-name="P39">Lectio ij.</text:p>
            <text:p text:style-name="P215"><text:span text:style-name="T135">Et</text:span> súbito circumfúlsit eum lux de cœlo. Et cadens in terram audívit vocem dicéntem sibi: Saule, Saule, quid me perséqueris? Qui dixit: Quis es Dómine? Et ille: Ego sum Jesus, quem tu perséqueris. Durum est tibi contra stímulum calcitráre. Et tremens, ac stupens dixit: Dómine, quid me vis fácere? Et Dóminus ad eum: Surge, et ingrédere civitátem, et ibi dicétur tibi quid te opórteat fácere. </text:p>
            <text:p text:style-name="P113"/>
          </table:table-cell>
          <table:table-cell table:style-name="Tabulka1.A1" office:value-type="string">
            <text:p text:style-name="P92"/>
            <text:p text:style-name="P205"><text:span text:style-name="T168">N</text:span><text:span text:style-name="T135">áhle</text:span> ho <text:span text:style-name="T246">však </text:span>ozářilo světlo s nebe. I padl na zem a uslyšel hlas, který k němu praví: „Šavle, Šavle, proč mě pronásleduješ?“ On pak řekl: „Kdo jsi, Pane?“ A On: „Já jsem Ježíš, kterého ty pronásleduješ. Ale těžko <text:span text:style-name="T246">se </text:span>ti bude kopat proti ost<text:span text:style-name="T268">ruhám</text:span>.“ <text:span text:style-name="T214">Pavel</text:span> <text:span text:style-name="T246">se </text:span>chvě<text:span text:style-name="T246">l a</text:span> s úžasem pravil: „Pane, co chceš, abych činil?“ A Pán k němu: „Vstaň a <text:span text:style-name="T246">ve</text:span>jdi do města; tam ti <text:span text:style-name="T246">bude řečeno</text:span>, co máš činiti.“ </text:p>
            <text:p text:style-name="P201"/>
          </table:table-cell>
        </table:table-row>
        <table:table-row table:style-name="Tabulka1.59">
          <table:table-cell table:style-name="Tabulka1.A1" office:value-type="string">
            <text:p text:style-name="P39">Lectio iij.</text:p>
            <text:p text:style-name="P215"><text:span text:style-name="T135">Viri</text:span> autem illi, qui comitabántur cum eo, stabant stupefácti, audiéntes quidem vocem, néminem autem vidéntes. Surréxit autem Saulus de terra, apertísque óculis nihil vidébat. Ad manus autem illum trahéntes, introduxérunt Damáscum. Et erat ibi tribus diébus non videns, et non manducávit, neque bibit. </text:p>
            <text:p text:style-name="P99"/>
          </table:table-cell>
          <table:table-cell table:style-name="Tabulka1.A1" office:value-type="string">
            <text:p text:style-name="P92"/>
            <text:p text:style-name="P206"><text:span text:style-name="T135">Muži</text:span> <text:span text:style-name="T247">však, kteří jej doprovázeli,</text:span> stáli ohromeni; slyšeli <text:span text:style-name="T247">sice </text:span>hlas, ale neviděli nikoho. <text:span text:style-name="T247">V</text:span>stal <text:span text:style-name="T247">tedy</text:span> Šavel se země, když <text:span text:style-name="T247">však </text:span>otevřel oči, neviděl nic. Vzali ho tedy za ruku a <text:span text:style-name="T247">při</text:span>vedli do Damašku. <text:span text:style-name="T247">A po</text:span>byl tam tři dny, <text:span text:style-name="T247">kdy nic</text:span> nevidě<text:span text:style-name="T247">l</text:span>, a nejedl ani nepil. </text:p>
          </table:table-cell>
        </table:table-row>
        <table:table-row table:style-name="Tabulka1.59">
          <table:table-cell table:style-name="Tabulka1.A1" office:value-type="string">
            <text:p text:style-name="P39">Lectio i<text:span text:style-name="T225">v</text:span>.</text:p>
            <text:p text:style-name="P215"><text:span text:style-name="T135">Erat</text:span> autem quidam discípulus Damásci, nómine Ananías: et dixit ad illum in visu Dóminus: Ananía. At ille ait: Ecce ego, Dómine. Et Dóminus ad eum: Surge, et vade in vicum, qui vocátur Rectus: et quære in domo Judæ Saulum nómine Tarsénsem: ecce enim orat. </text:p>
            <text:p text:style-name="P99"/>
          </table:table-cell>
          <table:table-cell table:style-name="Tabulka1.A1" office:value-type="string">
            <text:p text:style-name="P92"/>
            <text:p text:style-name="P210">V Damašku žil jeden učedník jménem Ananiáš. I řekl k němu Pán <text:span text:style-name="T248">ve</text:span> vidění: „Ananiáši!“ On řekl: „Tu jsem, Pane!“ A Pán k němu: „Vstaň a jdi do ulice, která se nazývá Přímá, a vyhledej v domě Judově muže jménem Šavla z Tarsu. Hle, modlí se!“ <text:s/><text:span text:style-name="T226">(</text:span><text:span text:style-name="T215">Col, </text:span><text:span text:style-name="T217">lehce upraveno</text:span><text:span text:style-name="T227">)</text:span></text:p>
          </table:table-cell>
        </table:table-row>
        <table:table-row table:style-name="Tabulka1.59">
          <table:table-cell table:style-name="Tabulka1.A1" office:value-type="string">
            <text:p text:style-name="P122">In II. Nocturno</text:p>
            <text:p text:style-name="P109"><text:span text:style-name="T9">Sermo sancti Augustíni Epíscopi</text:span><text:span text:style-name="T96">.</text:span></text:p>
            <text:p text:style-name="P64">Serm. 14. de Sanctis.</text:p>
            <text:p text:style-name="P53"><text:bookmark text:name="__DdeLink__2400_16731447091131111112"/>Lectio v.</text:p>
            <text:p text:style-name="P190"><text:span text:style-name="T135">Hódie</text:span> de Actibus Apostolórum léctio hæc pronuntiáta est, ubi Paulus Apóstolus, ex persecutóre Christianórum, annuntiátor factus est Christi. Prostrávit enim Christus persecutórem, ut fáceret Ecclésiæ doctórem: percútiens eum, et sanans; occídens, et vivíficans: occísus agnus a lupis, et fáciens agnos de lupis.</text:p>
            <text:p text:style-name="P103"/>
          </table:table-cell>
          <table:table-cell table:style-name="Tabulka1.A1" office:value-type="string">
            <text:p text:style-name="P91"/>
            <text:p text:style-name="P91"/>
            <text:p text:style-name="P91"/>
            <text:p text:style-name="P91"/>
            <text:p text:style-name="P166"><text:span text:style-name="T159">D</text:span><text:span text:style-name="T172">nes</text:span><text:span text:style-name="T271"> se čte to</text:span><text:span text:style-name="T352">to</text:span><text:span text:style-name="T271"> čtení ze Skutků </text:span><text:span text:style-name="T299">A</text:span><text:span text:style-name="T271">poštolských, kde </text:span><text:span text:style-name="T299">A</text:span><text:span text:style-name="T271">poštol Pavel je z pronásledovatele Křesťanů učiněn hlasatelem Krista. Kristus totiž </text:span><text:span text:style-name="T299">s</text:span><text:span text:style-name="T271">razil na tvář pronásledovatele, aby z něj učinil učitele Církve. Přitom jej srazil a </text:span><text:span text:style-name="T365">opět </text:span><text:span text:style-name="T271">uzdravil, zabil a </text:span><text:span text:style-name="T365">opět </text:span><text:span text:style-name="T382">oživil. Beránek byl zabit vlky, avšak z vlků přitom učinil beránky.</text:span></text:p>
          </table:table-cell>
        </table:table-row>
        <table:table-row table:style-name="Tabulka1.59">
          <table:table-cell table:style-name="Tabulka1.A1" office:value-type="string">
            <text:p text:style-name="P38">Lectio vj.</text:p>
            <text:p text:style-name="P221"><text:soft-page-break/><text:span text:style-name="T135">Ita</text:span> enim in præclára prophetía cum Jacob Pátriarcha benedíceret fíliis suis (præséntes tangens, futúra prospíciens) prædíctum erat, quod in Paulo cóntigit. Erat autem Paulus, sicut ipse testátur, de tribu Bénjamin. Cum autem Jacob, benedícens fílios suos, venísset ad benedicéndum Bénjamin, ait de illo: Bénjamin lupus rapax. Quid ergo? lupus rapax semper? Absit; sed qui mane rapit prædam, ad vésperam dividit escas.</text:p>
            <text:p text:style-name="P112"/>
          </table:table-cell>
          <table:table-cell table:style-name="Tabulka1.A1" office:value-type="string">
            <text:p text:style-name="P91"/>
            <text:p text:style-name="P167"><text:soft-page-break/><text:span text:style-name="T172">Tak</text:span><text:span text:style-name="T271"> totiž v přeslavném proroctví, kdy Patriarcha Jákob žehnal svým synům (dotýkal se přítomných, hleděl však do budoucnosti), bylo předpověděno i to, co se týká Pavla. Pavel totiž byl, jak i on sám potvrzuje, z kmene Benjamín</text:span><text:span text:style-name="T352">ova</text:span><text:span text:style-name="T271">. Když Jákob žehnal svým synům a přišel k Benjamínovi, aby mu požehnal, řekl o něm: „Benjamín je dravý vlk.“ Co </text:span><text:span text:style-name="T32">to znamená</text:span><text:span text:style-name="T271">? </text:span><text:span text:style-name="T300">J</text:span><text:span text:style-name="T271">e dravým vlkem </text:span><text:span text:style-name="T300">v</text:span><text:span text:style-name="T271">ždy? Nikoliv. Ale tako</text:span><text:span text:style-name="T337">­</text:span><text:span text:style-name="T271">vým, jenž ráno uloví kořist a k večeru dělí potravu.</text:span></text:p>
          </table:table-cell>
        </table:table-row>
        <table:table-row table:style-name="Tabulka1.59">
          <table:table-cell table:style-name="Tabulka1.A1" office:value-type="string">
            <text:p text:style-name="P38">Lectio vij.</text:p>
            <text:p text:style-name="P221"><text:span text:style-name="T135">Hoc</text:span> in Apóstolo Paulo implétum est, quia et de illo dictum erat. Jam, si placet, audiámus illum mane rapiéntem: ad vésperam escas dividéntem. Mane et véspere pósita sunt pro eo, ac si dicerétur, prius et póstea. Sic ergo accipiámus: Prius rapiet, póstea dívidet escas. </text:p>
            <text:p text:style-name="P98"/>
          </table:table-cell>
          <table:table-cell table:style-name="Tabulka1.A1" office:value-type="string">
            <text:p text:style-name="P91"/>
            <text:p text:style-name="P181"><text:span text:style-name="T146">To</text:span><text:span text:style-name="T108"> se naplnilo v </text:span><text:span text:style-name="T110">A</text:span><text:span text:style-name="T108">poštolu Pavlovi, neboť i o něm to bylo řečeno. Již, chceme-</text:span><text:span text:style-name="T110">li</text:span><text:span text:style-name="T108">, si poslechněme, jak ráno loví, a k večeru dělí potravu. Ráno a večer jsou pro něj, mohli bychom říct, před tím</text:span><text:span text:style-name="T112">to</text:span><text:span text:style-name="T108"> </text:span><text:span text:style-name="T117">obrácením</text:span><text:span text:style-name="T108"> a po něm. Tak tedy chápejme ono: „Před </text:span><text:span text:style-name="T117">obrácením</text:span><text:span text:style-name="T108"> loví, po něm bude dělit potravu.“</text:span></text:p>
          </table:table-cell>
        </table:table-row>
        <table:table-row table:style-name="Tabulka1.59">
          <table:table-cell table:style-name="Tabulka1.A1" office:value-type="string">
            <text:p text:style-name="P38">Lectio viij.</text:p>
            <text:p text:style-name="P167"><text:span text:style-name="T145">Atténdite</text:span><text:span text:style-name="T104"> raptórem: Saulus, inquit, accéptis epístolis a princípibus sacerdótum, ibat, ut ubicúmque inveníret Christiános, ad sacerdótes attráheret et addúceret, útique puniendos. Audívimus, mane rápiet: videámus ad vésperam quáliter d</text:span><text:span text:style-name="T107">í</text:span><text:span text:style-name="T104">vidat escas. Voce Christi prostrátus de cœlo, et accípiens désuper interdíctum jam sæviéndi, cécidit in fáciem suam, prius prosternéndus, póstea erigéndus; prius percutiéndus, póstea sanándus.</text:span></text:p>
            <text:p text:style-name="P112"/>
          </table:table-cell>
          <table:table-cell table:style-name="Tabulka1.A1" office:value-type="string">
            <text:p text:style-name="P91"/>
            <text:p text:style-name="P200"><text:span text:style-name="T135">Pohleďte</text:span> jak lovil: Saul, praví <text:span text:style-name="T216">Písmo</text:span>, přijal dopisy od velekněží, šel, a kdekoliv nalezl Křesťany, přitáhl je <text:span text:style-name="T251">nebo</text:span> přivedl k velekněžím, v každém případě <text:span text:style-name="T251">proto</text:span>, aby byli potrestáni. Slyšeli jsme, že ráno loví, podívejme se, jak večer rozdělí potravu. Hlasem Kristovým z nebe <text:span text:style-name="T251">byl </text:span>sražen na zem, pak <text:span text:style-name="T251">však </text:span>uposlechl hlasu shora, aby již přestal běsnit, padl na tvář svou, <text:span text:style-name="T251">takže se nejprve</text:span> sklonil, <text:span text:style-name="T251">aby mohl býti </text:span>pozdvižen; <text:span text:style-name="T251">nejdříve byl</text:span> sražen, aby poté <text:span text:style-name="T251">mohl býti</text:span> uzdraven.</text:p>
          </table:table-cell>
        </table:table-row>
        <table:table-row table:style-name="Tabulka1.59">
          <table:table-cell table:style-name="Tabulka1.A1" office:value-type="string">
            <text:p text:style-name="P122">In III. Nocturno</text:p>
            <text:p text:style-name="P109"><text:span text:style-name="T100">Léctio sancti Evangélii secúndum Matthǽum.</text:span><text:span text:style-name="T2"> </text:span></text:p>
            <text:p text:style-name="P53">Lectio ix. Cap. 19.</text:p>
            <text:p text:style-name="P226"><text:span text:style-name="T135">In</text:span> illo témpore: Dixit Petrus ad Jesum: Ecce nos relíquimus ómnia, et secúti sumus te: quid ergo erit nobis? Et réliqua.</text:p>
            <text:p text:style-name="P117"/>
            <text:p text:style-name="P109"><text:span text:style-name="T127">Homilia venerábilis Bedæ Presbýteri</text:span><text:span text:style-name="T100">.</text:span></text:p>
            <text:p text:style-name="P62">Homil. in Natali S. Ben.</text:p>
            <text:p text:style-name="P227"><text:span text:style-name="T135">Perféctus</text:span> ille est, qui ábiens véndit ómnia quæ habet, et dat paupéribus, ac véniens séquitur Christum; habébit enim thesáurum non deficiéntem in cœlis. Unde bene, interrogánte Petro, dixit tálibus Jesus: Amen dico vobis, quod vos qui secúti estis me, in regeneratióne, cum séderit Fílius hóminis in sede majestátis suæ, sedébitis et vos super sedes duódecim, judicántes duódecim tribus Israël.</text:p>
            <text:p text:style-name="P117"/>
          </table:table-cell>
          <table:table-cell table:style-name="Tabulka1.A1" office:value-type="string">
            <text:p text:style-name="P91"/>
            <text:p text:style-name="P91"/>
            <text:p text:style-name="P91"/>
            <text:p text:style-name="P139"><text:span text:style-name="T162">Z</text:span><text:span text:style-name="T135">a</text:span> onoho času řekl Petr Ježíšovi: Hle, opustili jsme vše a následujeme tebe. Co tedy bude s námi? A ostatní.</text:p>
            <text:p text:style-name="P105"/>
            <text:p text:style-name="P105"/>
            <text:p text:style-name="P105"/>
            <text:p text:style-name="P142"><text:span text:style-name="T135">Dokonalý</text:span> je ten, kdo na odchodu prodá vše, co má, a rozdá <text:span text:style-name="T427">to </text:span>chudým, pak odejde, a následuje Krista. Bude mít totiž poklad nepomíjející v nebi. Proto zcela správně říká Ježíš toto, když se pt<text:span text:style-name="T252">al</text:span> Petra: „Amen pravím vám, že vy, kteří mě následujete, na oplátku, až bude Syn člověka sedět na stolici své vznešenosti, budete i vy sedět na dvanácti stolicích a soudit dvanáct kmenů <text:span text:style-name="T269">i</text:span>srael<text:span text:style-name="T269">ských</text:span>.“ </text:p>
          </table:table-cell>
        </table:table-row>
        <table:table-row table:style-name="Tabulka1.59">
          <table:table-cell table:style-name="Tabulka1.A1" office:value-type="string">
            <text:p text:style-name="P58">Lectio x.</text:p>
            <text:p text:style-name="P143"><text:span text:style-name="T135">In</text:span> hac quippe vita pro ejus nómine laborántes, in ália præmium speráre dócuit, id est, in rege<text:soft-page-break/>neratióne; cum vidélicet in vitam immortálem fuérimus resurgéndo regeneráti, qui in vitam cadúcam mortáliter erámus géniti. Et justa prorsus retribútio, ut, qui hic pro Christo humánæ glóriam celsitúdinis neglexérunt, illic a Christo júdices glorificáti singuláriter cum eo assídeant qui a sequéndis ejus vestígiis nulla ratióne póterant avélli.</text:p>
            <text:p text:style-name="P59"/>
          </table:table-cell>
          <table:table-cell table:style-name="Tabulka1.A1" office:value-type="string">
            <text:p text:style-name="P89"/>
            <text:p text:style-name="P136"><text:span text:style-name="T191">Pán</text:span><text:span text:style-name="T354"> nás učí, že v tomto životě sice trpíme pro jeho jméno, v tom dalším však můžeme doufat </text:span><text:soft-page-break/><text:span text:style-name="T354">v odměnu, t</text:span><text:span text:style-name="T67">edy</text:span><text:span text:style-name="T354"> v</text:span><text:span text:style-name="T356">e</text:span><text:span text:style-name="T354"> znovuzrození. V té době totiž budeme vzkříšením </text:span><text:span text:style-name="T67">opět</text:span><text:span text:style-name="T354"> zrozeni v nesmrtelný život, my, k</text:span><text:span text:style-name="T356">teří</text:span><text:span text:style-name="T354"> jsme se narodili v život smrtelný a porušitelný. Je to tedy spravedlivá odměna pro ty, </text:span><text:span text:style-name="T357">kteří</text:span><text:span text:style-name="T354"> pro Krista pohrdli vznešeností lidské slávy, tam </text:span><text:span text:style-name="T356">je </text:span><text:span text:style-name="T354">pak Krist</text:span><text:span text:style-name="T356">us</text:span><text:span text:style-name="T354"> oslav</text:span><text:span text:style-name="T356">í</text:span><text:span text:style-name="T354"> jako soudc</text:span><text:span text:style-name="T356">e</text:span><text:span text:style-name="T354"> a jedinečným způsobem s ním zasednou ti, </text:span><text:span text:style-name="T68">j</text:span><text:span text:style-name="T67">ež</text:span><text:span text:style-name="T354"> nebylo možno žádným způsobem odradit od následování jeho kroků.</text:span></text:p>
          </table:table-cell>
        </table:table-row>
        <table:table-row table:style-name="Tabulka1.59">
          <table:table-cell table:style-name="Tabulka1.A1" office:value-type="string">
            <text:p text:style-name="P58">Lectio xj.</text:p>
            <text:p text:style-name="P143"><text:span text:style-name="T135">Nemo</text:span> autem putet duódecim tantum Apóstolos, quia pro Juda prævaricánte Matthias eléctus est, tunc esse judicatúros: sicut nec duódecim solæ sunt tribus Israël judicándæ: alióquin tribus Levi, quæ tertiadécima est, injudicáta recédet. Et Paulus, qui tertiusdécimus est Apóstolus, judicándi sorte privábitur? cum ipse dicat: Nescítis quóniam ángelos judicábimus, quanto magis sæculária?</text:p>
            <text:p text:style-name="P59"/>
          </table:table-cell>
          <table:table-cell table:style-name="Tabulka1.A1" office:value-type="string">
            <text:p text:style-name="P89"/>
            <text:p text:style-name="P136"><text:span text:style-name="T191">Ovšem</text:span><text:span text:style-name="T354"> nemysleme si, že v onen čas </text:span><text:span text:style-name="T73">zasedne za </text:span><text:span text:style-name="T354"><text:s/>soud</text:span><text:span text:style-name="T73">ní stolice</text:span><text:span text:style-name="T354"> pouze dvanáctero </text:span><text:span text:style-name="T357">A</text:span><text:span text:style-name="T354">poštolů (neboť za zrádce Jidáše byl zvolen Matěj), </text:span><text:span text:style-name="T357">stejně</text:span><text:span text:style-name="T354"> jako nebudou ani soudit </text:span><text:span text:style-name="T360">pouze </text:span><text:span text:style-name="T354">dvanáct kmenů israelských. V tom případě by totiž kmen Leviho, který je třináctý, zůstal nesouzen. A Pavel, který je třináctým </text:span><text:span text:style-name="T357">A</text:span><text:span text:style-name="T354">poštolem, by byl ú</text:span><text:span text:style-name="T72">dělu</text:span><text:span text:style-name="T354"> soudce zbaven? </text:span><text:span text:style-name="T357">Přesto on</text:span><text:span text:style-name="T354"> sám říká: „Nevíte </text:span><text:span text:style-name="T361">snad, </text:span><text:span text:style-name="T354">že budeme soudit </text:span><text:span text:style-name="T357">a</text:span><text:span text:style-name="T354">nděly, oč spíše </text:span><text:span text:style-name="T357">pak </text:span><text:span text:style-name="T354">bytosti pozemské?“</text:span></text:p>
          </table:table-cell>
        </table:table-row>
        <table:table-row table:style-name="Tabulka1.59">
          <table:table-cell table:style-name="Tabulka1.A1" office:value-type="string">
            <text:p text:style-name="P58">Lectio xij.</text:p>
            <text:p text:style-name="P143"><text:span text:style-name="T135">Sciéndum</text:span> namque est, omnes, qui ad exémplum Apostolórum, sua reliquérunt ómnia et secúti sunt Christum, júdices cum eo ventúros, sicut étiam omne mortálium genus esse judicándum. Quia enim duodenário sæpe número solet in Scriptúris univérsitas designári, per duódecim sedes Apostolórum ómnium numerósitas judicántium, et, per duódecim tribus Israël, univérsitas eórum qui judicándi sunt, osténditur.</text:p>
            <text:p text:style-name="P59"/>
          </table:table-cell>
          <table:table-cell table:style-name="Tabulka1.A1" office:value-type="string">
            <text:p text:style-name="P89"/>
            <text:p text:style-name="P139"><text:span text:style-name="T135">Musíme</text:span> tedy vědět, že všichni, <text:span text:style-name="T252">kteří</text:span> podle příkladu <text:span text:style-name="T252">A</text:span>poštolů opustili vše, co mají, a následovali Krista, stanou se soudci spolu s ním, stejně jako všechno smrtelné pokolení bude souzeno. Neboť číslo dvanáct se v Písmu často používá pro označení veškerenstva. Dvanácti stolicemi <text:span text:style-name="T252">A</text:span>poštolskými se míní veškerý počet soudců, a dvanácti kmeny israelskými se míní veškeré lidstvo, které bude souzeno. </text:p>
          </table:table-cell>
        </table:table-row>
        <table:table-row table:style-name="Tabulka1.59">
          <table:table-cell table:style-name="Tabulka1.A1" table:number-columns-spanned="2" office:value-type="string">
            <text:p text:style-name="P37">DIE XXVI. JANUARII</text:p>
            <text:p text:style-name="P132"><text:span text:style-name="T6">I</text:span><text:span text:style-name="T14">n</text:span><text:span text:style-name="T6"> F</text:span><text:span text:style-name="T14">esto</text:span><text:span text:style-name="T6"> S. A</text:span><text:span text:style-name="T134">lberici.</text:span></text:p>
            <text:p text:style-name="P67">II. Abbatis Cistercii.</text:p>
            <text:p text:style-name="P132"><text:span text:style-name="T411">MM</text:span><text:span text:style-name="T89">. maj.</text:span></text:p>
          </table:table-cell>
          <table:covered-table-cell/>
        </table:table-row>
        <table:table-row table:style-name="Tabulka1.59">
          <table:table-cell table:style-name="Tabulka1.A1" office:value-type="string">
            <text:p text:style-name="P26">In I. Nocturno</text:p>
            <text:p text:style-name="P14">De libro Ecclesiástici.</text:p>
            <text:p text:style-name="P50">Lectio j. <text:span text:style-name="T201">Cap. 44.</text:span></text:p>
            <text:p text:style-name="P157"><text:span text:style-name="T155">L</text:span><text:span text:style-name="T135">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157"/>
          </table:table-cell>
          <table:table-cell table:style-name="Tabulka1.A1" office:value-type="string">
            <text:p text:style-name="P27"><text:s/></text:p>
            <text:p text:style-name="P80"/>
            <text:p text:style-name="P80"/>
            <text:p text:style-name="P195"><text:span text:style-name="T155">C</text:span><text:span text:style-name="T135">hvalme</text:span> slavné muže, <text:span text:style-name="T203">své </text:span>otce<text:span text:style-name="T203"> ze </text:span>všech <text:s/>pokolení. Mnohou slávu vyjevil Hospodin <text:span text:style-name="T203">ve své vznešenosti od věků</text:span>. Panovali ve svých královstvích, <text:span text:style-name="T205">byli to </text:span>muži proslulí svou mocí; <text:span text:style-name="T203">věhlasní svou moudrostí, Proroctvími dokazovali důstojnost Proroků</text:span>. <text:span text:style-name="T203">A vládli lidu svému ctností své moudrosti i přesvatými slovy</text:span>. </text:p>
          </table:table-cell>
        </table:table-row>
        <table:table-row table:style-name="Tabulka1.59">
          <table:table-cell table:style-name="Tabulka1.A1" office:value-type="string">
            <text:p text:style-name="P50">Lectio ij.</text:p>
            <text:p text:style-name="P220"><text:span text:style-name="T135">In</text:span> perítia sua requiréntes modos músicos‚ et narrántes cármina scripturárum. Hómines dívites in virtúte‚ pulchritúdinis stúdium habéntes: pacificántes in dómibus suis. Omnes isti in generatió<text:soft-page-break/>nibus gentis suæ glóriam adépti sunt, et in diébus suis habéntur in láudibus.</text:p>
            <text:p text:style-name="P116"/>
          </table:table-cell>
          <table:table-cell table:style-name="Tabulka1.A1" office:value-type="string">
            <text:p text:style-name="P96"/>
            <text:p text:style-name="P207"><text:span text:style-name="T166">Byli</text:span><text:span text:style-name="T203"> natolik zkušení, že v</text:span>ymýšleli nápěvy písní a psali výpravné básně. Byli to muži bohatí <text:span text:style-name="T203">ctnostmi</text:span>, <text:span text:style-name="T203">milovali krásu </text:span><text:span text:style-name="T205">a umění</text:span>, <text:span text:style-name="T203">a</text:span> pokojně žili ve svých příbytcích. Ti všichni <text:span text:style-name="T203">dosáhli slávy </text:span>u svých <text:soft-page-break/>současníků a za svého života byli předmětem <text:span text:style-name="T203">mnohé chvály</text:span>. <text:s/></text:p>
          </table:table-cell>
        </table:table-row>
        <table:table-row table:style-name="Tabulka1.59">
          <table:table-cell table:style-name="Tabulka1.A1" office:value-type="string">
            <text:p text:style-name="P50">Lectio iij.</text:p>
            <text:p text:style-name="P220"><text:span text:style-name="T135">Q</text:span><text:span text:style-name="T155">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102"/>
          </table:table-cell>
          <table:table-cell table:style-name="Tabulka1.A1" office:value-type="string">
            <text:p text:style-name="P96"/>
            <text:p text:style-name="P212"><text:span text:style-name="T135">Někteří</text:span> z nich se narodili a zanechali po sobě jméno, které hlásá jejich chválu. Po jiných není ani památky; zemřeli a jako by nikdy nebyli, žili a jako by nikdy nežili, stejně tak jejich děti. Avšak jsou to muži milosrdenství, kteří konali zbožné <text:span text:style-name="T270">věci</text:span>. S jejich potomstvem navždy zůstane i jejich dobro. </text:p>
          </table:table-cell>
        </table:table-row>
        <table:table-row table:style-name="Tabulka1.59">
          <table:table-cell table:style-name="Tabulka1.A1" office:value-type="string">
            <text:p text:style-name="P50">Lectio i<text:span text:style-name="T225">v</text:span>. </text:p>
            <text:p text:style-name="P220"><text:span text:style-name="T135">H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102"/>
          </table:table-cell>
          <table:table-cell table:style-name="Tabulka1.A1" office:value-type="string">
            <text:p text:style-name="P96"/>
            <text:p text:style-name="P211"><text:span text:style-name="T165">Svaté</text:span><text:span text:style-name="T244"> dědictví je jejich příbuzenstvo a podle smlouvy bude žíti jejich potomstvo. Synové jejich díky nim zůstanou až navěky, jejich potomstvo ani sláva nebudou vyhlazeny. Jejich těla byla v pokoji pohřbena, ale jejich jméno žije v dalších pokoleních. Lidé si budou vypravovat o jejich moudrosti a chválu jejich bude opěvovat Církev. </text:span><text:s/></text:p>
            <text:p text:style-name="P86"><text:span text:style-name="T245">(</text:span><text:span text:style-name="T211">ČEP, </text:span><text:span text:style-name="T212">hodně </text:span><text:span text:style-name="T213">upraveno</text:span><text:span text:style-name="T229">)</text:span></text:p>
          </table:table-cell>
        </table:table-row>
        <table:table-row table:style-name="Tabulka1.59">
          <table:table-cell table:style-name="Tabulka1.A1" office:value-type="string">
            <text:p text:style-name="P123">In II. Nocturno</text:p>
            <text:p text:style-name="P110"><text:span text:style-name="T9">Ex parvo Exordio Coenobii et Ordinis Cisterc</text:span><text:span text:style-name="T96">.</text:span></text:p>
            <text:p text:style-name="P65">Cap. 9. et seq.</text:p>
            <text:p text:style-name="P55"><text:bookmark text:name="__DdeLink__2400_167314470911311111121"/>Lectio v.</text:p>
            <text:p text:style-name="P188"><text:span text:style-name="T143">Viduáta</text:span><text:span text:style-name="T98"> suo Pastóre (Robérto) Cisterciénsis Ecclésia convénit ac regulári electióne quemdam fratrem, Alberícum nómine, in Abbátem sibi promóvit; virum scílicet litterátum, in divínis et humánis satis gnarum, amatórem régulae et fratrum, quique Prióris offícium, et in Molisménsi, et in illa diútius gerébat Ecclésia, </text:span><text:bookmark-start text:name="__DdeLink__1537_3186895948"/><text:span text:style-name="T98">multúmque diu niténdo laboráverat‚ ut ad illum de Molísmo transmigrárent locum</text:span><text:bookmark-end text:name="__DdeLink__1537_3186895948"/><text:span text:style-name="T98">, et pro hoc negótio multa oppróbria, cárcerem et vérbera perpéssus fúerat.</text:span></text:p>
            <text:p text:style-name="P103"/>
          </table:table-cell>
          <table:table-cell table:style-name="Tabulka1.A1" office:value-type="string">
            <text:p text:style-name="P91"/>
            <text:p text:style-name="P91"/>
            <text:p text:style-name="P91"/>
            <text:p text:style-name="P91"/>
            <text:p text:style-name="P180"><text:span text:style-name="T182">K</text:span><text:span text:style-name="T172">dyž</text:span><text:span text:style-name="T271"> odešel pastýř Robert </text:span><text:span text:style-name="T365">zpět do Molesme </text:span><text:span text:style-name="T271">a </text:span><text:span text:style-name="T272">Církevní komunita </text:span><text:span text:style-name="T271">v </text:span><text:span text:style-name="T301">Cîteaux</text:span><text:span text:style-name="T271"> osiřel</text:span><text:span text:style-name="T272">a</text:span><text:span text:style-name="T271">, sešli se bratři, a podle řehole sobě </text:span><text:span text:style-name="T272">jednoho</text:span><text:span text:style-name="T271"> bratra jménem Alberich zvolili Opatem. Byl to muž velmi znalý spisů posvátných i lidských, miloval řeholi i bratry, také zastával úřad převora v Molesme a dlouho vedl místní komunitu, </text:span><text:span text:style-name="T64">mnoho se namáhal a snažil, aby mohl odejít </text:span><text:span text:style-name="T19">z</text:span><text:span text:style-name="T271"> Molesme do Citeaux, </text:span><text:span text:style-name="T64">a z tohoto důvodu </text:span><text:span text:style-name="T271">snášel mnohá pokoření, </text:span><text:span text:style-name="T365">dokonce i </text:span><text:span text:style-name="T382">vězení a bití </text:span><text:span text:style-name="T365">od svých spolubratří.</text:span></text:p>
          </table:table-cell>
        </table:table-row>
        <table:table-row table:style-name="Tabulka1.59">
          <table:table-cell table:style-name="Tabulka1.A1" office:value-type="string">
            <text:p text:style-name="P38">Lectio vj.</text:p>
            <text:p text:style-name="P222"><text:span text:style-name="T135">Cura</text:span> pastoráli, licet multum renítens, suscépta, cogitáre cœpit, véluti vir mirábilis prudéntiæ, quæ tribulatiónum procéllæ, domum sibi créditam aliquándo concutiéntes vexáre possent: et præcávens in futúrum, cum consílio fratrum transmísit Mónachos duos Joánnem et llbódum Romam, Dóminum Paschálem per eos exórans ut Ecclésia sua sub Apostólicæ protectiónis alis, quiéta et tuta ab ómnium Ecclesiasticórum sæculariúmve pressúra personárum perpétuo sedéret. Qui fratres Romam próspere iérunt et rediérunt, reportántes ejúsdem Apostólici privilégium juxta votum Abbátis sociorúmque ejus, per ómnia exarátum Troyæ décimo quarto Kaléndas Maji anno ab incarnatióne Dómini millésimo centésimo.</text:p>
            <text:p text:style-name="P112"><text:soft-page-break/></text:p>
          </table:table-cell>
          <table:table-cell table:style-name="Tabulka1.A1" office:value-type="string">
            <text:p text:style-name="P91"/>
            <text:p text:style-name="P177"><text:span text:style-name="T172">Když</text:span><text:span text:style-name="T271"> přijal pastýřskou péči, mnohé </text:span><text:span text:style-name="T301">sice </text:span><text:span text:style-name="T271">zachoval, ale jako muž podivuhodné moudrosti začal přemýšlet, jaké bouře a ponížení by někdy dům jemu svěřený postihnouti a jím otřásti mohly. A aby se pojistil do budoucna, po poradě s bratřími vyslal dva </text:span><text:span text:style-name="T19">M</text:span><text:span text:style-name="T271">nichy Jana a Ilboda do Říma, aby jejich ústy požádal papeže Paschala </text:span><text:span text:style-name="T365">II.</text:span><text:span text:style-name="T382">, </text:span><text:span text:style-name="T385">a</text:span><text:span text:style-name="T382">by jeho </text:span><text:span text:style-name="T365">nově vznikající Ř</text:span><text:span text:style-name="T382">ád pod křídla své </text:span><text:span text:style-name="T81">a</text:span><text:span text:style-name="T382">poštolské ochrany </text:span><text:span text:style-name="T403">za</text:span><text:span text:style-name="T382">sadil, aby navždy v pokoji a bezpečí před tlakem všech osob, </text:span><text:span text:style-name="T386">C</text:span><text:span text:style-name="T382">írkevních i světských přebýva</text:span><text:span text:style-name="T386">ti mohl</text:span><text:span text:style-name="T382">. Tito bratři zdárně došli do Říma i zpět, a přinesli s sebou ono </text:span><text:span text:style-name="T385">a</text:span><text:span text:style-name="T382">poštolské privilegium dle přání </text:span><text:span text:style-name="T386">O</text:span><text:span text:style-name="T382">pata i jeho druhů, podepsané ve městě Troia </text:span><text:span text:style-name="T365">v Kampánii</text:span><text:span text:style-name="T382"> dne 18. dubna, léta od vtělení Páně 1100.</text:span></text:p>
          </table:table-cell>
        </table:table-row>
        <table:table-row table:style-name="Tabulka1.59">
          <table:table-cell table:style-name="Tabulka1.A1" office:value-type="string">
            <text:p text:style-name="P38">Lectio vij.</text:p>
            <text:p text:style-name="P222"><text:span text:style-name="T135">Dehinc</text:span> sanctus Abbas et fratres ejus non immémores sponsiónis suæ, Régulam beáti Benedícti in illo loco ordináre, et unanímiter statuérunt tenére; rejiciéntes a se quidquid tam in victu quam in vestítu puritáti Régulæ adversabátur; sicque exúti véterem hóminem, novum se induísse gaudébant, ita ut, spretis sæculi divítiis, cœperint cum páupere Christo esse páuperes Christi mílites, in tantum ut fere omnes vidéntes et audiéntes vitæ eórum asperitátem insolítam, et quasi inaudítam plus corde et córpore elongáre, quam eis approximáre se festinábant‚ et de perseverántia ipsórum titubáre non cessábant.</text:p>
            <text:p text:style-name="P98"/>
          </table:table-cell>
          <table:table-cell table:style-name="Tabulka1.A1" office:value-type="string">
            <text:p text:style-name="P91"/>
            <text:p text:style-name="P177"><text:span text:style-name="T172">Od</text:span><text:span text:style-name="T271"> té doby svatý </text:span><text:span text:style-name="T272">O</text:span><text:span text:style-name="T271">pat a jeho bratři, p</text:span><text:span text:style-name="T272">a</text:span><text:span text:style-name="T271">mětlivi svých slibů, nařídili na onom místě zavést Řeholi svatého Benedikta a jedno</text:span><text:span text:style-name="T19">myslně</text:span><text:span text:style-name="T271"> ustanovili její dodržování. Oprostili se od čehokoliv, co v pokrmu i oděvu odporovalo čistotě Řehole, takž</text:span><text:span text:style-name="T272">e</text:span><text:span text:style-name="T271"> ze sebe svlékli starého člověka a radovali se, že mohou obléci nového. Odmítli světské bohatství, a spolu s</text:span><text:span text:style-name="T19"> </text:span><text:span text:style-name="T271">chudým Kristem stali se chudými Kristovými vojáky, a to tak, že skoro všichni, kdo </text:span><text:span text:style-name="T365">na vlastní oči </text:span><text:span text:style-name="T271">viděli či se </text:span><text:span text:style-name="T353">jen </text:span><text:span text:style-name="T271">doslechli o nezvyklé přísnosti jejich života, se </text:span><text:span text:style-name="T272">spíše </text:span><text:span text:style-name="T271">od této nezvyklé zkušenosti srdcem i tělem vzdalovali, než že by spěchali následovat</text:span><text:span text:style-name="T272">i</text:span><text:span text:style-name="T271"> jejich příkladu, zároveň </text:span><text:span text:style-name="T272">však</text:span><text:span text:style-name="T271"> nepřestali žasnout nad jejich vytrvalostí.</text:span></text:p>
          </table:table-cell>
        </table:table-row>
        <table:table-row table:style-name="Tabulka1.59">
          <table:table-cell table:style-name="Tabulka1.A1" office:value-type="string">
            <text:p text:style-name="P38">Lectio viij.</text:p>
            <text:p text:style-name="P222"><text:span text:style-name="T135">Sed</text:span> Dei misericórdia, qui hanc milítiam spirituálem suis inspirávit, ad multórum proféctum egrégie eam póstea amplificáre et consummáre non cessávit. Vir autem Domini Alberícus in schola Christi per novem annos et dimídium regulári disciplína felíciter exercitátus, migrávit ad Dóminum séptimo Kaléndas Februárii anno Dómini millésimo centésimo séptimo‚ fide et virtútibus gloriósus et ídeo in vita ætérna a Deo mérito beándus; cui succéssit quidam frater Stéphanus nómine, Anglus natióne, qui et ipse cum áliis de Molísmo advénerat, quique amátor Régulæ et loci erat.</text:p>
            <text:p text:style-name="P112"/>
          </table:table-cell>
          <table:table-cell table:style-name="Tabulka1.A1" office:value-type="string">
            <text:p text:style-name="P91"/>
            <text:p text:style-name="P177"><text:span text:style-name="T182">A</text:span><text:span text:style-name="T172">však</text:span><text:span text:style-name="T271"> Boží milosrdenství, které v nich vyvolalo zápal pro tento duchovní boj, </text:span><text:span text:style-name="T272">takový</text:span><text:span text:style-name="T271"> zápal velice rozdmýchávalo </text:span><text:span text:style-name="T272">i</text:span><text:span text:style-name="T271"> v mnohých </text:span><text:span text:style-name="T272">dalších lidech, </text:span><text:span text:style-name="T271">a nepřestalo jej pak živit, až je celé pohltil. Muž Páně Alberich ve škole Kristově devět a půl roku šťastně vyučoval život podle řehole, pak odešel k Pánu </text:span><text:span text:style-name="T366">dne </text:span><text:span text:style-name="T271">26. ledna, léta Páně 1107, oslaven ve víře i ctnostech, a tak jej Bůh životem věčným právem obšťastnil. Po něm přišel </text:span><text:span text:style-name="T19">jeden</text:span><text:span text:style-name="T271"> bratr jménem Štěpán, rodem Angličan, který spolu s dalšími přišel z Molesme, a miloval řeholi i Citeaux.</text:span></text:p>
          </table:table-cell>
        </table:table-row>
        <table:table-row table:style-name="Tabulka1.59">
          <table:table-cell table:style-name="Tabulka1.A1" office:value-type="string">
            <text:p text:style-name="P126">In III. Nocturno</text:p>
            <text:p text:style-name="P106">Léctio sancti Evangélii secúndum Matthæum.</text:p>
            <text:p text:style-name="P111"><text:span text:style-name="T3">Lectio ix. </text:span><text:span text:style-name="T4">Cap. 19</text:span></text:p>
            <text:p text:style-name="P145"><text:span text:style-name="T135">In</text:span> illo témpore: Dixit Petrus ad Jesum: Ecce nos relíquimus ómnia, et secúti sumus te: quid ergo erit nobis? Et réliqua.</text:p>
            <text:p text:style-name="P108"/>
            <text:p text:style-name="P107">Homilía sancti Hierónymi Presbyteri.</text:p>
            <text:p text:style-name="P111"><text:span text:style-name="T3">Lib. 3. in Matth. Cap.19</text:span><text:span text:style-name="T5">.</text:span></text:p>
            <text:p text:style-name="P144"><text:span text:style-name="T135">Grandis</text:span> fidúcia! Petrus piscátor erat, dives non fúerat, cíbos manu et arte quærébat: et tamen lóquitur confidénter, Relíquimus ómnia. Et quia non súfficit tantum relínquere, jun<text:span text:style-name="T422">­</text:span>git quod perféctum est: Et secúti sumus te. Fécimus quod jussísti: quid ígitur nobis dabis præmii? </text:p>
            <text:p text:style-name="P60"/>
          </table:table-cell>
          <table:table-cell table:style-name="Tabulka1.A1" office:value-type="string">
            <text:p text:style-name="P90"/>
            <text:p text:style-name="P90"/>
            <text:p text:style-name="P90"/>
            <text:p text:style-name="P140"><text:span text:style-name="T135">Za</text:span> onoho času řekl Petr Ježíšovi: Hle, zanechali jsme všeho a následovali tě. Co tedy budeme mít? A další.</text:p>
            <text:p text:style-name="P90"/>
            <text:p text:style-name="P90"/>
            <text:p text:style-name="P90"/>
            <text:p text:style-name="P141"><text:span text:style-name="T167">J</text:span><text:span text:style-name="T135">ak</text:span> veliká to víra! Petr byl rybář, nebyl bohatý, pokrm získával prací svých rukou. A přece s důvěrou říká: „Opustili jsme vše.“ A protože nestačí jen vše opustit, dodává ještě správně: „A následovali tě. Udělali jsme, co jsi přikázal. Jakou nám tedy dáš odměnu?“</text:p>
          </table:table-cell>
        </table:table-row>
        <table:table-row table:style-name="Tabulka1.59">
          <table:table-cell table:style-name="Tabulka1.A1" office:value-type="string">
            <text:p text:style-name="P61">Lectio x.</text:p>
            <text:p text:style-name="P147"><text:span text:style-name="T154">Jesus</text:span><text:span text:style-name="T130"> autem dixit illis: Amen dico vobis, quod vos, qui secúti estis me, in regeneratióne, cum séderit Fílius hóminis in sede majestátis suæ, sedébitis et vos super sedes duódecim, judicántes duó</text:span><text:soft-page-break/><text:span text:style-name="T130">decim tribus Isra</text:span><text:span text:style-name="T132">ë</text:span><text:span text:style-name="T130">l. Non dixit, Qui reliquistis ómnia: hoc enim et Crates fecit philósophus, et multi álii divítias contempsérunt: sed, Qui secúti estis me: quod proprium Apostolórum est, atque credéntium. </text:span></text:p>
            <text:p text:style-name="P60"/>
          </table:table-cell>
          <table:table-cell table:style-name="Tabulka1.A1" office:value-type="string">
            <text:p text:style-name="P90"/>
            <text:p text:style-name="P149"><text:span text:style-name="T193">Ježíš</text:span><text:span text:style-name="T362"> jim však řekl: „Amen pravím vám, že vy, kdo jste mě následovali, až bude vše obnoveno, až se Syn člověka posadí na trůn své slávy, budete také sedět na dvanácti stolicích a budete soudit dvanáct </text:span><text:soft-page-break/><text:span text:style-name="T362">kmenů i</text:span><text:span text:style-name="T363">s</text:span><text:span text:style-name="T362">raelských.“ Neřekl „Vy, </text:span><text:span text:style-name="T69">kteří</text:span><text:span text:style-name="T362"> jste opustili vše,“ neboť to řekl i filosof Kratés, a bohatstvím pohrdali i mnozí jiní, ale řekl „Vy, </text:span><text:span text:style-name="T69">kteří</text:span><text:span text:style-name="T362"> jste mě následovali,“ což je přístup vlastní </text:span><text:span text:style-name="T363">A</text:span><text:span text:style-name="T362">poštolům i všem věřícím. </text:span></text:p>
          </table:table-cell>
        </table:table-row>
        <table:table-row table:style-name="Tabulka1.59">
          <table:table-cell table:style-name="Tabulka1.A1" office:value-type="string">
            <text:p text:style-name="P61">Lectio xj.</text:p>
            <text:p text:style-name="P147"><text:span text:style-name="T154">In</text:span><text:span text:style-name="T130"> regeneratióne, cum séderit Fílius hóminis in sede majestátis suæ (quando et mórtui de corruptióne resúrgent incorrúpti), sedébitis et vos in sóliis judicántium, condemnántes duódecim tribus Isra</text:span><text:span text:style-name="T132">ë</text:span><text:span text:style-name="T130">l, quia vobis credéntibus, illi crédere noluérunt. Et omnis qui relínquerit domum, vel fratres, aut soróres, aut patrem, aut matrem, aut uxórem, aut fílios, aut agros propter nomen meum, céntuplum accípiet, et vitam æternam possidébit.</text:span></text:p>
            <text:p text:style-name="P60"/>
          </table:table-cell>
          <table:table-cell table:style-name="Tabulka1.A1" office:value-type="string">
            <text:p text:style-name="P90"/>
            <text:p text:style-name="P140"><text:span text:style-name="T135">Až</text:span> bude vše obnoveno, až se Syn člověka posadí na trůn své slávy (až i mrtví z porušitelnosti neporušeni vstanou), budete i vy sedět na soudních stolicích a odsoudíte dvanáct kmenů i<text:span text:style-name="T253">s</text:span>raelských, neboť zatímco vy jste uvěřili, oni uvěřit nechtěli. A každý, kdo opustil dům, nebo bratry, nebo sestry, nebo otce, nebo matku, nebo manželku, nebo děti či pole pro mé jméno, stonásob dostane a bude mít život věčný.</text:p>
          </table:table-cell>
        </table:table-row>
        <table:table-row table:style-name="Tabulka1.59">
          <table:table-cell table:style-name="Tabulka1.A1" office:value-type="string">
            <text:p text:style-name="P61">Lectio xij.</text:p>
            <text:p text:style-name="P146"><text:span text:style-name="T135">Locus</text:span>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60"/>
          </table:table-cell>
          <table:table-cell table:style-name="Tabulka1.A1" office:value-type="string">
            <text:p text:style-name="P90"/>
            <text:p text:style-name="P148"><text:span text:style-name="T153">T</text:span><text:span text:style-name="T152">o</text:span><text:span text:style-name="T132"> místo odpovídá větě, kterou pronesl Spasitel: „Nepřišel jsem přinést mír, ale meč. Přišel jsem postavit syna proti jeho otci, dceru proti matce, snachu proti </text:span><text:span text:style-name="T133">tchyni.</text:span><text:span text:style-name="T132"> A nepřítelem člověka bude jeho vlastní rodina.“ Tedy každý, kdo pro víru v Krista a hlásání </text:span><text:span text:style-name="T133">E</text:span><text:span text:style-name="T132">vangelia pohrdne všemi city a spolu s nimi i bohatstvím a potěšením světa, stonásob dostane a bude mít život věčný. </text:span></text:p>
          </table:table-cell>
        </table:table-row>
        <table:table-row table:style-name="Tabulka1.59">
          <table:table-cell table:style-name="Tabulka1.A1" table:number-columns-spanned="2" office:value-type="string">
            <text:p text:style-name="P37">DIE XXVII. JANUARII</text:p>
            <text:p text:style-name="P132"><text:span text:style-name="T6">I</text:span><text:span text:style-name="T14">n</text:span><text:span text:style-name="T6"> F</text:span><text:span text:style-name="T14">esto</text:span><text:span text:style-name="T6"> S. J</text:span><text:span text:style-name="T134">oannis </text:span><text:span text:style-name="T6">C</text:span><text:span text:style-name="T134">hrysostomi.</text:span></text:p>
            <text:p text:style-name="P67">Episcopi, Confessoris et Ecclesiæ Doct.</text:p>
            <text:p text:style-name="P69">iij. Lect. et M.</text:p>
          </table:table-cell>
          <table:covered-table-cell/>
        </table:table-row>
        <table:table-row table:style-name="Tabulka1.59">
          <table:table-cell table:style-name="Tabulka1.A1" office:value-type="string">
            <text:p text:style-name="P5">In I. Nocturno</text:p>
            <text:p text:style-name="P15">De Epístola beáti Pauli Apóstoli ad Titum.</text:p>
            <text:p text:style-name="P51">Lectio j. <text:span text:style-name="T201">Cap. 1.</text:span></text:p>
            <text:p text:style-name="P158"><text:span text:style-name="T135">O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58"/>
          </table:table-cell>
          <table:table-cell table:style-name="Tabulka1.A1" office:value-type="string">
            <text:p text:style-name="P23"/>
            <text:p text:style-name="P85"/>
            <text:p text:style-name="P85"/>
            <text:p text:style-name="P230"><text:span text:style-name="T173">Neboť</text:span><text:span text:style-name="T273"> </text:span><text:span text:style-name="T20">B</text:span><text:span text:style-name="T273">iskup má být bezúhonný jako </text:span><text:span text:style-name="T302">se sluší na </text:span><text:span text:style-name="T273">správce Božího domu. Nemá být nadutý, zlostný, pijan, rváč, </text:span><text:span text:style-name="T20">b</text:span><text:span text:style-name="T33">ažící po</text:span><text:span text:style-name="T273"> </text:span><text:span text:style-name="T284">hanebné</text:span><text:span text:style-name="T302">m </text:span><text:span text:style-name="T273">zisku. Má být pohostinný, dobr</text:span><text:span text:style-name="T302">otiv</text:span><text:span text:style-name="T273">ý, rozvážný, spravedlivý, zbožný, zdrženlivý, pevný </text:span><text:span text:style-name="T302">a důsledný </text:span><text:span text:style-name="T273">ve slovech pravé nauky, aby byl schopen jak povzbuzovat ve zdravém učení, tak usvědčovat </text:span><text:span text:style-name="T338">jeho </text:span><text:span text:style-name="T273">odpůrce. <text:s/></text:span></text:p>
          </table:table-cell>
        </table:table-row>
        <table:table-row table:style-name="Tabulka1.59">
          <table:table-cell table:style-name="Tabulka1.A1" office:value-type="string">
            <text:p text:style-name="P52">Lectio ij.</text:p>
            <text:p text:style-name="P221"><text:span text:style-name="T135">Joánnes</text:span> Antiochénus, cognoménto Chrysóstomus, a forénsibus ad divínas lítteras se cóntulit. Présbyter factus, mórtuo Nectário, Arcádii imperatóris opera, invítus Constantinopolitánæ Ecclésiæ præfícitur. Quo suscépto pastoráli múnere, et depravátos hóminum mores veheméntius objúrgans, <text:soft-page-break/>niténte Eudóxia, ejícitur in exílium, indéque paulo post revocátur, iterúmque postea expéllitur.</text:p>
            <text:p text:style-name="P112"/>
          </table:table-cell>
          <table:table-cell table:style-name="Tabulka1.A1" office:value-type="string">
            <text:p text:style-name="P91"/>
            <text:p text:style-name="P177"><text:span text:style-name="T172">Jan</text:span><text:span text:style-name="T271"> z Antiochie, zvaný Zlatoústý, se od právní praxe </text:span><text:span text:style-name="T303">obrátil</text:span><text:span text:style-name="T271"> k posvátným písmům. Byl vysvěcen na </text:span><text:span text:style-name="T34">K</text:span><text:span text:style-name="T271">něze a po Nectariově smrti se řízením císaře Arcadia nerad stal představeným konstantinopolské církve. Když přijal tento pastýřský úřad a důrazně káral lidi za jejich pokleslé mravy, na naléhání </text:span><text:span text:style-name="T365">císa</text:span><text:soft-page-break/><text:span text:style-name="T365">řovny </text:span><text:span text:style-name="T382">Eudoxie byl poslán do vyhnanství, odkud byl krátce nato povolán, pak však </text:span><text:span text:style-name="T403">byl </text:span><text:span text:style-name="T382">znovu vypovězen.</text:span></text:p>
          </table:table-cell>
        </table:table-row>
        <table:table-row table:style-name="Tabulka1.59">
          <table:table-cell table:style-name="Tabulka1.A1" office:value-type="string">
            <text:p text:style-name="P38">Lectio iij.</text:p>
            <text:p text:style-name="P221"><text:span text:style-name="T169">I</text:span><text:span text:style-name="T135">ncredíbile</text:span> est, quanta mala perpéssus sit in exílio, et quam multos ad Jesu Christi fidem convérterit. A milítibus, qui eum custodiébant, miris in itínere malis et calamitátibus affícitur. Cumque per Arméniam ducerétur, sanctus Basilíscus Martyr, in cujus templo ántea oráverat, noctu sic eum affátus est: Joánnes frater, crastínus dies nos loco conjúnget. Quare postrídie sumpto Eucharistíæ Sacraménto, seque crucis signo múniens, ánimam Deo réddidit décimo octávo Kaléndas Octóbris. Et quatríduo post Augústa cessit e vita.</text:p>
            <text:p text:style-name="P98"/>
          </table:table-cell>
          <table:table-cell table:style-name="Tabulka1.A1" office:value-type="string">
            <text:p text:style-name="P91"/>
            <text:p text:style-name="P167"><text:span text:style-name="T172">Je</text:span><text:span text:style-name="T271"> neuvěřitelné, kolik zlého musel vytrpět ve vyhnanství a jak mnoho lidí obrátil k víře Ježíše Krista. Vojáci, kteří jej strážili, mu na cestě prováděli podivuhodné špatnosti a podlosti. Když jej vedli přes Arménii, zjevil se mu ve snu svatý mučedník Basilišek, v jehož chrámu se předtím modlil, a řekl mu: „bratře Jene, zítřejšího dne se spolu setkáme.“ Nazítří přijal Svátost Eucharistie, posílil se znamením kříže a duši Bohu navrátil dne 14. září. Čtyři dny nato zemřela i </text:span><text:span text:style-name="T34">C</text:span><text:span text:style-name="T271">ísařovna.</text:span></text:p>
          </table:table-cell>
        </table:table-row>
        <table:table-row table:style-name="Tabulka1.59">
          <table:table-cell table:style-name="Tabulka1.A1" table:number-columns-spanned="2" office:value-type="string">
            <text:p text:style-name="P36">DIE XXVIII. JANUARII</text:p>
            <text:p text:style-name="P131"><text:span text:style-name="T6">I</text:span><text:span text:style-name="T14">n</text:span><text:span text:style-name="T6"> F</text:span><text:span text:style-name="T14">esto</text:span><text:span text:style-name="T6"> B. A</text:span><text:span text:style-name="T134">medei.</text:span></text:p>
            <text:p text:style-name="P66">Episcopi et Confessoris.</text:p>
            <text:p text:style-name="P69">iij. Lect. et M.</text:p>
          </table:table-cell>
          <table:covered-table-cell/>
        </table:table-row>
        <table:table-row table:style-name="Tabulka1.59">
          <table:table-cell table:style-name="Tabulka1.A1" office:value-type="string">
            <text:p text:style-name="P5">In I. Nocturno</text:p>
            <text:p text:style-name="P15">De Epístola beáti Pauli Apóstoli ad Titum.</text:p>
            <text:p text:style-name="P51">Lectio j. <text:span text:style-name="T201">Cap. 1.</text:span></text:p>
            <text:p text:style-name="P158">O<text:span text:style-name="T135">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158"/>
          </table:table-cell>
          <table:table-cell table:style-name="Tabulka1.A1" office:value-type="string">
            <text:p text:style-name="P23"/>
            <text:p text:style-name="P85"/>
            <text:p text:style-name="P85"/>
            <text:p text:style-name="P196"><text:span text:style-name="T135">Neboť</text:span> <text:span text:style-name="T92">B</text:span>iskup má být bezúhonný jako <text:span text:style-name="T413">se sluší na </text:span>správce Božího domu. Nemá být nadutý, zlostný, pijan, rváč, <text:span text:style-name="T92">b</text:span><text:span text:style-name="T93">ažící po</text:span> <text:span text:style-name="T224">hanebném </text:span>zisku. Má být pohostinný, dobr<text:span text:style-name="T413">otiv</text:span>ý, rozvážný, spravedlivý, zbožný, zdrženlivý, pevný <text:span text:style-name="T413">a důsledný </text:span>ve slovech pravé nauky, aby byl schopen jak povzbuzovat ve zdravém učení, tak usvědčovat <text:span text:style-name="T423">jeho </text:span>odpůrce. <text:s/></text:p>
          </table:table-cell>
        </table:table-row>
        <table:table-row table:style-name="Tabulka1.59">
          <table:table-cell table:style-name="Tabulka1.A1" office:value-type="string">
            <text:p text:style-name="P38">Lectio ij.</text:p>
            <text:p text:style-name="P224"><text:span text:style-name="T135">Amedéus</text:span> in agro Viennénsi ex prosápia Conrádi Romanórum regis oriúndus, una cum patre Amedéo, et áliis nobílibus viris, in Monastérium Bonævállis Ordinis Cisterciénsis, pueríli adhuc ætáte, sese recépit. Inde patris sui voluntáte, magis eum in litterárum stúdiis profectúrum sperántis, Bonaválle relícta, Cluníacum tránsiit, ubi honorificentíssime suscéptus est. Hinc dissídia inter Cluniacénses et Cisterciénses Mónachos exórta, quæ venerábilis Petrus Abbas descrípsit, et sanctus Bernárdus, conscrípta apología, compónere stúduit. Interim Amedéus in Germániam ad Imperatórem míttitur, ut a peritióribus magístris edocerétur. Defúncto autem Conrádo rege, pius adoléscens humánis divinísque lítteris óptime instrúctus, Claramvállem pétiit, ubi a sancto Bernárdo amantíssime accéptus, postmódum ab eódem sancto Patre, plau<text:soft-page-break/>dénte toto Claravallénsi convéntu, Altæcúmbæ Cœnóbio, Mónachis ejúsdem loci id ipsum eníxe peténtibus, Abbas præfícitur.</text:p>
            <text:p text:style-name="P112"/>
          </table:table-cell>
          <table:table-cell table:style-name="Tabulka1.A1" office:value-type="string">
            <text:p text:style-name="P91"/>
            <text:p text:style-name="P167"><text:span text:style-name="T172">Amedeus</text:span><text:span text:style-name="T271"> pocházel ze </text:span><text:span text:style-name="T365">zámku Chatte</text:span><text:span text:style-name="T271"> u města Vienne z rodiny Konráda </text:span><text:span text:style-name="T365">III.</text:span><text:span text:style-name="T271">, krále římského. Spolu se svým otcem Amedeem a dalšími šlechtici se ještě v chlapeckém věku odebral do Kláštera Cisterciáckého Řádu v Bonnevaux. Poslušen vůle otce, který chtěl, aby se více ponořil do základního vzdělání, opustil Bonnevaux a odešel do Cluny, kde byl s velkými poctami přijat. </text:span><text:span text:style-name="T35">V tu dobu z</text:span><text:span text:style-name="T271">de došlo ke sporům mezi Clunijskými a Cisterciáckými Mnichy, o kterých psal ctihodný Opat Petr, a svatý Bernard se je </text:span><text:span text:style-name="T35">snažil</text:span><text:span text:style-name="T271"> usmířit sepsanou apologií. Mezitím byl Amedeus poslán do Německa k císaři, aby se vzdělával u zkušenějších učitelů. Když však zemřel král Konrád </text:span><text:span text:style-name="T365">III.</text:span><text:span text:style-name="T382">, zbožný mladík, již výtečně vzdělán v posvátných písmech, se vrací do Clairvaux, kde jej svatý Bernard s láskou přijal. Posléze jej tento svatý Otec, k velké radosti konventu v Clairvaux, jmeno</text:span><text:span text:style-name="T396">­</text:span><text:soft-page-break/><text:span text:style-name="T382">val Opatem </text:span><text:span text:style-name="T365">nového </text:span><text:span text:style-name="T382">kláštera v </text:span><text:span text:style-name="T365">savojském </text:span><text:span text:style-name="T382">Haute</text:span><text:span text:style-name="T387">­</text:span><text:span text:style-name="T382">combe, o což jej Mniši toho místa snažně prosili.</text:span></text:p>
          </table:table-cell>
        </table:table-row>
        <table:table-row table:style-name="Tabulka1.59">
          <table:table-cell table:style-name="Tabulka1.A1" office:value-type="string">
            <text:p text:style-name="P38">Lectio iij.</text:p>
            <text:p text:style-name="P223"><text:span text:style-name="T135">Sed</text:span> magis magísque in dies crescénte venerábilis Abbatis sapiéntiæ ac sanctitátis fama, Lausannénsis Ecclésiæ totíus cleri et pópuli consénsu Epíscopus elígitur. Quod onus cum ipse suscípere detrectáret, summi Pontíficis jussu, divínæ dispositióni acquiévit: ac memor illíus Apostólici oráculi: Opórtet Epíscopum esse irreprehensíbilem, ómnium virtútum splendóre univérsæ Ecclésiæ mirabíliter illúxit. Eugénium tértium, Pontíficem Máximum, Conrádum regem, et Frederícum imperatórem, ad renovánda, confirmánda, augendáque suæ Ecclésiæ privilégia propensíssimos hábuit. Octo homilías elegántes et dulces in laudem beatíssimæ Deíparæ concinnávit. Postquam autem Lausannénsibus annis quatuórdecim sanctíssime præfuísset, anno humánæ salútis millésimo centésimo quinquagésimo octávo e vita migrávit, et in Sanctórum númerum fuit relátus.</text:p>
            <text:p text:style-name="P98"/>
          </table:table-cell>
          <table:table-cell table:style-name="Tabulka1.A1" office:value-type="string">
            <text:p text:style-name="P91"/>
            <text:p text:style-name="P167"><text:span text:style-name="T172">Avšak</text:span><text:span text:style-name="T271"> </text:span><text:span text:style-name="T305">jak </text:span><text:span text:style-name="T271">den </text:span><text:span text:style-name="T47">ode</text:span><text:span text:style-name="T271"> dne rostla pověst moudrosti a svatosti ctihodného Opata, byl </text:span><text:span text:style-name="T305">nakonec </text:span><text:span text:style-name="T304">se </text:span><text:span text:style-name="T271">souhlasem veškerého kléru i lidu </text:span><text:span text:style-name="T47">Diecéze Lausanne</text:span><text:span text:style-name="T271"> zvolen </text:span><text:span text:style-name="T339">jejich </text:span><text:span text:style-name="T306">B</text:span><text:span text:style-name="T271">iskupem. </text:span><text:span text:style-name="T35">Nejdříve</text:span><text:span text:style-name="T271"> toto břímě sám odmítl přijmout, na příkaz </text:span><text:span text:style-name="T306">P</text:span><text:span text:style-name="T271">apežův </text:span><text:span text:style-name="T304">se však</text:span><text:span text:style-name="T271"> podvolil <text:s/>božskému řízení. Pamětliv byl těchto slov </text:span><text:span text:style-name="T306">A</text:span><text:span text:style-name="T271">poštolových: „Biskup má být bezúhonný,“ podivuhodně zazářil světlem všech ctností všeobecné Církve. Papeže Evžena III., krále Konráda </text:span><text:span text:style-name="T365">III.</text:span><text:span text:style-name="T382"> a císaře Fridricha </text:span><text:span text:style-name="T365">I. Barbarossu </text:span><text:span text:style-name="T382">přesvědčil k tomu, že rádi obnovili, potvrdili a rozšířili privilegia pro jeho Diecézi. Sepsal osm elegantních a sladkých homilií ku chvále nejblaženější Bohorodičky. Poté však, když čtrnáct let přesvatě spravoval církev </text:span><text:span text:style-name="T387">v Lausanne</text:span><text:span text:style-name="T382">, v roce spásy lidstva 1158. odešel z</text:span><text:span text:style-name="T387">e</text:span><text:span text:style-name="T382"> života a byl uveden </text:span><text:span text:style-name="T388">ve</text:span><text:span text:style-name="T382"> společenství svatých.</text:span></text:p>
          </table:table-cell>
        </table:table-row>
        <table:table-row table:style-name="Tabulka1.59">
          <table:table-cell table:style-name="Tabulka1.A1" table:number-columns-spanned="2" office:value-type="string">
            <text:p text:style-name="P36">DIE XXIX. JANUARII</text:p>
            <text:p text:style-name="P131"><text:span text:style-name="T6">I</text:span><text:span text:style-name="T14">n</text:span><text:span text:style-name="T6"> F</text:span><text:span text:style-name="T14">esto</text:span><text:span text:style-name="T6"> S. F</text:span><text:span text:style-name="T134">rancisci </text:span><text:span text:style-name="T6">S</text:span><text:span text:style-name="T134">alesii.</text:span></text:p>
            <text:p text:style-name="P66">Episcopi, Confessoris et Ecclesiæ Doct.</text:p>
            <text:p text:style-name="P69">iij. Lect. et M.</text:p>
          </table:table-cell>
          <table:covered-table-cell/>
        </table:table-row>
        <table:table-row table:style-name="Tabulka1.59">
          <table:table-cell table:style-name="Tabulka1.A1" office:value-type="string">
            <text:p text:style-name="P3">In I. Nocturno</text:p>
            <text:p text:style-name="P16">De Epístola prima beáti Pauli Apostóli </text:p>
            <text:p text:style-name="P16">ad Timótheum.</text:p>
            <text:p text:style-name="P51">Lectio j. <text:span text:style-name="T219">Cap. 3.</text:span></text:p>
            <text:p text:style-name="P158">F<text:span text:style-name="T135">idélis</text:span> sermo: Si quis Episcopátum desíderat, bonum opus desíderat. Opórtet ergo Epíscopum irreprehensíbilem esse, uníus uxóris virum, sóbrium, prudéntem, ornátum, pudicum, hospitálem doctórem‚ non vinoléntum, non percussórem, sed modéstum: non litigiósum, non cúpidum, sed suæ dómui bene præpósitum: fílios habéntem súbditos cum omni castitáte.</text:p>
            <text:p text:style-name="P158"/>
          </table:table-cell>
          <table:table-cell table:style-name="Tabulka1.A1" office:value-type="string">
            <text:p text:style-name="P35"/>
            <text:p text:style-name="P81"/>
            <text:p text:style-name="P81"/>
            <text:p text:style-name="P81"/>
            <text:p text:style-name="P235">P<text:span text:style-name="T135">ravdivý</text:span> je výrok: Usiluje-li někdo o<text:span text:style-name="T249"> </text:span>úřad <text:span text:style-name="T414">Biskupa</text:span>, usiluje o vznešený úřad. <text:span text:style-name="T414">Nuže, Biskup </text:span>má býti bezúhonný, jen jednou ženatý, střídmý, rozvážný, řádný, <text:span text:style-name="T249">cudný, </text:span>pohostin<text:span text:style-name="T424">­</text:span>ný, schopný učit. Nemá býti <text:span text:style-name="T249">pijan</text:span> <text:span text:style-name="T414">a</text:span>n<text:span text:style-name="T414">i</text:span> násilné povahy, nýbrž mírný, ne svárlivý ani lakomý, nýbrž má dobře spravovat svůj vlastní dům a své dítky držeti v poslušnosti a ve vší počestnosti. </text:p>
            <text:p text:style-name="P134"><text:span text:style-name="T223">(</text:span><text:span text:style-name="T207">Col, </text:span><text:span text:style-name="T209">upraveno</text:span><text:span text:style-name="T223">)</text:span></text:p>
          </table:table-cell>
        </table:table-row>
        <table:table-row table:style-name="Tabulka1.59">
          <table:table-cell table:style-name="Tabulka1.A1" office:value-type="string">
            <text:p text:style-name="P38">Lectio ij.</text:p>
            <text:p text:style-name="P167"><text:span text:style-name="T145">Francíscus</text:span><text:span text:style-name="T104"> in óppido Salésio, unde famíliæ cognómen, piis et nobílibus paréntibus natus, a téneris annis futúræ sanctitátis indícia præbuit, morum innocéntia et gravitáte. Adoléscens perp</text:span><text:span text:style-name="T105">é</text:span><text:span text:style-name="T104">tuæ virginitátis voto se obstrinxit, quod in sacra æde Lauretána innovávit. A cujus virtútis propósito nullis umquam dæmonum fráudibus, nullis sénsuum illécebris pótuit dimovéri. Recusáta in Sabáudiæ Se</text:span><text:soft-page-break/><text:span text:style-name="T104">nátu amplíssima dignitáte, Clericáli milítiæ nomen dedit. Sacerdótio initiátus et </text:span><text:bookmark-start text:name="__DdeLink__1386_1653958454"/><text:span text:style-name="T104">Genevénsis</text:span><text:bookmark-end text:name="__DdeLink__1386_1653958454"/><text:span text:style-name="T104"> Ecclésiæ præpositúram adéptus, ejus múneris partes ádeo perfécte explévit, ut a Granírio Epíscopo in profligánda hæresi apud Chaballicénses finitimósque pópulos divíni verbi præc</text:span><text:span text:style-name="T106">o</text:span><text:span text:style-name="T104"> fúerit destinátus. Quam expeditiónem álacri ánimo suscípiens, aspérrima quæque perpéssus est: sed inter multa magnáque discrímina et agónes ínsuperábilis ejus constántia semper enítuit; Deíque ope protéctus, septuagínta duo míllia hæreticórum ad catholicam fidem reduxísse dícátur.</text:span></text:p>
            <text:p text:style-name="P112"/>
          </table:table-cell>
          <table:table-cell table:style-name="Tabulka1.A1" office:value-type="string">
            <text:p text:style-name="P91"/>
            <text:p text:style-name="P167"><text:span text:style-name="T172">František</text:span><text:span text:style-name="T271"> se narodil ve městě Sales (odtud rodové jméno) zbožným a vznešeným rodičům. Odmalička vykazoval známky budoucí svatosti, zejména </text:span><text:span text:style-name="T307">svou </text:span><text:span text:style-name="T271">nevinností mravů a vážností. Jako mladík se zavázal slibem věčného panictví, který </text:span><text:span text:style-name="T307">pak </text:span><text:span text:style-name="T271">obnovil v posvátném loretánském chrámě. Od tohoto ctnostného předsevzetí jej nemohly odradit žádné ďábelské lsti, žádná vábení smyslů. </text:span><text:span text:style-name="T307">Poté, co </text:span><text:span text:style-name="T271">v savoj</text:span><text:soft-page-break/><text:span text:style-name="T271">ském senátu odmítl velikou poctu </text:span><text:span text:style-name="T365">(měl se stát senátorem),</text:span><text:span text:style-name="T271"> rozhodl se připojit se k vojsku Kristovu. Byl vysvěcen na Kněze a stal se proboštem </text:span><text:span text:style-name="T307">Ž</text:span><text:span text:style-name="T271">enevské </text:span><text:span text:style-name="T307">Katedrály</text:span><text:span text:style-name="T271">, a poslání tohoto úřadu naplnil tak dokonale, že jej </text:span><text:span text:style-name="T307">B</text:span><text:span text:style-name="T271">iskup Granier vyslal jako kazatele slova Božího, aby vymýtil </text:span><text:span text:style-name="T47">blud</text:span><text:span text:style-name="T271"> u obyvatel města Chablais a </text:span><text:span text:style-name="T340">jeho </text:span><text:span text:style-name="T271">okolí. Toto poslání přijal s dychtivým duchem, avšak krutě pro ně trpěl. Mezi mnoha velkými hrozbami a zápasy vždy zářila jeho neochvějná stálost. Říká se, že pod Boží ochranou ke katolické víře navrátil 72 000 </text:span><text:span text:style-name="T65">bludařů</text:span><text:span text:style-name="T271">.</text:span></text:p>
          </table:table-cell>
        </table:table-row>
        <table:table-row table:style-name="Tabulka1.59">
          <table:table-cell table:style-name="Tabulka1.A1" office:value-type="string">
            <text:p text:style-name="P38">Lectio iij.</text:p>
            <text:p text:style-name="P221"><text:span text:style-name="T135">Factus</text:span> Genevénsis Epíscopus, sanctitátis suæ rádios circumquáque diffúdit, zelo Ecclesiásticæ disciplínæ, pacis stúdio omníque virtúte conspícuus. Novum Ordinem sanctimoniálium instítuit, a Visitatióne beátæ Maríæ Vírginis nuncupátum, sub Régula sancti Augustíni; cui áddidit constitutiónes sapiéntia, discretióne et suavitáte mirábiles. Suis étiam scriptis cœlésti doctrína refértis, Ecclésiam illustrávit. Annum dénique agens quinquagésimum quintum, dum e Gállia Annesium regréditur, post Sacrum in die sancti Joánnis Evangelístæ Lugdúni celebrátum, gravi morbo corréptus, sequénti die migrávit in cœlum, anno reparátæ salútis millesimo sexcentésimo vigésimo secúndo, et a summo Pontífice Pio nono, ex Sacrórum Rítuum Congregatiónis consúlto, universális Ecclésiæ Doctor fuit declarátus.</text:p>
            <text:p text:style-name="P98"/>
          </table:table-cell>
          <table:table-cell table:style-name="Tabulka1.A1" office:value-type="string">
            <text:p text:style-name="P91"/>
            <text:p text:style-name="P167"><text:span text:style-name="T172">Stal</text:span><text:span text:style-name="T271"> se ženevským </text:span><text:span text:style-name="T307">B</text:span><text:span text:style-name="T271">iskupem </text:span><text:span text:style-name="T307">a</text:span><text:span text:style-name="T271"> paprsky své svatosti prozářil vše kolem sebe, skvěl se zápalem pro učení církve, snahou o mír </text:span><text:span text:style-name="T36">i</text:span><text:span text:style-name="T271"> všeobecnou ctností. Zavedl nový </text:span><text:span text:style-name="T307">Ř</text:span><text:span text:style-name="T271">ád posvátného života nazvaný podle Navštívení blahoslavené Panny Marie pod </text:span><text:span text:style-name="T308">Ř</text:span><text:span text:style-name="T271">eholí svatého Augustina, ke které přidal ustanovení podivuhodné moudrosti, znamenitosti a sladkosti. Církev osvítil </text:span><text:span text:style-name="T308">t</text:span><text:span text:style-name="T271">aké svými spisy o nebeském učení. Ve věku 55 let, když se vracel z Francie </text:span><text:span text:style-name="T365">domů </text:span><text:span text:style-name="T271">do Annecy, poté, co na den svatého Jana Evangelisty sloužil v Lyonu mši svatou, byl zachvácen těžkou nemocí, a následujícího dne odešel do nebe, v roce dovršené spásy 1622. Papež Piu</text:span><text:span text:style-name="T309">s</text:span><text:span text:style-name="T271"> IX. jej na návrh Kongregace </text:span><text:span text:style-name="T308">P</text:span><text:span text:style-name="T271">osvátných </text:span><text:span text:style-name="T308">O</text:span><text:span text:style-name="T271">břadů prohlásil </text:span><text:span text:style-name="T308">U</text:span><text:span text:style-name="T271">čitelem </text:span><text:span text:style-name="T308">C</text:span><text:span text:style-name="T271">írkve. </text:span></text:p>
          </table:table-cell>
        </table:table-row>
        <table:table-row table:style-name="Tabulka1.59">
          <table:table-cell table:style-name="Tabulka1.A1" table:number-columns-spanned="2" office:value-type="string">
            <text:p text:style-name="P36">DIE XXX. JANUARII</text:p>
            <text:p text:style-name="P131"><text:span text:style-name="T6">I</text:span><text:span text:style-name="T14">n</text:span><text:span text:style-name="T6"> F</text:span><text:span text:style-name="T14">esto</text:span><text:span text:style-name="T6"> S. G</text:span><text:span text:style-name="T134">erardi.</text:span></text:p>
            <text:p text:style-name="P66">Confessoris.</text:p>
            <text:p text:style-name="P69">iij. Lect. et M.</text:p>
          </table:table-cell>
          <table:covered-table-cell/>
        </table:table-row>
        <table:table-row table:style-name="Tabulka1.59">
          <table:table-cell table:style-name="Tabulka1.A1" office:value-type="string">
            <text:p text:style-name="P3">In I. Nocturno</text:p>
            <text:p text:style-name="P15">De libro Ecclesiástici.</text:p>
            <text:p text:style-name="P71">Lectio j. <text:span text:style-name="T219">Cap. 31.</text:span></text:p>
            <text:p text:style-name="P158">B<text:span text:style-name="T135">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158"/>
          </table:table-cell>
          <table:table-cell table:style-name="Tabulka1.A1" office:value-type="string">
            <text:p text:style-name="P20"/>
            <text:p text:style-name="P81"/>
            <text:p text:style-name="P81"/>
            <text:p text:style-name="P199"><text:span text:style-name="T135">Blaze</text:span> <text:span text:style-name="T220">muži</text:span>, který <text:span text:style-name="T220">byl shledán </text:span>bez <text:span text:style-name="T220">poskvrny </text:span>a za zlatem se nepachtí. Kdo je takový? Abychom <text:span text:style-name="T415">jej</text:span> chválili! Neboť <text:span text:style-name="T221">podivuhodné věci on </text:span>činil v<text:span text:style-name="T221">e</text:span> svém životě. Kdo obstál v pokušení a zůstal neporušený? Bude to jeho <text:span text:style-name="T221">slávou na věky</text:span>. Kdo se mohl dopouštět přestupků, ale nedopustil se jich, kdo mohl činit zlé, ale neučinil to? Jeho štěstí je zajištěno <text:span text:style-name="T222">v Pánu</text:span> a o jeho milosrdných činech bude vypravovat <text:span text:style-name="T222">celé </text:span>shromáždění <text:span text:style-name="T222">svatých</text:span>. </text:p>
            <text:p text:style-name="P82"><text:span text:style-name="T223">(</text:span><text:span text:style-name="T206">ČEP</text:span><text:span text:style-name="T207">, </text:span><text:span text:style-name="T208">značně </text:span><text:span text:style-name="T209">upraveno</text:span><text:span text:style-name="T223">)</text:span></text:p>
          </table:table-cell>
        </table:table-row>
        <table:table-row table:style-name="Tabulka1.59">
          <table:table-cell table:style-name="Tabulka1.A1" office:value-type="string">
            <text:p text:style-name="P17">De Sermóne sancti Bernárdi Abbátis.</text:p>
            <text:p text:style-name="P38"><text:soft-page-break/>Serm. 26. in Cant.</text:p>
            <text:p text:style-name="P38">Lectio ij.</text:p>
            <text:p text:style-name="P221"><text:span text:style-name="T135">Cérnitis</text:span>, o fílii, quam justus sit dolor meus pro subtrácto mihi Gerárdo. Frater ille erat génere, sed religióne germánior. Infírmus córpore eram, et ille portábat me; pusíllus corde eram, et confortábat me; piger et négligens, et excitábat me; impróvidus et obliviósus, et commonébat me. Quis ita mihi pernecessárius? Cui æque diléctus ego? Quo mihi avúlsus es, homo unánimis, homo secúndum cor meum? Habes certe, o Gerárde, pro me tantíllo repósitam tibi Christi præséntiam; nec dispéndium sentis abséntiæ nobis tuæ, Angelórum admíxtus choris, ingréssus abyssum lúminis, atque illo pelágo ætérnæ felicitátis absórptus, cui áffatim sui, suorúmque cópiam Dóminus Majestátis indúlsit.</text:p>
            <text:p text:style-name="P112"/>
          </table:table-cell>
          <table:table-cell table:style-name="Tabulka1.A1" office:value-type="string">
            <text:p text:style-name="P91"/>
            <text:p text:style-name="P91"><text:soft-page-break/></text:p>
            <text:p text:style-name="P91"/>
            <text:p text:style-name="P178"><text:span text:style-name="T172">Slyšte</text:span><text:span text:style-name="T271">, synové, jak spravedlivá byla má bolest pro Gerarda, je</text:span><text:span text:style-name="T36">j</text:span><text:span text:style-name="T271">ž jsem ztratil. </text:span><text:span text:style-name="T65">B</text:span><text:span text:style-name="T271">ratrem m</text:span><text:span text:style-name="T65">i</text:span><text:span text:style-name="T271"> </text:span><text:span text:style-name="T353">b</text:span><text:span text:style-name="T271">yl rodem, </text:span><text:span text:style-name="T310">oč </text:span><text:span text:style-name="T271">více však </text:span><text:span text:style-name="T310">ve víře!</text:span><text:span text:style-name="T271"> Když jsem byl nemocný, podpíral mne, když jsem byl malomyslný, posiloval mne. Když jsem byl líný a nepořádný, povzbuzoval mne, když jsem byl nerozvážný a zapomnětlivý, káral mne. Kdo </text:span><text:span text:style-name="T371">jiný </text:span><text:span text:style-name="T271">mi </text:span><text:span text:style-name="T365">byl</text:span><text:span text:style-name="T271"> tak předůležitý? Kdo </text:span><text:span text:style-name="T371">jiný </text:span><text:span text:style-name="T271">si mne takto zamiloval? Proč jsi mi byl vzat, duše spřízněná, člověče dle mého srdce? Zajisté </text:span><text:span text:style-name="T311">teď tobě</text:span><text:span text:style-name="T271">, ó Gerarde, Kristov</text:span><text:span text:style-name="T311">a</text:span><text:span text:style-name="T271"> přítomnost </text:span><text:span text:style-name="T311">nahradila tu mou</text:span><text:span text:style-name="T271">, </text:span><text:span text:style-name="T311">ty</text:span><text:span text:style-name="T271"> však již necítíš</text:span><text:span text:style-name="T311">, jak těžká je t</text:span><text:span text:style-name="T271">v</text:span><text:span text:style-name="T311">á</text:span><text:span text:style-name="T271"> nepřítomnost pro nás. Již jsi připojen k </text:span><text:span text:style-name="T312">A</text:span><text:span text:style-name="T271">ndělským chórům, vstoupil jsi do propasti světla a pohlcen jsi tímto mořem věčné radosti, neboť tobě Pán Vznešenosti v hojnosti odpustil jako jednomu ze</text:span><text:span text:style-name="T382"> svých věrných.</text:span></text:p>
          </table:table-cell>
        </table:table-row>
        <table:table-row table:style-name="Tabulka1.59">
          <table:table-cell table:style-name="Tabulka1.A1" office:value-type="string">
            <text:p text:style-name="P38">Lectio iij.</text:p>
            <text:p text:style-name="P221"><text:span text:style-name="T170">D</text:span><text:span text:style-name="T135">éderat</text:span> autem illi Dóminus linguam erudítam, ut sciret, quando debéret proférre sermónem: ita enim in prudéntia responsórum suórum, et in grátia sibi data désuper, et domésticis satisfaciébat, et éxteris, ut pene me nemo requíreret, cui prior forte Gerárdus occurrísset. Quis vacua ab eo recéssit manu? Si dives, consílium, si pauper, subsídium reportábat. Nec quærébat, quæ sua sunt, qui se médiis ingerébat curis, ut mea in Dómino stúdia utcúmque líbera essent. Síquidem plus ómnibus laborábat, et minus ómnibus accipiébat, ita ut sæpe cum áliis necessária ministráret, egéret ipse in plúribus.</text:p>
            <text:p text:style-name="P98"/>
          </table:table-cell>
          <table:table-cell table:style-name="Tabulka1.A1" office:value-type="string">
            <text:p text:style-name="P91"/>
            <text:p text:style-name="P179"><text:span text:style-name="T172">Dal</text:span><text:span text:style-name="T271"> mu Pán </text:span><text:span text:style-name="T313">zajisté </text:span><text:span text:style-name="T271">jazyk vzdělaný, aby věděl, kdy má pronésti řeč. Tak totiž v moudrosti svých odpovědí a v milosti sobě shůry dané uspokojil domácí i příchozí, a mne </text:span><text:span text:style-name="T339">už </text:span><text:span text:style-name="T271">téměř nikdo nežádal, když k němu </text:span><text:span text:style-name="T314">náhodou </text:span><text:span text:style-name="T271">Gerard přišel dříve. Odešel-li kdo od něj s prázdnýma rukama? Bohatý odnesl si radu, chudý </text:span><text:span text:style-name="T315">pomoc</text:span><text:span text:style-name="T271">. A </text:span><text:span text:style-name="T37">nestaral se o svů</text:span><text:span text:style-name="T48">j prospěch</text:span><text:span text:style-name="T271">, </text:span><text:span text:style-name="T37">neboť </text:span><text:span text:style-name="T271">měl </text:span><text:span text:style-name="T314">vždy</text:span><text:span text:style-name="T37"> na mysli pouze to</text:span><text:span text:style-name="T271">, aby m</text:span><text:span text:style-name="T314">á</text:span><text:span text:style-name="T271"> </text:span><text:span text:style-name="T37">úsilí</text:span><text:span text:style-name="T271"> v Pánu byl</text:span><text:span text:style-name="T314">a</text:span><text:span text:style-name="T271"> co nejsvobodnější. </text:span><text:span text:style-name="T37">Přestože</text:span><text:span text:style-name="T271"> pracoval více než ostatní, </text:span><text:span text:style-name="T314">a</text:span><text:span text:style-name="T271"> méně než ostatní pak </text:span><text:span text:style-name="T365">za práci </text:span><text:span text:style-name="T271">obdržel, tak často, </text:span><text:span text:style-name="T37">aby se</text:span><text:span text:style-name="T271"> </text:span><text:span text:style-name="T314">po</text:span><text:span text:style-name="T271">staral věci o nutné pro ostatní, </text:span><text:span text:style-name="T37">jemu </text:span><text:span text:style-name="T271">samotnému se v mnohém nedostávalo. </text:span></text:p>
          </table:table-cell>
        </table:table-row>
      </table:table>
      <text:p text:style-name="Standard"><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1" svg:font-family="'Bookman BT S.O.Cist.'" style:font-pitch="variable"/>
    <style:font-face style:name="Bookman BT S.O.Cist.:liga=0" svg:font-family="'Bookman BT S.O.Cist.:liga=0'" style:font-adornments="Roman" style:font-pitch="variable"/>
    <style:font-face style:name="Bookman BT S.O.Cist.:liga=01" svg:font-family="'Bookman BT S.O.Cist.:liga=0'" style:font-family-generic="roman" style:font-pitch="variable"/>
    <style:font-face style:name="Bookman BT S.O.Cist.:liga=02" svg:font-family="'Bookman BT S.O.Cist.:liga=0'" style:font-pitch="variable"/>
    <style:font-face style:name="Cloister" svg:font-family="Cloister" style:font-family-generic="roman" style:font-pitch="variable"/>
    <style:font-face style:name="Cloister1" svg:font-family="Cloister" style:font-pitch="variable"/>
    <style:font-face style:name="Courier New" svg:font-family="'Courier New'" style:font-family-generic="system" style:font-pitch="variable"/>
    <style:font-face style:name="Goudy Old Style" svg:font-family="'Goudy Old Style'" style:font-family-generic="system" style:font-pitch="variable"/>
    <style:font-face style:name="LTC Ornamental Initials" svg:font-family="'LTC Ornamental Initials'" style:font-adornments="Regular"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nux Libertine S.O.Cist." svg:font-family="'Linux Libertine S.O.Cist.'" style:font-family-generic="modern" style:font-pitch="variable"/>
    <style:font-face style:name="Linux Libertine S.O.Cist.1" svg:font-family="'Linux Libertine S.O.Cist.'" style:font-pitch="variable"/>
    <style:font-face style:name="Linux Libertine S.O.Cist.:liga=0" svg:font-family="'Linux Libertine S.O.Cist.:liga=0'" style:font-family-generic="modern" style:font-pitch="variable"/>
    <style:font-face style:name="Linux Libertine S.O.Cist.:onum=1" svg:font-family="'Linux Libertine S.O.Cist.:onum=1'"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ncialis Gothica" svg:font-family="'Uncialis Gothica'" style:font-family-generic="roman" style:font-pitch="variable"/>
    <style:font-face style:name="Uncialis Gothica CZ" svg:font-family="'Uncialis Gothica CZ'" style:font-adornments="Regular"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Arial Unicode MS"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Arial Unicode MS" style:font-size-asian="10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loext:opacity="100%" style:font-name="Times New Roman" fo:font-family="'Times New Roman'" style:font-family-generic="roman" style:font-pitch="variable" fo:font-size="12pt" fo:language="en" fo:country="US" style:letter-kerning="false"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Times New Roman" fo:font-family="'Times New Roman'" style:font-family-generic="roman" style:font-pitch="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name="Times New Roman" fo:font-family="'Times New Roman'" style:font-family-generic="roman" style:font-pitch="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text-properties fo:color="#ff0000" loext:opacity="100%" style:font-name="Uncialis Gothica CZ" fo:font-family="'Uncialis Gothica CZ'" style:font-style-name="Regular" style:font-family-generic="swiss" style:font-pitch="variable" fo:font-size="12pt" fo:language="zxx" fo:country="none" fo:font-style="normal" style:font-name-asian="Arial Unicode MS" style:font-family-asian="'Arial Unicode MS'" style:font-family-generic-asian="system" style:font-pitch-asian="variable" style:font-size-asian="12pt" style:language-asian="zh" style:country-asian="CN" style:font-style-asian="normal" style:font-name-complex="Arial Unicode MS" style:font-family-complex="'Arial Unicode MS'" style:font-family-generic-complex="system" style:font-pitch-complex="variable" style:font-size-complex="12pt" style:language-complex="hi" style:country-complex="IN" style:font-style-complex="normal"/>
    </style:style>
    <style:style style:name="Rubies" style:family="text">
      <style:text-properties fo:font-size="6pt" style:text-underline-style="none" style:font-size-asian="6pt" style:font-size-complex="6pt" style:text-emphasize="none"/>
    </style:style>
    <style:style style:name="Footnote_20_anchor" style:display-name="Footnote anchor" style:family="text">
      <style:text-properties style:text-position="super 58%"/>
    </style:style>
    <style:style style:name="Iniciály_20_velké" style:display-name="Iniciály velké" style:family="text">
      <style:text-properties style:font-name="LTC Ornamental Initials" fo:font-family="'LTC Ornamental Initials'" style:font-style-name="Regular" style:font-pitch="variable"/>
    </style:style>
    <style:style style:name="Default_20_Paragraph_20_Font" style:display-name="Default Paragraph Font"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8-01-13T17:38:23</meta:creation-date>
    <dc:language>en-US</dc:language>
    <dc:date>2022-01-14T19:32:07.182076764</dc:date>
    <meta:editing-cycles>178</meta:editing-cycles>
    <meta:editing-duration>P1DT5H10M43S</meta:editing-duration>
    <meta:generator>LibreOffice/7.2.1.2$MacOSX_X86_64 LibreOffice_project/87b77fad49947c1441b67c559c339af8f3517e22</meta:generator>
    <meta:document-statistic meta:table-count="1" meta:image-count="0" meta:object-count="0" meta:page-count="27" meta:paragraph-count="472" meta:word-count="14588" meta:character-count="95597" meta:non-whitespace-character-count="81376"/>
    <meta:user-defined meta:name="AppVersion">00.0001</meta:user-defined>
    <meta:user-defined meta:name="LinksUpToDate" meta:value-type="boolean">false</meta:user-defined>
  </office:meta>
</office:document-meta>
</file>